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2.986cm"/>
    </style:style>
    <style:style style:name="co5" style:family="table-column">
      <style:table-column-properties fo:break-before="auto" style:column-width="6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17:59.425: WARN/iTesa(2187): crea</text:p>
          </table:table-cell>
          <table:table-cell table:formula="of:=[.B2]/1000000" office:value-type="float" office:value="12371359.522">
            <text:p>12371359.522</text:p>
          </table:table-cell>
          <table:table-cell/>
          <table:table-cell table:style-name="ce1" office:value-type="string">
            <text:p>SENSOR_DELAY_FASTEST</text:p>
          </table:table-cell>
          <table:table-cell table:number-columns-repeated="3"/>
        </table:table-row>
        <table:table-row table:style-name="ro1">
          <table:table-cell office:value-type="string">
            <text:p>10-15 19:17:59.435: WARN/iTesa(2187): </text:p>
          </table:table-cell>
          <table:table-cell office:value-type="float" office:value="12371359522000">
            <text:p>12371359522000</text:p>
          </table:table-cell>
          <table:table-cell office:value-type="float" office:value="1">
            <text:p>1</text:p>
          </table:table-cell>
          <table:table-cell office:value-type="string">
            <text:p>[ms]</text:p>
          </table:table-cell>
          <table:table-cell table:number-columns-repeated="3"/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14220000">
            <text:p>12371414220000</text:p>
          </table:table-cell>
          <table:table-cell office:value-type="float" office:value="2">
            <text:p>2</text:p>
          </table:table-cell>
          <table:table-cell table:formula="of:=([.B3]-[.B2])/1000000" office:value-type="float" office:value="54.698">
            <text:p>54.698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3:.D994];[.E3:.E23])" office:value-type="float" office:value="0">
            <text:p>0</text:p>
          </table:table-cell>
          <table:table-cell table:formula="of:=MIN([.D3:.D994])" office:value-type="float" office:value="52.478">
            <text:p>52.478</text:p>
          </table:table-cell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67585000">
            <text:p>12371467585000</text:p>
          </table:table-cell>
          <table:table-cell office:value-type="float" office:value="3">
            <text:p>3</text:p>
          </table:table-cell>
          <table:table-cell table:formula="of:=([.B4]-[.B3])/1000000" office:value-type="float" office:value="53.365">
            <text:p>53.3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3:.D994])" office:value-type="float" office:value="131.788">
            <text:p>131.788</text:p>
          </table:table-cell>
        </table:table-row>
        <table:table-row table:style-name="ro1">
          <table:table-cell office:value-type="string">
            <text:p>10-15 19:17:59.595: WARN/iTesa(2187): </text:p>
          </table:table-cell>
          <table:table-cell office:value-type="float" office:value="12371524183000">
            <text:p>12371524183000</text:p>
          </table:table-cell>
          <table:table-cell office:value-type="float" office:value="4">
            <text:p>4</text:p>
          </table:table-cell>
          <table:table-cell table:formula="of:=([.B5]-[.B4])/1000000" office:value-type="float" office:value="56.598">
            <text:p>56.5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580320000">
            <text:p>12371580320000</text:p>
          </table:table-cell>
          <table:table-cell office:value-type="float" office:value="5">
            <text:p>5</text:p>
          </table:table-cell>
          <table:table-cell table:formula="of:=([.B6]-[.B5])/1000000" office:value-type="float" office:value="56.137">
            <text:p>56.137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>
            <draw:frame table:end-cell-address="Sheet1.L21" table:end-x="0.462cm" table:end-y="0.318cm" draw:z-index="0" draw:style-name="gr1" svg:width="11.116cm" svg:height="6.941cm" svg:x="0.636cm" svg:y="0.125cm">
              <draw:object draw:notify-on-update-of-ranges="Sheet1.E3:Sheet1.E23 Sheet1.F3:Sheet1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632992000">
            <text:p>12371632992000</text:p>
          </table:table-cell>
          <table:table-cell office:value-type="float" office:value="6">
            <text:p>6</text:p>
          </table:table-cell>
          <table:table-cell table:formula="of:=([.B7]-[.B6])/1000000" office:value-type="float" office:value="52.672">
            <text:p>52.672</text:p>
          </table:table-cell>
          <table:table-cell office:value-type="float" office:value="54">
            <text:p>54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687840000">
            <text:p>12371687840000</text:p>
          </table:table-cell>
          <table:table-cell office:value-type="float" office:value="7">
            <text:p>7</text:p>
          </table:table-cell>
          <table:table-cell table:formula="of:=([.B8]-[.B7])/1000000" office:value-type="float" office:value="54.848">
            <text:p>54.848</text:p>
          </table:table-cell>
          <table:table-cell office:value-type="float" office:value="55">
            <text:p>55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740942000">
            <text:p>12371740942000</text:p>
          </table:table-cell>
          <table:table-cell office:value-type="float" office:value="8">
            <text:p>8</text:p>
          </table:table-cell>
          <table:table-cell table:formula="of:=([.B9]-[.B8])/1000000" office:value-type="float" office:value="53.102">
            <text:p>53.10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10-15 19:17:59.865: WARN/iTesa(2187): </text:p>
          </table:table-cell>
          <table:table-cell office:value-type="float" office:value="12371796845000">
            <text:p>12371796845000</text:p>
          </table:table-cell>
          <table:table-cell office:value-type="float" office:value="9">
            <text:p>9</text:p>
          </table:table-cell>
          <table:table-cell table:formula="of:=([.B10]-[.B9])/1000000" office:value-type="float" office:value="55.903">
            <text:p>55.90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850672000">
            <text:p>12371850672000</text:p>
          </table:table-cell>
          <table:table-cell office:value-type="float" office:value="10">
            <text:p>10</text:p>
          </table:table-cell>
          <table:table-cell table:formula="of:=([.B11]-[.B10])/1000000" office:value-type="float" office:value="53.827">
            <text:p>53.82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903497000">
            <text:p>12371903497000</text:p>
          </table:table-cell>
          <table:table-cell office:value-type="float" office:value="11">
            <text:p>11</text:p>
          </table:table-cell>
          <table:table-cell table:formula="of:=([.B12]-[.B11])/1000000" office:value-type="float" office:value="52.825">
            <text:p>52.82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1957173000">
            <text:p>12371957173000</text:p>
          </table:table-cell>
          <table:table-cell office:value-type="float" office:value="12">
            <text:p>12</text:p>
          </table:table-cell>
          <table:table-cell table:formula="of:=([.B13]-[.B12])/1000000" office:value-type="float" office:value="53.676">
            <text:p>53.6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2010177000">
            <text:p>12372010177000</text:p>
          </table:table-cell>
          <table:table-cell office:value-type="float" office:value="13">
            <text:p>13</text:p>
          </table:table-cell>
          <table:table-cell table:formula="of:=([.B14]-[.B13])/1000000" office:value-type="float" office:value="53.004">
            <text:p>53.00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18:00.185: WARN/iTesa(2187): </text:p>
          </table:table-cell>
          <table:table-cell office:value-type="float" office:value="12372117532000">
            <text:p>12372117532000</text:p>
          </table:table-cell>
          <table:table-cell office:value-type="float" office:value="14">
            <text:p>14</text:p>
          </table:table-cell>
          <table:table-cell table:formula="of:=([.B15]-[.B14])/1000000" office:value-type="float" office:value="107.355">
            <text:p>107.35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0-15 19:18:00.245: WARN/iTesa(2187): </text:p>
          </table:table-cell>
          <table:table-cell office:value-type="float" office:value="12372171840000">
            <text:p>12372171840000</text:p>
          </table:table-cell>
          <table:table-cell office:value-type="float" office:value="15">
            <text:p>15</text:p>
          </table:table-cell>
          <table:table-cell table:formula="of:=([.B16]-[.B15])/1000000" office:value-type="float" office:value="54.308">
            <text:p>54.30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25980000">
            <text:p>12372225980000</text:p>
          </table:table-cell>
          <table:table-cell office:value-type="float" office:value="16">
            <text:p>16</text:p>
          </table:table-cell>
          <table:table-cell table:formula="of:=([.B17]-[.B16])/1000000" office:value-type="float" office:value="54.14">
            <text:p>54.1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78922000">
            <text:p>12372278922000</text:p>
          </table:table-cell>
          <table:table-cell office:value-type="float" office:value="17">
            <text:p>17</text:p>
          </table:table-cell>
          <table:table-cell table:formula="of:=([.B18]-[.B17])/1000000" office:value-type="float" office:value="52.942">
            <text:p>52.94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18:00.405: WARN/iTesa(2187): </text:p>
          </table:table-cell>
          <table:table-cell office:value-type="float" office:value="12372333442000">
            <text:p>12372333442000</text:p>
          </table:table-cell>
          <table:table-cell office:value-type="float" office:value="18">
            <text:p>18</text:p>
          </table:table-cell>
          <table:table-cell table:formula="of:=([.B19]-[.B18])/1000000" office:value-type="float" office:value="54.52">
            <text:p>54.5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387770000">
            <text:p>12372387770000</text:p>
          </table:table-cell>
          <table:table-cell office:value-type="float" office:value="19">
            <text:p>19</text:p>
          </table:table-cell>
          <table:table-cell table:formula="of:=([.B20]-[.B19])/1000000" office:value-type="float" office:value="54.328">
            <text:p>54.3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441813000">
            <text:p>12372441813000</text:p>
          </table:table-cell>
          <table:table-cell office:value-type="float" office:value="20">
            <text:p>20</text:p>
          </table:table-cell>
          <table:table-cell table:formula="of:=([.B21]-[.B20])/1000000" office:value-type="float" office:value="54.043">
            <text:p>54.04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565: WARN/iTesa(2187): </text:p>
          </table:table-cell>
          <table:table-cell office:value-type="float" office:value="12372496333000">
            <text:p>12372496333000</text:p>
          </table:table-cell>
          <table:table-cell office:value-type="float" office:value="21">
            <text:p>21</text:p>
          </table:table-cell>
          <table:table-cell table:formula="of:=([.B22]-[.B21])/1000000" office:value-type="float" office:value="54.52">
            <text:p>54.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550568000">
            <text:p>12372550568000</text:p>
          </table:table-cell>
          <table:table-cell office:value-type="float" office:value="22">
            <text:p>22</text:p>
          </table:table-cell>
          <table:table-cell table:formula="of:=([.B23]-[.B22])/1000000" office:value-type="float" office:value="54.235">
            <text:p>54.2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603545000">
            <text:p>12372603545000</text:p>
          </table:table-cell>
          <table:table-cell office:value-type="float" office:value="23">
            <text:p>23</text:p>
          </table:table-cell>
          <table:table-cell table:formula="of:=([.B24]-[.B23])/1000000" office:value-type="float" office:value="52.977">
            <text:p>52.977</text:p>
          </table:table-cell>
          <table:table-cell table:number-columns-repeated="3"/>
        </table:table-row>
        <table:table-row table:style-name="ro1">
          <table:table-cell office:value-type="string">
            <text:p>10-15 19:18:00.725: WARN/iTesa(2187): </text:p>
          </table:table-cell>
          <table:table-cell office:value-type="float" office:value="12372658380000">
            <text:p>12372658380000</text:p>
          </table:table-cell>
          <table:table-cell office:value-type="float" office:value="24">
            <text:p>24</text:p>
          </table:table-cell>
          <table:table-cell table:formula="of:=([.B25]-[.B24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12600000">
            <text:p>12372712600000</text:p>
          </table:table-cell>
          <table:table-cell office:value-type="float" office:value="25">
            <text:p>25</text:p>
          </table:table-cell>
          <table:table-cell table:formula="of:=([.B26]-[.B25])/1000000" office:value-type="float" office:value="54.22">
            <text:p>54.22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65373000">
            <text:p>12372765373000</text:p>
          </table:table-cell>
          <table:table-cell office:value-type="float" office:value="26">
            <text:p>26</text:p>
          </table:table-cell>
          <table:table-cell table:formula="of:=([.B27]-[.B26])/1000000" office:value-type="float" office:value="52.773">
            <text:p>52.773</text:p>
          </table:table-cell>
          <table:table-cell table:number-columns-repeated="3"/>
        </table:table-row>
        <table:table-row table:style-name="ro1">
          <table:table-cell office:value-type="string">
            <text:p>10-15 19:18:00.895: WARN/iTesa(2187): </text:p>
          </table:table-cell>
          <table:table-cell office:value-type="float" office:value="12372819655000">
            <text:p>12372819655000</text:p>
          </table:table-cell>
          <table:table-cell office:value-type="float" office:value="27">
            <text:p>27</text:p>
          </table:table-cell>
          <table:table-cell table:formula="of:=([.B28]-[.B27])/1000000" office:value-type="float" office:value="54.282">
            <text:p>54.282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873772000">
            <text:p>12372873772000</text:p>
          </table:table-cell>
          <table:table-cell office:value-type="float" office:value="28">
            <text:p>28</text:p>
          </table:table-cell>
          <table:table-cell table:formula="of:=([.B29]-[.B28])/1000000" office:value-type="float" office:value="54.117">
            <text:p>54.117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926607000">
            <text:p>12372926607000</text:p>
          </table:table-cell>
          <table:table-cell office:value-type="float" office:value="29">
            <text:p>29</text:p>
          </table:table-cell>
          <table:table-cell table:formula="of:=([.B30]-[.B29])/1000000" office:value-type="float" office:value="52.835">
            <text:p>52.835</text:p>
          </table:table-cell>
          <table:table-cell table:number-columns-repeated="3"/>
        </table:table-row>
        <table:table-row table:style-name="ro1">
          <table:table-cell office:value-type="string">
            <text:p>10-15 19:18:01.055: WARN/iTesa(2187): </text:p>
          </table:table-cell>
          <table:table-cell office:value-type="float" office:value="12372980532000">
            <text:p>12372980532000</text:p>
          </table:table-cell>
          <table:table-cell office:value-type="float" office:value="30">
            <text:p>30</text:p>
          </table:table-cell>
          <table:table-cell table:formula="of:=([.B31]-[.B30])/1000000" office:value-type="float" office:value="53.925">
            <text:p>53.925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34393000">
            <text:p>12373034393000</text:p>
          </table:table-cell>
          <table:table-cell office:value-type="float" office:value="31">
            <text:p>31</text:p>
          </table:table-cell>
          <table:table-cell table:formula="of:=([.B32]-[.B31])/1000000" office:value-type="float" office:value="53.861">
            <text:p>53.861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87065000">
            <text:p>12373087065000</text:p>
          </table:table-cell>
          <table:table-cell office:value-type="float" office:value="32">
            <text:p>32</text:p>
          </table:table-cell>
          <table:table-cell table:formula="of:=([.B33]-[.B32])/1000000" office:value-type="float" office:value="52.672">
            <text:p>52.672</text:p>
          </table:table-cell>
          <table:table-cell table:number-columns-repeated="3"/>
        </table:table-row>
        <table:table-row table:style-name="ro1">
          <table:table-cell office:value-type="string">
            <text:p>10-15 19:18:01.215: WARN/iTesa(2187): </text:p>
          </table:table-cell>
          <table:table-cell office:value-type="float" office:value="12373141135000">
            <text:p>12373141135000</text:p>
          </table:table-cell>
          <table:table-cell office:value-type="float" office:value="33">
            <text:p>33</text:p>
          </table:table-cell>
          <table:table-cell table:formula="of:=([.B34]-[.B33])/1000000" office:value-type="float" office:value="54.07">
            <text:p>54.07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194970000">
            <text:p>12373194970000</text:p>
          </table:table-cell>
          <table:table-cell office:value-type="float" office:value="34">
            <text:p>34</text:p>
          </table:table-cell>
          <table:table-cell table:formula="of:=([.B35]-[.B34])/1000000" office:value-type="float" office:value="53.835">
            <text:p>53.835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247852000">
            <text:p>12373247852000</text:p>
          </table:table-cell>
          <table:table-cell office:value-type="float" office:value="35">
            <text:p>35</text:p>
          </table:table-cell>
          <table:table-cell table:formula="of:=([.B36]-[.B35])/1000000" office:value-type="float" office:value="52.882">
            <text:p>52.882</text:p>
          </table:table-cell>
          <table:table-cell table:number-columns-repeated="3"/>
        </table:table-row>
        <table:table-row table:style-name="ro1">
          <table:table-cell office:value-type="string">
            <text:p>10-15 19:18:01.375: WARN/iTesa(2187): </text:p>
          </table:table-cell>
          <table:table-cell office:value-type="float" office:value="12373302285000">
            <text:p>12373302285000</text:p>
          </table:table-cell>
          <table:table-cell office:value-type="float" office:value="36">
            <text:p>36</text:p>
          </table:table-cell>
          <table:table-cell table:formula="of:=([.B37]-[.B36])/1000000" office:value-type="float" office:value="54.433">
            <text:p>54.433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357345000">
            <text:p>12373357345000</text:p>
          </table:table-cell>
          <table:table-cell office:value-type="float" office:value="37">
            <text:p>37</text:p>
          </table:table-cell>
          <table:table-cell table:formula="of:=([.B38]-[.B37])/1000000" office:value-type="float" office:value="55.06">
            <text:p>55.06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421668000">
            <text:p>12373421668000</text:p>
          </table:table-cell>
          <table:table-cell office:value-type="float" office:value="38">
            <text:p>38</text:p>
          </table:table-cell>
          <table:table-cell table:formula="of:=([.B39]-[.B38])/1000000" office:value-type="float" office:value="64.323">
            <text:p>64.323</text:p>
          </table:table-cell>
          <table:table-cell table:number-columns-repeated="3"/>
        </table:table-row>
        <table:table-row table:style-name="ro1">
          <table:table-cell office:value-type="string">
            <text:p>10-15 19:18:01.557: WARN/iTesa(2187): </text:p>
          </table:table-cell>
          <table:table-cell office:value-type="float" office:value="12373485325000">
            <text:p>12373485325000</text:p>
          </table:table-cell>
          <table:table-cell office:value-type="float" office:value="39">
            <text:p>39</text:p>
          </table:table-cell>
          <table:table-cell table:formula="of:=([.B40]-[.B39])/1000000" office:value-type="float" office:value="63.657">
            <text:p>63.657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40853000">
            <text:p>12373540853000</text:p>
          </table:table-cell>
          <table:table-cell office:value-type="float" office:value="40">
            <text:p>40</text:p>
          </table:table-cell>
          <table:table-cell table:formula="of:=([.B41]-[.B40])/1000000" office:value-type="float" office:value="55.528">
            <text:p>55.528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94237000">
            <text:p>12373594237000</text:p>
          </table:table-cell>
          <table:table-cell office:value-type="float" office:value="41">
            <text:p>41</text:p>
          </table:table-cell>
          <table:table-cell table:formula="of:=([.B42]-[.B41])/1000000" office:value-type="float" office:value="53.384">
            <text:p>53.384</text:p>
          </table:table-cell>
          <table:table-cell table:number-columns-repeated="3"/>
        </table:table-row>
        <table:table-row table:style-name="ro1">
          <table:table-cell office:value-type="string">
            <text:p>10-15 19:18:01.725: WARN/iTesa(2187): </text:p>
          </table:table-cell>
          <table:table-cell office:value-type="float" office:value="12373649898000">
            <text:p>12373649898000</text:p>
          </table:table-cell>
          <table:table-cell office:value-type="float" office:value="42">
            <text:p>42</text:p>
          </table:table-cell>
          <table:table-cell table:formula="of:=([.B43]-[.B42])/1000000" office:value-type="float" office:value="55.661">
            <text:p>55.661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07395000">
            <text:p>12373707395000</text:p>
          </table:table-cell>
          <table:table-cell office:value-type="float" office:value="43">
            <text:p>43</text:p>
          </table:table-cell>
          <table:table-cell table:formula="of:=([.B44]-[.B43])/1000000" office:value-type="float" office:value="57.497">
            <text:p>57.497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62925000">
            <text:p>12373762925000</text:p>
          </table:table-cell>
          <table:table-cell office:value-type="float" office:value="44">
            <text:p>44</text:p>
          </table:table-cell>
          <table:table-cell table:formula="of:=([.B45]-[.B44])/1000000" office:value-type="float" office:value="55.53">
            <text:p>55.53</text:p>
          </table:table-cell>
          <table:table-cell table:number-columns-repeated="3"/>
        </table:table-row>
        <table:table-row table:style-name="ro1">
          <table:table-cell office:value-type="string">
            <text:p>10-15 19:18:01.965: WARN/iTesa(2187): </text:p>
          </table:table-cell>
          <table:table-cell office:value-type="float" office:value="12373820460000">
            <text:p>12373820460000</text:p>
          </table:table-cell>
          <table:table-cell office:value-type="float" office:value="45">
            <text:p>45</text:p>
          </table:table-cell>
          <table:table-cell table:formula="of:=([.B46]-[.B45])/1000000" office:value-type="float" office:value="57.535">
            <text:p>57.535</text:p>
          </table:table-cell>
          <table:table-cell table:number-columns-repeated="3"/>
        </table:table-row>
        <table:table-row table:style-name="ro1">
          <table:table-cell office:value-type="string">
            <text:p>10-15 19:18:01.975: WARN/iTesa(2187): </text:p>
          </table:table-cell>
          <table:table-cell office:value-type="float" office:value="12373873943000">
            <text:p>12373873943000</text:p>
          </table:table-cell>
          <table:table-cell office:value-type="float" office:value="46">
            <text:p>46</text:p>
          </table:table-cell>
          <table:table-cell table:formula="of:=([.B47]-[.B46])/1000000" office:value-type="float" office:value="53.483">
            <text:p>53.483</text:p>
          </table:table-cell>
          <table:table-cell table:number-columns-repeated="3"/>
        </table:table-row>
        <table:table-row table:style-name="ro1">
          <table:table-cell office:value-type="string">
            <text:p>10-15 19:18:02.057: WARN/iTesa(2187): </text:p>
          </table:table-cell>
          <table:table-cell office:value-type="float" office:value="12373931077000">
            <text:p>12373931077000</text:p>
          </table:table-cell>
          <table:table-cell office:value-type="float" office:value="47">
            <text:p>47</text:p>
          </table:table-cell>
          <table:table-cell table:formula="of:=([.B48]-[.B47])/1000000" office:value-type="float" office:value="57.134">
            <text:p>57.134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39715000">
            <text:p>12374039715000</text:p>
          </table:table-cell>
          <table:table-cell office:value-type="float" office:value="48">
            <text:p>48</text:p>
          </table:table-cell>
          <table:table-cell table:formula="of:=([.B49]-[.B48])/1000000" office:value-type="float" office:value="108.638">
            <text:p>108.638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93133000">
            <text:p>12374093133000</text:p>
          </table:table-cell>
          <table:table-cell office:value-type="float" office:value="49">
            <text:p>49</text:p>
          </table:table-cell>
          <table:table-cell table:formula="of:=([.B50]-[.B49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02.225: WARN/iTesa(2187): </text:p>
          </table:table-cell>
          <table:table-cell office:value-type="float" office:value="12374148880000">
            <text:p>12374148880000</text:p>
          </table:table-cell>
          <table:table-cell office:value-type="float" office:value="50">
            <text:p>50</text:p>
          </table:table-cell>
          <table:table-cell table:formula="of:=([.B51]-[.B50])/1000000" office:value-type="float" office:value="55.747">
            <text:p>55.74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04287000">
            <text:p>12374204287000</text:p>
          </table:table-cell>
          <table:table-cell office:value-type="float" office:value="51">
            <text:p>51</text:p>
          </table:table-cell>
          <table:table-cell table:formula="of:=([.B52]-[.B51])/1000000" office:value-type="float" office:value="55.407">
            <text:p>55.40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57617000">
            <text:p>12374257617000</text:p>
          </table:table-cell>
          <table:table-cell office:value-type="float" office:value="52">
            <text:p>52</text:p>
          </table:table-cell>
          <table:table-cell table:formula="of:=([.B53]-[.B52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02.386: WARN/iTesa(2187): </text:p>
          </table:table-cell>
          <table:table-cell office:value-type="float" office:value="12374313702000">
            <text:p>12374313702000</text:p>
          </table:table-cell>
          <table:table-cell office:value-type="float" office:value="53">
            <text:p>53</text:p>
          </table:table-cell>
          <table:table-cell table:formula="of:=([.B54]-[.B53])/1000000" office:value-type="float" office:value="56.085">
            <text:p>56.085</text:p>
          </table:table-cell>
          <table:table-cell table:number-columns-repeated="3"/>
        </table:table-row>
        <table:table-row table:style-name="ro1">
          <table:table-cell office:value-type="string">
            <text:p>10-15 19:18:02.495: WARN/iTesa(2187): </text:p>
          </table:table-cell>
          <table:table-cell office:value-type="float" office:value="12374374593000">
            <text:p>12374374593000</text:p>
          </table:table-cell>
          <table:table-cell office:value-type="float" office:value="54">
            <text:p>54</text:p>
          </table:table-cell>
          <table:table-cell table:formula="of:=([.B55]-[.B54])/1000000" office:value-type="float" office:value="60.891">
            <text:p>60.891</text:p>
          </table:table-cell>
          <table:table-cell table:number-columns-repeated="3"/>
        </table:table-row>
        <table:table-row table:style-name="ro1">
          <table:table-cell office:value-type="string">
            <text:p>10-15 19:18:02.505: WARN/iTesa(2187): </text:p>
          </table:table-cell>
          <table:table-cell office:value-type="float" office:value="12374428123000">
            <text:p>12374428123000</text:p>
          </table:table-cell>
          <table:table-cell office:value-type="float" office:value="55">
            <text:p>55</text:p>
          </table:table-cell>
          <table:table-cell table:formula="of:=([.B56]-[.B55])/1000000" office:value-type="float" office:value="53.53">
            <text:p>53.53</text:p>
          </table:table-cell>
          <table:table-cell table:number-columns-repeated="3"/>
        </table:table-row>
        <table:table-row table:style-name="ro1">
          <table:table-cell office:value-type="string">
            <text:p>10-15 19:18:02.555: WARN/iTesa(2187): </text:p>
          </table:table-cell>
          <table:table-cell office:value-type="float" office:value="12374484797000">
            <text:p>12374484797000</text:p>
          </table:table-cell>
          <table:table-cell office:value-type="float" office:value="56">
            <text:p>56</text:p>
          </table:table-cell>
          <table:table-cell table:formula="of:=([.B57]-[.B56])/1000000" office:value-type="float" office:value="56.674">
            <text:p>56.674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40193000">
            <text:p>12374540193000</text:p>
          </table:table-cell>
          <table:table-cell office:value-type="float" office:value="57">
            <text:p>57</text:p>
          </table:table-cell>
          <table:table-cell table:formula="of:=([.B58]-[.B57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94425000">
            <text:p>12374594425000</text:p>
          </table:table-cell>
          <table:table-cell office:value-type="float" office:value="58">
            <text:p>58</text:p>
          </table:table-cell>
          <table:table-cell table:formula="of:=([.B59]-[.B58])/1000000" office:value-type="float" office:value="54.232">
            <text:p>54.232</text:p>
          </table:table-cell>
          <table:table-cell table:number-columns-repeated="3"/>
        </table:table-row>
        <table:table-row table:style-name="ro1">
          <table:table-cell office:value-type="string">
            <text:p>10-15 19:18:02.725: WARN/iTesa(2187): </text:p>
          </table:table-cell>
          <table:table-cell office:value-type="float" office:value="12374650157000">
            <text:p>12374650157000</text:p>
          </table:table-cell>
          <table:table-cell office:value-type="float" office:value="59">
            <text:p>59</text:p>
          </table:table-cell>
          <table:table-cell table:formula="of:=([.B60]-[.B59])/1000000" office:value-type="float" office:value="55.732">
            <text:p>55.732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05487000">
            <text:p>12374705487000</text:p>
          </table:table-cell>
          <table:table-cell office:value-type="float" office:value="60">
            <text:p>60</text:p>
          </table:table-cell>
          <table:table-cell table:formula="of:=([.B61]-[.B60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58857000">
            <text:p>12374758857000</text:p>
          </table:table-cell>
          <table:table-cell office:value-type="float" office:value="61">
            <text:p>61</text:p>
          </table:table-cell>
          <table:table-cell table:formula="of:=([.B62]-[.B6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14868000">
            <text:p>12374814868000</text:p>
          </table:table-cell>
          <table:table-cell office:value-type="float" office:value="62">
            <text:p>62</text:p>
          </table:table-cell>
          <table:table-cell table:formula="of:=([.B63]-[.B62])/1000000" office:value-type="float" office:value="56.011">
            <text:p>56.011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72955000">
            <text:p>12374872955000</text:p>
          </table:table-cell>
          <table:table-cell office:value-type="float" office:value="63">
            <text:p>63</text:p>
          </table:table-cell>
          <table:table-cell table:formula="of:=([.B64]-[.B63])/1000000" office:value-type="float" office:value="58.087">
            <text:p>58.087</text:p>
          </table:table-cell>
          <table:table-cell table:number-columns-repeated="3"/>
        </table:table-row>
        <table:table-row table:style-name="ro1">
          <table:table-cell office:value-type="string">
            <text:p>10-15 19:18:03.005: WARN/iTesa(2187): </text:p>
          </table:table-cell>
          <table:table-cell office:value-type="float" office:value="12374931928000">
            <text:p>12374931928000</text:p>
          </table:table-cell>
          <table:table-cell office:value-type="float" office:value="64">
            <text:p>64</text:p>
          </table:table-cell>
          <table:table-cell table:formula="of:=([.B65]-[.B64])/1000000" office:value-type="float" office:value="58.973">
            <text:p>58.973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4987343000">
            <text:p>12374987343000</text:p>
          </table:table-cell>
          <table:table-cell office:value-type="float" office:value="65">
            <text:p>65</text:p>
          </table:table-cell>
          <table:table-cell table:formula="of:=([.B66]-[.B65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5050553000">
            <text:p>12375050553000</text:p>
          </table:table-cell>
          <table:table-cell office:value-type="float" office:value="66">
            <text:p>66</text:p>
          </table:table-cell>
          <table:table-cell table:formula="of:=([.B67]-[.B66])/1000000" office:value-type="float" office:value="63.21">
            <text:p>63.21</text:p>
          </table:table-cell>
          <table:table-cell table:number-columns-repeated="3"/>
        </table:table-row>
        <table:table-row table:style-name="ro1">
          <table:table-cell office:value-type="string">
            <text:p>10-15 19:18:03.175: WARN/iTesa(2187): </text:p>
          </table:table-cell>
          <table:table-cell office:value-type="float" office:value="12375106652000">
            <text:p>12375106652000</text:p>
          </table:table-cell>
          <table:table-cell office:value-type="float" office:value="67">
            <text:p>67</text:p>
          </table:table-cell>
          <table:table-cell table:formula="of:=([.B68]-[.B67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164180000">
            <text:p>12375164180000</text:p>
          </table:table-cell>
          <table:table-cell office:value-type="float" office:value="68">
            <text:p>68</text:p>
          </table:table-cell>
          <table:table-cell table:formula="of:=([.B69]-[.B68])/1000000" office:value-type="float" office:value="57.528">
            <text:p>57.528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217508000">
            <text:p>12375217508000</text:p>
          </table:table-cell>
          <table:table-cell office:value-type="float" office:value="69">
            <text:p>69</text:p>
          </table:table-cell>
          <table:table-cell table:formula="of:=([.B70]-[.B69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03.345: WARN/iTesa(2187): </text:p>
          </table:table-cell>
          <table:table-cell office:value-type="float" office:value="12375273293000">
            <text:p>12375273293000</text:p>
          </table:table-cell>
          <table:table-cell office:value-type="float" office:value="70">
            <text:p>70</text:p>
          </table:table-cell>
          <table:table-cell table:formula="of:=([.B71]-[.B70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3.465: WARN/iTesa(2187): </text:p>
          </table:table-cell>
          <table:table-cell office:value-type="float" office:value="12375328577000">
            <text:p>12375328577000</text:p>
          </table:table-cell>
          <table:table-cell office:value-type="float" office:value="71">
            <text:p>71</text:p>
          </table:table-cell>
          <table:table-cell table:formula="of:=([.B72]-[.B71])/1000000" office:value-type="float" office:value="55.284">
            <text:p>55.284</text:p>
          </table:table-cell>
          <table:table-cell table:number-columns-repeated="3"/>
        </table:table-row>
        <table:table-row table:style-name="ro1">
          <table:table-cell office:value-type="string">
            <text:p>10-15 19:18:03.475: WARN/iTesa(2187): </text:p>
          </table:table-cell>
          <table:table-cell office:value-type="float" office:value="12375382238000">
            <text:p>12375382238000</text:p>
          </table:table-cell>
          <table:table-cell office:value-type="float" office:value="72">
            <text:p>72</text:p>
          </table:table-cell>
          <table:table-cell table:formula="of:=([.B73]-[.B72])/1000000" office:value-type="float" office:value="53.661">
            <text:p>53.661</text:p>
          </table:table-cell>
          <table:table-cell table:number-columns-repeated="3"/>
        </table:table-row>
        <table:table-row table:style-name="ro1">
          <table:table-cell office:value-type="string">
            <text:p>10-15 19:18:03.516: WARN/iTesa(2187): </text:p>
          </table:table-cell>
          <table:table-cell office:value-type="float" office:value="12375443490000">
            <text:p>12375443490000</text:p>
          </table:table-cell>
          <table:table-cell office:value-type="float" office:value="73">
            <text:p>73</text:p>
          </table:table-cell>
          <table:table-cell table:formula="of:=([.B74]-[.B73])/1000000" office:value-type="float" office:value="61.252">
            <text:p>61.252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498895000">
            <text:p>12375498895000</text:p>
          </table:table-cell>
          <table:table-cell office:value-type="float" office:value="74">
            <text:p>74</text:p>
          </table:table-cell>
          <table:table-cell table:formula="of:=([.B75]-[.B74])/1000000" office:value-type="float" office:value="55.405">
            <text:p>55.405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552362000">
            <text:p>12375552362000</text:p>
          </table:table-cell>
          <table:table-cell office:value-type="float" office:value="75">
            <text:p>75</text:p>
          </table:table-cell>
          <table:table-cell table:formula="of:=([.B76]-[.B75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03.675: WARN/iTesa(2187): </text:p>
          </table:table-cell>
          <table:table-cell office:value-type="float" office:value="12375608077000">
            <text:p>12375608077000</text:p>
          </table:table-cell>
          <table:table-cell office:value-type="float" office:value="76">
            <text:p>76</text:p>
          </table:table-cell>
          <table:table-cell table:formula="of:=([.B77]-[.B76])/1000000" office:value-type="float" office:value="55.715">
            <text:p>55.715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665607000">
            <text:p>12375665607000</text:p>
          </table:table-cell>
          <table:table-cell office:value-type="float" office:value="77">
            <text:p>77</text:p>
          </table:table-cell>
          <table:table-cell table:formula="of:=([.B78]-[.B77])/1000000" office:value-type="float" office:value="57.53">
            <text:p>57.53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721538000">
            <text:p>12375721538000</text:p>
          </table:table-cell>
          <table:table-cell office:value-type="float" office:value="78">
            <text:p>78</text:p>
          </table:table-cell>
          <table:table-cell table:formula="of:=([.B79]-[.B78])/1000000" office:value-type="float" office:value="55.931">
            <text:p>55.931</text:p>
          </table:table-cell>
          <table:table-cell table:number-columns-repeated="3"/>
        </table:table-row>
        <table:table-row table:style-name="ro1">
          <table:table-cell office:value-type="string">
            <text:p>10-15 19:18:03.850: WARN/iTesa(2187): </text:p>
          </table:table-cell>
          <table:table-cell office:value-type="float" office:value="12375777442000">
            <text:p>12375777442000</text:p>
          </table:table-cell>
          <table:table-cell office:value-type="float" office:value="79">
            <text:p>79</text:p>
          </table:table-cell>
          <table:table-cell table:formula="of:=([.B80]-[.B79])/1000000" office:value-type="float" office:value="55.904">
            <text:p>55.904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32830000">
            <text:p>12375832830000</text:p>
          </table:table-cell>
          <table:table-cell office:value-type="float" office:value="80">
            <text:p>80</text:p>
          </table:table-cell>
          <table:table-cell table:formula="of:=([.B81]-[.B80])/1000000" office:value-type="float" office:value="55.388">
            <text:p>55.388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86355000">
            <text:p>12375886355000</text:p>
          </table:table-cell>
          <table:table-cell office:value-type="float" office:value="81">
            <text:p>81</text:p>
          </table:table-cell>
          <table:table-cell table:formula="of:=([.B82]-[.B81])/1000000" office:value-type="float" office:value="53.525">
            <text:p>53.52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43505000">
            <text:p>12375943505000</text:p>
          </table:table-cell>
          <table:table-cell office:value-type="float" office:value="82">
            <text:p>82</text:p>
          </table:table-cell>
          <table:table-cell table:formula="of:=([.B83]-[.B82])/1000000" office:value-type="float" office:value="57.15">
            <text:p>57.1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96890000">
            <text:p>12375996890000</text:p>
          </table:table-cell>
          <table:table-cell office:value-type="float" office:value="83">
            <text:p>83</text:p>
          </table:table-cell>
          <table:table-cell table:formula="of:=([.B84]-[.B8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052818000">
            <text:p>12376052818000</text:p>
          </table:table-cell>
          <table:table-cell office:value-type="float" office:value="84">
            <text:p>84</text:p>
          </table:table-cell>
          <table:table-cell table:formula="of:=([.B85]-[.B84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106158000">
            <text:p>12376106158000</text:p>
          </table:table-cell>
          <table:table-cell office:value-type="float" office:value="85">
            <text:p>85</text:p>
          </table:table-cell>
          <table:table-cell table:formula="of:=([.B86]-[.B85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04.235: WARN/iTesa(2187): </text:p>
          </table:table-cell>
          <table:table-cell office:value-type="float" office:value="12376161902000">
            <text:p>12376161902000</text:p>
          </table:table-cell>
          <table:table-cell office:value-type="float" office:value="86">
            <text:p>86</text:p>
          </table:table-cell>
          <table:table-cell table:formula="of:=([.B87]-[.B86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17075000">
            <text:p>12376217075000</text:p>
          </table:table-cell>
          <table:table-cell office:value-type="float" office:value="87">
            <text:p>87</text:p>
          </table:table-cell>
          <table:table-cell table:formula="of:=([.B88]-[.B87])/1000000" office:value-type="float" office:value="55.173">
            <text:p>55.173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70478000">
            <text:p>12376270478000</text:p>
          </table:table-cell>
          <table:table-cell office:value-type="float" office:value="88">
            <text:p>88</text:p>
          </table:table-cell>
          <table:table-cell table:formula="of:=([.B89]-[.B88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04.465: WARN/iTesa(2187): </text:p>
          </table:table-cell>
          <table:table-cell office:value-type="float" office:value="12376386592000">
            <text:p>12376386592000</text:p>
          </table:table-cell>
          <table:table-cell office:value-type="float" office:value="89">
            <text:p>89</text:p>
          </table:table-cell>
          <table:table-cell table:formula="of:=([.B90]-[.B89])/1000000" office:value-type="float" office:value="116.114">
            <text:p>116.114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43513000">
            <text:p>12376443513000</text:p>
          </table:table-cell>
          <table:table-cell office:value-type="float" office:value="90">
            <text:p>90</text:p>
          </table:table-cell>
          <table:table-cell table:formula="of:=([.B91]-[.B90])/1000000" office:value-type="float" office:value="56.921">
            <text:p>56.921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96922000">
            <text:p>12376496922000</text:p>
          </table:table-cell>
          <table:table-cell office:value-type="float" office:value="91">
            <text:p>91</text:p>
          </table:table-cell>
          <table:table-cell table:formula="of:=([.B92]-[.B91])/1000000" office:value-type="float" office:value="53.409">
            <text:p>53.409</text:p>
          </table:table-cell>
          <table:table-cell table:number-columns-repeated="3"/>
        </table:table-row>
        <table:table-row table:style-name="ro1">
          <table:table-cell office:value-type="string">
            <text:p>10-15 19:18:04.625: WARN/iTesa(2187): </text:p>
          </table:table-cell>
          <table:table-cell office:value-type="float" office:value="12376552752000">
            <text:p>12376552752000</text:p>
          </table:table-cell>
          <table:table-cell office:value-type="float" office:value="92">
            <text:p>92</text:p>
          </table:table-cell>
          <table:table-cell table:formula="of:=([.B93]-[.B92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07992000">
            <text:p>12376607992000</text:p>
          </table:table-cell>
          <table:table-cell office:value-type="float" office:value="93">
            <text:p>93</text:p>
          </table:table-cell>
          <table:table-cell table:formula="of:=([.B94]-[.B93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61442000">
            <text:p>12376661442000</text:p>
          </table:table-cell>
          <table:table-cell office:value-type="float" office:value="94">
            <text:p>94</text:p>
          </table:table-cell>
          <table:table-cell table:formula="of:=([.B95]-[.B94])/1000000" office:value-type="float" office:value="53.45">
            <text:p>53.45</text:p>
          </table:table-cell>
          <table:table-cell table:number-columns-repeated="3"/>
        </table:table-row>
        <table:table-row table:style-name="ro1">
          <table:table-cell office:value-type="string">
            <text:p>10-15 19:18:04.789: WARN/iTesa(2187): </text:p>
          </table:table-cell>
          <table:table-cell office:value-type="float" office:value="12376717127000">
            <text:p>12376717127000</text:p>
          </table:table-cell>
          <table:table-cell office:value-type="float" office:value="95">
            <text:p>95</text:p>
          </table:table-cell>
          <table:table-cell table:formula="of:=([.B96]-[.B95])/1000000" office:value-type="float" office:value="55.685">
            <text:p>55.685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773265000">
            <text:p>12376773265000</text:p>
          </table:table-cell>
          <table:table-cell office:value-type="float" office:value="96">
            <text:p>96</text:p>
          </table:table-cell>
          <table:table-cell table:formula="of:=([.B97]-[.B96])/1000000" office:value-type="float" office:value="56.138">
            <text:p>56.138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826725000">
            <text:p>12376826725000</text:p>
          </table:table-cell>
          <table:table-cell office:value-type="float" office:value="97">
            <text:p>97</text:p>
          </table:table-cell>
          <table:table-cell table:formula="of:=([.B98]-[.B97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882828000">
            <text:p>12376882828000</text:p>
          </table:table-cell>
          <table:table-cell office:value-type="float" office:value="98">
            <text:p>98</text:p>
          </table:table-cell>
          <table:table-cell table:formula="of:=([.B99]-[.B98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944202000">
            <text:p>12376944202000</text:p>
          </table:table-cell>
          <table:table-cell office:value-type="float" office:value="99">
            <text:p>99</text:p>
          </table:table-cell>
          <table:table-cell table:formula="of:=([.B100]-[.B99])/1000000" office:value-type="float" office:value="61.374">
            <text:p>61.374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00245000">
            <text:p>12377000245000</text:p>
          </table:table-cell>
          <table:table-cell office:value-type="float" office:value="100">
            <text:p>100</text:p>
          </table:table-cell>
          <table:table-cell table:formula="of:=([.B101]-[.B100])/1000000" office:value-type="float" office:value="56.043">
            <text:p>56.043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53570000">
            <text:p>12377053570000</text:p>
          </table:table-cell>
          <table:table-cell office:value-type="float" office:value="101">
            <text:p>101</text:p>
          </table:table-cell>
          <table:table-cell table:formula="of:=([.B102]-[.B10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09315000">
            <text:p>12377109315000</text:p>
          </table:table-cell>
          <table:table-cell office:value-type="float" office:value="102">
            <text:p>102</text:p>
          </table:table-cell>
          <table:table-cell table:formula="of:=([.B103]-[.B102])/1000000" office:value-type="float" office:value="55.745">
            <text:p>55.74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63038000">
            <text:p>12377163038000</text:p>
          </table:table-cell>
          <table:table-cell office:value-type="float" office:value="103">
            <text:p>103</text:p>
          </table:table-cell>
          <table:table-cell table:formula="of:=([.B104]-[.B103])/1000000" office:value-type="float" office:value="53.723">
            <text:p>53.723</text:p>
          </table:table-cell>
          <table:table-cell table:number-columns-repeated="3"/>
        </table:table-row>
        <table:table-row table:style-name="ro1">
          <table:table-cell office:value-type="string">
            <text:p>10-15 19:18:05.295: WARN/iTesa(2187): </text:p>
          </table:table-cell>
          <table:table-cell office:value-type="float" office:value="12377220087000">
            <text:p>12377220087000</text:p>
          </table:table-cell>
          <table:table-cell office:value-type="float" office:value="104">
            <text:p>104</text:p>
          </table:table-cell>
          <table:table-cell table:formula="of:=([.B105]-[.B104])/1000000" office:value-type="float" office:value="57.049">
            <text:p>57.049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275387000">
            <text:p>12377275387000</text:p>
          </table:table-cell>
          <table:table-cell office:value-type="float" office:value="105">
            <text:p>105</text:p>
          </table:table-cell>
          <table:table-cell table:formula="of:=([.B106]-[.B105])/1000000" office:value-type="float" office:value="55.3">
            <text:p>55.3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328705000">
            <text:p>12377328705000</text:p>
          </table:table-cell>
          <table:table-cell office:value-type="float" office:value="106">
            <text:p>106</text:p>
          </table:table-cell>
          <table:table-cell table:formula="of:=([.B107]-[.B106])/1000000" office:value-type="float" office:value="53.318">
            <text:p>53.318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384737000">
            <text:p>12377384737000</text:p>
          </table:table-cell>
          <table:table-cell office:value-type="float" office:value="107">
            <text:p>107</text:p>
          </table:table-cell>
          <table:table-cell table:formula="of:=([.B108]-[.B107])/1000000" office:value-type="float" office:value="56.032">
            <text:p>56.032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443492000">
            <text:p>12377443492000</text:p>
          </table:table-cell>
          <table:table-cell office:value-type="float" office:value="108">
            <text:p>108</text:p>
          </table:table-cell>
          <table:table-cell table:formula="of:=([.B109]-[.B108])/1000000" office:value-type="float" office:value="58.755">
            <text:p>58.755</text:p>
          </table:table-cell>
          <table:table-cell table:number-columns-repeated="3"/>
        </table:table-row>
        <table:table-row table:style-name="ro1">
          <table:table-cell office:value-type="string">
            <text:p>10-15 19:18:05.575: WARN/iTesa(2187): </text:p>
          </table:table-cell>
          <table:table-cell office:value-type="float" office:value="12377499420000">
            <text:p>12377499420000</text:p>
          </table:table-cell>
          <table:table-cell office:value-type="float" office:value="109">
            <text:p>109</text:p>
          </table:table-cell>
          <table:table-cell table:formula="of:=([.B110]-[.B109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555905000">
            <text:p>12377555905000</text:p>
          </table:table-cell>
          <table:table-cell office:value-type="float" office:value="110">
            <text:p>110</text:p>
          </table:table-cell>
          <table:table-cell table:formula="of:=([.B111]-[.B110])/1000000" office:value-type="float" office:value="56.485">
            <text:p>56.485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609242000">
            <text:p>12377609242000</text:p>
          </table:table-cell>
          <table:table-cell office:value-type="float" office:value="111">
            <text:p>111</text:p>
          </table:table-cell>
          <table:table-cell table:formula="of:=([.B112]-[.B111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05.735: WARN/iTesa(2187): </text:p>
          </table:table-cell>
          <table:table-cell office:value-type="float" office:value="12377665658000">
            <text:p>12377665658000</text:p>
          </table:table-cell>
          <table:table-cell office:value-type="float" office:value="112">
            <text:p>112</text:p>
          </table:table-cell>
          <table:table-cell table:formula="of:=([.B113]-[.B112])/1000000" office:value-type="float" office:value="56.416">
            <text:p>56.416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23930000">
            <text:p>12377723930000</text:p>
          </table:table-cell>
          <table:table-cell office:value-type="float" office:value="113">
            <text:p>113</text:p>
          </table:table-cell>
          <table:table-cell table:formula="of:=([.B114]-[.B113])/1000000" office:value-type="float" office:value="58.272">
            <text:p>58.272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77527000">
            <text:p>12377777527000</text:p>
          </table:table-cell>
          <table:table-cell office:value-type="float" office:value="114">
            <text:p>114</text:p>
          </table:table-cell>
          <table:table-cell table:formula="of:=([.B115]-[.B114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33768000">
            <text:p>12377833768000</text:p>
          </table:table-cell>
          <table:table-cell office:value-type="float" office:value="115">
            <text:p>115</text:p>
          </table:table-cell>
          <table:table-cell table:formula="of:=([.B116]-[.B115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87342000">
            <text:p>12377887342000</text:p>
          </table:table-cell>
          <table:table-cell office:value-type="float" office:value="116">
            <text:p>116</text:p>
          </table:table-cell>
          <table:table-cell table:formula="of:=([.B117]-[.B116])/1000000" office:value-type="float" office:value="53.574">
            <text:p>53.574</text:p>
          </table:table-cell>
          <table:table-cell table:number-columns-repeated="3"/>
        </table:table-row>
        <table:table-row table:style-name="ro1">
          <table:table-cell office:value-type="string">
            <text:p>10-15 19:18:06.015: WARN/iTesa(2187): </text:p>
          </table:table-cell>
          <table:table-cell office:value-type="float" office:value="12377943817000">
            <text:p>12377943817000</text:p>
          </table:table-cell>
          <table:table-cell office:value-type="float" office:value="117">
            <text:p>117</text:p>
          </table:table-cell>
          <table:table-cell table:formula="of:=([.B118]-[.B117])/1000000" office:value-type="float" office:value="56.475">
            <text:p>56.475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7999247000">
            <text:p>12377999247000</text:p>
          </table:table-cell>
          <table:table-cell office:value-type="float" office:value="118">
            <text:p>118</text:p>
          </table:table-cell>
          <table:table-cell table:formula="of:=([.B119]-[.B118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8052715000">
            <text:p>12378052715000</text:p>
          </table:table-cell>
          <table:table-cell office:value-type="float" office:value="119">
            <text:p>119</text:p>
          </table:table-cell>
          <table:table-cell table:formula="of:=([.B120]-[.B119])/1000000" office:value-type="float" office:value="53.468">
            <text:p>53.468</text:p>
          </table:table-cell>
          <table:table-cell table:number-columns-repeated="3"/>
        </table:table-row>
        <table:table-row table:style-name="ro1">
          <table:table-cell office:value-type="string">
            <text:p>10-15 19:18:06.185: WARN/iTesa(2187): </text:p>
          </table:table-cell>
          <table:table-cell office:value-type="float" office:value="12378108445000">
            <text:p>12378108445000</text:p>
          </table:table-cell>
          <table:table-cell office:value-type="float" office:value="120">
            <text:p>120</text:p>
          </table:table-cell>
          <table:table-cell table:formula="of:=([.B121]-[.B12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163790000">
            <text:p>12378163790000</text:p>
          </table:table-cell>
          <table:table-cell office:value-type="float" office:value="121">
            <text:p>121</text:p>
          </table:table-cell>
          <table:table-cell table:formula="of:=([.B122]-[.B12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217185000">
            <text:p>12378217185000</text:p>
          </table:table-cell>
          <table:table-cell office:value-type="float" office:value="122">
            <text:p>122</text:p>
          </table:table-cell>
          <table:table-cell table:formula="of:=([.B123]-[.B12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06.345: WARN/iTesa(2187): </text:p>
          </table:table-cell>
          <table:table-cell office:value-type="float" office:value="12378272908000">
            <text:p>12378272908000</text:p>
          </table:table-cell>
          <table:table-cell office:value-type="float" office:value="123">
            <text:p>123</text:p>
          </table:table-cell>
          <table:table-cell table:formula="of:=([.B124]-[.B123])/1000000" office:value-type="float" office:value="55.723">
            <text:p>55.723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28155000">
            <text:p>12378328155000</text:p>
          </table:table-cell>
          <table:table-cell office:value-type="float" office:value="124">
            <text:p>124</text:p>
          </table:table-cell>
          <table:table-cell table:formula="of:=([.B125]-[.B124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90567000">
            <text:p>12378390567000</text:p>
          </table:table-cell>
          <table:table-cell office:value-type="float" office:value="125">
            <text:p>125</text:p>
          </table:table-cell>
          <table:table-cell table:formula="of:=([.B126]-[.B125])/1000000" office:value-type="float" office:value="62.412">
            <text:p>62.412</text:p>
          </table:table-cell>
          <table:table-cell table:number-columns-repeated="3"/>
        </table:table-row>
        <table:table-row table:style-name="ro1">
          <table:table-cell office:value-type="string">
            <text:p>10-15 19:18:06.517: WARN/iTesa(2187): </text:p>
          </table:table-cell>
          <table:table-cell office:value-type="float" office:value="12378445317000">
            <text:p>12378445317000</text:p>
          </table:table-cell>
          <table:table-cell office:value-type="float" office:value="126">
            <text:p>126</text:p>
          </table:table-cell>
          <table:table-cell table:formula="of:=([.B127]-[.B126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01540000">
            <text:p>12378501540000</text:p>
          </table:table-cell>
          <table:table-cell office:value-type="float" office:value="127">
            <text:p>127</text:p>
          </table:table-cell>
          <table:table-cell table:formula="of:=([.B128]-[.B127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54905000">
            <text:p>12378554905000</text:p>
          </table:table-cell>
          <table:table-cell office:value-type="float" office:value="128">
            <text:p>128</text:p>
          </table:table-cell>
          <table:table-cell table:formula="of:=([.B129]-[.B128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06.685: WARN/iTesa(2187): </text:p>
          </table:table-cell>
          <table:table-cell office:value-type="float" office:value="12378610690000">
            <text:p>12378610690000</text:p>
          </table:table-cell>
          <table:table-cell office:value-type="float" office:value="129">
            <text:p>129</text:p>
          </table:table-cell>
          <table:table-cell table:formula="of:=([.B130]-[.B129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668107000">
            <text:p>12378668107000</text:p>
          </table:table-cell>
          <table:table-cell office:value-type="float" office:value="130">
            <text:p>130</text:p>
          </table:table-cell>
          <table:table-cell table:formula="of:=([.B131]-[.B130])/1000000" office:value-type="float" office:value="57.417">
            <text:p>57.417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721958000">
            <text:p>12378721958000</text:p>
          </table:table-cell>
          <table:table-cell office:value-type="float" office:value="131">
            <text:p>131</text:p>
          </table:table-cell>
          <table:table-cell table:formula="of:=([.B132]-[.B131])/1000000" office:value-type="float" office:value="53.851">
            <text:p>53.851</text:p>
          </table:table-cell>
          <table:table-cell table:number-columns-repeated="3"/>
        </table:table-row>
        <table:table-row table:style-name="ro1">
          <table:table-cell office:value-type="string">
            <text:p>10-15 19:18:06.855: WARN/iTesa(2187): </text:p>
          </table:table-cell>
          <table:table-cell office:value-type="float" office:value="12378778872000">
            <text:p>12378778872000</text:p>
          </table:table-cell>
          <table:table-cell office:value-type="float" office:value="132">
            <text:p>132</text:p>
          </table:table-cell>
          <table:table-cell table:formula="of:=([.B133]-[.B132])/1000000" office:value-type="float" office:value="56.914">
            <text:p>56.914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34270000">
            <text:p>12378834270000</text:p>
          </table:table-cell>
          <table:table-cell office:value-type="float" office:value="133">
            <text:p>133</text:p>
          </table:table-cell>
          <table:table-cell table:formula="of:=([.B134]-[.B133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87788000">
            <text:p>12378887788000</text:p>
          </table:table-cell>
          <table:table-cell office:value-type="float" office:value="134">
            <text:p>134</text:p>
          </table:table-cell>
          <table:table-cell table:formula="of:=([.B135]-[.B134])/1000000" office:value-type="float" office:value="53.518">
            <text:p>53.518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43482000">
            <text:p>12378943482000</text:p>
          </table:table-cell>
          <table:table-cell office:value-type="float" office:value="135">
            <text:p>135</text:p>
          </table:table-cell>
          <table:table-cell table:formula="of:=([.B136]-[.B135])/1000000" office:value-type="float" office:value="55.694">
            <text:p>55.694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96878000">
            <text:p>12378996878000</text:p>
          </table:table-cell>
          <table:table-cell office:value-type="float" office:value="136">
            <text:p>136</text:p>
          </table:table-cell>
          <table:table-cell table:formula="of:=([.B137]-[.B136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07.125: WARN/iTesa(2187): </text:p>
          </table:table-cell>
          <table:table-cell office:value-type="float" office:value="12379052795000">
            <text:p>12379052795000</text:p>
          </table:table-cell>
          <table:table-cell office:value-type="float" office:value="137">
            <text:p>137</text:p>
          </table:table-cell>
          <table:table-cell table:formula="of:=([.B138]-[.B137])/1000000" office:value-type="float" office:value="55.917">
            <text:p>55.917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08033000">
            <text:p>12379108033000</text:p>
          </table:table-cell>
          <table:table-cell office:value-type="float" office:value="138">
            <text:p>138</text:p>
          </table:table-cell>
          <table:table-cell table:formula="of:=([.B139]-[.B138])/1000000" office:value-type="float" office:value="55.238">
            <text:p>55.238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61435000">
            <text:p>12379161435000</text:p>
          </table:table-cell>
          <table:table-cell office:value-type="float" office:value="139">
            <text:p>139</text:p>
          </table:table-cell>
          <table:table-cell table:formula="of:=([.B140]-[.B13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07.289: WARN/iTesa(2187): </text:p>
          </table:table-cell>
          <table:table-cell office:value-type="float" office:value="12379217402000">
            <text:p>12379217402000</text:p>
          </table:table-cell>
          <table:table-cell office:value-type="float" office:value="140">
            <text:p>140</text:p>
          </table:table-cell>
          <table:table-cell table:formula="of:=([.B141]-[.B140])/1000000" office:value-type="float" office:value="55.967">
            <text:p>55.967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272717000">
            <text:p>12379272717000</text:p>
          </table:table-cell>
          <table:table-cell office:value-type="float" office:value="141">
            <text:p>141</text:p>
          </table:table-cell>
          <table:table-cell table:formula="of:=([.B142]-[.B141])/1000000" office:value-type="float" office:value="55.315">
            <text:p>55.315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326062000">
            <text:p>12379326062000</text:p>
          </table:table-cell>
          <table:table-cell office:value-type="float" office:value="142">
            <text:p>142</text:p>
          </table:table-cell>
          <table:table-cell table:formula="of:=([.B143]-[.B142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07.475: WARN/iTesa(2187): </text:p>
          </table:table-cell>
          <table:table-cell office:value-type="float" office:value="12379381873000">
            <text:p>12379381873000</text:p>
          </table:table-cell>
          <table:table-cell office:value-type="float" office:value="143">
            <text:p>143</text:p>
          </table:table-cell>
          <table:table-cell table:formula="of:=([.B144]-[.B143])/1000000" office:value-type="float" office:value="55.811">
            <text:p>55.811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43518000">
            <text:p>12379443518000</text:p>
          </table:table-cell>
          <table:table-cell office:value-type="float" office:value="144">
            <text:p>144</text:p>
          </table:table-cell>
          <table:table-cell table:formula="of:=([.B145]-[.B144])/1000000" office:value-type="float" office:value="61.645">
            <text:p>61.645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96878000">
            <text:p>12379496878000</text:p>
          </table:table-cell>
          <table:table-cell office:value-type="float" office:value="145">
            <text:p>145</text:p>
          </table:table-cell>
          <table:table-cell table:formula="of:=([.B146]-[.B14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550267000">
            <text:p>12379550267000</text:p>
          </table:table-cell>
          <table:table-cell office:value-type="float" office:value="146">
            <text:p>146</text:p>
          </table:table-cell>
          <table:table-cell table:formula="of:=([.B147]-[.B146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07.675: WARN/iTesa(2187): </text:p>
          </table:table-cell>
          <table:table-cell office:value-type="float" office:value="12379606033000">
            <text:p>12379606033000</text:p>
          </table:table-cell>
          <table:table-cell office:value-type="float" office:value="147">
            <text:p>147</text:p>
          </table:table-cell>
          <table:table-cell table:formula="of:=([.B148]-[.B147])/1000000" office:value-type="float" office:value="55.766">
            <text:p>55.766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666647000">
            <text:p>12379666647000</text:p>
          </table:table-cell>
          <table:table-cell office:value-type="float" office:value="148">
            <text:p>148</text:p>
          </table:table-cell>
          <table:table-cell table:formula="of:=([.B149]-[.B148])/1000000" office:value-type="float" office:value="60.614">
            <text:p>60.614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720253000">
            <text:p>12379720253000</text:p>
          </table:table-cell>
          <table:table-cell office:value-type="float" office:value="149">
            <text:p>149</text:p>
          </table:table-cell>
          <table:table-cell table:formula="of:=([.B150]-[.B149])/1000000" office:value-type="float" office:value="53.606">
            <text:p>53.606</text:p>
          </table:table-cell>
          <table:table-cell table:number-columns-repeated="3"/>
        </table:table-row>
        <table:table-row table:style-name="ro1">
          <table:table-cell office:value-type="string">
            <text:p>10-15 19:18:07.845: WARN/iTesa(2187): </text:p>
          </table:table-cell>
          <table:table-cell office:value-type="float" office:value="12379776173000">
            <text:p>12379776173000</text:p>
          </table:table-cell>
          <table:table-cell office:value-type="float" office:value="150">
            <text:p>150</text:p>
          </table:table-cell>
          <table:table-cell table:formula="of:=([.B151]-[.B150])/1000000" office:value-type="float" office:value="55.92">
            <text:p>55.92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31600000">
            <text:p>12379831600000</text:p>
          </table:table-cell>
          <table:table-cell office:value-type="float" office:value="151">
            <text:p>151</text:p>
          </table:table-cell>
          <table:table-cell table:formula="of:=([.B152]-[.B151])/1000000" office:value-type="float" office:value="55.427">
            <text:p>55.427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85072000">
            <text:p>12379885072000</text:p>
          </table:table-cell>
          <table:table-cell office:value-type="float" office:value="152">
            <text:p>152</text:p>
          </table:table-cell>
          <table:table-cell table:formula="of:=([.B153]-[.B152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08.017: WARN/iTesa(2187): </text:p>
          </table:table-cell>
          <table:table-cell office:value-type="float" office:value="12379945330000">
            <text:p>12379945330000</text:p>
          </table:table-cell>
          <table:table-cell office:value-type="float" office:value="153">
            <text:p>153</text:p>
          </table:table-cell>
          <table:table-cell table:formula="of:=([.B154]-[.B153])/1000000" office:value-type="float" office:value="60.258">
            <text:p>60.258</text:p>
          </table:table-cell>
          <table:table-cell table:number-columns-repeated="3"/>
        </table:table-row>
        <table:table-row table:style-name="ro1">
          <table:table-cell office:value-type="string">
            <text:p>10-15 19:18:08.125: WARN/iTesa(2187): </text:p>
          </table:table-cell>
          <table:table-cell office:value-type="float" office:value="12380001188000">
            <text:p>12380001188000</text:p>
          </table:table-cell>
          <table:table-cell office:value-type="float" office:value="154">
            <text:p>154</text:p>
          </table:table-cell>
          <table:table-cell table:formula="of:=([.B155]-[.B154])/1000000" office:value-type="float" office:value="55.858">
            <text:p>55.858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09708000">
            <text:p>12380109708000</text:p>
          </table:table-cell>
          <table:table-cell office:value-type="float" office:value="155">
            <text:p>155</text:p>
          </table:table-cell>
          <table:table-cell table:formula="of:=([.B156]-[.B155])/1000000" office:value-type="float" office:value="108.52">
            <text:p>108.52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63122000">
            <text:p>12380163122000</text:p>
          </table:table-cell>
          <table:table-cell office:value-type="float" office:value="156">
            <text:p>156</text:p>
          </table:table-cell>
          <table:table-cell table:formula="of:=([.B157]-[.B156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18743000">
            <text:p>12380218743000</text:p>
          </table:table-cell>
          <table:table-cell office:value-type="float" office:value="157">
            <text:p>157</text:p>
          </table:table-cell>
          <table:table-cell table:formula="of:=([.B158]-[.B157])/1000000" office:value-type="float" office:value="55.621">
            <text:p>55.621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72142000">
            <text:p>12380272142000</text:p>
          </table:table-cell>
          <table:table-cell office:value-type="float" office:value="158">
            <text:p>158</text:p>
          </table:table-cell>
          <table:table-cell table:formula="of:=([.B159]-[.B158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08.395: WARN/iTesa(2187): </text:p>
          </table:table-cell>
          <table:table-cell office:value-type="float" office:value="12380327782000">
            <text:p>12380327782000</text:p>
          </table:table-cell>
          <table:table-cell office:value-type="float" office:value="159">
            <text:p>159</text:p>
          </table:table-cell>
          <table:table-cell table:formula="of:=([.B160]-[.B15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383127000">
            <text:p>12380383127000</text:p>
          </table:table-cell>
          <table:table-cell office:value-type="float" office:value="160">
            <text:p>160</text:p>
          </table:table-cell>
          <table:table-cell table:formula="of:=([.B161]-[.B160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443777000">
            <text:p>12380443777000</text:p>
          </table:table-cell>
          <table:table-cell office:value-type="float" office:value="161">
            <text:p>161</text:p>
          </table:table-cell>
          <table:table-cell table:formula="of:=([.B162]-[.B161])/1000000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499652000">
            <text:p>12380499652000</text:p>
          </table:table-cell>
          <table:table-cell office:value-type="float" office:value="162">
            <text:p>162</text:p>
          </table:table-cell>
          <table:table-cell table:formula="of:=([.B163]-[.B162])/1000000" office:value-type="float" office:value="55.875">
            <text:p>55.87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553050000">
            <text:p>12380553050000</text:p>
          </table:table-cell>
          <table:table-cell office:value-type="float" office:value="163">
            <text:p>163</text:p>
          </table:table-cell>
          <table:table-cell table:formula="of:=([.B164]-[.B163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662747000">
            <text:p>12380662747000</text:p>
          </table:table-cell>
          <table:table-cell office:value-type="float" office:value="164">
            <text:p>164</text:p>
          </table:table-cell>
          <table:table-cell table:formula="of:=([.B165]-[.B164])/1000000" office:value-type="float" office:value="109.697">
            <text:p>109.697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716120000">
            <text:p>12380716120000</text:p>
          </table:table-cell>
          <table:table-cell office:value-type="float" office:value="165">
            <text:p>165</text:p>
          </table:table-cell>
          <table:table-cell table:formula="of:=([.B166]-[.B165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08.845: WARN/iTesa(2187): </text:p>
          </table:table-cell>
          <table:table-cell office:value-type="float" office:value="12380771863000">
            <text:p>12380771863000</text:p>
          </table:table-cell>
          <table:table-cell office:value-type="float" office:value="166">
            <text:p>166</text:p>
          </table:table-cell>
          <table:table-cell table:formula="of:=([.B167]-[.B166])/1000000" office:value-type="float" office:value="55.743">
            <text:p>55.743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27995000">
            <text:p>12380827995000</text:p>
          </table:table-cell>
          <table:table-cell office:value-type="float" office:value="167">
            <text:p>167</text:p>
          </table:table-cell>
          <table:table-cell table:formula="of:=([.B168]-[.B167])/1000000" office:value-type="float" office:value="56.132">
            <text:p>56.132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82860000">
            <text:p>12380882860000</text:p>
          </table:table-cell>
          <table:table-cell office:value-type="float" office:value="168">
            <text:p>168</text:p>
          </table:table-cell>
          <table:table-cell table:formula="of:=([.B169]-[.B16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37448000">
            <text:p>12380937448000</text:p>
          </table:table-cell>
          <table:table-cell office:value-type="float" office:value="169">
            <text:p>169</text:p>
          </table:table-cell>
          <table:table-cell table:formula="of:=([.B170]-[.B169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90907000">
            <text:p>12380990907000</text:p>
          </table:table-cell>
          <table:table-cell office:value-type="float" office:value="170">
            <text:p>170</text:p>
          </table:table-cell>
          <table:table-cell table:formula="of:=([.B171]-[.B170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09.119: WARN/iTesa(2187): </text:p>
          </table:table-cell>
          <table:table-cell office:value-type="float" office:value="12381046747000">
            <text:p>12381046747000</text:p>
          </table:table-cell>
          <table:table-cell office:value-type="float" office:value="171">
            <text:p>171</text:p>
          </table:table-cell>
          <table:table-cell table:formula="of:=([.B172]-[.B171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18:09.228: WARN/iTesa(2187): </text:p>
          </table:table-cell>
          <table:table-cell office:value-type="float" office:value="12381102185000">
            <text:p>12381102185000</text:p>
          </table:table-cell>
          <table:table-cell office:value-type="float" office:value="172">
            <text:p>172</text:p>
          </table:table-cell>
          <table:table-cell table:formula="of:=([.B173]-[.B172])/1000000" office:value-type="float" office:value="55.438">
            <text:p>55.438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10710000">
            <text:p>12381210710000</text:p>
          </table:table-cell>
          <table:table-cell office:value-type="float" office:value="173">
            <text:p>173</text:p>
          </table:table-cell>
          <table:table-cell table:formula="of:=([.B174]-[.B173])/1000000" office:value-type="float" office:value="108.525">
            <text:p>108.525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64238000">
            <text:p>12381264238000</text:p>
          </table:table-cell>
          <table:table-cell office:value-type="float" office:value="174">
            <text:p>174</text:p>
          </table:table-cell>
          <table:table-cell table:formula="of:=([.B175]-[.B174])/1000000" office:value-type="float" office:value="53.528">
            <text:p>53.528</text:p>
          </table:table-cell>
          <table:table-cell table:number-columns-repeated="3"/>
        </table:table-row>
        <table:table-row table:style-name="ro1">
          <table:table-cell office:value-type="string">
            <text:p>10-15 19:18:09.395: WARN/iTesa(2187): </text:p>
          </table:table-cell>
          <table:table-cell office:value-type="float" office:value="12381319918000">
            <text:p>12381319918000</text:p>
          </table:table-cell>
          <table:table-cell office:value-type="float" office:value="175">
            <text:p>175</text:p>
          </table:table-cell>
          <table:table-cell table:formula="of:=([.B176]-[.B175])/1000000" office:value-type="float" office:value="55.68">
            <text:p>55.68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382888000">
            <text:p>12381382888000</text:p>
          </table:table-cell>
          <table:table-cell office:value-type="float" office:value="176">
            <text:p>176</text:p>
          </table:table-cell>
          <table:table-cell table:formula="of:=([.B177]-[.B176])/1000000" office:value-type="float" office:value="62.97">
            <text:p>62.97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36377000">
            <text:p>12381436377000</text:p>
          </table:table-cell>
          <table:table-cell office:value-type="float" office:value="177">
            <text:p>177</text:p>
          </table:table-cell>
          <table:table-cell table:formula="of:=([.B178]-[.B17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89755000">
            <text:p>12381489755000</text:p>
          </table:table-cell>
          <table:table-cell office:value-type="float" office:value="178">
            <text:p>178</text:p>
          </table:table-cell>
          <table:table-cell table:formula="of:=([.B179]-[.B17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09.620: WARN/iTesa(2187): </text:p>
          </table:table-cell>
          <table:table-cell office:value-type="float" office:value="12381547687000">
            <text:p>12381547687000</text:p>
          </table:table-cell>
          <table:table-cell office:value-type="float" office:value="179">
            <text:p>179</text:p>
          </table:table-cell>
          <table:table-cell table:formula="of:=([.B180]-[.B179])/1000000" office:value-type="float" office:value="57.932">
            <text:p>57.932</text:p>
          </table:table-cell>
          <table:table-cell table:number-columns-repeated="3"/>
        </table:table-row>
        <table:table-row table:style-name="ro1">
          <table:table-cell office:value-type="string">
            <text:p>10-15 19:18:09.730: WARN/iTesa(2187): </text:p>
          </table:table-cell>
          <table:table-cell office:value-type="float" office:value="12381604128000">
            <text:p>12381604128000</text:p>
          </table:table-cell>
          <table:table-cell office:value-type="float" office:value="180">
            <text:p>180</text:p>
          </table:table-cell>
          <table:table-cell table:formula="of:=([.B181]-[.B180])/1000000" office:value-type="float" office:value="56.441">
            <text:p>56.44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12738000">
            <text:p>12381712738000</text:p>
          </table:table-cell>
          <table:table-cell office:value-type="float" office:value="181">
            <text:p>181</text:p>
          </table:table-cell>
          <table:table-cell table:formula="of:=([.B182]-[.B181])/1000000" office:value-type="float" office:value="108.61">
            <text:p>108.6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66107000">
            <text:p>12381766107000</text:p>
          </table:table-cell>
          <table:table-cell office:value-type="float" office:value="182">
            <text:p>182</text:p>
          </table:table-cell>
          <table:table-cell table:formula="of:=([.B183]-[.B182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22310000">
            <text:p>12381822310000</text:p>
          </table:table-cell>
          <table:table-cell office:value-type="float" office:value="183">
            <text:p>183</text:p>
          </table:table-cell>
          <table:table-cell table:formula="of:=([.B184]-[.B183])/1000000" office:value-type="float" office:value="56.203">
            <text:p>56.203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83027000">
            <text:p>12381883027000</text:p>
          </table:table-cell>
          <table:table-cell office:value-type="float" office:value="184">
            <text:p>184</text:p>
          </table:table-cell>
          <table:table-cell table:formula="of:=([.B185]-[.B184])/1000000" office:value-type="float" office:value="60.717">
            <text:p>60.717</text:p>
          </table:table-cell>
          <table:table-cell table:number-columns-repeated="3"/>
        </table:table-row>
        <table:table-row table:style-name="ro1">
          <table:table-cell office:value-type="string">
            <text:p>10-15 19:18:10.010: WARN/iTesa(2187): </text:p>
          </table:table-cell>
          <table:table-cell office:value-type="float" office:value="12381937837000">
            <text:p>12381937837000</text:p>
          </table:table-cell>
          <table:table-cell office:value-type="float" office:value="185">
            <text:p>185</text:p>
          </table:table-cell>
          <table:table-cell table:formula="of:=([.B186]-[.B185])/1000000" office:value-type="float" office:value="54.81">
            <text:p>54.81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1993260000">
            <text:p>12381993260000</text:p>
          </table:table-cell>
          <table:table-cell office:value-type="float" office:value="186">
            <text:p>186</text:p>
          </table:table-cell>
          <table:table-cell table:formula="of:=([.B187]-[.B186])/1000000" office:value-type="float" office:value="55.423">
            <text:p>55.423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2046668000">
            <text:p>12382046668000</text:p>
          </table:table-cell>
          <table:table-cell office:value-type="float" office:value="187">
            <text:p>187</text:p>
          </table:table-cell>
          <table:table-cell table:formula="of:=([.B188]-[.B187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02613000">
            <text:p>12382102613000</text:p>
          </table:table-cell>
          <table:table-cell office:value-type="float" office:value="188">
            <text:p>188</text:p>
          </table:table-cell>
          <table:table-cell table:formula="of:=([.B189]-[.B188])/1000000" office:value-type="float" office:value="55.945">
            <text:p>55.945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56177000">
            <text:p>12382156177000</text:p>
          </table:table-cell>
          <table:table-cell office:value-type="float" office:value="189">
            <text:p>189</text:p>
          </table:table-cell>
          <table:table-cell table:formula="of:=([.B190]-[.B189])/1000000" office:value-type="float" office:value="53.564">
            <text:p>53.564</text:p>
          </table:table-cell>
          <table:table-cell table:number-columns-repeated="3"/>
        </table:table-row>
        <table:table-row table:style-name="ro1">
          <table:table-cell office:value-type="string">
            <text:p>10-15 19:18:10.288: WARN/iTesa(2187): </text:p>
          </table:table-cell>
          <table:table-cell office:value-type="float" office:value="12382215487000">
            <text:p>12382215487000</text:p>
          </table:table-cell>
          <table:table-cell office:value-type="float" office:value="190">
            <text:p>190</text:p>
          </table:table-cell>
          <table:table-cell table:formula="of:=([.B191]-[.B190])/1000000" office:value-type="float" office:value="59.31">
            <text:p>59.31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270953000">
            <text:p>12382270953000</text:p>
          </table:table-cell>
          <table:table-cell office:value-type="float" office:value="191">
            <text:p>191</text:p>
          </table:table-cell>
          <table:table-cell table:formula="of:=([.B192]-[.B191])/1000000" office:value-type="float" office:value="55.466">
            <text:p>55.466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325202000">
            <text:p>12382325202000</text:p>
          </table:table-cell>
          <table:table-cell office:value-type="float" office:value="192">
            <text:p>192</text:p>
          </table:table-cell>
          <table:table-cell table:formula="of:=([.B193]-[.B192])/1000000" office:value-type="float" office:value="54.249">
            <text:p>54.249</text:p>
          </table:table-cell>
          <table:table-cell table:number-columns-repeated="3"/>
        </table:table-row>
        <table:table-row table:style-name="ro1">
          <table:table-cell office:value-type="string">
            <text:p>10-15 19:18:10.475: WARN/iTesa(2187): </text:p>
          </table:table-cell>
          <table:table-cell office:value-type="float" office:value="12382390560000">
            <text:p>12382390560000</text:p>
          </table:table-cell>
          <table:table-cell office:value-type="float" office:value="193">
            <text:p>193</text:p>
          </table:table-cell>
          <table:table-cell table:formula="of:=([.B194]-[.B193])/1000000" office:value-type="float" office:value="65.358">
            <text:p>65.358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45400000">
            <text:p>12382445400000</text:p>
          </table:table-cell>
          <table:table-cell office:value-type="float" office:value="194">
            <text:p>194</text:p>
          </table:table-cell>
          <table:table-cell table:formula="of:=([.B195]-[.B194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98790000">
            <text:p>12382498790000</text:p>
          </table:table-cell>
          <table:table-cell office:value-type="float" office:value="195">
            <text:p>195</text:p>
          </table:table-cell>
          <table:table-cell table:formula="of:=([.B196]-[.B195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10.627: WARN/iTesa(2187): </text:p>
          </table:table-cell>
          <table:table-cell office:value-type="float" office:value="12382554997000">
            <text:p>12382554997000</text:p>
          </table:table-cell>
          <table:table-cell office:value-type="float" office:value="196">
            <text:p>196</text:p>
          </table:table-cell>
          <table:table-cell table:formula="of:=([.B197]-[.B196])/1000000" office:value-type="float" office:value="56.207">
            <text:p>56.207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10310000">
            <text:p>12382610310000</text:p>
          </table:table-cell>
          <table:table-cell office:value-type="float" office:value="197">
            <text:p>197</text:p>
          </table:table-cell>
          <table:table-cell table:formula="of:=([.B198]-[.B197])/1000000" office:value-type="float" office:value="55.313">
            <text:p>55.313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65093000">
            <text:p>12382665093000</text:p>
          </table:table-cell>
          <table:table-cell office:value-type="float" office:value="198">
            <text:p>198</text:p>
          </table:table-cell>
          <table:table-cell table:formula="of:=([.B199]-[.B198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10.795: WARN/iTesa(2187): </text:p>
          </table:table-cell>
          <table:table-cell office:value-type="float" office:value="12382721017000">
            <text:p>12382721017000</text:p>
          </table:table-cell>
          <table:table-cell office:value-type="float" office:value="199">
            <text:p>199</text:p>
          </table:table-cell>
          <table:table-cell table:formula="of:=([.B200]-[.B199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776680000">
            <text:p>12382776680000</text:p>
          </table:table-cell>
          <table:table-cell office:value-type="float" office:value="200">
            <text:p>200</text:p>
          </table:table-cell>
          <table:table-cell table:formula="of:=([.B201]-[.B200])/1000000" office:value-type="float" office:value="55.663">
            <text:p>55.663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830400000">
            <text:p>12382830400000</text:p>
          </table:table-cell>
          <table:table-cell office:value-type="float" office:value="201">
            <text:p>201</text:p>
          </table:table-cell>
          <table:table-cell table:formula="of:=([.B202]-[.B201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18:10.975: WARN/iTesa(2187): </text:p>
          </table:table-cell>
          <table:table-cell office:value-type="float" office:value="12382886560000">
            <text:p>12382886560000</text:p>
          </table:table-cell>
          <table:table-cell office:value-type="float" office:value="202">
            <text:p>202</text:p>
          </table:table-cell>
          <table:table-cell table:formula="of:=([.B203]-[.B202])/1000000" office:value-type="float" office:value="56.16">
            <text:p>56.16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43995000">
            <text:p>12382943995000</text:p>
          </table:table-cell>
          <table:table-cell office:value-type="float" office:value="203">
            <text:p>203</text:p>
          </table:table-cell>
          <table:table-cell table:formula="of:=([.B204]-[.B203])/1000000" office:value-type="float" office:value="57.435">
            <text:p>57.435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97407000">
            <text:p>12382997407000</text:p>
          </table:table-cell>
          <table:table-cell office:value-type="float" office:value="204">
            <text:p>204</text:p>
          </table:table-cell>
          <table:table-cell table:formula="of:=([.B205]-[.B204])/1000000" office:value-type="float" office:value="53.412">
            <text:p>53.412</text:p>
          </table:table-cell>
          <table:table-cell table:number-columns-repeated="3"/>
        </table:table-row>
        <table:table-row table:style-name="ro1">
          <table:table-cell office:value-type="string">
            <text:p>10-15 19:18:11.126: WARN/iTesa(2187): </text:p>
          </table:table-cell>
          <table:table-cell office:value-type="float" office:value="12383054313000">
            <text:p>12383054313000</text:p>
          </table:table-cell>
          <table:table-cell office:value-type="float" office:value="205">
            <text:p>205</text:p>
          </table:table-cell>
          <table:table-cell table:formula="of:=([.B206]-[.B205])/1000000" office:value-type="float" office:value="56.906">
            <text:p>56.906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09537000">
            <text:p>12383109537000</text:p>
          </table:table-cell>
          <table:table-cell office:value-type="float" office:value="206">
            <text:p>206</text:p>
          </table:table-cell>
          <table:table-cell table:formula="of:=([.B207]-[.B206])/1000000" office:value-type="float" office:value="55.224">
            <text:p>55.224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62982000">
            <text:p>12383162982000</text:p>
          </table:table-cell>
          <table:table-cell office:value-type="float" office:value="207">
            <text:p>207</text:p>
          </table:table-cell>
          <table:table-cell table:formula="of:=([.B208]-[.B207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1.295: WARN/iTesa(2187): </text:p>
          </table:table-cell>
          <table:table-cell office:value-type="float" office:value="12383218647000">
            <text:p>12383218647000</text:p>
          </table:table-cell>
          <table:table-cell office:value-type="float" office:value="208">
            <text:p>208</text:p>
          </table:table-cell>
          <table:table-cell table:formula="of:=([.B209]-[.B208])/1000000" office:value-type="float" office:value="55.665">
            <text:p>55.665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274265000">
            <text:p>12383274265000</text:p>
          </table:table-cell>
          <table:table-cell office:value-type="float" office:value="209">
            <text:p>209</text:p>
          </table:table-cell>
          <table:table-cell table:formula="of:=([.B210]-[.B209])/1000000" office:value-type="float" office:value="55.618">
            <text:p>55.618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327637000">
            <text:p>12383327637000</text:p>
          </table:table-cell>
          <table:table-cell office:value-type="float" office:value="210">
            <text:p>210</text:p>
          </table:table-cell>
          <table:table-cell table:formula="of:=([.B211]-[.B210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11.516: WARN/iTesa(2187): </text:p>
          </table:table-cell>
          <table:table-cell office:value-type="float" office:value="12383443472000">
            <text:p>12383443472000</text:p>
          </table:table-cell>
          <table:table-cell office:value-type="float" office:value="211">
            <text:p>211</text:p>
          </table:table-cell>
          <table:table-cell table:formula="of:=([.B212]-[.B211])/1000000" office:value-type="float" office:value="115.835">
            <text:p>115.835</text:p>
          </table:table-cell>
          <table:table-cell table:number-columns-repeated="3"/>
        </table:table-row>
        <table:table-row table:style-name="ro1">
          <table:table-cell office:value-type="string">
            <text:p>10-15 19:18:11.575: WARN/iTesa(2187): </text:p>
          </table:table-cell>
          <table:table-cell office:value-type="float" office:value="12383498863000">
            <text:p>12383498863000</text:p>
          </table:table-cell>
          <table:table-cell office:value-type="float" office:value="212">
            <text:p>212</text:p>
          </table:table-cell>
          <table:table-cell table:formula="of:=([.B213]-[.B212])/1000000" office:value-type="float" office:value="55.391">
            <text:p>55.391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554278000">
            <text:p>12383554278000</text:p>
          </table:table-cell>
          <table:table-cell office:value-type="float" office:value="213">
            <text:p>213</text:p>
          </table:table-cell>
          <table:table-cell table:formula="of:=([.B214]-[.B213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607588000">
            <text:p>12383607588000</text:p>
          </table:table-cell>
          <table:table-cell office:value-type="float" office:value="214">
            <text:p>214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665533000">
            <text:p>12383665533000</text:p>
          </table:table-cell>
          <table:table-cell office:value-type="float" office:value="215">
            <text:p>215</text:p>
          </table:table-cell>
          <table:table-cell table:formula="of:=([.B216]-[.B215])/1000000" office:value-type="float" office:value="57.945">
            <text:p>57.945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719077000">
            <text:p>12383719077000</text:p>
          </table:table-cell>
          <table:table-cell office:value-type="float" office:value="216">
            <text:p>216</text:p>
          </table:table-cell>
          <table:table-cell table:formula="of:=([.B217]-[.B216])/1000000" office:value-type="float" office:value="53.544">
            <text:p>53.544</text:p>
          </table:table-cell>
          <table:table-cell table:number-columns-repeated="3"/>
        </table:table-row>
        <table:table-row table:style-name="ro1">
          <table:table-cell office:value-type="string">
            <text:p>10-15 19:18:11.848: WARN/iTesa(2187): </text:p>
          </table:table-cell>
          <table:table-cell office:value-type="float" office:value="12383775312000">
            <text:p>12383775312000</text:p>
          </table:table-cell>
          <table:table-cell office:value-type="float" office:value="217">
            <text:p>217</text:p>
          </table:table-cell>
          <table:table-cell table:formula="of:=([.B218]-[.B217])/1000000" office:value-type="float" office:value="56.235">
            <text:p>56.235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31723000">
            <text:p>12383831723000</text:p>
          </table:table-cell>
          <table:table-cell office:value-type="float" office:value="218">
            <text:p>218</text:p>
          </table:table-cell>
          <table:table-cell table:formula="of:=([.B219]-[.B218])/1000000" office:value-type="float" office:value="56.411">
            <text:p>56.411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85257000">
            <text:p>12383885257000</text:p>
          </table:table-cell>
          <table:table-cell office:value-type="float" office:value="219">
            <text:p>219</text:p>
          </table:table-cell>
          <table:table-cell table:formula="of:=([.B220]-[.B219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12.015: WARN/iTesa(2187): </text:p>
          </table:table-cell>
          <table:table-cell office:value-type="float" office:value="12383941420000">
            <text:p>12383941420000</text:p>
          </table:table-cell>
          <table:table-cell office:value-type="float" office:value="220">
            <text:p>220</text:p>
          </table:table-cell>
          <table:table-cell table:formula="of:=([.B221]-[.B220])/1000000" office:value-type="float" office:value="56.163">
            <text:p>56.16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3996873000">
            <text:p>12383996873000</text:p>
          </table:table-cell>
          <table:table-cell office:value-type="float" office:value="221">
            <text:p>221</text:p>
          </table:table-cell>
          <table:table-cell table:formula="of:=([.B222]-[.B221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4050377000">
            <text:p>12384050377000</text:p>
          </table:table-cell>
          <table:table-cell office:value-type="float" office:value="222">
            <text:p>222</text:p>
          </table:table-cell>
          <table:table-cell table:formula="of:=([.B223]-[.B222])/1000000" office:value-type="float" office:value="53.504">
            <text:p>53.504</text:p>
          </table:table-cell>
          <table:table-cell table:number-columns-repeated="3"/>
        </table:table-row>
        <table:table-row table:style-name="ro1">
          <table:table-cell office:value-type="string">
            <text:p>10-15 19:18:12.175: WARN/iTesa(2187): </text:p>
          </table:table-cell>
          <table:table-cell office:value-type="float" office:value="12384105345000">
            <text:p>12384105345000</text:p>
          </table:table-cell>
          <table:table-cell office:value-type="float" office:value="223">
            <text:p>223</text:p>
          </table:table-cell>
          <table:table-cell table:formula="of:=([.B224]-[.B223])/1000000" office:value-type="float" office:value="54.968">
            <text:p>54.968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158857000">
            <text:p>12384158857000</text:p>
          </table:table-cell>
          <table:table-cell office:value-type="float" office:value="224">
            <text:p>224</text:p>
          </table:table-cell>
          <table:table-cell table:formula="of:=([.B225]-[.B224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211397000">
            <text:p>12384211397000</text:p>
          </table:table-cell>
          <table:table-cell office:value-type="float" office:value="225">
            <text:p>225</text:p>
          </table:table-cell>
          <table:table-cell table:formula="of:=([.B226]-[.B225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43185000">
            <text:p>12384343185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131.788">
            <text:p>131.788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96428000">
            <text:p>12384396428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3.243">
            <text:p>53.24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458168000">
            <text:p>12384458168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61.74">
            <text:p>61.74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12558000">
            <text:p>12384512558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54.39">
            <text:p>54.3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71427000">
            <text:p>12384571427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8.869">
            <text:p>58.86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33162000">
            <text:p>12384633162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61.735">
            <text:p>61.735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92495000">
            <text:p>1238469249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9.333">
            <text:p>59.33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749902000">
            <text:p>1238474990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7.407">
            <text:p>57.407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808362000">
            <text:p>12384808362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58.46">
            <text:p>58.46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868532000">
            <text:p>1238486853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60.17">
            <text:p>60.17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924595000">
            <text:p>12384924595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6.063">
            <text:p>56.063</text:p>
          </table:table-cell>
          <table:table-cell table:number-columns-repeated="3"/>
        </table:table-row>
        <table:table-row table:style-name="ro1">
          <table:table-cell office:value-type="string">
            <text:p>10-15 19:18:13.050: WARN/iTesa(2187): </text:p>
          </table:table-cell>
          <table:table-cell office:value-type="float" office:value="12384977605000">
            <text:p>12384977605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3.01">
            <text:p>53.01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30695000">
            <text:p>12385030695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3.09">
            <text:p>53.09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83173000">
            <text:p>12385083173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2.478">
            <text:p>52.478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188647000">
            <text:p>12385188647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105.474">
            <text:p>105.474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241187000">
            <text:p>12385241187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294308000">
            <text:p>12385294308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121">
            <text:p>53.121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346802000">
            <text:p>12385346802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2.494">
            <text:p>52.494</text:p>
          </table:table-cell>
          <table:table-cell table:number-columns-repeated="3"/>
        </table:table-row>
        <table:table-row table:style-name="ro1">
          <table:table-cell office:value-type="string">
            <text:p>10-15 19:18:13.475: WARN/iTesa(2187): </text:p>
          </table:table-cell>
          <table:table-cell office:value-type="float" office:value="12385399762000">
            <text:p>12385399762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2.96">
            <text:p>52.96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455313000">
            <text:p>12385455313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5.551">
            <text:p>55.551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508712000">
            <text:p>1238550871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563267000">
            <text:p>12385563267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616595000">
            <text:p>12385616595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13.745: WARN/iTesa(2187): </text:p>
          </table:table-cell>
          <table:table-cell office:value-type="float" office:value="12385671222000">
            <text:p>12385671222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25885000">
            <text:p>12385725885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79305000">
            <text:p>12385779305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3.905: WARN/iTesa(2187): </text:p>
          </table:table-cell>
          <table:table-cell office:value-type="float" office:value="12385834053000">
            <text:p>12385834053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888735000">
            <text:p>12385888735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4.682">
            <text:p>54.682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942152000">
            <text:p>12385942152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3.417">
            <text:p>53.417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5996853000">
            <text:p>12385996853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6050355000">
            <text:p>12386050355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3.502">
            <text:p>53.502</text:p>
          </table:table-cell>
          <table:table-cell table:number-columns-repeated="3"/>
        </table:table-row>
        <table:table-row table:style-name="ro1">
          <table:table-cell office:value-type="string">
            <text:p>10-15 19:18:14.177: WARN/iTesa(2187): </text:p>
          </table:table-cell>
          <table:table-cell office:value-type="float" office:value="12386104948000">
            <text:p>12386104948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4.285: WARN/iTesa(2187): </text:p>
          </table:table-cell>
          <table:table-cell office:value-type="float" office:value="12386212958000">
            <text:p>1238621295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267577000">
            <text:p>12386267577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4.619">
            <text:p>54.619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321038000">
            <text:p>12386321038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14.455: WARN/iTesa(2187): </text:p>
          </table:table-cell>
          <table:table-cell office:value-type="float" office:value="12386375840000">
            <text:p>1238637584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4.802">
            <text:p>54.802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30287000">
            <text:p>1238643028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4.447">
            <text:p>54.447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83638000">
            <text:p>12386483638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51">
            <text:p>53.351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38177000">
            <text:p>12386538177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4.539">
            <text:p>54.539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91635000">
            <text:p>12386591635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46137000">
            <text:p>12386646137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54.502">
            <text:p>54.502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99627000">
            <text:p>12386699627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14.827: WARN/iTesa(2187): </text:p>
          </table:table-cell>
          <table:table-cell office:value-type="float" office:value="12386754442000">
            <text:p>12386754442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4.815">
            <text:p>54.815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09153000">
            <text:p>1238680915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4.711">
            <text:p>54.711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62598000">
            <text:p>12386862598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4.985: WARN/iTesa(2187): </text:p>
          </table:table-cell>
          <table:table-cell office:value-type="float" office:value="12386917085000">
            <text:p>12386917085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4.487">
            <text:p>54.48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6971852000">
            <text:p>1238697185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4.767">
            <text:p>54.76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7025200000">
            <text:p>12387025200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079855000">
            <text:p>12387079855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133452000">
            <text:p>12387133452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15.265: WARN/iTesa(2187): </text:p>
          </table:table-cell>
          <table:table-cell office:value-type="float" office:value="12387193918000">
            <text:p>12387193918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60.466">
            <text:p>60.466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248780000">
            <text:p>12387248780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302247000">
            <text:p>12387302247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15.429: WARN/iTesa(2187): </text:p>
          </table:table-cell>
          <table:table-cell office:value-type="float" office:value="12387356962000">
            <text:p>12387356962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4.715">
            <text:p>54.715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11802000">
            <text:p>12387411802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65198000">
            <text:p>12387465198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15.595: WARN/iTesa(2187): </text:p>
          </table:table-cell>
          <table:table-cell office:value-type="float" office:value="12387519757000">
            <text:p>12387519757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4.559">
            <text:p>54.559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574465000">
            <text:p>1238757446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627805000">
            <text:p>12387627805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15.755: WARN/iTesa(2187): </text:p>
          </table:table-cell>
          <table:table-cell office:value-type="float" office:value="12387682400000">
            <text:p>12387682400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37063000">
            <text:p>1238773706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90535000">
            <text:p>12387790535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15.917: WARN/iTesa(2187): </text:p>
          </table:table-cell>
          <table:table-cell office:value-type="float" office:value="12387845400000">
            <text:p>12387845400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00362000">
            <text:p>12387900362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4.962">
            <text:p>54.962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53767000">
            <text:p>1238795376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08355000">
            <text:p>12388008355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61778000">
            <text:p>12388061778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16.189: WARN/iTesa(2187): </text:p>
          </table:table-cell>
          <table:table-cell office:value-type="float" office:value="12388116370000">
            <text:p>12388116370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171113000">
            <text:p>12388171113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224515000">
            <text:p>12388224515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16.355: WARN/iTesa(2187): </text:p>
          </table:table-cell>
          <table:table-cell office:value-type="float" office:value="12388279242000">
            <text:p>12388279242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34307000">
            <text:p>12388334307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5.065">
            <text:p>55.065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87772000">
            <text:p>12388387772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16.515: WARN/iTesa(2187): </text:p>
          </table:table-cell>
          <table:table-cell office:value-type="float" office:value="12388442552000">
            <text:p>12388442552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4.78">
            <text:p>54.78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497255000">
            <text:p>12388497255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54.703">
            <text:p>54.703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550927000">
            <text:p>12388550927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3.672">
            <text:p>53.672</text:p>
          </table:table-cell>
          <table:table-cell table:number-columns-repeated="3"/>
        </table:table-row>
        <table:table-row table:style-name="ro1">
          <table:table-cell office:value-type="string">
            <text:p>10-15 19:18:16.678: WARN/iTesa(2187): </text:p>
          </table:table-cell>
          <table:table-cell office:value-type="float" office:value="12388605410000">
            <text:p>12388605410000</text:p>
          </table:table-cell>
          <table:table-cell office:value-type="float" office:value="303">
            <text:p>303</text:p>
          </table:table-cell>
          <table:table-cell table:formula="of:=([.B303]-[.B302])/1000000" office:value-type="float" office:value="54.483">
            <text:p>54.483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660072000">
            <text:p>12388660072000</text:p>
          </table:table-cell>
          <table:table-cell office:value-type="float" office:value="304">
            <text:p>304</text:p>
          </table:table-cell>
          <table:table-cell table:formula="of:=([.B304]-[.B303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713747000">
            <text:p>12388713747000</text:p>
          </table:table-cell>
          <table:table-cell office:value-type="float" office:value="305">
            <text:p>305</text:p>
          </table:table-cell>
          <table:table-cell table:formula="of:=([.B305]-[.B304])/1000000" office:value-type="float" office:value="53.675">
            <text:p>53.675</text:p>
          </table:table-cell>
          <table:table-cell table:number-columns-repeated="3"/>
        </table:table-row>
        <table:table-row table:style-name="ro1">
          <table:table-cell office:value-type="string">
            <text:p>10-15 19:18:16.835: WARN/iTesa(2187): </text:p>
          </table:table-cell>
          <table:table-cell office:value-type="float" office:value="12388768250000">
            <text:p>12388768250000</text:p>
          </table:table-cell>
          <table:table-cell office:value-type="float" office:value="306">
            <text:p>306</text:p>
          </table:table-cell>
          <table:table-cell table:formula="of:=([.B306]-[.B305])/1000000" office:value-type="float" office:value="54.503">
            <text:p>54.503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23952000">
            <text:p>12388823952000</text:p>
          </table:table-cell>
          <table:table-cell office:value-type="float" office:value="307">
            <text:p>307</text:p>
          </table:table-cell>
          <table:table-cell table:formula="of:=([.B307]-[.B306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77388000">
            <text:p>12388877388000</text:p>
          </table:table-cell>
          <table:table-cell office:value-type="float" office:value="308">
            <text:p>308</text:p>
          </table:table-cell>
          <table:table-cell table:formula="of:=([.B308]-[.B307])/1000000" office:value-type="float" office:value="53.436">
            <text:p>53.436</text:p>
          </table:table-cell>
          <table:table-cell table:number-columns-repeated="3"/>
        </table:table-row>
        <table:table-row table:style-name="ro1">
          <table:table-cell office:value-type="string">
            <text:p>10-15 19:18:17.005: WARN/iTesa(2187): </text:p>
          </table:table-cell>
          <table:table-cell office:value-type="float" office:value="12388931668000">
            <text:p>12388931668000</text:p>
          </table:table-cell>
          <table:table-cell office:value-type="float" office:value="309">
            <text:p>309</text:p>
          </table:table-cell>
          <table:table-cell table:formula="of:=([.B309]-[.B30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8986363000">
            <text:p>12388986363000</text:p>
          </table:table-cell>
          <table:table-cell office:value-type="float" office:value="310">
            <text:p>310</text:p>
          </table:table-cell>
          <table:table-cell table:formula="of:=([.B310]-[.B309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9039698000">
            <text:p>12389039698000</text:p>
          </table:table-cell>
          <table:table-cell office:value-type="float" office:value="311">
            <text:p>311</text:p>
          </table:table-cell>
          <table:table-cell table:formula="of:=([.B311]-[.B31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094245000">
            <text:p>12389094245000</text:p>
          </table:table-cell>
          <table:table-cell office:value-type="float" office:value="312">
            <text:p>312</text:p>
          </table:table-cell>
          <table:table-cell table:formula="of:=([.B312]-[.B311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147640000">
            <text:p>12389147640000</text:p>
          </table:table-cell>
          <table:table-cell office:value-type="float" office:value="313">
            <text:p>313</text:p>
          </table:table-cell>
          <table:table-cell table:formula="of:=([.B313]-[.B31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17.275: WARN/iTesa(2187): </text:p>
          </table:table-cell>
          <table:table-cell office:value-type="float" office:value="12389202233000">
            <text:p>12389202233000</text:p>
          </table:table-cell>
          <table:table-cell office:value-type="float" office:value="314">
            <text:p>314</text:p>
          </table:table-cell>
          <table:table-cell table:formula="of:=([.B314]-[.B313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256860000">
            <text:p>12389256860000</text:p>
          </table:table-cell>
          <table:table-cell office:value-type="float" office:value="315">
            <text:p>315</text:p>
          </table:table-cell>
          <table:table-cell table:formula="of:=([.B315]-[.B314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320588000">
            <text:p>12389320588000</text:p>
          </table:table-cell>
          <table:table-cell office:value-type="float" office:value="316">
            <text:p>316</text:p>
          </table:table-cell>
          <table:table-cell table:formula="of:=([.B316]-[.B315])/1000000" office:value-type="float" office:value="63.728">
            <text:p>63.728</text:p>
          </table:table-cell>
          <table:table-cell table:number-columns-repeated="3"/>
        </table:table-row>
        <table:table-row table:style-name="ro1">
          <table:table-cell office:value-type="string">
            <text:p>10-15 19:18:17.455: WARN/iTesa(2187): </text:p>
          </table:table-cell>
          <table:table-cell office:value-type="float" office:value="12389375392000">
            <text:p>12389375392000</text:p>
          </table:table-cell>
          <table:table-cell office:value-type="float" office:value="317">
            <text:p>317</text:p>
          </table:table-cell>
          <table:table-cell table:formula="of:=([.B317]-[.B316])/1000000" office:value-type="float" office:value="54.804">
            <text:p>54.804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30177000">
            <text:p>12389430177000</text:p>
          </table:table-cell>
          <table:table-cell office:value-type="float" office:value="318">
            <text:p>318</text:p>
          </table:table-cell>
          <table:table-cell table:formula="of:=([.B318]-[.B317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83597000">
            <text:p>12389483597000</text:p>
          </table:table-cell>
          <table:table-cell office:value-type="float" office:value="319">
            <text:p>319</text:p>
          </table:table-cell>
          <table:table-cell table:formula="of:=([.B319]-[.B31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7.615: WARN/iTesa(2187): </text:p>
          </table:table-cell>
          <table:table-cell office:value-type="float" office:value="12389538385000">
            <text:p>12389538385000</text:p>
          </table:table-cell>
          <table:table-cell office:value-type="float" office:value="320">
            <text:p>320</text:p>
          </table:table-cell>
          <table:table-cell table:formula="of:=([.B320]-[.B319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593322000">
            <text:p>12389593322000</text:p>
          </table:table-cell>
          <table:table-cell office:value-type="float" office:value="321">
            <text:p>321</text:p>
          </table:table-cell>
          <table:table-cell table:formula="of:=([.B321]-[.B320])/1000000" office:value-type="float" office:value="54.937">
            <text:p>54.937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646647000">
            <text:p>12389646647000</text:p>
          </table:table-cell>
          <table:table-cell office:value-type="float" office:value="322">
            <text:p>322</text:p>
          </table:table-cell>
          <table:table-cell table:formula="of:=([.B322]-[.B32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01877000">
            <text:p>12389701877000</text:p>
          </table:table-cell>
          <table:table-cell office:value-type="float" office:value="323">
            <text:p>323</text:p>
          </table:table-cell>
          <table:table-cell table:formula="of:=([.B323]-[.B322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55250000">
            <text:p>12389755250000</text:p>
          </table:table-cell>
          <table:table-cell office:value-type="float" office:value="324">
            <text:p>324</text:p>
          </table:table-cell>
          <table:table-cell table:formula="of:=([.B324]-[.B323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09998000">
            <text:p>12389809998000</text:p>
          </table:table-cell>
          <table:table-cell office:value-type="float" office:value="325">
            <text:p>325</text:p>
          </table:table-cell>
          <table:table-cell table:formula="of:=([.B325]-[.B324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63740000">
            <text:p>12389863740000</text:p>
          </table:table-cell>
          <table:table-cell office:value-type="float" office:value="326">
            <text:p>326</text:p>
          </table:table-cell>
          <table:table-cell table:formula="of:=([.B326]-[.B325])/1000000" office:value-type="float" office:value="53.742">
            <text:p>53.742</text:p>
          </table:table-cell>
          <table:table-cell table:number-columns-repeated="3"/>
        </table:table-row>
        <table:table-row table:style-name="ro1">
          <table:table-cell office:value-type="string">
            <text:p>10-15 19:18:17.995: WARN/iTesa(2187): </text:p>
          </table:table-cell>
          <table:table-cell office:value-type="float" office:value="12389918158000">
            <text:p>12389918158000</text:p>
          </table:table-cell>
          <table:table-cell office:value-type="float" office:value="327">
            <text:p>327</text:p>
          </table:table-cell>
          <table:table-cell table:formula="of:=([.B327]-[.B326])/1000000" office:value-type="float" office:value="54.418">
            <text:p>54.418</text:p>
          </table:table-cell>
          <table:table-cell table:number-columns-repeated="3"/>
        </table:table-row>
        <table:table-row table:style-name="ro1">
          <table:table-cell office:value-type="string">
            <text:p>10-15 19:18:18.099: WARN/iTesa(2187): </text:p>
          </table:table-cell>
          <table:table-cell office:value-type="float" office:value="12390026472000">
            <text:p>12390026472000</text:p>
          </table:table-cell>
          <table:table-cell office:value-type="float" office:value="328">
            <text:p>328</text:p>
          </table:table-cell>
          <table:table-cell table:formula="of:=([.B328]-[.B327])/1000000" office:value-type="float" office:value="108.314">
            <text:p>108.314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081303000">
            <text:p>12390081303000</text:p>
          </table:table-cell>
          <table:table-cell office:value-type="float" office:value="329">
            <text:p>329</text:p>
          </table:table-cell>
          <table:table-cell table:formula="of:=([.B329]-[.B328])/1000000" office:value-type="float" office:value="54.831">
            <text:p>54.831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134662000">
            <text:p>12390134662000</text:p>
          </table:table-cell>
          <table:table-cell office:value-type="float" office:value="330">
            <text:p>330</text:p>
          </table:table-cell>
          <table:table-cell table:formula="of:=([.B330]-[.B329])/1000000" office:value-type="float" office:value="53.359">
            <text:p>53.359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189265000">
            <text:p>12390189265000</text:p>
          </table:table-cell>
          <table:table-cell office:value-type="float" office:value="331">
            <text:p>331</text:p>
          </table:table-cell>
          <table:table-cell table:formula="of:=([.B331]-[.B330])/1000000" office:value-type="float" office:value="54.603">
            <text:p>54.603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242652000">
            <text:p>12390242652000</text:p>
          </table:table-cell>
          <table:table-cell office:value-type="float" office:value="332">
            <text:p>332</text:p>
          </table:table-cell>
          <table:table-cell table:formula="of:=([.B332]-[.B331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18.369: WARN/iTesa(2187): </text:p>
          </table:table-cell>
          <table:table-cell office:value-type="float" office:value="12390297182000">
            <text:p>12390297182000</text:p>
          </table:table-cell>
          <table:table-cell office:value-type="float" office:value="333">
            <text:p>333</text:p>
          </table:table-cell>
          <table:table-cell table:formula="of:=([.B333]-[.B332])/1000000" office:value-type="float" office:value="54.53">
            <text:p>54.53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351867000">
            <text:p>12390351867000</text:p>
          </table:table-cell>
          <table:table-cell office:value-type="float" office:value="334">
            <text:p>334</text:p>
          </table:table-cell>
          <table:table-cell table:formula="of:=([.B334]-[.B333])/1000000" office:value-type="float" office:value="54.685">
            <text:p>54.685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405278000">
            <text:p>12390405278000</text:p>
          </table:table-cell>
          <table:table-cell office:value-type="float" office:value="335">
            <text:p>335</text:p>
          </table:table-cell>
          <table:table-cell table:formula="of:=([.B335]-[.B334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18:18.535: WARN/iTesa(2187): </text:p>
          </table:table-cell>
          <table:table-cell office:value-type="float" office:value="12390459945000">
            <text:p>12390459945000</text:p>
          </table:table-cell>
          <table:table-cell office:value-type="float" office:value="336">
            <text:p>336</text:p>
          </table:table-cell>
          <table:table-cell table:formula="of:=([.B336]-[.B335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16640000">
            <text:p>12390516640000</text:p>
          </table:table-cell>
          <table:table-cell office:value-type="float" office:value="337">
            <text:p>337</text:p>
          </table:table-cell>
          <table:table-cell table:formula="of:=([.B337]-[.B336])/1000000" office:value-type="float" office:value="56.695">
            <text:p>56.695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70080000">
            <text:p>12390570080000</text:p>
          </table:table-cell>
          <table:table-cell office:value-type="float" office:value="338">
            <text:p>338</text:p>
          </table:table-cell>
          <table:table-cell table:formula="of:=([.B338]-[.B33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18.750: WARN/iTesa(2187): </text:p>
          </table:table-cell>
          <table:table-cell office:value-type="float" office:value="12390624688000">
            <text:p>12390624688000</text:p>
          </table:table-cell>
          <table:table-cell office:value-type="float" office:value="339">
            <text:p>339</text:p>
          </table:table-cell>
          <table:table-cell table:formula="of:=([.B339]-[.B338])/1000000" office:value-type="float" office:value="54.608">
            <text:p>54.608</text:p>
          </table:table-cell>
          <table:table-cell table:number-columns-repeated="3"/>
        </table:table-row>
        <table:table-row table:style-name="ro1">
          <table:table-cell office:value-type="string">
            <text:p>10-15 19:18:18.755: WARN/iTesa(2187): </text:p>
          </table:table-cell>
          <table:table-cell office:value-type="float" office:value="12390678012000">
            <text:p>12390678012000</text:p>
          </table:table-cell>
          <table:table-cell office:value-type="float" office:value="340">
            <text:p>340</text:p>
          </table:table-cell>
          <table:table-cell table:formula="of:=([.B340]-[.B339])/1000000" office:value-type="float" office:value="53.324">
            <text:p>53.324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32608000">
            <text:p>12390732608000</text:p>
          </table:table-cell>
          <table:table-cell office:value-type="float" office:value="341">
            <text:p>341</text:p>
          </table:table-cell>
          <table:table-cell table:formula="of:=([.B341]-[.B340])/1000000" office:value-type="float" office:value="54.596">
            <text:p>54.596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86002000">
            <text:p>12390786002000</text:p>
          </table:table-cell>
          <table:table-cell office:value-type="float" office:value="342">
            <text:p>342</text:p>
          </table:table-cell>
          <table:table-cell table:formula="of:=([.B342]-[.B341])/1000000" office:value-type="float" office:value="53.394">
            <text:p>53.394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41548000">
            <text:p>12390841548000</text:p>
          </table:table-cell>
          <table:table-cell office:value-type="float" office:value="343">
            <text:p>343</text:p>
          </table:table-cell>
          <table:table-cell table:formula="of:=([.B343]-[.B342])/1000000" office:value-type="float" office:value="55.546">
            <text:p>55.546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95208000">
            <text:p>12390895208000</text:p>
          </table:table-cell>
          <table:table-cell office:value-type="float" office:value="344">
            <text:p>344</text:p>
          </table:table-cell>
          <table:table-cell table:formula="of:=([.B344]-[.B343])/1000000" office:value-type="float" office:value="53.66">
            <text:p>53.66</text:p>
          </table:table-cell>
          <table:table-cell table:number-columns-repeated="3"/>
        </table:table-row>
        <table:table-row table:style-name="ro1">
          <table:table-cell office:value-type="string">
            <text:p>10-15 19:18:19.025: WARN/iTesa(2187): </text:p>
          </table:table-cell>
          <table:table-cell office:value-type="float" office:value="12390949118000">
            <text:p>12390949118000</text:p>
          </table:table-cell>
          <table:table-cell office:value-type="float" office:value="345">
            <text:p>345</text:p>
          </table:table-cell>
          <table:table-cell table:formula="of:=([.B345]-[.B344])/1000000" office:value-type="float" office:value="53.91">
            <text:p>53.91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02940000">
            <text:p>12391002940000</text:p>
          </table:table-cell>
          <table:table-cell office:value-type="float" office:value="346">
            <text:p>346</text:p>
          </table:table-cell>
          <table:table-cell table:formula="of:=([.B346]-[.B345])/1000000" office:value-type="float" office:value="53.822">
            <text:p>53.822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55818000">
            <text:p>12391055818000</text:p>
          </table:table-cell>
          <table:table-cell office:value-type="float" office:value="347">
            <text:p>347</text:p>
          </table:table-cell>
          <table:table-cell table:formula="of:=([.B347]-[.B346])/1000000" office:value-type="float" office:value="52.878">
            <text:p>52.878</text:p>
          </table:table-cell>
          <table:table-cell table:number-columns-repeated="3"/>
        </table:table-row>
        <table:table-row table:style-name="ro1">
          <table:table-cell office:value-type="string">
            <text:p>10-15 19:18:19.185: WARN/iTesa(2187): </text:p>
          </table:table-cell>
          <table:table-cell office:value-type="float" office:value="12391109077000">
            <text:p>12391109077000</text:p>
          </table:table-cell>
          <table:table-cell office:value-type="float" office:value="348">
            <text:p>348</text:p>
          </table:table-cell>
          <table:table-cell table:formula="of:=([.B348]-[.B347])/1000000" office:value-type="float" office:value="53.259">
            <text:p>53.259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163357000">
            <text:p>12391163357000</text:p>
          </table:table-cell>
          <table:table-cell office:value-type="float" office:value="349">
            <text:p>349</text:p>
          </table:table-cell>
          <table:table-cell table:formula="of:=([.B349]-[.B34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216102000">
            <text:p>12391216102000</text:p>
          </table:table-cell>
          <table:table-cell office:value-type="float" office:value="350">
            <text:p>350</text:p>
          </table:table-cell>
          <table:table-cell table:formula="of:=([.B350]-[.B349])/1000000" office:value-type="float" office:value="52.745">
            <text:p>52.745</text:p>
          </table:table-cell>
          <table:table-cell table:number-columns-repeated="3"/>
        </table:table-row>
        <table:table-row table:style-name="ro1">
          <table:table-cell office:value-type="string">
            <text:p>10-15 19:18:19.355: WARN/iTesa(2187): </text:p>
          </table:table-cell>
          <table:table-cell office:value-type="float" office:value="12391269642000">
            <text:p>12391269642000</text:p>
          </table:table-cell>
          <table:table-cell office:value-type="float" office:value="351">
            <text:p>351</text:p>
          </table:table-cell>
          <table:table-cell table:formula="of:=([.B351]-[.B350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23372000">
            <text:p>12391323372000</text:p>
          </table:table-cell>
          <table:table-cell office:value-type="float" office:value="352">
            <text:p>352</text:p>
          </table:table-cell>
          <table:table-cell table:formula="of:=([.B352]-[.B351])/1000000" office:value-type="float" office:value="53.73">
            <text:p>53.73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76107000">
            <text:p>12391376107000</text:p>
          </table:table-cell>
          <table:table-cell office:value-type="float" office:value="353">
            <text:p>353</text:p>
          </table:table-cell>
          <table:table-cell table:formula="of:=([.B353]-[.B352])/1000000" office:value-type="float" office:value="52.735">
            <text:p>52.735</text:p>
          </table:table-cell>
          <table:table-cell table:number-columns-repeated="3"/>
        </table:table-row>
        <table:table-row table:style-name="ro1">
          <table:table-cell office:value-type="string">
            <text:p>10-15 19:18:19.525: WARN/iTesa(2187): </text:p>
          </table:table-cell>
          <table:table-cell office:value-type="float" office:value="12391429608000">
            <text:p>12391429608000</text:p>
          </table:table-cell>
          <table:table-cell office:value-type="float" office:value="354">
            <text:p>354</text:p>
          </table:table-cell>
          <table:table-cell table:formula="of:=([.B354]-[.B353])/1000000" office:value-type="float" office:value="53.501">
            <text:p>53.501</text:p>
          </table:table-cell>
          <table:table-cell table:number-columns-repeated="3"/>
        </table:table-row>
        <table:table-row table:style-name="ro1">
          <table:table-cell office:value-type="string">
            <text:p>10-15 19:18:19.615: WARN/iTesa(2187): </text:p>
          </table:table-cell>
          <table:table-cell office:value-type="float" office:value="12391483480000">
            <text:p>12391483480000</text:p>
          </table:table-cell>
          <table:table-cell office:value-type="float" office:value="355">
            <text:p>355</text:p>
          </table:table-cell>
          <table:table-cell table:formula="of:=([.B355]-[.B354])/1000000" office:value-type="float" office:value="53.872">
            <text:p>53.872</text:p>
          </table:table-cell>
          <table:table-cell table:number-columns-repeated="3"/>
        </table:table-row>
        <table:table-row table:style-name="ro1">
          <table:table-cell office:value-type="string">
            <text:p>10-15 19:18:19.625: WARN/iTesa(2187): </text:p>
          </table:table-cell>
          <table:table-cell office:value-type="float" office:value="12391536272000">
            <text:p>12391536272000</text:p>
          </table:table-cell>
          <table:table-cell office:value-type="float" office:value="356">
            <text:p>356</text:p>
          </table:table-cell>
          <table:table-cell table:formula="of:=([.B356]-[.B355])/1000000" office:value-type="float" office:value="52.792">
            <text:p>52.792</text:p>
          </table:table-cell>
          <table:table-cell table:number-columns-repeated="3"/>
        </table:table-row>
        <table:table-row table:style-name="ro1">
          <table:table-cell office:value-type="string">
            <text:p>10-15 19:18:19.665: WARN/iTesa(2187): </text:p>
          </table:table-cell>
          <table:table-cell office:value-type="float" office:value="12391589777000">
            <text:p>12391589777000</text:p>
          </table:table-cell>
          <table:table-cell office:value-type="float" office:value="357">
            <text:p>357</text:p>
          </table:table-cell>
          <table:table-cell table:formula="of:=([.B357]-[.B356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697065000">
            <text:p>12391697065000</text:p>
          </table:table-cell>
          <table:table-cell office:value-type="float" office:value="358">
            <text:p>358</text:p>
          </table:table-cell>
          <table:table-cell table:formula="of:=([.B358]-[.B357])/1000000" office:value-type="float" office:value="107.288">
            <text:p>107.288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749865000">
            <text:p>12391749865000</text:p>
          </table:table-cell>
          <table:table-cell office:value-type="float" office:value="359">
            <text:p>359</text:p>
          </table:table-cell>
          <table:table-cell table:formula="of:=([.B359]-[.B358])/1000000"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03528000">
            <text:p>12391803528000</text:p>
          </table:table-cell>
          <table:table-cell office:value-type="float" office:value="360">
            <text:p>360</text:p>
          </table:table-cell>
          <table:table-cell table:formula="of:=([.B360]-[.B359])/1000000" office:value-type="float" office:value="53.663">
            <text:p>53.663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56283000">
            <text:p>12391856283000</text:p>
          </table:table-cell>
          <table:table-cell office:value-type="float" office:value="361">
            <text:p>361</text:p>
          </table:table-cell>
          <table:table-cell table:formula="of:=([.B361]-[.B360])/1000000" office:value-type="float" office:value="52.755">
            <text:p>52.75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09978000">
            <text:p>12391909978000</text:p>
          </table:table-cell>
          <table:table-cell office:value-type="float" office:value="362">
            <text:p>362</text:p>
          </table:table-cell>
          <table:table-cell table:formula="of:=([.B362]-[.B361])/1000000" office:value-type="float" office:value="53.695">
            <text:p>53.69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62818000">
            <text:p>12391962818000</text:p>
          </table:table-cell>
          <table:table-cell office:value-type="float" office:value="363">
            <text:p>363</text:p>
          </table:table-cell>
          <table:table-cell table:formula="of:=([.B363]-[.B362])/1000000" office:value-type="float" office:value="52.84">
            <text:p>52.84</text:p>
          </table:table-cell>
          <table:table-cell table:number-columns-repeated="3"/>
        </table:table-row>
        <table:table-row table:style-name="ro1">
          <table:table-cell office:value-type="string">
            <text:p>10-15 19:18:20.086: WARN/iTesa(2187): </text:p>
          </table:table-cell>
          <table:table-cell office:value-type="float" office:value="12392016147000">
            <text:p>12392016147000</text:p>
          </table:table-cell>
          <table:table-cell office:value-type="float" office:value="364">
            <text:p>364</text:p>
          </table:table-cell>
          <table:table-cell table:formula="of:=([.B364]-[.B363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20.195: WARN/iTesa(2187): </text:p>
          </table:table-cell>
          <table:table-cell office:value-type="float" office:value="12392069468000">
            <text:p>12392069468000</text:p>
          </table:table-cell>
          <table:table-cell office:value-type="float" office:value="365">
            <text:p>365</text:p>
          </table:table-cell>
          <table:table-cell table:formula="of:=([.B365]-[.B364])/1000000" office:value-type="float" office:value="53.321">
            <text:p>53.321</text:p>
          </table:table-cell>
          <table:table-cell table:number-columns-repeated="3"/>
        </table:table-row>
        <table:table-row table:style-name="ro1">
          <table:table-cell office:value-type="string">
            <text:p>10-15 19:18:20.215: WARN/iTesa(2187): </text:p>
          </table:table-cell>
          <table:table-cell office:value-type="float" office:value="12392122168000">
            <text:p>12392122168000</text:p>
          </table:table-cell>
          <table:table-cell office:value-type="float" office:value="366">
            <text:p>366</text:p>
          </table:table-cell>
          <table:table-cell table:formula="of:=([.B366]-[.B365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0.245: WARN/iTesa(2187): </text:p>
          </table:table-cell>
          <table:table-cell office:value-type="float" office:value="12392175507000">
            <text:p>12392175507000</text:p>
          </table:table-cell>
          <table:table-cell office:value-type="float" office:value="367">
            <text:p>367</text:p>
          </table:table-cell>
          <table:table-cell table:formula="of:=([.B367]-[.B366])/1000000" office:value-type="float" office:value="53.339">
            <text:p>53.339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28855000">
            <text:p>12392228855000</text:p>
          </table:table-cell>
          <table:table-cell office:value-type="float" office:value="368">
            <text:p>368</text:p>
          </table:table-cell>
          <table:table-cell table:formula="of:=([.B368]-[.B367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81443000">
            <text:p>12392281443000</text:p>
          </table:table-cell>
          <table:table-cell office:value-type="float" office:value="369">
            <text:p>369</text:p>
          </table:table-cell>
          <table:table-cell table:formula="of:=([.B369]-[.B368])/1000000" office:value-type="float" office:value="52.588">
            <text:p>52.588</text:p>
          </table:table-cell>
          <table:table-cell table:number-columns-repeated="3"/>
        </table:table-row>
        <table:table-row table:style-name="ro1">
          <table:table-cell office:value-type="string">
            <text:p>10-15 19:18:20.415: WARN/iTesa(2187): </text:p>
          </table:table-cell>
          <table:table-cell office:value-type="float" office:value="12392334730000">
            <text:p>12392334730000</text:p>
          </table:table-cell>
          <table:table-cell office:value-type="float" office:value="370">
            <text:p>370</text:p>
          </table:table-cell>
          <table:table-cell table:formula="of:=([.B370]-[.B369])/1000000" office:value-type="float" office:value="53.287">
            <text:p>53.2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388317000">
            <text:p>12392388317000</text:p>
          </table:table-cell>
          <table:table-cell office:value-type="float" office:value="371">
            <text:p>371</text:p>
          </table:table-cell>
          <table:table-cell table:formula="of:=([.B371]-[.B370])/1000000" office:value-type="float" office:value="53.587">
            <text:p>53.5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440937000">
            <text:p>12392440937000</text:p>
          </table:table-cell>
          <table:table-cell office:value-type="float" office:value="372">
            <text:p>372</text:p>
          </table:table-cell>
          <table:table-cell table:formula="of:=([.B372]-[.B371])/1000000" office:value-type="float" office:value="52.62">
            <text:p>52.62</text:p>
          </table:table-cell>
          <table:table-cell table:number-columns-repeated="3"/>
        </table:table-row>
        <table:table-row table:style-name="ro1">
          <table:table-cell office:value-type="string">
            <text:p>10-15 19:18:20.567: WARN/iTesa(2187): </text:p>
          </table:table-cell>
          <table:table-cell office:value-type="float" office:value="12392494212000">
            <text:p>12392494212000</text:p>
          </table:table-cell>
          <table:table-cell office:value-type="float" office:value="373">
            <text:p>373</text:p>
          </table:table-cell>
          <table:table-cell table:formula="of:=([.B373]-[.B372])/1000000" office:value-type="float" office:value="53.275">
            <text:p>53.275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548298000">
            <text:p>12392548298000</text:p>
          </table:table-cell>
          <table:table-cell office:value-type="float" office:value="374">
            <text:p>374</text:p>
          </table:table-cell>
          <table:table-cell table:formula="of:=([.B374]-[.B373])/1000000" office:value-type="float" office:value="54.086">
            <text:p>54.086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602440000">
            <text:p>12392602440000</text:p>
          </table:table-cell>
          <table:table-cell office:value-type="float" office:value="375">
            <text:p>375</text:p>
          </table:table-cell>
          <table:table-cell table:formula="of:=([.B375]-[.B374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660758000">
            <text:p>12392660758000</text:p>
          </table:table-cell>
          <table:table-cell office:value-type="float" office:value="376">
            <text:p>376</text:p>
          </table:table-cell>
          <table:table-cell table:formula="of:=([.B376]-[.B375])/1000000" office:value-type="float" office:value="58.318">
            <text:p>58.318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714210000">
            <text:p>12392714210000</text:p>
          </table:table-cell>
          <table:table-cell office:value-type="float" office:value="377">
            <text:p>377</text:p>
          </table:table-cell>
          <table:table-cell table:formula="of:=([.B377]-[.B376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770415000">
            <text:p>12392770415000</text:p>
          </table:table-cell>
          <table:table-cell office:value-type="float" office:value="378">
            <text:p>378</text:p>
          </table:table-cell>
          <table:table-cell table:formula="of:=([.B378]-[.B377])/1000000" office:value-type="float" office:value="56.205">
            <text:p>56.205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827442000">
            <text:p>12392827442000</text:p>
          </table:table-cell>
          <table:table-cell office:value-type="float" office:value="379">
            <text:p>379</text:p>
          </table:table-cell>
          <table:table-cell table:formula="of:=([.B379]-[.B378])/1000000" office:value-type="float" office:value="57.027">
            <text:p>57.027</text:p>
          </table:table-cell>
          <table:table-cell table:number-columns-repeated="3"/>
        </table:table-row>
        <table:table-row table:style-name="ro1">
          <table:table-cell office:value-type="string">
            <text:p>10-15 19:18:20.965: WARN/iTesa(2187): </text:p>
          </table:table-cell>
          <table:table-cell office:value-type="float" office:value="12392883312000">
            <text:p>12392883312000</text:p>
          </table:table-cell>
          <table:table-cell office:value-type="float" office:value="380">
            <text:p>380</text:p>
          </table:table-cell>
          <table:table-cell table:formula="of:=([.B380]-[.B379])/1000000" office:value-type="float" office:value="55.87">
            <text:p>55.87</text:p>
          </table:table-cell>
          <table:table-cell table:number-columns-repeated="3"/>
        </table:table-row>
        <table:table-row table:style-name="ro1">
          <table:table-cell office:value-type="string">
            <text:p>10-15 19:18:21.065: WARN/iTesa(2187): </text:p>
          </table:table-cell>
          <table:table-cell office:value-type="float" office:value="12392940885000">
            <text:p>12392940885000</text:p>
          </table:table-cell>
          <table:table-cell office:value-type="float" office:value="381">
            <text:p>381</text:p>
          </table:table-cell>
          <table:table-cell table:formula="of:=([.B381]-[.B380])/1000000" office:value-type="float" office:value="57.573">
            <text:p>57.573</text:p>
          </table:table-cell>
          <table:table-cell table:number-columns-repeated="3"/>
        </table:table-row>
        <table:table-row table:style-name="ro1">
          <table:table-cell office:value-type="string">
            <text:p>10-15 19:18:21.075: WARN/iTesa(2187): </text:p>
          </table:table-cell>
          <table:table-cell office:value-type="float" office:value="12392997958000">
            <text:p>12392997958000</text:p>
          </table:table-cell>
          <table:table-cell office:value-type="float" office:value="382">
            <text:p>382</text:p>
          </table:table-cell>
          <table:table-cell table:formula="of:=([.B382]-[.B381])/1000000" office:value-type="float" office:value="57.073">
            <text:p>57.073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052722000">
            <text:p>12393052722000</text:p>
          </table:table-cell>
          <table:table-cell office:value-type="float" office:value="383">
            <text:p>383</text:p>
          </table:table-cell>
          <table:table-cell table:formula="of:=([.B383]-[.B382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107417000">
            <text:p>12393107417000</text:p>
          </table:table-cell>
          <table:table-cell office:value-type="float" office:value="384">
            <text:p>384</text:p>
          </table:table-cell>
          <table:table-cell table:formula="of:=([.B384]-[.B383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21.236: WARN/iTesa(2187): </text:p>
          </table:table-cell>
          <table:table-cell office:value-type="float" office:value="12393163382000">
            <text:p>12393163382000</text:p>
          </table:table-cell>
          <table:table-cell office:value-type="float" office:value="385">
            <text:p>385</text:p>
          </table:table-cell>
          <table:table-cell table:formula="of:=([.B385]-[.B384])/1000000" office:value-type="float" office:value="55.965">
            <text:p>55.965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18103000">
            <text:p>12393218103000</text:p>
          </table:table-cell>
          <table:table-cell office:value-type="float" office:value="386">
            <text:p>386</text:p>
          </table:table-cell>
          <table:table-cell table:formula="of:=([.B386]-[.B385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74258000">
            <text:p>12393274258000</text:p>
          </table:table-cell>
          <table:table-cell office:value-type="float" office:value="387">
            <text:p>387</text:p>
          </table:table-cell>
          <table:table-cell table:formula="of:=([.B387]-[.B386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18:21.406: WARN/iTesa(2187): </text:p>
          </table:table-cell>
          <table:table-cell office:value-type="float" office:value="12393333700000">
            <text:p>12393333700000</text:p>
          </table:table-cell>
          <table:table-cell office:value-type="float" office:value="388">
            <text:p>388</text:p>
          </table:table-cell>
          <table:table-cell table:formula="of:=([.B388]-[.B387])/1000000" office:value-type="float" office:value="59.442">
            <text:p>59.442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388485000">
            <text:p>12393388485000</text:p>
          </table:table-cell>
          <table:table-cell office:value-type="float" office:value="389">
            <text:p>389</text:p>
          </table:table-cell>
          <table:table-cell table:formula="of:=([.B389]-[.B388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441985000">
            <text:p>12393441985000</text:p>
          </table:table-cell>
          <table:table-cell office:value-type="float" office:value="390">
            <text:p>390</text:p>
          </table:table-cell>
          <table:table-cell table:formula="of:=([.B390]-[.B389])/1000000" office:value-type="float" office:value="53.5">
            <text:p>53.5</text:p>
          </table:table-cell>
          <table:table-cell table:number-columns-repeated="3"/>
        </table:table-row>
        <table:table-row table:style-name="ro1">
          <table:table-cell office:value-type="string">
            <text:p>10-15 19:18:21.565: WARN/iTesa(2187): </text:p>
          </table:table-cell>
          <table:table-cell office:value-type="float" office:value="12393496678000">
            <text:p>12393496678000</text:p>
          </table:table-cell>
          <table:table-cell office:value-type="float" office:value="391">
            <text:p>391</text:p>
          </table:table-cell>
          <table:table-cell table:formula="of:=([.B391]-[.B390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555527000">
            <text:p>12393555527000</text:p>
          </table:table-cell>
          <table:table-cell office:value-type="float" office:value="392">
            <text:p>392</text:p>
          </table:table-cell>
          <table:table-cell table:formula="of:=([.B392]-[.B391])/1000000" office:value-type="float" office:value="58.849">
            <text:p>58.849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608970000">
            <text:p>12393608970000</text:p>
          </table:table-cell>
          <table:table-cell office:value-type="float" office:value="393">
            <text:p>393</text:p>
          </table:table-cell>
          <table:table-cell table:formula="of:=([.B393]-[.B392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21.735: WARN/iTesa(2187): </text:p>
          </table:table-cell>
          <table:table-cell office:value-type="float" office:value="12393663817000">
            <text:p>12393663817000</text:p>
          </table:table-cell>
          <table:table-cell office:value-type="float" office:value="394">
            <text:p>394</text:p>
          </table:table-cell>
          <table:table-cell table:formula="of:=([.B394]-[.B393])/1000000" office:value-type="float" office:value="54.847">
            <text:p>54.847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26053000">
            <text:p>12393726053000</text:p>
          </table:table-cell>
          <table:table-cell office:value-type="float" office:value="395">
            <text:p>395</text:p>
          </table:table-cell>
          <table:table-cell table:formula="of:=([.B395]-[.B394])/1000000" office:value-type="float" office:value="62.236">
            <text:p>62.236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79512000">
            <text:p>12393779512000</text:p>
          </table:table-cell>
          <table:table-cell office:value-type="float" office:value="396">
            <text:p>396</text:p>
          </table:table-cell>
          <table:table-cell table:formula="of:=([.B396]-[.B395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1.905: WARN/iTesa(2187): </text:p>
          </table:table-cell>
          <table:table-cell office:value-type="float" office:value="12393834365000">
            <text:p>12393834365000</text:p>
          </table:table-cell>
          <table:table-cell office:value-type="float" office:value="397">
            <text:p>397</text:p>
          </table:table-cell>
          <table:table-cell table:formula="of:=([.B397]-[.B396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892822000">
            <text:p>12393892822000</text:p>
          </table:table-cell>
          <table:table-cell office:value-type="float" office:value="398">
            <text:p>398</text:p>
          </table:table-cell>
          <table:table-cell table:formula="of:=([.B398]-[.B397])/1000000" office:value-type="float" office:value="58.457">
            <text:p>58.457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946282000">
            <text:p>12393946282000</text:p>
          </table:table-cell>
          <table:table-cell office:value-type="float" office:value="399">
            <text:p>399</text:p>
          </table:table-cell>
          <table:table-cell table:formula="of:=([.B399]-[.B398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22.075: WARN/iTesa(2187): </text:p>
          </table:table-cell>
          <table:table-cell office:value-type="float" office:value="12394003100000">
            <text:p>12394003100000</text:p>
          </table:table-cell>
          <table:table-cell office:value-type="float" office:value="400">
            <text:p>400</text:p>
          </table:table-cell>
          <table:table-cell table:formula="of:=([.B400]-[.B399])/1000000" office:value-type="float" office:value="56.818">
            <text:p>56.818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057893000">
            <text:p>12394057893000</text:p>
          </table:table-cell>
          <table:table-cell office:value-type="float" office:value="401">
            <text:p>401</text:p>
          </table:table-cell>
          <table:table-cell table:formula="of:=([.B401]-[.B400])/1000000" office:value-type="float" office:value="54.793">
            <text:p>54.793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113622000">
            <text:p>12394113622000</text:p>
          </table:table-cell>
          <table:table-cell office:value-type="float" office:value="402">
            <text:p>402</text:p>
          </table:table-cell>
          <table:table-cell table:formula="of:=([.B402]-[.B401])/1000000" office:value-type="float" office:value="55.729">
            <text:p>55.729</text:p>
          </table:table-cell>
          <table:table-cell table:number-columns-repeated="3"/>
        </table:table-row>
        <table:table-row table:style-name="ro1">
          <table:table-cell office:value-type="string">
            <text:p>10-15 19:18:22.245: WARN/iTesa(2187): </text:p>
          </table:table-cell>
          <table:table-cell office:value-type="float" office:value="12394168367000">
            <text:p>12394168367000</text:p>
          </table:table-cell>
          <table:table-cell office:value-type="float" office:value="403">
            <text:p>403</text:p>
          </table:table-cell>
          <table:table-cell table:formula="of:=([.B403]-[.B402])/1000000" office:value-type="float" office:value="54.745">
            <text:p>54.745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26950000">
            <text:p>12394226950000</text:p>
          </table:table-cell>
          <table:table-cell office:value-type="float" office:value="404">
            <text:p>404</text:p>
          </table:table-cell>
          <table:table-cell table:formula="of:=([.B404]-[.B403])/1000000" office:value-type="float" office:value="58.583">
            <text:p>58.583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80428000">
            <text:p>12394280428000</text:p>
          </table:table-cell>
          <table:table-cell office:value-type="float" office:value="405">
            <text:p>405</text:p>
          </table:table-cell>
          <table:table-cell table:formula="of:=([.B405]-[.B404])/1000000" office:value-type="float" office:value="53.478">
            <text:p>53.478</text:p>
          </table:table-cell>
          <table:table-cell table:number-columns-repeated="3"/>
        </table:table-row>
        <table:table-row table:style-name="ro1">
          <table:table-cell office:value-type="string">
            <text:p>10-15 19:18:22.415: WARN/iTesa(2187): </text:p>
          </table:table-cell>
          <table:table-cell office:value-type="float" office:value="12394335097000">
            <text:p>12394335097000</text:p>
          </table:table-cell>
          <table:table-cell office:value-type="float" office:value="406">
            <text:p>406</text:p>
          </table:table-cell>
          <table:table-cell table:formula="of:=([.B406]-[.B405])/1000000" office:value-type="float" office:value="54.669">
            <text:p>54.669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393327000">
            <text:p>12394393327000</text:p>
          </table:table-cell>
          <table:table-cell office:value-type="float" office:value="407">
            <text:p>407</text:p>
          </table:table-cell>
          <table:table-cell table:formula="of:=([.B407]-[.B406])/1000000" office:value-type="float" office:value="58.23">
            <text:p>58.23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448380000">
            <text:p>12394448380000</text:p>
          </table:table-cell>
          <table:table-cell office:value-type="float" office:value="408">
            <text:p>408</text:p>
          </table:table-cell>
          <table:table-cell table:formula="of:=([.B408]-[.B407])/1000000" office:value-type="float" office:value="55.053">
            <text:p>55.053</text:p>
          </table:table-cell>
          <table:table-cell table:number-columns-repeated="3"/>
        </table:table-row>
        <table:table-row table:style-name="ro1">
          <table:table-cell office:value-type="string">
            <text:p>10-15 19:18:22.595: WARN/iTesa(2187): </text:p>
          </table:table-cell>
          <table:table-cell office:value-type="float" office:value="12394504940000">
            <text:p>12394504940000</text:p>
          </table:table-cell>
          <table:table-cell office:value-type="float" office:value="409">
            <text:p>409</text:p>
          </table:table-cell>
          <table:table-cell table:formula="of:=([.B409]-[.B408])/1000000" office:value-type="float" office:value="56.56">
            <text:p>56.56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561607000">
            <text:p>12394561607000</text:p>
          </table:table-cell>
          <table:table-cell office:value-type="float" office:value="410">
            <text:p>410</text:p>
          </table:table-cell>
          <table:table-cell table:formula="of:=([.B410]-[.B409])/1000000" office:value-type="float" office:value="56.667">
            <text:p>56.667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614307000">
            <text:p>12394614307000</text:p>
          </table:table-cell>
          <table:table-cell office:value-type="float" office:value="411">
            <text:p>411</text:p>
          </table:table-cell>
          <table:table-cell table:formula="of:=([.B411]-[.B410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672792000">
            <text:p>12394672792000</text:p>
          </table:table-cell>
          <table:table-cell office:value-type="float" office:value="412">
            <text:p>412</text:p>
          </table:table-cell>
          <table:table-cell table:formula="of:=([.B412]-[.B411])/1000000" office:value-type="float" office:value="58.485">
            <text:p>58.485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729667000">
            <text:p>12394729667000</text:p>
          </table:table-cell>
          <table:table-cell office:value-type="float" office:value="413">
            <text:p>413</text:p>
          </table:table-cell>
          <table:table-cell table:formula="of:=([.B413]-[.B412])/1000000" office:value-type="float" office:value="56.875">
            <text:p>56.875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783898000">
            <text:p>12394783898000</text:p>
          </table:table-cell>
          <table:table-cell office:value-type="float" office:value="414">
            <text:p>414</text:p>
          </table:table-cell>
          <table:table-cell table:formula="of:=([.B414]-[.B413])/1000000" office:value-type="float" office:value="54.231">
            <text:p>54.231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837212000">
            <text:p>12394837212000</text:p>
          </table:table-cell>
          <table:table-cell office:value-type="float" office:value="415">
            <text:p>415</text:p>
          </table:table-cell>
          <table:table-cell table:formula="of:=([.B415]-[.B414])/1000000" office:value-type="float" office:value="53.314">
            <text:p>53.314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891423000">
            <text:p>12394891423000</text:p>
          </table:table-cell>
          <table:table-cell office:value-type="float" office:value="416">
            <text:p>416</text:p>
          </table:table-cell>
          <table:table-cell table:formula="of:=([.B416]-[.B415])/1000000" office:value-type="float" office:value="54.211">
            <text:p>54.211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944190000">
            <text:p>12394944190000</text:p>
          </table:table-cell>
          <table:table-cell office:value-type="float" office:value="417">
            <text:p>417</text:p>
          </table:table-cell>
          <table:table-cell table:formula="of:=([.B417]-[.B416])/1000000" office:value-type="float" office:value="52.767">
            <text:p>52.767</text:p>
          </table:table-cell>
          <table:table-cell table:number-columns-repeated="3"/>
        </table:table-row>
        <table:table-row table:style-name="ro1">
          <table:table-cell office:value-type="string">
            <text:p>10-15 19:18:23.071: WARN/iTesa(2187): </text:p>
          </table:table-cell>
          <table:table-cell office:value-type="float" office:value="12394998232000">
            <text:p>12394998232000</text:p>
          </table:table-cell>
          <table:table-cell office:value-type="float" office:value="418">
            <text:p>418</text:p>
          </table:table-cell>
          <table:table-cell table:formula="of:=([.B418]-[.B417])/1000000" office:value-type="float" office:value="54.042">
            <text:p>54.042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052175000">
            <text:p>12395052175000</text:p>
          </table:table-cell>
          <table:table-cell office:value-type="float" office:value="419">
            <text:p>419</text:p>
          </table:table-cell>
          <table:table-cell table:formula="of:=([.B419]-[.B418])/1000000" office:value-type="float" office:value="53.943">
            <text:p>53.943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104840000">
            <text:p>12395104840000</text:p>
          </table:table-cell>
          <table:table-cell office:value-type="float" office:value="420">
            <text:p>420</text:p>
          </table:table-cell>
          <table:table-cell table:formula="of:=([.B420]-[.B419])/1000000" office:value-type="float" office:value="52.665">
            <text:p>52.665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158947000">
            <text:p>12395158947000</text:p>
          </table:table-cell>
          <table:table-cell office:value-type="float" office:value="421">
            <text:p>421</text:p>
          </table:table-cell>
          <table:table-cell table:formula="of:=([.B421]-[.B420])/1000000" office:value-type="float" office:value="54.107">
            <text:p>54.107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211625000">
            <text:p>12395211625000</text:p>
          </table:table-cell>
          <table:table-cell office:value-type="float" office:value="422">
            <text:p>422</text:p>
          </table:table-cell>
          <table:table-cell table:formula="of:=([.B422]-[.B421])/1000000" office:value-type="float" office:value="52.678">
            <text:p>52.67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265653000">
            <text:p>12395265653000</text:p>
          </table:table-cell>
          <table:table-cell office:value-type="float" office:value="423">
            <text:p>423</text:p>
          </table:table-cell>
          <table:table-cell table:formula="of:=([.B423]-[.B422])/1000000" office:value-type="float" office:value="54.028">
            <text:p>54.02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318307000">
            <text:p>12395318307000</text:p>
          </table:table-cell>
          <table:table-cell office:value-type="float" office:value="424">
            <text:p>424</text:p>
          </table:table-cell>
          <table:table-cell table:formula="of:=([.B424]-[.B423])/1000000" office:value-type="float" office:value="52.654">
            <text:p>52.654</text:p>
          </table:table-cell>
          <table:table-cell table:number-columns-repeated="3"/>
        </table:table-row>
        <table:table-row table:style-name="ro1">
          <table:table-cell office:value-type="string">
            <text:p>10-15 19:18:23.446: WARN/iTesa(2187): </text:p>
          </table:table-cell>
          <table:table-cell office:value-type="float" office:value="12395373115000">
            <text:p>12395373115000</text:p>
          </table:table-cell>
          <table:table-cell office:value-type="float" office:value="425">
            <text:p>425</text:p>
          </table:table-cell>
          <table:table-cell table:formula="of:=([.B425]-[.B424])/1000000" office:value-type="float" office:value="54.808">
            <text:p>54.808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27065000">
            <text:p>12395427065000</text:p>
          </table:table-cell>
          <table:table-cell office:value-type="float" office:value="426">
            <text:p>426</text:p>
          </table:table-cell>
          <table:table-cell table:formula="of:=([.B426]-[.B425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79753000">
            <text:p>12395479753000</text:p>
          </table:table-cell>
          <table:table-cell office:value-type="float" office:value="427">
            <text:p>427</text:p>
          </table:table-cell>
          <table:table-cell table:formula="of:=([.B427]-[.B426])/1000000" office:value-type="float" office:value="52.688">
            <text:p>52.688</text:p>
          </table:table-cell>
          <table:table-cell table:number-columns-repeated="3"/>
        </table:table-row>
        <table:table-row table:style-name="ro1">
          <table:table-cell office:value-type="string">
            <text:p>10-15 19:18:23.605: WARN/iTesa(2187): </text:p>
          </table:table-cell>
          <table:table-cell office:value-type="float" office:value="12395534080000">
            <text:p>12395534080000</text:p>
          </table:table-cell>
          <table:table-cell office:value-type="float" office:value="428">
            <text:p>428</text:p>
          </table:table-cell>
          <table:table-cell table:formula="of:=([.B428]-[.B427])/1000000" office:value-type="float" office:value="54.327">
            <text:p>54.327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588605000">
            <text:p>12395588605000</text:p>
          </table:table-cell>
          <table:table-cell office:value-type="float" office:value="429">
            <text:p>429</text:p>
          </table:table-cell>
          <table:table-cell table:formula="of:=([.B429]-[.B428])/1000000" office:value-type="float" office:value="54.525">
            <text:p>54.525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642013000">
            <text:p>12395642013000</text:p>
          </table:table-cell>
          <table:table-cell office:value-type="float" office:value="430">
            <text:p>430</text:p>
          </table:table-cell>
          <table:table-cell table:formula="of:=([.B430]-[.B429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3.775: WARN/iTesa(2187): </text:p>
          </table:table-cell>
          <table:table-cell office:value-type="float" office:value="12395698075000">
            <text:p>12395698075000</text:p>
          </table:table-cell>
          <table:table-cell office:value-type="float" office:value="431">
            <text:p>431</text:p>
          </table:table-cell>
          <table:table-cell table:formula="of:=([.B431]-[.B430])/1000000" office:value-type="float" office:value="56.062">
            <text:p>56.062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756230000">
            <text:p>12395756230000</text:p>
          </table:table-cell>
          <table:table-cell office:value-type="float" office:value="432">
            <text:p>432</text:p>
          </table:table-cell>
          <table:table-cell table:formula="of:=([.B432]-[.B431])/1000000" office:value-type="float" office:value="58.155">
            <text:p>58.155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809635000">
            <text:p>12395809635000</text:p>
          </table:table-cell>
          <table:table-cell office:value-type="float" office:value="433">
            <text:p>433</text:p>
          </table:table-cell>
          <table:table-cell table:formula="of:=([.B433]-[.B432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23.938: WARN/iTesa(2187): </text:p>
          </table:table-cell>
          <table:table-cell office:value-type="float" office:value="12395865542000">
            <text:p>12395865542000</text:p>
          </table:table-cell>
          <table:table-cell office:value-type="float" office:value="434">
            <text:p>434</text:p>
          </table:table-cell>
          <table:table-cell table:formula="of:=([.B434]-[.B433])/1000000" office:value-type="float" office:value="55.907">
            <text:p>55.907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20963000">
            <text:p>12395920963000</text:p>
          </table:table-cell>
          <table:table-cell office:value-type="float" office:value="435">
            <text:p>435</text:p>
          </table:table-cell>
          <table:table-cell table:formula="of:=([.B435]-[.B434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74342000">
            <text:p>12395974342000</text:p>
          </table:table-cell>
          <table:table-cell office:value-type="float" office:value="436">
            <text:p>436</text:p>
          </table:table-cell>
          <table:table-cell table:formula="of:=([.B436]-[.B435])/1000000" office:value-type="float" office:value="53.379">
            <text:p>53.379</text:p>
          </table:table-cell>
          <table:table-cell table:number-columns-repeated="3"/>
        </table:table-row>
        <table:table-row table:style-name="ro1">
          <table:table-cell office:value-type="string">
            <text:p>10-15 19:18:24.105: WARN/iTesa(2187): </text:p>
          </table:table-cell>
          <table:table-cell office:value-type="float" office:value="12396030648000">
            <text:p>12396030648000</text:p>
          </table:table-cell>
          <table:table-cell office:value-type="float" office:value="437">
            <text:p>437</text:p>
          </table:table-cell>
          <table:table-cell table:formula="of:=([.B437]-[.B436])/1000000" office:value-type="float" office:value="56.306">
            <text:p>56.306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085915000">
            <text:p>12396085915000</text:p>
          </table:table-cell>
          <table:table-cell office:value-type="float" office:value="438">
            <text:p>438</text:p>
          </table:table-cell>
          <table:table-cell table:formula="of:=([.B438]-[.B437])/1000000" office:value-type="float" office:value="55.267">
            <text:p>55.267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139232000">
            <text:p>12396139232000</text:p>
          </table:table-cell>
          <table:table-cell office:value-type="float" office:value="439">
            <text:p>439</text:p>
          </table:table-cell>
          <table:table-cell table:formula="of:=([.B439]-[.B438])/1000000" office:value-type="float" office:value="53.317">
            <text:p>53.317</text:p>
          </table:table-cell>
          <table:table-cell table:number-columns-repeated="3"/>
        </table:table-row>
        <table:table-row table:style-name="ro1">
          <table:table-cell office:value-type="string">
            <text:p>10-15 19:18:24.325: WARN/iTesa(2187): </text:p>
          </table:table-cell>
          <table:table-cell office:value-type="float" office:value="12396249575000">
            <text:p>12396249575000</text:p>
          </table:table-cell>
          <table:table-cell office:value-type="float" office:value="440">
            <text:p>440</text:p>
          </table:table-cell>
          <table:table-cell table:formula="of:=([.B440]-[.B439])/1000000" office:value-type="float" office:value="110.343">
            <text:p>110.343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04873000">
            <text:p>12396304873000</text:p>
          </table:table-cell>
          <table:table-cell office:value-type="float" office:value="441">
            <text:p>441</text:p>
          </table:table-cell>
          <table:table-cell table:formula="of:=([.B441]-[.B440])/1000000" office:value-type="float" office:value="55.298">
            <text:p>55.298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58402000">
            <text:p>12396358402000</text:p>
          </table:table-cell>
          <table:table-cell office:value-type="float" office:value="442">
            <text:p>442</text:p>
          </table:table-cell>
          <table:table-cell table:formula="of:=([.B442]-[.B441])/1000000" office:value-type="float" office:value="53.529">
            <text:p>53.529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14625000">
            <text:p>12396414625000</text:p>
          </table:table-cell>
          <table:table-cell office:value-type="float" office:value="443">
            <text:p>443</text:p>
          </table:table-cell>
          <table:table-cell table:formula="of:=([.B443]-[.B442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73562000">
            <text:p>12396473562000</text:p>
          </table:table-cell>
          <table:table-cell office:value-type="float" office:value="444">
            <text:p>444</text:p>
          </table:table-cell>
          <table:table-cell table:formula="of:=([.B444]-[.B443])/1000000" office:value-type="float" office:value="58.937">
            <text:p>58.937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29472000">
            <text:p>12396529472000</text:p>
          </table:table-cell>
          <table:table-cell office:value-type="float" office:value="445">
            <text:p>445</text:p>
          </table:table-cell>
          <table:table-cell table:formula="of:=([.B445]-[.B444])/1000000" office:value-type="float" office:value="55.91">
            <text:p>55.91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84640000">
            <text:p>12396584640000</text:p>
          </table:table-cell>
          <table:table-cell office:value-type="float" office:value="446">
            <text:p>446</text:p>
          </table:table-cell>
          <table:table-cell table:formula="of:=([.B446]-[.B445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18:24.715: WARN/iTesa(2187): </text:p>
          </table:table-cell>
          <table:table-cell office:value-type="float" office:value="12396640382000">
            <text:p>12396640382000</text:p>
          </table:table-cell>
          <table:table-cell office:value-type="float" office:value="447">
            <text:p>447</text:p>
          </table:table-cell>
          <table:table-cell table:formula="of:=([.B447]-[.B446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695655000">
            <text:p>12396695655000</text:p>
          </table:table-cell>
          <table:table-cell office:value-type="float" office:value="448">
            <text:p>448</text:p>
          </table:table-cell>
          <table:table-cell table:formula="of:=([.B448]-[.B447])/1000000" office:value-type="float" office:value="55.273">
            <text:p>55.273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749027000">
            <text:p>12396749027000</text:p>
          </table:table-cell>
          <table:table-cell office:value-type="float" office:value="449">
            <text:p>449</text:p>
          </table:table-cell>
          <table:table-cell table:formula="of:=([.B449]-[.B44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24.877: WARN/iTesa(2187): </text:p>
          </table:table-cell>
          <table:table-cell office:value-type="float" office:value="12396804905000">
            <text:p>12396804905000</text:p>
          </table:table-cell>
          <table:table-cell office:value-type="float" office:value="450">
            <text:p>450</text:p>
          </table:table-cell>
          <table:table-cell table:formula="of:=([.B450]-[.B449])/1000000" office:value-type="float" office:value="55.878">
            <text:p>55.878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861307000">
            <text:p>12396861307000</text:p>
          </table:table-cell>
          <table:table-cell office:value-type="float" office:value="451">
            <text:p>451</text:p>
          </table:table-cell>
          <table:table-cell table:formula="of:=([.B451]-[.B450])/1000000" office:value-type="float" office:value="56.402">
            <text:p>56.402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915552000">
            <text:p>12396915552000</text:p>
          </table:table-cell>
          <table:table-cell office:value-type="float" office:value="452">
            <text:p>452</text:p>
          </table:table-cell>
          <table:table-cell table:formula="of:=([.B452]-[.B451])/1000000" office:value-type="float" office:value="54.245">
            <text:p>54.245</text:p>
          </table:table-cell>
          <table:table-cell table:number-columns-repeated="3"/>
        </table:table-row>
        <table:table-row table:style-name="ro1">
          <table:table-cell office:value-type="string">
            <text:p>10-15 19:18:25.045: WARN/iTesa(2187): </text:p>
          </table:table-cell>
          <table:table-cell office:value-type="float" office:value="12396972755000">
            <text:p>12396972755000</text:p>
          </table:table-cell>
          <table:table-cell office:value-type="float" office:value="453">
            <text:p>453</text:p>
          </table:table-cell>
          <table:table-cell table:formula="of:=([.B453]-[.B452])/1000000" office:value-type="float" office:value="57.203">
            <text:p>57.203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29457000">
            <text:p>12397029457000</text:p>
          </table:table-cell>
          <table:table-cell office:value-type="float" office:value="454">
            <text:p>454</text:p>
          </table:table-cell>
          <table:table-cell table:formula="of:=([.B454]-[.B453])/1000000" office:value-type="float" office:value="56.702">
            <text:p>56.702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82877000">
            <text:p>12397082877000</text:p>
          </table:table-cell>
          <table:table-cell office:value-type="float" office:value="455">
            <text:p>455</text:p>
          </table:table-cell>
          <table:table-cell table:formula="of:=([.B455]-[.B454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5.215: WARN/iTesa(2187): </text:p>
          </table:table-cell>
          <table:table-cell office:value-type="float" office:value="12397138602000">
            <text:p>12397138602000</text:p>
          </table:table-cell>
          <table:table-cell office:value-type="float" office:value="456">
            <text:p>456</text:p>
          </table:table-cell>
          <table:table-cell table:formula="of:=([.B456]-[.B455])/1000000" office:value-type="float" office:value="55.725">
            <text:p>55.725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194023000">
            <text:p>12397194023000</text:p>
          </table:table-cell>
          <table:table-cell office:value-type="float" office:value="457">
            <text:p>457</text:p>
          </table:table-cell>
          <table:table-cell table:formula="of:=([.B457]-[.B456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247482000">
            <text:p>12397247482000</text:p>
          </table:table-cell>
          <table:table-cell office:value-type="float" office:value="458">
            <text:p>458</text:p>
          </table:table-cell>
          <table:table-cell table:formula="of:=([.B458]-[.B457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5.375: WARN/iTesa(2187): </text:p>
          </table:table-cell>
          <table:table-cell office:value-type="float" office:value="12397303708000">
            <text:p>12397303708000</text:p>
          </table:table-cell>
          <table:table-cell office:value-type="float" office:value="459">
            <text:p>459</text:p>
          </table:table-cell>
          <table:table-cell table:formula="of:=([.B459]-[.B458])/1000000" office:value-type="float" office:value="56.226">
            <text:p>56.226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358913000">
            <text:p>12397358913000</text:p>
          </table:table-cell>
          <table:table-cell office:value-type="float" office:value="460">
            <text:p>460</text:p>
          </table:table-cell>
          <table:table-cell table:formula="of:=([.B460]-[.B459])/1000000" office:value-type="float" office:value="55.205">
            <text:p>55.205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12540000">
            <text:p>12397412540000</text:p>
          </table:table-cell>
          <table:table-cell office:value-type="float" office:value="461">
            <text:p>461</text:p>
          </table:table-cell>
          <table:table-cell table:formula="of:=([.B461]-[.B460])/1000000" office:value-type="float" office:value="53.627">
            <text:p>53.627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67095000">
            <text:p>12397467095000</text:p>
          </table:table-cell>
          <table:table-cell office:value-type="float" office:value="462">
            <text:p>462</text:p>
          </table:table-cell>
          <table:table-cell table:formula="of:=([.B462]-[.B461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22995000">
            <text:p>12397522995000</text:p>
          </table:table-cell>
          <table:table-cell office:value-type="float" office:value="463">
            <text:p>463</text:p>
          </table:table-cell>
          <table:table-cell table:formula="of:=([.B463]-[.B462])/1000000" office:value-type="float" office:value="55.9">
            <text:p>55.9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76365000">
            <text:p>12397576365000</text:p>
          </table:table-cell>
          <table:table-cell office:value-type="float" office:value="464">
            <text:p>464</text:p>
          </table:table-cell>
          <table:table-cell table:formula="of:=([.B464]-[.B463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25.706: WARN/iTesa(2187): </text:p>
          </table:table-cell>
          <table:table-cell office:value-type="float" office:value="12397633703000">
            <text:p>12397633703000</text:p>
          </table:table-cell>
          <table:table-cell office:value-type="float" office:value="465">
            <text:p>465</text:p>
          </table:table-cell>
          <table:table-cell table:formula="of:=([.B465]-[.B464])/1000000" office:value-type="float" office:value="57.338">
            <text:p>57.338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688953000">
            <text:p>12397688953000</text:p>
          </table:table-cell>
          <table:table-cell office:value-type="float" office:value="466">
            <text:p>466</text:p>
          </table:table-cell>
          <table:table-cell table:formula="of:=([.B466]-[.B465])/1000000" office:value-type="float" office:value="55.25">
            <text:p>55.25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742493000">
            <text:p>12397742493000</text:p>
          </table:table-cell>
          <table:table-cell office:value-type="float" office:value="467">
            <text:p>467</text:p>
          </table:table-cell>
          <table:table-cell table:formula="of:=([.B467]-[.B466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25.875: WARN/iTesa(2187): </text:p>
          </table:table-cell>
          <table:table-cell office:value-type="float" office:value="12397798513000">
            <text:p>12397798513000</text:p>
          </table:table-cell>
          <table:table-cell office:value-type="float" office:value="468">
            <text:p>468</text:p>
          </table:table-cell>
          <table:table-cell table:formula="of:=([.B468]-[.B467])/1000000" office:value-type="float" office:value="56.02">
            <text:p>56.02</text:p>
          </table:table-cell>
          <table:table-cell table:number-columns-repeated="3"/>
        </table:table-row>
        <table:table-row table:style-name="ro1">
          <table:table-cell office:value-type="string">
            <text:p>10-15 19:18:25.985: WARN/iTesa(2187): </text:p>
          </table:table-cell>
          <table:table-cell office:value-type="float" office:value="12397854360000">
            <text:p>12397854360000</text:p>
          </table:table-cell>
          <table:table-cell office:value-type="float" office:value="469">
            <text:p>469</text:p>
          </table:table-cell>
          <table:table-cell table:formula="of:=([.B469]-[.B468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18:25.995: WARN/iTesa(2187): </text:p>
          </table:table-cell>
          <table:table-cell office:value-type="float" office:value="12397910232000">
            <text:p>12397910232000</text:p>
          </table:table-cell>
          <table:table-cell office:value-type="float" office:value="470">
            <text:p>470</text:p>
          </table:table-cell>
          <table:table-cell table:formula="of:=([.B470]-[.B469])/1000000" office:value-type="float" office:value="55.872">
            <text:p>55.872</text:p>
          </table:table-cell>
          <table:table-cell table:number-columns-repeated="3"/>
        </table:table-row>
        <table:table-row table:style-name="ro1">
          <table:table-cell office:value-type="string">
            <text:p>10-15 19:18:26.045: WARN/iTesa(2187): </text:p>
          </table:table-cell>
          <table:table-cell office:value-type="float" office:value="12397970293000">
            <text:p>12397970293000</text:p>
          </table:table-cell>
          <table:table-cell office:value-type="float" office:value="471">
            <text:p>471</text:p>
          </table:table-cell>
          <table:table-cell table:formula="of:=([.B471]-[.B470])/1000000" office:value-type="float" office:value="60.061">
            <text:p>60.061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25708000">
            <text:p>12398025708000</text:p>
          </table:table-cell>
          <table:table-cell office:value-type="float" office:value="472">
            <text:p>472</text:p>
          </table:table-cell>
          <table:table-cell table:formula="of:=([.B472]-[.B471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79097000">
            <text:p>12398079097000</text:p>
          </table:table-cell>
          <table:table-cell office:value-type="float" office:value="473">
            <text:p>473</text:p>
          </table:table-cell>
          <table:table-cell table:formula="of:=([.B473]-[.B472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6.207: WARN/iTesa(2187): </text:p>
          </table:table-cell>
          <table:table-cell office:value-type="float" office:value="12398134957000">
            <text:p>12398134957000</text:p>
          </table:table-cell>
          <table:table-cell office:value-type="float" office:value="474">
            <text:p>474</text:p>
          </table:table-cell>
          <table:table-cell table:formula="of:=([.B474]-[.B473])/1000000" office:value-type="float" office:value="55.86">
            <text:p>55.86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190218000">
            <text:p>12398190218000</text:p>
          </table:table-cell>
          <table:table-cell office:value-type="float" office:value="475">
            <text:p>475</text:p>
          </table:table-cell>
          <table:table-cell table:formula="of:=([.B475]-[.B474])/1000000" office:value-type="float" office:value="55.261">
            <text:p>55.261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243638000">
            <text:p>12398243638000</text:p>
          </table:table-cell>
          <table:table-cell office:value-type="float" office:value="476">
            <text:p>476</text:p>
          </table:table-cell>
          <table:table-cell table:formula="of:=([.B476]-[.B475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6.375: WARN/iTesa(2187): </text:p>
          </table:table-cell>
          <table:table-cell office:value-type="float" office:value="12398299313000">
            <text:p>12398299313000</text:p>
          </table:table-cell>
          <table:table-cell office:value-type="float" office:value="477">
            <text:p>477</text:p>
          </table:table-cell>
          <table:table-cell table:formula="of:=([.B477]-[.B476])/1000000" office:value-type="float" office:value="55.675">
            <text:p>55.675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354635000">
            <text:p>12398354635000</text:p>
          </table:table-cell>
          <table:table-cell office:value-type="float" office:value="478">
            <text:p>478</text:p>
          </table:table-cell>
          <table:table-cell table:formula="of:=([.B478]-[.B477])/1000000" office:value-type="float" office:value="55.322">
            <text:p>55.322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415343000">
            <text:p>12398415343000</text:p>
          </table:table-cell>
          <table:table-cell office:value-type="float" office:value="479">
            <text:p>479</text:p>
          </table:table-cell>
          <table:table-cell table:formula="of:=([.B479]-[.B478])/1000000" office:value-type="float" office:value="60.708">
            <text:p>60.708</text:p>
          </table:table-cell>
          <table:table-cell table:number-columns-repeated="3"/>
        </table:table-row>
        <table:table-row table:style-name="ro1">
          <table:table-cell office:value-type="string">
            <text:p>10-15 19:18:26.545: WARN/iTesa(2187): </text:p>
          </table:table-cell>
          <table:table-cell office:value-type="float" office:value="12398472737000">
            <text:p>12398472737000</text:p>
          </table:table-cell>
          <table:table-cell office:value-type="float" office:value="480">
            <text:p>480</text:p>
          </table:table-cell>
          <table:table-cell table:formula="of:=([.B480]-[.B479])/1000000" office:value-type="float" office:value="57.394">
            <text:p>57.394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28078000">
            <text:p>12398528078000</text:p>
          </table:table-cell>
          <table:table-cell office:value-type="float" office:value="481">
            <text:p>481</text:p>
          </table:table-cell>
          <table:table-cell table:formula="of:=([.B481]-[.B480])/1000000" office:value-type="float" office:value="55.341">
            <text:p>55.341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81560000">
            <text:p>12398581560000</text:p>
          </table:table-cell>
          <table:table-cell office:value-type="float" office:value="482">
            <text:p>482</text:p>
          </table:table-cell>
          <table:table-cell table:formula="of:=([.B482]-[.B481])/1000000" office:value-type="float" office:value="53.482">
            <text:p>53.482</text:p>
          </table:table-cell>
          <table:table-cell table:number-columns-repeated="3"/>
        </table:table-row>
        <table:table-row table:style-name="ro1">
          <table:table-cell office:value-type="string">
            <text:p>10-15 19:18:26.709: WARN/iTesa(2187): </text:p>
          </table:table-cell>
          <table:table-cell office:value-type="float" office:value="12398637302000">
            <text:p>12398637302000</text:p>
          </table:table-cell>
          <table:table-cell office:value-type="float" office:value="483">
            <text:p>483</text:p>
          </table:table-cell>
          <table:table-cell table:formula="of:=([.B483]-[.B482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6.825: WARN/iTesa(2187): </text:p>
          </table:table-cell>
          <table:table-cell office:value-type="float" office:value="12398695323000">
            <text:p>12398695323000</text:p>
          </table:table-cell>
          <table:table-cell office:value-type="float" office:value="484">
            <text:p>484</text:p>
          </table:table-cell>
          <table:table-cell table:formula="of:=([.B484]-[.B483])/1000000" office:value-type="float" office:value="58.021">
            <text:p>58.021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06148000">
            <text:p>12398806148000</text:p>
          </table:table-cell>
          <table:table-cell office:value-type="float" office:value="485">
            <text:p>485</text:p>
          </table:table-cell>
          <table:table-cell table:formula="of:=([.B485]-[.B484])/1000000" office:value-type="float" office:value="110.825">
            <text:p>110.825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58703000">
            <text:p>12398858703000</text:p>
          </table:table-cell>
          <table:table-cell office:value-type="float" office:value="486">
            <text:p>486</text:p>
          </table:table-cell>
          <table:table-cell table:formula="of:=([.B486]-[.B485])/1000000" office:value-type="float" office:value="52.555">
            <text:p>52.555</text:p>
          </table:table-cell>
          <table:table-cell table:number-columns-repeated="3"/>
        </table:table-row>
        <table:table-row table:style-name="ro1">
          <table:table-cell office:value-type="string">
            <text:p>10-15 19:18:26.985: WARN/iTesa(2187): </text:p>
          </table:table-cell>
          <table:table-cell office:value-type="float" office:value="12398914657000">
            <text:p>12398914657000</text:p>
          </table:table-cell>
          <table:table-cell office:value-type="float" office:value="487">
            <text:p>487</text:p>
          </table:table-cell>
          <table:table-cell table:formula="of:=([.B487]-[.B486])/1000000" office:value-type="float" office:value="55.954">
            <text:p>55.954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8968242000">
            <text:p>12398968242000</text:p>
          </table:table-cell>
          <table:table-cell office:value-type="float" office:value="488">
            <text:p>488</text:p>
          </table:table-cell>
          <table:table-cell table:formula="of:=([.B488]-[.B487])/1000000" office:value-type="float" office:value="53.585">
            <text:p>53.585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9023033000">
            <text:p>12399023033000</text:p>
          </table:table-cell>
          <table:table-cell office:value-type="float" office:value="489">
            <text:p>489</text:p>
          </table:table-cell>
          <table:table-cell table:formula="of:=([.B489]-[.B488])/1000000" office:value-type="float" office:value="54.791">
            <text:p>54.791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077590000">
            <text:p>12399077590000</text:p>
          </table:table-cell>
          <table:table-cell office:value-type="float" office:value="490">
            <text:p>490</text:p>
          </table:table-cell>
          <table:table-cell table:formula="of:=([.B490]-[.B489])/1000000" office:value-type="float" office:value="54.557">
            <text:p>54.557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130857000">
            <text:p>12399130857000</text:p>
          </table:table-cell>
          <table:table-cell office:value-type="float" office:value="491">
            <text:p>491</text:p>
          </table:table-cell>
          <table:table-cell table:formula="of:=([.B491]-[.B490])/1000000" office:value-type="float" office:value="53.267">
            <text:p>53.267</text:p>
          </table:table-cell>
          <table:table-cell table:number-columns-repeated="3"/>
        </table:table-row>
        <table:table-row table:style-name="ro1">
          <table:table-cell office:value-type="string">
            <text:p>10-15 19:18:27.255: WARN/iTesa(2187): </text:p>
          </table:table-cell>
          <table:table-cell office:value-type="float" office:value="12399184542000">
            <text:p>12399184542000</text:p>
          </table:table-cell>
          <table:table-cell office:value-type="float" office:value="492">
            <text:p>492</text:p>
          </table:table-cell>
          <table:table-cell table:formula="of:=([.B492]-[.B491])/1000000" office:value-type="float" office:value="53.685">
            <text:p>53.685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40172000">
            <text:p>12399240172000</text:p>
          </table:table-cell>
          <table:table-cell office:value-type="float" office:value="493">
            <text:p>493</text:p>
          </table:table-cell>
          <table:table-cell table:formula="of:=([.B493]-[.B492])/1000000" office:value-type="float" office:value="55.63">
            <text:p>55.63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94118000">
            <text:p>12399294118000</text:p>
          </table:table-cell>
          <table:table-cell office:value-type="float" office:value="494">
            <text:p>494</text:p>
          </table:table-cell>
          <table:table-cell table:formula="of:=([.B494]-[.B493])/1000000" office:value-type="float" office:value="53.946">
            <text:p>53.946</text:p>
          </table:table-cell>
          <table:table-cell table:number-columns-repeated="3"/>
        </table:table-row>
        <table:table-row table:style-name="ro1">
          <table:table-cell office:value-type="string">
            <text:p>10-15 19:18:27.425: WARN/iTesa(2187): </text:p>
          </table:table-cell>
          <table:table-cell office:value-type="float" office:value="12399349697000">
            <text:p>12399349697000</text:p>
          </table:table-cell>
          <table:table-cell office:value-type="float" office:value="495">
            <text:p>495</text:p>
          </table:table-cell>
          <table:table-cell table:formula="of:=([.B495]-[.B494])/1000000" office:value-type="float" office:value="55.579">
            <text:p>55.579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04563000">
            <text:p>12399404563000</text:p>
          </table:table-cell>
          <table:table-cell office:value-type="float" office:value="496">
            <text:p>496</text:p>
          </table:table-cell>
          <table:table-cell table:formula="of:=([.B496]-[.B495])/1000000" office:value-type="float" office:value="54.866">
            <text:p>54.866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57548000">
            <text:p>12399457548000</text:p>
          </table:table-cell>
          <table:table-cell office:value-type="float" office:value="497">
            <text:p>497</text:p>
          </table:table-cell>
          <table:table-cell table:formula="of:=([.B497]-[.B496])/1000000" office:value-type="float" office:value="52.985">
            <text:p>52.985</text:p>
          </table:table-cell>
          <table:table-cell table:number-columns-repeated="3"/>
        </table:table-row>
        <table:table-row table:style-name="ro1">
          <table:table-cell office:value-type="string">
            <text:p>10-15 19:18:27.585: WARN/iTesa(2187): </text:p>
          </table:table-cell>
          <table:table-cell office:value-type="float" office:value="12399512123000">
            <text:p>12399512123000</text:p>
          </table:table-cell>
          <table:table-cell office:value-type="float" office:value="498">
            <text:p>498</text:p>
          </table:table-cell>
          <table:table-cell table:formula="of:=([.B498]-[.B497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566265000">
            <text:p>12399566265000</text:p>
          </table:table-cell>
          <table:table-cell office:value-type="float" office:value="499">
            <text:p>499</text:p>
          </table:table-cell>
          <table:table-cell table:formula="of:=([.B499]-[.B498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619117000">
            <text:p>12399619117000</text:p>
          </table:table-cell>
          <table:table-cell office:value-type="float" office:value="500">
            <text:p>500</text:p>
          </table:table-cell>
          <table:table-cell table:formula="of:=([.B500]-[.B499])/1000000" office:value-type="float" office:value="52.852">
            <text:p>52.852</text:p>
          </table:table-cell>
          <table:table-cell table:number-columns-repeated="3"/>
        </table:table-row>
        <table:table-row table:style-name="ro1">
          <table:table-cell office:value-type="string">
            <text:p>10-15 19:18:27.746: WARN/iTesa(2187): </text:p>
          </table:table-cell>
          <table:table-cell office:value-type="float" office:value="12399672810000">
            <text:p>12399672810000</text:p>
          </table:table-cell>
          <table:table-cell office:value-type="float" office:value="501">
            <text:p>501</text:p>
          </table:table-cell>
          <table:table-cell table:formula="of:=([.B501]-[.B500])/1000000" office:value-type="float" office:value="53.693">
            <text:p>53.693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26345000">
            <text:p>12399726345000</text:p>
          </table:table-cell>
          <table:table-cell office:value-type="float" office:value="502">
            <text:p>502</text:p>
          </table:table-cell>
          <table:table-cell table:formula="of:=([.B502]-[.B501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79027000">
            <text:p>12399779027000</text:p>
          </table:table-cell>
          <table:table-cell office:value-type="float" office:value="503">
            <text:p>503</text:p>
          </table:table-cell>
          <table:table-cell table:formula="of:=([.B503]-[.B502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7.905: WARN/iTesa(2187): </text:p>
          </table:table-cell>
          <table:table-cell office:value-type="float" office:value="12399832547000">
            <text:p>12399832547000</text:p>
          </table:table-cell>
          <table:table-cell office:value-type="float" office:value="504">
            <text:p>504</text:p>
          </table:table-cell>
          <table:table-cell table:formula="of:=([.B504]-[.B503])/1000000" office:value-type="float" office:value="53.52">
            <text:p>53.52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886273000">
            <text:p>12399886273000</text:p>
          </table:table-cell>
          <table:table-cell office:value-type="float" office:value="505">
            <text:p>505</text:p>
          </table:table-cell>
          <table:table-cell table:formula="of:=([.B505]-[.B504])/1000000" office:value-type="float" office:value="53.726">
            <text:p>53.726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939167000">
            <text:p>12399939167000</text:p>
          </table:table-cell>
          <table:table-cell office:value-type="float" office:value="506">
            <text:p>506</text:p>
          </table:table-cell>
          <table:table-cell table:formula="of:=([.B506]-[.B505])/1000000" office:value-type="float" office:value="52.894">
            <text:p>52.894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399992613000">
            <text:p>12399992613000</text:p>
          </table:table-cell>
          <table:table-cell office:value-type="float" office:value="507">
            <text:p>507</text:p>
          </table:table-cell>
          <table:table-cell table:formula="of:=([.B507]-[.B506])/1000000" office:value-type="float" office:value="53.446">
            <text:p>53.446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400045295000">
            <text:p>12400045295000</text:p>
          </table:table-cell>
          <table:table-cell office:value-type="float" office:value="508">
            <text:p>508</text:p>
          </table:table-cell>
          <table:table-cell table:formula="of:=([.B508]-[.B507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8.225: WARN/iTesa(2187): </text:p>
          </table:table-cell>
          <table:table-cell office:value-type="float" office:value="12400152120000">
            <text:p>12400152120000</text:p>
          </table:table-cell>
          <table:table-cell office:value-type="float" office:value="509">
            <text:p>509</text:p>
          </table:table-cell>
          <table:table-cell table:formula="of:=([.B509]-[.B508])/1000000" office:value-type="float" office:value="106.825">
            <text:p>106.825</text:p>
          </table:table-cell>
          <table:table-cell table:number-columns-repeated="3"/>
        </table:table-row>
        <table:table-row table:style-name="ro1">
          <table:table-cell office:value-type="string">
            <text:p>10-15 19:18:28.275: WARN/iTesa(2187): </text:p>
          </table:table-cell>
          <table:table-cell office:value-type="float" office:value="12400206842000">
            <text:p>12400206842000</text:p>
          </table:table-cell>
          <table:table-cell office:value-type="float" office:value="510">
            <text:p>510</text:p>
          </table:table-cell>
          <table:table-cell table:formula="of:=([.B510]-[.B509])/1000000" office:value-type="float" office:value="54.722">
            <text:p>54.722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261588000">
            <text:p>12400261588000</text:p>
          </table:table-cell>
          <table:table-cell office:value-type="float" office:value="511">
            <text:p>511</text:p>
          </table:table-cell>
          <table:table-cell table:formula="of:=([.B511]-[.B510])/1000000" office:value-type="float" office:value="54.746">
            <text:p>54.746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315002000">
            <text:p>12400315002000</text:p>
          </table:table-cell>
          <table:table-cell office:value-type="float" office:value="512">
            <text:p>512</text:p>
          </table:table-cell>
          <table:table-cell table:formula="of:=([.B512]-[.B511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28.445: WARN/iTesa(2187): </text:p>
          </table:table-cell>
          <table:table-cell office:value-type="float" office:value="12400369585000">
            <text:p>12400369585000</text:p>
          </table:table-cell>
          <table:table-cell office:value-type="float" office:value="513">
            <text:p>513</text:p>
          </table:table-cell>
          <table:table-cell table:formula="of:=([.B513]-[.B512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24380000">
            <text:p>12400424380000</text:p>
          </table:table-cell>
          <table:table-cell office:value-type="float" office:value="514">
            <text:p>514</text:p>
          </table:table-cell>
          <table:table-cell table:formula="of:=([.B514]-[.B51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77788000">
            <text:p>12400477788000</text:p>
          </table:table-cell>
          <table:table-cell office:value-type="float" office:value="515">
            <text:p>515</text:p>
          </table:table-cell>
          <table:table-cell table:formula="of:=([.B515]-[.B514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8.605: WARN/iTesa(2187): </text:p>
          </table:table-cell>
          <table:table-cell office:value-type="float" office:value="12400532788000">
            <text:p>12400532788000</text:p>
          </table:table-cell>
          <table:table-cell office:value-type="float" office:value="516">
            <text:p>516</text:p>
          </table:table-cell>
          <table:table-cell table:formula="of:=([.B516]-[.B515])/1000000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587455000">
            <text:p>12400587455000</text:p>
          </table:table-cell>
          <table:table-cell office:value-type="float" office:value="517">
            <text:p>517</text:p>
          </table:table-cell>
          <table:table-cell table:formula="of:=([.B517]-[.B516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640903000">
            <text:p>12400640903000</text:p>
          </table:table-cell>
          <table:table-cell office:value-type="float" office:value="518">
            <text:p>518</text:p>
          </table:table-cell>
          <table:table-cell table:formula="of:=([.B518]-[.B517])/1000000" office:value-type="float" office:value="53.448">
            <text:p>53.448</text:p>
          </table:table-cell>
          <table:table-cell table:number-columns-repeated="3"/>
        </table:table-row>
        <table:table-row table:style-name="ro1">
          <table:table-cell office:value-type="string">
            <text:p>10-15 19:18:28.768: WARN/iTesa(2187): </text:p>
          </table:table-cell>
          <table:table-cell office:value-type="float" office:value="12400695480000">
            <text:p>12400695480000</text:p>
          </table:table-cell>
          <table:table-cell office:value-type="float" office:value="519">
            <text:p>519</text:p>
          </table:table-cell>
          <table:table-cell table:formula="of:=([.B519]-[.B518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750140000">
            <text:p>12400750140000</text:p>
          </table:table-cell>
          <table:table-cell office:value-type="float" office:value="520">
            <text:p>520</text:p>
          </table:table-cell>
          <table:table-cell table:formula="of:=([.B520]-[.B519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803562000">
            <text:p>12400803562000</text:p>
          </table:table-cell>
          <table:table-cell office:value-type="float" office:value="521">
            <text:p>521</text:p>
          </table:table-cell>
          <table:table-cell table:formula="of:=([.B521]-[.B520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28.935: WARN/iTesa(2187): </text:p>
          </table:table-cell>
          <table:table-cell office:value-type="float" office:value="12400858330000">
            <text:p>12400858330000</text:p>
          </table:table-cell>
          <table:table-cell office:value-type="float" office:value="522">
            <text:p>522</text:p>
          </table:table-cell>
          <table:table-cell table:formula="of:=([.B522]-[.B521])/1000000" office:value-type="float" office:value="54.768">
            <text:p>54.76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14348000">
            <text:p>12400914348000</text:p>
          </table:table-cell>
          <table:table-cell office:value-type="float" office:value="523">
            <text:p>523</text:p>
          </table:table-cell>
          <table:table-cell table:formula="of:=([.B523]-[.B522])/1000000" office:value-type="float" office:value="56.018">
            <text:p>56.01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67725000">
            <text:p>12400967725000</text:p>
          </table:table-cell>
          <table:table-cell office:value-type="float" office:value="524">
            <text:p>524</text:p>
          </table:table-cell>
          <table:table-cell table:formula="of:=([.B524]-[.B523])/1000000" office:value-type="float" office:value="53.377">
            <text:p>53.377</text:p>
          </table:table-cell>
          <table:table-cell table:number-columns-repeated="3"/>
        </table:table-row>
        <table:table-row table:style-name="ro1">
          <table:table-cell office:value-type="string">
            <text:p>10-15 19:18:29.095: WARN/iTesa(2187): </text:p>
          </table:table-cell>
          <table:table-cell office:value-type="float" office:value="12401022372000">
            <text:p>12401022372000</text:p>
          </table:table-cell>
          <table:table-cell office:value-type="float" office:value="525">
            <text:p>525</text:p>
          </table:table-cell>
          <table:table-cell table:formula="of:=([.B525]-[.B524])/1000000" office:value-type="float" office:value="54.647">
            <text:p>54.647</text:p>
          </table:table-cell>
          <table:table-cell table:number-columns-repeated="3"/>
        </table:table-row>
        <table:table-row table:style-name="ro1">
          <table:table-cell office:value-type="string">
            <text:p>10-15 19:18:29.205: WARN/iTesa(2187): </text:p>
          </table:table-cell>
          <table:table-cell office:value-type="float" office:value="12401077023000">
            <text:p>12401077023000</text:p>
          </table:table-cell>
          <table:table-cell office:value-type="float" office:value="526">
            <text:p>526</text:p>
          </table:table-cell>
          <table:table-cell table:formula="of:=([.B526]-[.B525])/1000000" office:value-type="float" office:value="54.651">
            <text:p>54.651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185368000">
            <text:p>12401185368000</text:p>
          </table:table-cell>
          <table:table-cell office:value-type="float" office:value="527">
            <text:p>527</text:p>
          </table:table-cell>
          <table:table-cell table:formula="of:=([.B527]-[.B526])/1000000" office:value-type="float" office:value="108.345">
            <text:p>108.345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238757000">
            <text:p>12401238757000</text:p>
          </table:table-cell>
          <table:table-cell office:value-type="float" office:value="528">
            <text:p>528</text:p>
          </table:table-cell>
          <table:table-cell table:formula="of:=([.B528]-[.B527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9.365: WARN/iTesa(2187): </text:p>
          </table:table-cell>
          <table:table-cell office:value-type="float" office:value="12401293883000">
            <text:p>12401293883000</text:p>
          </table:table-cell>
          <table:table-cell office:value-type="float" office:value="529">
            <text:p>529</text:p>
          </table:table-cell>
          <table:table-cell table:formula="of:=([.B529]-[.B528])/1000000" office:value-type="float" office:value="55.126">
            <text:p>55.126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348503000">
            <text:p>12401348503000</text:p>
          </table:table-cell>
          <table:table-cell office:value-type="float" office:value="530">
            <text:p>530</text:p>
          </table:table-cell>
          <table:table-cell table:formula="of:=([.B530]-[.B529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402017000">
            <text:p>12401402017000</text:p>
          </table:table-cell>
          <table:table-cell office:value-type="float" office:value="531">
            <text:p>531</text:p>
          </table:table-cell>
          <table:table-cell table:formula="of:=([.B531]-[.B530])/1000000" office:value-type="float" office:value="53.514">
            <text:p>53.514</text:p>
          </table:table-cell>
          <table:table-cell table:number-columns-repeated="3"/>
        </table:table-row>
        <table:table-row table:style-name="ro1">
          <table:table-cell office:value-type="string">
            <text:p>10-15 19:18:29.529: WARN/iTesa(2187): </text:p>
          </table:table-cell>
          <table:table-cell office:value-type="float" office:value="12401456523000">
            <text:p>12401456523000</text:p>
          </table:table-cell>
          <table:table-cell office:value-type="float" office:value="532">
            <text:p>532</text:p>
          </table:table-cell>
          <table:table-cell table:formula="of:=([.B532]-[.B531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11250000">
            <text:p>12401511250000</text:p>
          </table:table-cell>
          <table:table-cell office:value-type="float" office:value="533">
            <text:p>533</text:p>
          </table:table-cell>
          <table:table-cell table:formula="of:=([.B533]-[.B532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64563000">
            <text:p>12401564563000</text:p>
          </table:table-cell>
          <table:table-cell office:value-type="float" office:value="534">
            <text:p>534</text:p>
          </table:table-cell>
          <table:table-cell table:formula="of:=([.B534]-[.B533])/1000000" office:value-type="float" office:value="53.313">
            <text:p>53.313</text:p>
          </table:table-cell>
          <table:table-cell table:number-columns-repeated="3"/>
        </table:table-row>
        <table:table-row table:style-name="ro1">
          <table:table-cell office:value-type="string">
            <text:p>10-15 19:18:29.695: WARN/iTesa(2187): </text:p>
          </table:table-cell>
          <table:table-cell office:value-type="float" office:value="12401617855000">
            <text:p>12401617855000</text:p>
          </table:table-cell>
          <table:table-cell office:value-type="float" office:value="535">
            <text:p>535</text:p>
          </table:table-cell>
          <table:table-cell table:formula="of:=([.B535]-[.B534])/1000000" office:value-type="float" office:value="53.292">
            <text:p>53.292</text:p>
          </table:table-cell>
          <table:table-cell table:number-columns-repeated="3"/>
        </table:table-row>
        <table:table-row table:style-name="ro1">
          <table:table-cell office:value-type="string">
            <text:p>10-15 19:18:29.745: WARN/iTesa(2187): </text:p>
          </table:table-cell>
          <table:table-cell office:value-type="float" office:value="12401671965000">
            <text:p>12401671965000</text:p>
          </table:table-cell>
          <table:table-cell office:value-type="float" office:value="536">
            <text:p>536</text:p>
          </table:table-cell>
          <table:table-cell table:formula="of:=([.B536]-[.B535])/1000000" office:value-type="float" office:value="54.11">
            <text:p>54.11</text:p>
          </table:table-cell>
          <table:table-cell table:number-columns-repeated="3"/>
        </table:table-row>
        <table:table-row table:style-name="ro1">
          <table:table-cell office:value-type="string">
            <text:p>10-15 19:18:29.855: WARN/iTesa(2187): </text:p>
          </table:table-cell>
          <table:table-cell office:value-type="float" office:value="12401726642000">
            <text:p>12401726642000</text:p>
          </table:table-cell>
          <table:table-cell office:value-type="float" office:value="537">
            <text:p>537</text:p>
          </table:table-cell>
          <table:table-cell table:formula="of:=([.B537]-[.B536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34782000">
            <text:p>12401834782000</text:p>
          </table:table-cell>
          <table:table-cell office:value-type="float" office:value="538">
            <text:p>538</text:p>
          </table:table-cell>
          <table:table-cell table:formula="of:=([.B538]-[.B537])/1000000" office:value-type="float" office:value="108.14">
            <text:p>108.14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88432000">
            <text:p>12401888432000</text:p>
          </table:table-cell>
          <table:table-cell office:value-type="float" office:value="539">
            <text:p>539</text:p>
          </table:table-cell>
          <table:table-cell table:formula="of:=([.B539]-[.B538])/1000000" office:value-type="float" office:value="53.65">
            <text:p>53.65</text:p>
          </table:table-cell>
          <table:table-cell table:number-columns-repeated="3"/>
        </table:table-row>
        <table:table-row table:style-name="ro1">
          <table:table-cell office:value-type="string">
            <text:p>10-15 19:18:30.015: WARN/iTesa(2187): </text:p>
          </table:table-cell>
          <table:table-cell office:value-type="float" office:value="12401942630000">
            <text:p>12401942630000</text:p>
          </table:table-cell>
          <table:table-cell office:value-type="float" office:value="540">
            <text:p>540</text:p>
          </table:table-cell>
          <table:table-cell table:formula="of:=([.B540]-[.B539])/1000000" office:value-type="float" office:value="54.198">
            <text:p>54.198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1997425000">
            <text:p>12401997425000</text:p>
          </table:table-cell>
          <table:table-cell office:value-type="float" office:value="541">
            <text:p>541</text:p>
          </table:table-cell>
          <table:table-cell table:formula="of:=([.B541]-[.B540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2050847000">
            <text:p>12402050847000</text:p>
          </table:table-cell>
          <table:table-cell office:value-type="float" office:value="542">
            <text:p>542</text:p>
          </table:table-cell>
          <table:table-cell table:formula="of:=([.B542]-[.B541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05502000">
            <text:p>12402105502000</text:p>
          </table:table-cell>
          <table:table-cell office:value-type="float" office:value="543">
            <text:p>543</text:p>
          </table:table-cell>
          <table:table-cell table:formula="of:=([.B543]-[.B542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59058000">
            <text:p>12402159058000</text:p>
          </table:table-cell>
          <table:table-cell office:value-type="float" office:value="544">
            <text:p>544</text:p>
          </table:table-cell>
          <table:table-cell table:formula="of:=([.B544]-[.B543])/1000000" office:value-type="float" office:value="53.556">
            <text:p>53.556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23115000">
            <text:p>12402223115000</text:p>
          </table:table-cell>
          <table:table-cell office:value-type="float" office:value="545">
            <text:p>545</text:p>
          </table:table-cell>
          <table:table-cell table:formula="of:=([.B545]-[.B544])/1000000" office:value-type="float" office:value="64.057">
            <text:p>64.057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76483000">
            <text:p>12402276483000</text:p>
          </table:table-cell>
          <table:table-cell office:value-type="float" office:value="546">
            <text:p>546</text:p>
          </table:table-cell>
          <table:table-cell table:formula="of:=([.B546]-[.B545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31173000">
            <text:p>12402331173000</text:p>
          </table:table-cell>
          <table:table-cell office:value-type="float" office:value="547">
            <text:p>547</text:p>
          </table:table-cell>
          <table:table-cell table:formula="of:=([.B547]-[.B546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85053000">
            <text:p>12402385053000</text:p>
          </table:table-cell>
          <table:table-cell office:value-type="float" office:value="548">
            <text:p>548</text:p>
          </table:table-cell>
          <table:table-cell table:formula="of:=([.B548]-[.B547])/1000000" office:value-type="float" office:value="53.88">
            <text:p>53.88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39587000">
            <text:p>12402439587000</text:p>
          </table:table-cell>
          <table:table-cell office:value-type="float" office:value="549">
            <text:p>549</text:p>
          </table:table-cell>
          <table:table-cell table:formula="of:=([.B549]-[.B548])/1000000" office:value-type="float" office:value="54.534">
            <text:p>54.534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93015000">
            <text:p>12402493015000</text:p>
          </table:table-cell>
          <table:table-cell office:value-type="float" office:value="550">
            <text:p>550</text:p>
          </table:table-cell>
          <table:table-cell table:formula="of:=([.B550]-[.B549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547585000">
            <text:p>12402547585000</text:p>
          </table:table-cell>
          <table:table-cell office:value-type="float" office:value="551">
            <text:p>551</text:p>
          </table:table-cell>
          <table:table-cell table:formula="of:=([.B551]-[.B550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601030000">
            <text:p>12402601030000</text:p>
          </table:table-cell>
          <table:table-cell office:value-type="float" office:value="552">
            <text:p>552</text:p>
          </table:table-cell>
          <table:table-cell table:formula="of:=([.B552]-[.B55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30.725: WARN/iTesa(2187): </text:p>
          </table:table-cell>
          <table:table-cell office:value-type="float" office:value="12402655535000">
            <text:p>12402655535000</text:p>
          </table:table-cell>
          <table:table-cell office:value-type="float" office:value="553">
            <text:p>553</text:p>
          </table:table-cell>
          <table:table-cell table:formula="of:=([.B553]-[.B552])/1000000" office:value-type="float" office:value="54.505">
            <text:p>54.505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10422000">
            <text:p>12402710422000</text:p>
          </table:table-cell>
          <table:table-cell office:value-type="float" office:value="554">
            <text:p>554</text:p>
          </table:table-cell>
          <table:table-cell table:formula="of:=([.B554]-[.B553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63972000">
            <text:p>12402763972000</text:p>
          </table:table-cell>
          <table:table-cell office:value-type="float" office:value="555">
            <text:p>555</text:p>
          </table:table-cell>
          <table:table-cell table:formula="of:=([.B555]-[.B554])/1000000" office:value-type="float" office:value="53.55">
            <text:p>53.5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18617000">
            <text:p>12402818617000</text:p>
          </table:table-cell>
          <table:table-cell office:value-type="float" office:value="556">
            <text:p>556</text:p>
          </table:table-cell>
          <table:table-cell table:formula="of:=([.B556]-[.B555])/1000000" office:value-type="float" office:value="54.645">
            <text:p>54.64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72040000">
            <text:p>12402872040000</text:p>
          </table:table-cell>
          <table:table-cell office:value-type="float" office:value="557">
            <text:p>557</text:p>
          </table:table-cell>
          <table:table-cell table:formula="of:=([.B557]-[.B556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30.999: WARN/iTesa(2187): </text:p>
          </table:table-cell>
          <table:table-cell office:value-type="float" office:value="12402926573000">
            <text:p>12402926573000</text:p>
          </table:table-cell>
          <table:table-cell office:value-type="float" office:value="558">
            <text:p>558</text:p>
          </table:table-cell>
          <table:table-cell table:formula="of:=([.B558]-[.B557])/1000000" office:value-type="float" office:value="54.533">
            <text:p>54.533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2981337000">
            <text:p>12402981337000</text:p>
          </table:table-cell>
          <table:table-cell office:value-type="float" office:value="559">
            <text:p>559</text:p>
          </table:table-cell>
          <table:table-cell table:formula="of:=([.B559]-[.B558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3034695000">
            <text:p>12403034695000</text:p>
          </table:table-cell>
          <table:table-cell office:value-type="float" office:value="560">
            <text:p>560</text:p>
          </table:table-cell>
          <table:table-cell table:formula="of:=([.B560]-[.B559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31.165: WARN/iTesa(2187): </text:p>
          </table:table-cell>
          <table:table-cell office:value-type="float" office:value="12403089267000">
            <text:p>12403089267000</text:p>
          </table:table-cell>
          <table:table-cell office:value-type="float" office:value="561">
            <text:p>561</text:p>
          </table:table-cell>
          <table:table-cell table:formula="of:=([.B561]-[.B560])/1000000" office:value-type="float" office:value="54.572">
            <text:p>54.572</text:p>
          </table:table-cell>
          <table:table-cell table:number-columns-repeated="3"/>
        </table:table-row>
        <table:table-row table:style-name="ro1">
          <table:table-cell office:value-type="string">
            <text:p>10-15 19:18:31.270: WARN/iTesa(2187): </text:p>
          </table:table-cell>
          <table:table-cell office:value-type="float" office:value="12403143988000">
            <text:p>12403143988000</text:p>
          </table:table-cell>
          <table:table-cell office:value-type="float" office:value="562">
            <text:p>562</text:p>
          </table:table-cell>
          <table:table-cell table:formula="of:=([.B562]-[.B561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1.275: WARN/iTesa(2187): </text:p>
          </table:table-cell>
          <table:table-cell office:value-type="float" office:value="12403197368000">
            <text:p>12403197368000</text:p>
          </table:table-cell>
          <table:table-cell office:value-type="float" office:value="563">
            <text:p>563</text:p>
          </table:table-cell>
          <table:table-cell table:formula="of:=([.B563]-[.B562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18:31.325: WARN/iTesa(2187): </text:p>
          </table:table-cell>
          <table:table-cell office:value-type="float" office:value="12403252292000">
            <text:p>12403252292000</text:p>
          </table:table-cell>
          <table:table-cell office:value-type="float" office:value="564">
            <text:p>564</text:p>
          </table:table-cell>
          <table:table-cell table:formula="of:=([.B564]-[.B563])/1000000" office:value-type="float" office:value="54.924">
            <text:p>54.924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06963000">
            <text:p>12403306963000</text:p>
          </table:table-cell>
          <table:table-cell office:value-type="float" office:value="565">
            <text:p>565</text:p>
          </table:table-cell>
          <table:table-cell table:formula="of:=([.B565]-[.B564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60398000">
            <text:p>12403360398000</text:p>
          </table:table-cell>
          <table:table-cell office:value-type="float" office:value="566">
            <text:p>566</text:p>
          </table:table-cell>
          <table:table-cell table:formula="of:=([.B566]-[.B565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31.487: WARN/iTesa(2187): </text:p>
          </table:table-cell>
          <table:table-cell office:value-type="float" office:value="12403414980000">
            <text:p>12403414980000</text:p>
          </table:table-cell>
          <table:table-cell office:value-type="float" office:value="567">
            <text:p>567</text:p>
          </table:table-cell>
          <table:table-cell table:formula="of:=([.B567]-[.B566])/1000000" office:value-type="float" office:value="54.582">
            <text:p>54.582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469673000">
            <text:p>12403469673000</text:p>
          </table:table-cell>
          <table:table-cell office:value-type="float" office:value="568">
            <text:p>568</text:p>
          </table:table-cell>
          <table:table-cell table:formula="of:=([.B568]-[.B567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523152000">
            <text:p>12403523152000</text:p>
          </table:table-cell>
          <table:table-cell office:value-type="float" office:value="569">
            <text:p>569</text:p>
          </table:table-cell>
          <table:table-cell table:formula="of:=([.B569]-[.B568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577658000">
            <text:p>12403577658000</text:p>
          </table:table-cell>
          <table:table-cell office:value-type="float" office:value="570">
            <text:p>570</text:p>
          </table:table-cell>
          <table:table-cell table:formula="of:=([.B570]-[.B569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631105000">
            <text:p>12403631105000</text:p>
          </table:table-cell>
          <table:table-cell office:value-type="float" office:value="571">
            <text:p>571</text:p>
          </table:table-cell>
          <table:table-cell table:formula="of:=([.B571]-[.B570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1.758: WARN/iTesa(2187): </text:p>
          </table:table-cell>
          <table:table-cell office:value-type="float" office:value="12403685675000">
            <text:p>12403685675000</text:p>
          </table:table-cell>
          <table:table-cell office:value-type="float" office:value="572">
            <text:p>572</text:p>
          </table:table-cell>
          <table:table-cell table:formula="of:=([.B572]-[.B571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40398000">
            <text:p>12403740398000</text:p>
          </table:table-cell>
          <table:table-cell office:value-type="float" office:value="573">
            <text:p>573</text:p>
          </table:table-cell>
          <table:table-cell table:formula="of:=([.B573]-[.B572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94490000">
            <text:p>12403794490000</text:p>
          </table:table-cell>
          <table:table-cell office:value-type="float" office:value="574">
            <text:p>574</text:p>
          </table:table-cell>
          <table:table-cell table:formula="of:=([.B574]-[.B573])/1000000" office:value-type="float" office:value="54.092">
            <text:p>54.092</text:p>
          </table:table-cell>
          <table:table-cell table:number-columns-repeated="3"/>
        </table:table-row>
        <table:table-row table:style-name="ro1">
          <table:table-cell office:value-type="string">
            <text:p>10-15 19:18:31.925: WARN/iTesa(2187): </text:p>
          </table:table-cell>
          <table:table-cell office:value-type="float" office:value="12403849103000">
            <text:p>12403849103000</text:p>
          </table:table-cell>
          <table:table-cell office:value-type="float" office:value="575">
            <text:p>575</text:p>
          </table:table-cell>
          <table:table-cell table:formula="of:=([.B575]-[.B574])/1000000" office:value-type="float" office:value="54.613">
            <text:p>54.613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05027000">
            <text:p>12403905027000</text:p>
          </table:table-cell>
          <table:table-cell office:value-type="float" office:value="576">
            <text:p>576</text:p>
          </table:table-cell>
          <table:table-cell table:formula="of:=([.B576]-[.B575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58402000">
            <text:p>12403958402000</text:p>
          </table:table-cell>
          <table:table-cell office:value-type="float" office:value="577">
            <text:p>577</text:p>
          </table:table-cell>
          <table:table-cell table:formula="of:=([.B577]-[.B576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13860000">
            <text:p>12404013860000</text:p>
          </table:table-cell>
          <table:table-cell office:value-type="float" office:value="578">
            <text:p>578</text:p>
          </table:table-cell>
          <table:table-cell table:formula="of:=([.B578]-[.B577])/1000000" office:value-type="float" office:value="55.458">
            <text:p>55.458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67255000">
            <text:p>12404067255000</text:p>
          </table:table-cell>
          <table:table-cell office:value-type="float" office:value="579">
            <text:p>579</text:p>
          </table:table-cell>
          <table:table-cell table:formula="of:=([.B579]-[.B578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2.195: WARN/iTesa(2187): </text:p>
          </table:table-cell>
          <table:table-cell office:value-type="float" office:value="12404121878000">
            <text:p>12404121878000</text:p>
          </table:table-cell>
          <table:table-cell office:value-type="float" office:value="580">
            <text:p>580</text:p>
          </table:table-cell>
          <table:table-cell table:formula="of:=([.B580]-[.B579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176487000">
            <text:p>12404176487000</text:p>
          </table:table-cell>
          <table:table-cell office:value-type="float" office:value="581">
            <text:p>581</text:p>
          </table:table-cell>
          <table:table-cell table:formula="of:=([.B581]-[.B5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229840000">
            <text:p>12404229840000</text:p>
          </table:table-cell>
          <table:table-cell office:value-type="float" office:value="582">
            <text:p>582</text:p>
          </table:table-cell>
          <table:table-cell table:formula="of:=([.B582]-[.B58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18:32.357: WARN/iTesa(2187): </text:p>
          </table:table-cell>
          <table:table-cell office:value-type="float" office:value="12404284590000">
            <text:p>12404284590000</text:p>
          </table:table-cell>
          <table:table-cell office:value-type="float" office:value="583">
            <text:p>583</text:p>
          </table:table-cell>
          <table:table-cell table:formula="of:=([.B583]-[.B582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39878000">
            <text:p>12404339878000</text:p>
          </table:table-cell>
          <table:table-cell office:value-type="float" office:value="584">
            <text:p>584</text:p>
          </table:table-cell>
          <table:table-cell table:formula="of:=([.B584]-[.B583])/1000000" office:value-type="float" office:value="55.288">
            <text:p>55.288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94740000">
            <text:p>12404394740000</text:p>
          </table:table-cell>
          <table:table-cell office:value-type="float" office:value="585">
            <text:p>585</text:p>
          </table:table-cell>
          <table:table-cell table:formula="of:=([.B585]-[.B584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32.525: WARN/iTesa(2187): </text:p>
          </table:table-cell>
          <table:table-cell office:value-type="float" office:value="12404448927000">
            <text:p>12404448927000</text:p>
          </table:table-cell>
          <table:table-cell office:value-type="float" office:value="586">
            <text:p>586</text:p>
          </table:table-cell>
          <table:table-cell table:formula="of:=([.B586]-[.B585])/1000000" office:value-type="float" office:value="54.187">
            <text:p>54.187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03712000">
            <text:p>12404503712000</text:p>
          </table:table-cell>
          <table:table-cell office:value-type="float" office:value="587">
            <text:p>587</text:p>
          </table:table-cell>
          <table:table-cell table:formula="of:=([.B587]-[.B58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57265000">
            <text:p>12404557265000</text:p>
          </table:table-cell>
          <table:table-cell office:value-type="float" office:value="588">
            <text:p>588</text:p>
          </table:table-cell>
          <table:table-cell table:formula="of:=([.B588]-[.B587])/1000000" office:value-type="float" office:value="53.553">
            <text:p>53.553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11907000">
            <text:p>12404611907000</text:p>
          </table:table-cell>
          <table:table-cell office:value-type="float" office:value="589">
            <text:p>589</text:p>
          </table:table-cell>
          <table:table-cell table:formula="of:=([.B589]-[.B588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65478000">
            <text:p>12404665478000</text:p>
          </table:table-cell>
          <table:table-cell office:value-type="float" office:value="590">
            <text:p>590</text:p>
          </table:table-cell>
          <table:table-cell table:formula="of:=([.B590]-[.B589])/1000000" office:value-type="float" office:value="53.571">
            <text:p>53.571</text:p>
          </table:table-cell>
          <table:table-cell table:number-columns-repeated="3"/>
        </table:table-row>
        <table:table-row table:style-name="ro1">
          <table:table-cell office:value-type="string">
            <text:p>10-15 19:18:32.795: WARN/iTesa(2187): </text:p>
          </table:table-cell>
          <table:table-cell office:value-type="float" office:value="12404720228000">
            <text:p>12404720228000</text:p>
          </table:table-cell>
          <table:table-cell office:value-type="float" office:value="591">
            <text:p>591</text:p>
          </table:table-cell>
          <table:table-cell table:formula="of:=([.B591]-[.B590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774903000">
            <text:p>12404774903000</text:p>
          </table:table-cell>
          <table:table-cell office:value-type="float" office:value="592">
            <text:p>592</text:p>
          </table:table-cell>
          <table:table-cell table:formula="of:=([.B592]-[.B591])/1000000" office:value-type="float" office:value="54.675">
            <text:p>54.6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28237000">
            <text:p>12404828237000</text:p>
          </table:table-cell>
          <table:table-cell office:value-type="float" office:value="593">
            <text:p>593</text:p>
          </table:table-cell>
          <table:table-cell table:formula="of:=([.B593]-[.B592])/1000000" office:value-type="float" office:value="53.334">
            <text:p>53.334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81632000">
            <text:p>12404881632000</text:p>
          </table:table-cell>
          <table:table-cell office:value-type="float" office:value="594">
            <text:p>594</text:p>
          </table:table-cell>
          <table:table-cell table:formula="of:=([.B594]-[.B593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3.008: WARN/iTesa(2187): </text:p>
          </table:table-cell>
          <table:table-cell office:value-type="float" office:value="12404935732000">
            <text:p>12404935732000</text:p>
          </table:table-cell>
          <table:table-cell office:value-type="float" office:value="595">
            <text:p>595</text:p>
          </table:table-cell>
          <table:table-cell table:formula="of:=([.B595]-[.B594])/1000000" office:value-type="float" office:value="54.1">
            <text:p>54.1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4990515000">
            <text:p>12404990515000</text:p>
          </table:table-cell>
          <table:table-cell office:value-type="float" office:value="596">
            <text:p>596</text:p>
          </table:table-cell>
          <table:table-cell table:formula="of:=([.B596]-[.B595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5043888000">
            <text:p>12405043888000</text:p>
          </table:table-cell>
          <table:table-cell office:value-type="float" office:value="597">
            <text:p>597</text:p>
          </table:table-cell>
          <table:table-cell table:formula="of:=([.B597]-[.B596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098428000">
            <text:p>12405098428000</text:p>
          </table:table-cell>
          <table:table-cell office:value-type="float" office:value="598">
            <text:p>598</text:p>
          </table:table-cell>
          <table:table-cell table:formula="of:=([.B598]-[.B597])/1000000" office:value-type="float" office:value="54.54">
            <text:p>54.54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152097000">
            <text:p>12405152097000</text:p>
          </table:table-cell>
          <table:table-cell office:value-type="float" office:value="599">
            <text:p>599</text:p>
          </table:table-cell>
          <table:table-cell table:formula="of:=([.B599]-[.B598])/1000000" office:value-type="float" office:value="53.669">
            <text:p>53.669</text:p>
          </table:table-cell>
          <table:table-cell table:number-columns-repeated="3"/>
        </table:table-row>
        <table:table-row table:style-name="ro1">
          <table:table-cell office:value-type="string">
            <text:p>10-15 19:18:33.279: WARN/iTesa(2187): </text:p>
          </table:table-cell>
          <table:table-cell office:value-type="float" office:value="12405206615000">
            <text:p>12405206615000</text:p>
          </table:table-cell>
          <table:table-cell office:value-type="float" office:value="600">
            <text:p>600</text:p>
          </table:table-cell>
          <table:table-cell table:formula="of:=([.B600]-[.B599])/1000000" office:value-type="float" office:value="54.518">
            <text:p>54.518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261487000">
            <text:p>12405261487000</text:p>
          </table:table-cell>
          <table:table-cell office:value-type="float" office:value="601">
            <text:p>601</text:p>
          </table:table-cell>
          <table:table-cell table:formula="of:=([.B601]-[.B600])/1000000" office:value-type="float" office:value="54.872">
            <text:p>54.872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314852000">
            <text:p>12405314852000</text:p>
          </table:table-cell>
          <table:table-cell office:value-type="float" office:value="602">
            <text:p>602</text:p>
          </table:table-cell>
          <table:table-cell table:formula="of:=([.B602]-[.B601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369390000">
            <text:p>12405369390000</text:p>
          </table:table-cell>
          <table:table-cell office:value-type="float" office:value="603">
            <text:p>603</text:p>
          </table:table-cell>
          <table:table-cell table:formula="of:=([.B603]-[.B602])/1000000" office:value-type="float" office:value="54.538">
            <text:p>54.538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422877000">
            <text:p>12405422877000</text:p>
          </table:table-cell>
          <table:table-cell office:value-type="float" office:value="604">
            <text:p>604</text:p>
          </table:table-cell>
          <table:table-cell table:formula="of:=([.B604]-[.B603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477445000">
            <text:p>12405477445000</text:p>
          </table:table-cell>
          <table:table-cell office:value-type="float" office:value="605">
            <text:p>605</text:p>
          </table:table-cell>
          <table:table-cell table:formula="of:=([.B605]-[.B604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530892000">
            <text:p>12405530892000</text:p>
          </table:table-cell>
          <table:table-cell office:value-type="float" office:value="606">
            <text:p>606</text:p>
          </table:table-cell>
          <table:table-cell table:formula="of:=([.B606]-[.B605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3.658: WARN/iTesa(2187): </text:p>
          </table:table-cell>
          <table:table-cell office:value-type="float" office:value="12405585403000">
            <text:p>12405585403000</text:p>
          </table:table-cell>
          <table:table-cell office:value-type="float" office:value="607">
            <text:p>607</text:p>
          </table:table-cell>
          <table:table-cell table:formula="of:=([.B607]-[.B606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3.765: WARN/iTesa(2187): </text:p>
          </table:table-cell>
          <table:table-cell office:value-type="float" office:value="12405640000000">
            <text:p>12405640000000</text:p>
          </table:table-cell>
          <table:table-cell office:value-type="float" office:value="608">
            <text:p>608</text:p>
          </table:table-cell>
          <table:table-cell table:formula="of:=([.B608]-[.B607])/1000000" office:value-type="float" office:value="54.597">
            <text:p>54.597</text:p>
          </table:table-cell>
          <table:table-cell table:number-columns-repeated="3"/>
        </table:table-row>
        <table:table-row table:style-name="ro1">
          <table:table-cell office:value-type="string">
            <text:p>10-15 19:18:33.775: WARN/iTesa(2187): </text:p>
          </table:table-cell>
          <table:table-cell office:value-type="float" office:value="12405695578000">
            <text:p>12405695578000</text:p>
          </table:table-cell>
          <table:table-cell office:value-type="float" office:value="609">
            <text:p>609</text:p>
          </table:table-cell>
          <table:table-cell table:formula="of:=([.B609]-[.B608])/1000000" office:value-type="float" office:value="55.578">
            <text:p>55.578</text:p>
          </table:table-cell>
          <table:table-cell table:number-columns-repeated="3"/>
        </table:table-row>
        <table:table-row table:style-name="ro1">
          <table:table-cell office:value-type="string">
            <text:p>10-15 19:18:33.875: WARN/iTesa(2187): </text:p>
          </table:table-cell>
          <table:table-cell office:value-type="float" office:value="12405752612000">
            <text:p>12405752612000</text:p>
          </table:table-cell>
          <table:table-cell office:value-type="float" office:value="610">
            <text:p>610</text:p>
          </table:table-cell>
          <table:table-cell table:formula="of:=([.B610]-[.B609])/1000000" office:value-type="float" office:value="57.034">
            <text:p>57.034</text:p>
          </table:table-cell>
          <table:table-cell table:number-columns-repeated="3"/>
        </table:table-row>
        <table:table-row table:style-name="ro1">
          <table:table-cell office:value-type="string">
            <text:p>10-15 19:18:33.885: WARN/iTesa(2187): </text:p>
          </table:table-cell>
          <table:table-cell office:value-type="float" office:value="12405807858000">
            <text:p>12405807858000</text:p>
          </table:table-cell>
          <table:table-cell office:value-type="float" office:value="611">
            <text:p>611</text:p>
          </table:table-cell>
          <table:table-cell table:formula="of:=([.B611]-[.B610])/1000000" office:value-type="float" office:value="55.246">
            <text:p>55.246</text:p>
          </table:table-cell>
          <table:table-cell table:number-columns-repeated="3"/>
        </table:table-row>
        <table:table-row table:style-name="ro1">
          <table:table-cell office:value-type="string">
            <text:p>10-15 19:18:33.935: WARN/iTesa(2187): </text:p>
          </table:table-cell>
          <table:table-cell office:value-type="float" office:value="12405862510000">
            <text:p>12405862510000</text:p>
          </table:table-cell>
          <table:table-cell office:value-type="float" office:value="612">
            <text:p>612</text:p>
          </table:table-cell>
          <table:table-cell table:formula="of:=([.B612]-[.B611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17173000">
            <text:p>12405917173000</text:p>
          </table:table-cell>
          <table:table-cell office:value-type="float" office:value="613">
            <text:p>613</text:p>
          </table:table-cell>
          <table:table-cell table:formula="of:=([.B613]-[.B612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70652000">
            <text:p>12405970652000</text:p>
          </table:table-cell>
          <table:table-cell office:value-type="float" office:value="614">
            <text:p>614</text:p>
          </table:table-cell>
          <table:table-cell table:formula="of:=([.B614]-[.B613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4.097: WARN/iTesa(2187): </text:p>
          </table:table-cell>
          <table:table-cell office:value-type="float" office:value="12406025247000">
            <text:p>12406025247000</text:p>
          </table:table-cell>
          <table:table-cell office:value-type="float" office:value="615">
            <text:p>615</text:p>
          </table:table-cell>
          <table:table-cell table:formula="of:=([.B615]-[.B614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079915000">
            <text:p>12406079915000</text:p>
          </table:table-cell>
          <table:table-cell office:value-type="float" office:value="616">
            <text:p>616</text:p>
          </table:table-cell>
          <table:table-cell table:formula="of:=([.B616]-[.B615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133325000">
            <text:p>12406133325000</text:p>
          </table:table-cell>
          <table:table-cell office:value-type="float" office:value="617">
            <text:p>617</text:p>
          </table:table-cell>
          <table:table-cell table:formula="of:=([.B617]-[.B616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187838000">
            <text:p>12406187838000</text:p>
          </table:table-cell>
          <table:table-cell office:value-type="float" office:value="618">
            <text:p>618</text:p>
          </table:table-cell>
          <table:table-cell table:formula="of:=([.B618]-[.B617])/1000000" office:value-type="float" office:value="54.513">
            <text:p>54.513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241293000">
            <text:p>12406241293000</text:p>
          </table:table-cell>
          <table:table-cell office:value-type="float" office:value="619">
            <text:p>619</text:p>
          </table:table-cell>
          <table:table-cell table:formula="of:=([.B619]-[.B618])/1000000" office:value-type="float" office:value="53.455">
            <text:p>53.455</text:p>
          </table:table-cell>
          <table:table-cell table:number-columns-repeated="3"/>
        </table:table-row>
        <table:table-row table:style-name="ro1">
          <table:table-cell office:value-type="string">
            <text:p>10-15 19:18:34.368: WARN/iTesa(2187): </text:p>
          </table:table-cell>
          <table:table-cell office:value-type="float" office:value="12406295788000">
            <text:p>12406295788000</text:p>
          </table:table-cell>
          <table:table-cell office:value-type="float" office:value="620">
            <text:p>620</text:p>
          </table:table-cell>
          <table:table-cell table:formula="of:=([.B620]-[.B619])/1000000" office:value-type="float" office:value="54.495">
            <text:p>54.495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350467000">
            <text:p>12406350467000</text:p>
          </table:table-cell>
          <table:table-cell office:value-type="float" office:value="621">
            <text:p>621</text:p>
          </table:table-cell>
          <table:table-cell table:formula="of:=([.B621]-[.B620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403925000">
            <text:p>12406403925000</text:p>
          </table:table-cell>
          <table:table-cell office:value-type="float" office:value="622">
            <text:p>622</text:p>
          </table:table-cell>
          <table:table-cell table:formula="of:=([.B622]-[.B621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34.535: WARN/iTesa(2187): </text:p>
          </table:table-cell>
          <table:table-cell office:value-type="float" office:value="12406458407000">
            <text:p>12406458407000</text:p>
          </table:table-cell>
          <table:table-cell office:value-type="float" office:value="623">
            <text:p>623</text:p>
          </table:table-cell>
          <table:table-cell table:formula="of:=([.B623]-[.B622])/1000000" office:value-type="float" office:value="54.482">
            <text:p>54.482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13115000">
            <text:p>12406513115000</text:p>
          </table:table-cell>
          <table:table-cell office:value-type="float" office:value="624">
            <text:p>624</text:p>
          </table:table-cell>
          <table:table-cell table:formula="of:=([.B624]-[.B62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66480000">
            <text:p>12406566480000</text:p>
          </table:table-cell>
          <table:table-cell office:value-type="float" office:value="625">
            <text:p>625</text:p>
          </table:table-cell>
          <table:table-cell table:formula="of:=([.B625]-[.B624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4.695: WARN/iTesa(2187): </text:p>
          </table:table-cell>
          <table:table-cell office:value-type="float" office:value="12406621047000">
            <text:p>12406621047000</text:p>
          </table:table-cell>
          <table:table-cell office:value-type="float" office:value="626">
            <text:p>626</text:p>
          </table:table-cell>
          <table:table-cell table:formula="of:=([.B626]-[.B625])/1000000" office:value-type="float" office:value="54.567">
            <text:p>54.567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675800000">
            <text:p>12406675800000</text:p>
          </table:table-cell>
          <table:table-cell office:value-type="float" office:value="627">
            <text:p>627</text:p>
          </table:table-cell>
          <table:table-cell table:formula="of:=([.B627]-[.B626])/1000000" office:value-type="float" office:value="54.753">
            <text:p>54.753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729262000">
            <text:p>12406729262000</text:p>
          </table:table-cell>
          <table:table-cell office:value-type="float" office:value="628">
            <text:p>628</text:p>
          </table:table-cell>
          <table:table-cell table:formula="of:=([.B628]-[.B627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18:34.910: WARN/iTesa(2187): </text:p>
          </table:table-cell>
          <table:table-cell office:value-type="float" office:value="12406784733000">
            <text:p>12406784733000</text:p>
          </table:table-cell>
          <table:table-cell office:value-type="float" office:value="629">
            <text:p>629</text:p>
          </table:table-cell>
          <table:table-cell table:formula="of:=([.B629]-[.B628])/1000000" office:value-type="float" office:value="55.471">
            <text:p>55.471</text:p>
          </table:table-cell>
          <table:table-cell table:number-columns-repeated="3"/>
        </table:table-row>
        <table:table-row table:style-name="ro1">
          <table:table-cell office:value-type="string">
            <text:p>10-15 19:18:34.915: WARN/iTesa(2187): </text:p>
          </table:table-cell>
          <table:table-cell office:value-type="float" office:value="12406838158000">
            <text:p>12406838158000</text:p>
          </table:table-cell>
          <table:table-cell office:value-type="float" office:value="630">
            <text:p>630</text:p>
          </table:table-cell>
          <table:table-cell table:formula="of:=([.B630]-[.B62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892993000">
            <text:p>12406892993000</text:p>
          </table:table-cell>
          <table:table-cell office:value-type="float" office:value="631">
            <text:p>631</text:p>
          </table:table-cell>
          <table:table-cell table:formula="of:=([.B631]-[.B630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946690000">
            <text:p>12406946690000</text:p>
          </table:table-cell>
          <table:table-cell office:value-type="float" office:value="632">
            <text:p>632</text:p>
          </table:table-cell>
          <table:table-cell table:formula="of:=([.B632]-[.B631])/1000000" office:value-type="float" office:value="53.697">
            <text:p>53.697</text:p>
          </table:table-cell>
          <table:table-cell table:number-columns-repeated="3"/>
        </table:table-row>
        <table:table-row table:style-name="ro1">
          <table:table-cell office:value-type="string">
            <text:p>10-15 19:18:35.085: WARN/iTesa(2187): </text:p>
          </table:table-cell>
          <table:table-cell office:value-type="float" office:value="12407010515000">
            <text:p>12407010515000</text:p>
          </table:table-cell>
          <table:table-cell office:value-type="float" office:value="633">
            <text:p>633</text:p>
          </table:table-cell>
          <table:table-cell table:formula="of:=([.B633]-[.B632])/1000000" office:value-type="float" office:value="63.825">
            <text:p>63.825</text:p>
          </table:table-cell>
          <table:table-cell table:number-columns-repeated="3"/>
        </table:table-row>
        <table:table-row table:style-name="ro1">
          <table:table-cell office:value-type="string">
            <text:p>10-15 19:18:35.215: WARN/iTesa(2187): </text:p>
          </table:table-cell>
          <table:table-cell office:value-type="float" office:value="12407071602000">
            <text:p>12407071602000</text:p>
          </table:table-cell>
          <table:table-cell office:value-type="float" office:value="634">
            <text:p>634</text:p>
          </table:table-cell>
          <table:table-cell table:formula="of:=([.B634]-[.B633])/1000000" office:value-type="float" office:value="61.087">
            <text:p>61.087</text:p>
          </table:table-cell>
          <table:table-cell table:number-columns-repeated="3"/>
        </table:table-row>
        <table:table-row table:style-name="ro1">
          <table:table-cell office:value-type="string">
            <text:p>10-15 19:18:35.245: WARN/iTesa(2187): </text:p>
          </table:table-cell>
          <table:table-cell office:value-type="float" office:value="12407125195000">
            <text:p>12407125195000</text:p>
          </table:table-cell>
          <table:table-cell office:value-type="float" office:value="635">
            <text:p>635</text:p>
          </table:table-cell>
          <table:table-cell table:formula="of:=([.B635]-[.B634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35.285: WARN/iTesa(2187): </text:p>
          </table:table-cell>
          <table:table-cell office:value-type="float" office:value="12407183442000">
            <text:p>12407183442000</text:p>
          </table:table-cell>
          <table:table-cell office:value-type="float" office:value="636">
            <text:p>636</text:p>
          </table:table-cell>
          <table:table-cell table:formula="of:=([.B636]-[.B635])/1000000" office:value-type="float" office:value="58.247">
            <text:p>58.247</text:p>
          </table:table-cell>
          <table:table-cell table:number-columns-repeated="3"/>
        </table:table-row>
        <table:table-row table:style-name="ro1">
          <table:table-cell office:value-type="string">
            <text:p>10-15 19:18:35.385: WARN/iTesa(2187): </text:p>
          </table:table-cell>
          <table:table-cell office:value-type="float" office:value="12407238108000">
            <text:p>12407238108000</text:p>
          </table:table-cell>
          <table:table-cell office:value-type="float" office:value="637">
            <text:p>637</text:p>
          </table:table-cell>
          <table:table-cell table:formula="of:=([.B637]-[.B636])/1000000" office:value-type="float" office:value="54.666">
            <text:p>54.666</text:p>
          </table:table-cell>
          <table:table-cell table:number-columns-repeated="3"/>
        </table:table-row>
        <table:table-row table:style-name="ro1">
          <table:table-cell office:value-type="string">
            <text:p>10-15 19:18:35.405: WARN/iTesa(2187): </text:p>
          </table:table-cell>
          <table:table-cell office:value-type="float" office:value="12407292857000">
            <text:p>12407292857000</text:p>
          </table:table-cell>
          <table:table-cell office:value-type="float" office:value="638">
            <text:p>638</text:p>
          </table:table-cell>
          <table:table-cell table:formula="of:=([.B638]-[.B637])/1000000" office:value-type="float" office:value="54.749">
            <text:p>54.749</text:p>
          </table:table-cell>
          <table:table-cell table:number-columns-repeated="3"/>
        </table:table-row>
        <table:table-row table:style-name="ro1">
          <table:table-cell office:value-type="string">
            <text:p>10-15 19:18:35.435: WARN/iTesa(2187): </text:p>
          </table:table-cell>
          <table:table-cell office:value-type="float" office:value="12407353900000">
            <text:p>12407353900000</text:p>
          </table:table-cell>
          <table:table-cell office:value-type="float" office:value="639">
            <text:p>639</text:p>
          </table:table-cell>
          <table:table-cell table:formula="of:=([.B639]-[.B638])/1000000" office:value-type="float" office:value="61.043">
            <text:p>61.043</text:p>
          </table:table-cell>
          <table:table-cell table:number-columns-repeated="3"/>
        </table:table-row>
        <table:table-row table:style-name="ro1">
          <table:table-cell office:value-type="string">
            <text:p>10-15 19:18:35.595: WARN/iTesa(2187): </text:p>
          </table:table-cell>
          <table:table-cell office:value-type="float" office:value="12407420553000">
            <text:p>12407420553000</text:p>
          </table:table-cell>
          <table:table-cell office:value-type="float" office:value="640">
            <text:p>640</text:p>
          </table:table-cell>
          <table:table-cell table:formula="of:=([.B640]-[.B639])/1000000" office:value-type="float" office:value="66.653">
            <text:p>66.653</text:p>
          </table:table-cell>
          <table:table-cell table:number-columns-repeated="3"/>
        </table:table-row>
        <table:table-row table:style-name="ro1">
          <table:table-cell office:value-type="string">
            <text:p>10-15 19:18:35.605: WARN/iTesa(2187): </text:p>
          </table:table-cell>
          <table:table-cell office:value-type="float" office:value="12407475402000">
            <text:p>12407475402000</text:p>
          </table:table-cell>
          <table:table-cell office:value-type="float" office:value="641">
            <text:p>641</text:p>
          </table:table-cell>
          <table:table-cell table:formula="of:=([.B641]-[.B640])/1000000" office:value-type="float" office:value="54.849">
            <text:p>54.84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32992000">
            <text:p>12407532992000</text:p>
          </table:table-cell>
          <table:table-cell office:value-type="float" office:value="642">
            <text:p>642</text:p>
          </table:table-cell>
          <table:table-cell table:formula="of:=([.B642]-[.B641])/1000000" office:value-type="float" office:value="57.59">
            <text:p>57.5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87488000">
            <text:p>12407587488000</text:p>
          </table:table-cell>
          <table:table-cell office:value-type="float" office:value="643">
            <text:p>643</text:p>
          </table:table-cell>
          <table:table-cell table:formula="of:=([.B643]-[.B642])/1000000" office:value-type="float" office:value="54.496">
            <text:p>54.496</text:p>
          </table:table-cell>
          <table:table-cell table:number-columns-repeated="3"/>
        </table:table-row>
        <table:table-row table:style-name="ro1">
          <table:table-cell office:value-type="string">
            <text:p>10-15 19:18:35.775: WARN/iTesa(2187): </text:p>
          </table:table-cell>
          <table:table-cell office:value-type="float" office:value="12407697833000">
            <text:p>12407697833000</text:p>
          </table:table-cell>
          <table:table-cell office:value-type="float" office:value="644">
            <text:p>644</text:p>
          </table:table-cell>
          <table:table-cell table:formula="of:=([.B644]-[.B643])/1000000" office:value-type="float" office:value="110.345">
            <text:p>110.345</text:p>
          </table:table-cell>
          <table:table-cell table:number-columns-repeated="3"/>
        </table:table-row>
        <table:table-row table:style-name="ro1">
          <table:table-cell office:value-type="string">
            <text:p>10-15 19:18:35.825: WARN/iTesa(2187): </text:p>
          </table:table-cell>
          <table:table-cell office:value-type="float" office:value="12407753998000">
            <text:p>12407753998000</text:p>
          </table:table-cell>
          <table:table-cell office:value-type="float" office:value="645">
            <text:p>645</text:p>
          </table:table-cell>
          <table:table-cell table:formula="of:=([.B645]-[.B644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18:35.935: WARN/iTesa(2187): </text:p>
          </table:table-cell>
          <table:table-cell office:value-type="float" office:value="12407862118000">
            <text:p>12407862118000</text:p>
          </table:table-cell>
          <table:table-cell office:value-type="float" office:value="646">
            <text:p>646</text:p>
          </table:table-cell>
          <table:table-cell table:formula="of:=([.B646]-[.B645])/1000000" office:value-type="float" office:value="108.12">
            <text:p>108.12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16823000">
            <text:p>12407916823000</text:p>
          </table:table-cell>
          <table:table-cell office:value-type="float" office:value="647">
            <text:p>647</text:p>
          </table:table-cell>
          <table:table-cell table:formula="of:=([.B647]-[.B64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70218000">
            <text:p>12407970218000</text:p>
          </table:table-cell>
          <table:table-cell office:value-type="float" office:value="648">
            <text:p>648</text:p>
          </table:table-cell>
          <table:table-cell table:formula="of:=([.B648]-[.B647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6.097: WARN/iTesa(2187): </text:p>
          </table:table-cell>
          <table:table-cell office:value-type="float" office:value="12408024767000">
            <text:p>12408024767000</text:p>
          </table:table-cell>
          <table:table-cell office:value-type="float" office:value="649">
            <text:p>649</text:p>
          </table:table-cell>
          <table:table-cell table:formula="of:=([.B649]-[.B648])/1000000" office:value-type="float" office:value="54.549">
            <text:p>54.549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079383000">
            <text:p>12408079383000</text:p>
          </table:table-cell>
          <table:table-cell office:value-type="float" office:value="650">
            <text:p>650</text:p>
          </table:table-cell>
          <table:table-cell table:formula="of:=([.B650]-[.B649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134613000">
            <text:p>12408134613000</text:p>
          </table:table-cell>
          <table:table-cell office:value-type="float" office:value="651">
            <text:p>651</text:p>
          </table:table-cell>
          <table:table-cell table:formula="of:=([.B651]-[.B650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36.265: WARN/iTesa(2187): </text:p>
          </table:table-cell>
          <table:table-cell office:value-type="float" office:value="12408189182000">
            <text:p>12408189182000</text:p>
          </table:table-cell>
          <table:table-cell office:value-type="float" office:value="652">
            <text:p>652</text:p>
          </table:table-cell>
          <table:table-cell table:formula="of:=([.B652]-[.B651])/1000000" office:value-type="float" office:value="54.569">
            <text:p>54.569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43903000">
            <text:p>12408243903000</text:p>
          </table:table-cell>
          <table:table-cell office:value-type="float" office:value="653">
            <text:p>653</text:p>
          </table:table-cell>
          <table:table-cell table:formula="of:=([.B653]-[.B652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97218000">
            <text:p>12408297218000</text:p>
          </table:table-cell>
          <table:table-cell office:value-type="float" office:value="654">
            <text:p>654</text:p>
          </table:table-cell>
          <table:table-cell table:formula="of:=([.B654]-[.B653])/1000000" office:value-type="float" office:value="53.315">
            <text:p>53.31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351883000">
            <text:p>12408351883000</text:p>
          </table:table-cell>
          <table:table-cell office:value-type="float" office:value="655">
            <text:p>655</text:p>
          </table:table-cell>
          <table:table-cell table:formula="of:=([.B655]-[.B654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405308000">
            <text:p>12408405308000</text:p>
          </table:table-cell>
          <table:table-cell office:value-type="float" office:value="656">
            <text:p>656</text:p>
          </table:table-cell>
          <table:table-cell table:formula="of:=([.B656]-[.B65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459888000">
            <text:p>12408459888000</text:p>
          </table:table-cell>
          <table:table-cell office:value-type="float" office:value="657">
            <text:p>657</text:p>
          </table:table-cell>
          <table:table-cell table:formula="of:=([.B657]-[.B65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513375000">
            <text:p>12408513375000</text:p>
          </table:table-cell>
          <table:table-cell office:value-type="float" office:value="658">
            <text:p>658</text:p>
          </table:table-cell>
          <table:table-cell table:formula="of:=([.B658]-[.B657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6.640: WARN/iTesa(2187): </text:p>
          </table:table-cell>
          <table:table-cell office:value-type="float" office:value="12408567917000">
            <text:p>12408567917000</text:p>
          </table:table-cell>
          <table:table-cell office:value-type="float" office:value="659">
            <text:p>659</text:p>
          </table:table-cell>
          <table:table-cell table:formula="of:=([.B659]-[.B658])/1000000" office:value-type="float" office:value="54.542">
            <text:p>54.542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22590000">
            <text:p>12408622590000</text:p>
          </table:table-cell>
          <table:table-cell office:value-type="float" office:value="660">
            <text:p>660</text:p>
          </table:table-cell>
          <table:table-cell table:formula="of:=([.B660]-[.B659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75925000">
            <text:p>12408675925000</text:p>
          </table:table-cell>
          <table:table-cell office:value-type="float" office:value="661">
            <text:p>661</text:p>
          </table:table-cell>
          <table:table-cell table:formula="of:=([.B661]-[.B66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30457000">
            <text:p>12408730457000</text:p>
          </table:table-cell>
          <table:table-cell office:value-type="float" office:value="662">
            <text:p>662</text:p>
          </table:table-cell>
          <table:table-cell table:formula="of:=([.B662]-[.B661])/1000000" office:value-type="float" office:value="54.532">
            <text:p>54.532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83835000">
            <text:p>12408783835000</text:p>
          </table:table-cell>
          <table:table-cell office:value-type="float" office:value="663">
            <text:p>663</text:p>
          </table:table-cell>
          <table:table-cell table:formula="of:=([.B663]-[.B662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6.915: WARN/iTesa(2187): </text:p>
          </table:table-cell>
          <table:table-cell office:value-type="float" office:value="12408838370000">
            <text:p>12408838370000</text:p>
          </table:table-cell>
          <table:table-cell office:value-type="float" office:value="664">
            <text:p>664</text:p>
          </table:table-cell>
          <table:table-cell table:formula="of:=([.B664]-[.B663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893010000">
            <text:p>12408893010000</text:p>
          </table:table-cell>
          <table:table-cell office:value-type="float" office:value="665">
            <text:p>665</text:p>
          </table:table-cell>
          <table:table-cell table:formula="of:=([.B665]-[.B664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946412000">
            <text:p>12408946412000</text:p>
          </table:table-cell>
          <table:table-cell office:value-type="float" office:value="666">
            <text:p>666</text:p>
          </table:table-cell>
          <table:table-cell table:formula="of:=([.B666]-[.B66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00992000">
            <text:p>12409000992000</text:p>
          </table:table-cell>
          <table:table-cell office:value-type="float" office:value="667">
            <text:p>667</text:p>
          </table:table-cell>
          <table:table-cell table:formula="of:=([.B667]-[.B66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54300000">
            <text:p>12409054300000</text:p>
          </table:table-cell>
          <table:table-cell office:value-type="float" office:value="668">
            <text:p>668</text:p>
          </table:table-cell>
          <table:table-cell table:formula="of:=([.B668]-[.B667])/1000000" office:value-type="float" office:value="53.308">
            <text:p>53.308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161975000">
            <text:p>12409161975000</text:p>
          </table:table-cell>
          <table:table-cell office:value-type="float" office:value="669">
            <text:p>669</text:p>
          </table:table-cell>
          <table:table-cell table:formula="of:=([.B669]-[.B668])/1000000" office:value-type="float" office:value="107.675">
            <text:p>107.675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215323000">
            <text:p>12409215323000</text:p>
          </table:table-cell>
          <table:table-cell office:value-type="float" office:value="670">
            <text:p>670</text:p>
          </table:table-cell>
          <table:table-cell table:formula="of:=([.B670]-[.B669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269790000">
            <text:p>12409269790000</text:p>
          </table:table-cell>
          <table:table-cell office:value-type="float" office:value="671">
            <text:p>671</text:p>
          </table:table-cell>
          <table:table-cell table:formula="of:=([.B671]-[.B670])/1000000" office:value-type="float" office:value="54.467">
            <text:p>54.467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323140000">
            <text:p>12409323140000</text:p>
          </table:table-cell>
          <table:table-cell office:value-type="float" office:value="672">
            <text:p>672</text:p>
          </table:table-cell>
          <table:table-cell table:formula="of:=([.B672]-[.B671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377735000">
            <text:p>12409377735000</text:p>
          </table:table-cell>
          <table:table-cell office:value-type="float" office:value="673">
            <text:p>673</text:p>
          </table:table-cell>
          <table:table-cell table:formula="of:=([.B673]-[.B672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431290000">
            <text:p>12409431290000</text:p>
          </table:table-cell>
          <table:table-cell office:value-type="float" office:value="674">
            <text:p>674</text:p>
          </table:table-cell>
          <table:table-cell table:formula="of:=([.B674]-[.B673])/1000000" office:value-type="float" office:value="53.555">
            <text:p>53.555</text:p>
          </table:table-cell>
          <table:table-cell table:number-columns-repeated="3"/>
        </table:table-row>
        <table:table-row table:style-name="ro1">
          <table:table-cell office:value-type="string">
            <text:p>10-15 19:18:37.615: WARN/iTesa(2187): </text:p>
          </table:table-cell>
          <table:table-cell office:value-type="float" office:value="12409485875000">
            <text:p>12409485875000</text:p>
          </table:table-cell>
          <table:table-cell office:value-type="float" office:value="675">
            <text:p>675</text:p>
          </table:table-cell>
          <table:table-cell table:formula="of:=([.B675]-[.B674])/1000000" office:value-type="float" office:value="54.585">
            <text:p>54.585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595075000">
            <text:p>12409595075000</text:p>
          </table:table-cell>
          <table:table-cell office:value-type="float" office:value="676">
            <text:p>676</text:p>
          </table:table-cell>
          <table:table-cell table:formula="of:=([.B676]-[.B675])/1000000" office:value-type="float" office:value="109.2">
            <text:p>109.2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648682000">
            <text:p>12409648682000</text:p>
          </table:table-cell>
          <table:table-cell office:value-type="float" office:value="677">
            <text:p>677</text:p>
          </table:table-cell>
          <table:table-cell table:formula="of:=([.B677]-[.B676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18:37.775: WARN/iTesa(2187): </text:p>
          </table:table-cell>
          <table:table-cell office:value-type="float" office:value="12409703153000">
            <text:p>12409703153000</text:p>
          </table:table-cell>
          <table:table-cell office:value-type="float" office:value="678">
            <text:p>678</text:p>
          </table:table-cell>
          <table:table-cell table:formula="of:=([.B678]-[.B677])/1000000" office:value-type="float" office:value="54.471">
            <text:p>54.471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758350000">
            <text:p>12409758350000</text:p>
          </table:table-cell>
          <table:table-cell office:value-type="float" office:value="679">
            <text:p>679</text:p>
          </table:table-cell>
          <table:table-cell table:formula="of:=([.B679]-[.B678])/1000000" office:value-type="float" office:value="55.197">
            <text:p>55.197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811848000">
            <text:p>12409811848000</text:p>
          </table:table-cell>
          <table:table-cell office:value-type="float" office:value="680">
            <text:p>680</text:p>
          </table:table-cell>
          <table:table-cell table:formula="of:=([.B680]-[.B679])/1000000" office:value-type="float" office:value="53.498">
            <text:p>53.498</text:p>
          </table:table-cell>
          <table:table-cell table:number-columns-repeated="3"/>
        </table:table-row>
        <table:table-row table:style-name="ro1">
          <table:table-cell office:value-type="string">
            <text:p>10-15 19:18:37.939: WARN/iTesa(2187): </text:p>
          </table:table-cell>
          <table:table-cell office:value-type="float" office:value="12409866457000">
            <text:p>12409866457000</text:p>
          </table:table-cell>
          <table:table-cell office:value-type="float" office:value="681">
            <text:p>681</text:p>
          </table:table-cell>
          <table:table-cell table:formula="of:=([.B681]-[.B6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21235000">
            <text:p>12409921235000</text:p>
          </table:table-cell>
          <table:table-cell office:value-type="float" office:value="682">
            <text:p>682</text:p>
          </table:table-cell>
          <table:table-cell table:formula="of:=([.B682]-[.B681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74627000">
            <text:p>12409974627000</text:p>
          </table:table-cell>
          <table:table-cell office:value-type="float" office:value="683">
            <text:p>683</text:p>
          </table:table-cell>
          <table:table-cell table:formula="of:=([.B683]-[.B682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38.155: WARN/iTesa(2187): </text:p>
          </table:table-cell>
          <table:table-cell office:value-type="float" office:value="12410082638000">
            <text:p>12410082638000</text:p>
          </table:table-cell>
          <table:table-cell office:value-type="float" office:value="684">
            <text:p>684</text:p>
          </table:table-cell>
          <table:table-cell table:formula="of:=([.B684]-[.B683])/1000000" office:value-type="float" office:value="108.011">
            <text:p>108.011</text:p>
          </table:table-cell>
          <table:table-cell table:number-columns-repeated="3"/>
        </table:table-row>
        <table:table-row table:style-name="ro1">
          <table:table-cell office:value-type="string">
            <text:p>10-15 19:18:38.205: WARN/iTesa(2187): </text:p>
          </table:table-cell>
          <table:table-cell office:value-type="float" office:value="12410137370000">
            <text:p>12410137370000</text:p>
          </table:table-cell>
          <table:table-cell office:value-type="float" office:value="685">
            <text:p>685</text:p>
          </table:table-cell>
          <table:table-cell table:formula="of:=([.B685]-[.B684])/1000000" office:value-type="float" office:value="54.732">
            <text:p>54.732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192063000">
            <text:p>12410192063000</text:p>
          </table:table-cell>
          <table:table-cell office:value-type="float" office:value="686">
            <text:p>686</text:p>
          </table:table-cell>
          <table:table-cell table:formula="of:=([.B686]-[.B685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245432000">
            <text:p>12410245432000</text:p>
          </table:table-cell>
          <table:table-cell office:value-type="float" office:value="687">
            <text:p>687</text:p>
          </table:table-cell>
          <table:table-cell table:formula="of:=([.B687]-[.B68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38.375: WARN/iTesa(2187): </text:p>
          </table:table-cell>
          <table:table-cell office:value-type="float" office:value="12410300132000">
            <text:p>12410300132000</text:p>
          </table:table-cell>
          <table:table-cell office:value-type="float" office:value="688">
            <text:p>688</text:p>
          </table:table-cell>
          <table:table-cell table:formula="of:=([.B688]-[.B687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38.480: WARN/iTesa(2187): </text:p>
          </table:table-cell>
          <table:table-cell office:value-type="float" office:value="12410354803000">
            <text:p>12410354803000</text:p>
          </table:table-cell>
          <table:table-cell office:value-type="float" office:value="689">
            <text:p>689</text:p>
          </table:table-cell>
          <table:table-cell table:formula="of:=([.B689]-[.B688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8.485: WARN/iTesa(2187): </text:p>
          </table:table-cell>
          <table:table-cell office:value-type="float" office:value="12410408287000">
            <text:p>12410408287000</text:p>
          </table:table-cell>
          <table:table-cell office:value-type="float" office:value="690">
            <text:p>690</text:p>
          </table:table-cell>
          <table:table-cell table:formula="of:=([.B690]-[.B689])/1000000" office:value-type="float" office:value="53.484">
            <text:p>53.484</text:p>
          </table:table-cell>
          <table:table-cell table:number-columns-repeated="3"/>
        </table:table-row>
        <table:table-row table:style-name="ro1">
          <table:table-cell office:value-type="string">
            <text:p>10-15 19:18:38.535: WARN/iTesa(2187): </text:p>
          </table:table-cell>
          <table:table-cell office:value-type="float" office:value="12410462858000">
            <text:p>12410462858000</text:p>
          </table:table-cell>
          <table:table-cell office:value-type="float" office:value="691">
            <text:p>691</text:p>
          </table:table-cell>
          <table:table-cell table:formula="of:=([.B691]-[.B690])/1000000" office:value-type="float" office:value="54.571">
            <text:p>54.571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17532000">
            <text:p>12410517532000</text:p>
          </table:table-cell>
          <table:table-cell office:value-type="float" office:value="692">
            <text:p>692</text:p>
          </table:table-cell>
          <table:table-cell table:formula="of:=([.B692]-[.B691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70997000">
            <text:p>12410570997000</text:p>
          </table:table-cell>
          <table:table-cell office:value-type="float" office:value="693">
            <text:p>693</text:p>
          </table:table-cell>
          <table:table-cell table:formula="of:=([.B693]-[.B692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25508000">
            <text:p>12410625508000</text:p>
          </table:table-cell>
          <table:table-cell office:value-type="float" office:value="694">
            <text:p>694</text:p>
          </table:table-cell>
          <table:table-cell table:formula="of:=([.B694]-[.B693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78837000">
            <text:p>12410678837000</text:p>
          </table:table-cell>
          <table:table-cell office:value-type="float" office:value="695">
            <text:p>695</text:p>
          </table:table-cell>
          <table:table-cell table:formula="of:=([.B695]-[.B694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38.806: WARN/iTesa(2187): </text:p>
          </table:table-cell>
          <table:table-cell office:value-type="float" office:value="12410733460000">
            <text:p>12410733460000</text:p>
          </table:table-cell>
          <table:table-cell office:value-type="float" office:value="696">
            <text:p>696</text:p>
          </table:table-cell>
          <table:table-cell table:formula="of:=([.B696]-[.B695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788208000">
            <text:p>12410788208000</text:p>
          </table:table-cell>
          <table:table-cell office:value-type="float" office:value="697">
            <text:p>697</text:p>
          </table:table-cell>
          <table:table-cell table:formula="of:=([.B697]-[.B696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841697000">
            <text:p>12410841697000</text:p>
          </table:table-cell>
          <table:table-cell office:value-type="float" office:value="698">
            <text:p>698</text:p>
          </table:table-cell>
          <table:table-cell table:formula="of:=([.B698]-[.B69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38.975: WARN/iTesa(2187): </text:p>
          </table:table-cell>
          <table:table-cell office:value-type="float" office:value="12410896260000">
            <text:p>12410896260000</text:p>
          </table:table-cell>
          <table:table-cell office:value-type="float" office:value="699">
            <text:p>699</text:p>
          </table:table-cell>
          <table:table-cell table:formula="of:=([.B699]-[.B698])/1000000" office:value-type="float" office:value="54.563">
            <text:p>54.563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0950967000">
            <text:p>12410950967000</text:p>
          </table:table-cell>
          <table:table-cell office:value-type="float" office:value="700">
            <text:p>700</text:p>
          </table:table-cell>
          <table:table-cell table:formula="of:=([.B700]-[.B699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1004357000">
            <text:p>12411004357000</text:p>
          </table:table-cell>
          <table:table-cell office:value-type="float" office:value="701">
            <text:p>701</text:p>
          </table:table-cell>
          <table:table-cell table:formula="of:=([.B701]-[.B700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39.135: WARN/iTesa(2187): </text:p>
          </table:table-cell>
          <table:table-cell office:value-type="float" office:value="12411058910000">
            <text:p>12411058910000</text:p>
          </table:table-cell>
          <table:table-cell office:value-type="float" office:value="702">
            <text:p>702</text:p>
          </table:table-cell>
          <table:table-cell table:formula="of:=([.B702]-[.B701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13420000">
            <text:p>12411113420000</text:p>
          </table:table-cell>
          <table:table-cell office:value-type="float" office:value="703">
            <text:p>703</text:p>
          </table:table-cell>
          <table:table-cell table:formula="of:=([.B703]-[.B702])/1000000" office:value-type="float" office:value="54.51">
            <text:p>54.51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66845000">
            <text:p>12411166845000</text:p>
          </table:table-cell>
          <table:table-cell office:value-type="float" office:value="704">
            <text:p>704</text:p>
          </table:table-cell>
          <table:table-cell table:formula="of:=([.B704]-[.B703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9.295: WARN/iTesa(2187): </text:p>
          </table:table-cell>
          <table:table-cell office:value-type="float" office:value="12411222642000">
            <text:p>12411222642000</text:p>
          </table:table-cell>
          <table:table-cell office:value-type="float" office:value="705">
            <text:p>705</text:p>
          </table:table-cell>
          <table:table-cell table:formula="of:=([.B705]-[.B704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18:39.405: WARN/iTesa(2187): </text:p>
          </table:table-cell>
          <table:table-cell office:value-type="float" office:value="12411277325000">
            <text:p>12411277325000</text:p>
          </table:table-cell>
          <table:table-cell office:value-type="float" office:value="706">
            <text:p>706</text:p>
          </table:table-cell>
          <table:table-cell table:formula="of:=([.B706]-[.B705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385605000">
            <text:p>12411385605000</text:p>
          </table:table-cell>
          <table:table-cell office:value-type="float" office:value="707">
            <text:p>707</text:p>
          </table:table-cell>
          <table:table-cell table:formula="of:=([.B707]-[.B706])/1000000" office:value-type="float" office:value="108.28">
            <text:p>108.28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439057000">
            <text:p>12411439057000</text:p>
          </table:table-cell>
          <table:table-cell office:value-type="float" office:value="708">
            <text:p>708</text:p>
          </table:table-cell>
          <table:table-cell table:formula="of:=([.B708]-[.B707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39.565: WARN/iTesa(2187): </text:p>
          </table:table-cell>
          <table:table-cell office:value-type="float" office:value="12411493883000">
            <text:p>12411493883000</text:p>
          </table:table-cell>
          <table:table-cell office:value-type="float" office:value="709">
            <text:p>709</text:p>
          </table:table-cell>
          <table:table-cell table:formula="of:=([.B709]-[.B708])/1000000" office:value-type="float" office:value="54.826">
            <text:p>54.826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548592000">
            <text:p>12411548592000</text:p>
          </table:table-cell>
          <table:table-cell office:value-type="float" office:value="710">
            <text:p>710</text:p>
          </table:table-cell>
          <table:table-cell table:formula="of:=([.B710]-[.B709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601970000">
            <text:p>12411601970000</text:p>
          </table:table-cell>
          <table:table-cell office:value-type="float" office:value="711">
            <text:p>711</text:p>
          </table:table-cell>
          <table:table-cell table:formula="of:=([.B711]-[.B710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656455000">
            <text:p>12411656455000</text:p>
          </table:table-cell>
          <table:table-cell office:value-type="float" office:value="712">
            <text:p>712</text:p>
          </table:table-cell>
          <table:table-cell table:formula="of:=([.B712]-[.B711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709945000">
            <text:p>12411709945000</text:p>
          </table:table-cell>
          <table:table-cell office:value-type="float" office:value="713">
            <text:p>713</text:p>
          </table:table-cell>
          <table:table-cell table:formula="of:=([.B713]-[.B712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39.890: WARN/iTesa(2187): </text:p>
          </table:table-cell>
          <table:table-cell office:value-type="float" office:value="12411764668000">
            <text:p>12411764668000</text:p>
          </table:table-cell>
          <table:table-cell office:value-type="float" office:value="714">
            <text:p>714</text:p>
          </table:table-cell>
          <table:table-cell table:formula="of:=([.B714]-[.B713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9.895: WARN/iTesa(2187): </text:p>
          </table:table-cell>
          <table:table-cell office:value-type="float" office:value="12411818015000">
            <text:p>12411818015000</text:p>
          </table:table-cell>
          <table:table-cell office:value-type="float" office:value="715">
            <text:p>715</text:p>
          </table:table-cell>
          <table:table-cell table:formula="of:=([.B715]-[.B714])/1000000" office:value-type="float" office:value="53.347">
            <text:p>53.347</text:p>
          </table:table-cell>
          <table:table-cell table:number-columns-repeated="3"/>
        </table:table-row>
        <table:table-row table:style-name="ro1">
          <table:table-cell office:value-type="string">
            <text:p>10-15 19:18:39.945: WARN/iTesa(2187): </text:p>
          </table:table-cell>
          <table:table-cell office:value-type="float" office:value="12411872635000">
            <text:p>12411872635000</text:p>
          </table:table-cell>
          <table:table-cell office:value-type="float" office:value="716">
            <text:p>716</text:p>
          </table:table-cell>
          <table:table-cell table:formula="of:=([.B716]-[.B715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29177000">
            <text:p>12411929177000</text:p>
          </table:table-cell>
          <table:table-cell office:value-type="float" office:value="717">
            <text:p>717</text:p>
          </table:table-cell>
          <table:table-cell table:formula="of:=([.B717]-[.B716])/1000000" office:value-type="float" office:value="56.542">
            <text:p>56.54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82595000">
            <text:p>12411982595000</text:p>
          </table:table-cell>
          <table:table-cell office:value-type="float" office:value="718">
            <text:p>718</text:p>
          </table:table-cell>
          <table:table-cell table:formula="of:=([.B718]-[.B717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37143000">
            <text:p>12412037143000</text:p>
          </table:table-cell>
          <table:table-cell office:value-type="float" office:value="719">
            <text:p>719</text:p>
          </table:table-cell>
          <table:table-cell table:formula="of:=([.B719]-[.B718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90572000">
            <text:p>12412090572000</text:p>
          </table:table-cell>
          <table:table-cell office:value-type="float" office:value="720">
            <text:p>720</text:p>
          </table:table-cell>
          <table:table-cell table:formula="of:=([.B720]-[.B719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18:40.217: WARN/iTesa(2187): </text:p>
          </table:table-cell>
          <table:table-cell office:value-type="float" office:value="12412145140000">
            <text:p>12412145140000</text:p>
          </table:table-cell>
          <table:table-cell office:value-type="float" office:value="721">
            <text:p>721</text:p>
          </table:table-cell>
          <table:table-cell table:formula="of:=([.B721]-[.B720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199878000">
            <text:p>12412199878000</text:p>
          </table:table-cell>
          <table:table-cell office:value-type="float" office:value="722">
            <text:p>722</text:p>
          </table:table-cell>
          <table:table-cell table:formula="of:=([.B722]-[.B721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253405000">
            <text:p>12412253405000</text:p>
          </table:table-cell>
          <table:table-cell office:value-type="float" office:value="723">
            <text:p>723</text:p>
          </table:table-cell>
          <table:table-cell table:formula="of:=([.B723]-[.B722])/1000000" office:value-type="float" office:value="53.527">
            <text:p>53.527</text:p>
          </table:table-cell>
          <table:table-cell table:number-columns-repeated="3"/>
        </table:table-row>
        <table:table-row table:style-name="ro1">
          <table:table-cell office:value-type="string">
            <text:p>10-15 19:18:40.380: WARN/iTesa(2187): </text:p>
          </table:table-cell>
          <table:table-cell office:value-type="float" office:value="12412308097000">
            <text:p>12412308097000</text:p>
          </table:table-cell>
          <table:table-cell office:value-type="float" office:value="724">
            <text:p>724</text:p>
          </table:table-cell>
          <table:table-cell table:formula="of:=([.B724]-[.B72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362840000">
            <text:p>12412362840000</text:p>
          </table:table-cell>
          <table:table-cell office:value-type="float" office:value="725">
            <text:p>725</text:p>
          </table:table-cell>
          <table:table-cell table:formula="of:=([.B725]-[.B72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416265000">
            <text:p>12412416265000</text:p>
          </table:table-cell>
          <table:table-cell office:value-type="float" office:value="726">
            <text:p>726</text:p>
          </table:table-cell>
          <table:table-cell table:formula="of:=([.B726]-[.B72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470852000">
            <text:p>12412470852000</text:p>
          </table:table-cell>
          <table:table-cell office:value-type="float" office:value="727">
            <text:p>727</text:p>
          </table:table-cell>
          <table:table-cell table:formula="of:=([.B727]-[.B726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524245000">
            <text:p>12412524245000</text:p>
          </table:table-cell>
          <table:table-cell office:value-type="float" office:value="728">
            <text:p>728</text:p>
          </table:table-cell>
          <table:table-cell table:formula="of:=([.B728]-[.B727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18:40.655: WARN/iTesa(2187): </text:p>
          </table:table-cell>
          <table:table-cell office:value-type="float" office:value="12412578923000">
            <text:p>12412578923000</text:p>
          </table:table-cell>
          <table:table-cell office:value-type="float" office:value="729">
            <text:p>729</text:p>
          </table:table-cell>
          <table:table-cell table:formula="of:=([.B729]-[.B728])/1000000" office:value-type="float" office:value="54.678">
            <text:p>54.678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33677000">
            <text:p>12412633677000</text:p>
          </table:table-cell>
          <table:table-cell office:value-type="float" office:value="730">
            <text:p>730</text:p>
          </table:table-cell>
          <table:table-cell table:formula="of:=([.B730]-[.B729])/1000000" office:value-type="float" office:value="54.754">
            <text:p>54.754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87043000">
            <text:p>12412687043000</text:p>
          </table:table-cell>
          <table:table-cell office:value-type="float" office:value="731">
            <text:p>731</text:p>
          </table:table-cell>
          <table:table-cell table:formula="of:=([.B731]-[.B730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0.815: WARN/iTesa(2187): </text:p>
          </table:table-cell>
          <table:table-cell office:value-type="float" office:value="12412741665000">
            <text:p>12412741665000</text:p>
          </table:table-cell>
          <table:table-cell office:value-type="float" office:value="732">
            <text:p>732</text:p>
          </table:table-cell>
          <table:table-cell table:formula="of:=([.B732]-[.B731])/1000000" office:value-type="float" office:value="54.622">
            <text:p>54.622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796453000">
            <text:p>12412796453000</text:p>
          </table:table-cell>
          <table:table-cell office:value-type="float" office:value="733">
            <text:p>733</text:p>
          </table:table-cell>
          <table:table-cell table:formula="of:=([.B733]-[.B732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849845000">
            <text:p>12412849845000</text:p>
          </table:table-cell>
          <table:table-cell office:value-type="float" office:value="734">
            <text:p>734</text:p>
          </table:table-cell>
          <table:table-cell table:formula="of:=([.B734]-[.B733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40.975: WARN/iTesa(2187): </text:p>
          </table:table-cell>
          <table:table-cell office:value-type="float" office:value="12412905547000">
            <text:p>12412905547000</text:p>
          </table:table-cell>
          <table:table-cell office:value-type="float" office:value="735">
            <text:p>735</text:p>
          </table:table-cell>
          <table:table-cell table:formula="of:=([.B735]-[.B734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2960100000">
            <text:p>12412960100000</text:p>
          </table:table-cell>
          <table:table-cell office:value-type="float" office:value="736">
            <text:p>736</text:p>
          </table:table-cell>
          <table:table-cell table:formula="of:=([.B736]-[.B735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3013470000">
            <text:p>12413013470000</text:p>
          </table:table-cell>
          <table:table-cell office:value-type="float" office:value="737">
            <text:p>737</text:p>
          </table:table-cell>
          <table:table-cell table:formula="of:=([.B737]-[.B736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41.140: WARN/iTesa(2187): </text:p>
          </table:table-cell>
          <table:table-cell office:value-type="float" office:value="12413068048000">
            <text:p>12413068048000</text:p>
          </table:table-cell>
          <table:table-cell office:value-type="float" office:value="738">
            <text:p>738</text:p>
          </table:table-cell>
          <table:table-cell table:formula="of:=([.B738]-[.B737])/1000000" office:value-type="float" office:value="54.578">
            <text:p>54.578</text:p>
          </table:table-cell>
          <table:table-cell table:number-columns-repeated="3"/>
        </table:table-row>
        <table:table-row table:style-name="ro1">
          <table:table-cell office:value-type="string">
            <text:p>10-15 19:18:41.248: WARN/iTesa(2187): </text:p>
          </table:table-cell>
          <table:table-cell office:value-type="float" office:value="12413122757000">
            <text:p>12413122757000</text:p>
          </table:table-cell>
          <table:table-cell office:value-type="float" office:value="739">
            <text:p>739</text:p>
          </table:table-cell>
          <table:table-cell table:formula="of:=([.B739]-[.B738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41.255: WARN/iTesa(2187): </text:p>
          </table:table-cell>
          <table:table-cell office:value-type="float" office:value="12413176100000">
            <text:p>12413176100000</text:p>
          </table:table-cell>
          <table:table-cell office:value-type="float" office:value="740">
            <text:p>740</text:p>
          </table:table-cell>
          <table:table-cell table:formula="of:=([.B740]-[.B739])/1000000" office:value-type="float" office:value="53.343">
            <text:p>53.343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33355000">
            <text:p>12413233355000</text:p>
          </table:table-cell>
          <table:table-cell office:value-type="float" office:value="741">
            <text:p>741</text:p>
          </table:table-cell>
          <table:table-cell table:formula="of:=([.B741]-[.B740])/1000000" office:value-type="float" office:value="57.255">
            <text:p>57.255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86762000">
            <text:p>12413286762000</text:p>
          </table:table-cell>
          <table:table-cell office:value-type="float" office:value="742">
            <text:p>742</text:p>
          </table:table-cell>
          <table:table-cell table:formula="of:=([.B742]-[.B741])/1000000" office:value-type="float" office:value="53.407">
            <text:p>53.407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41430000">
            <text:p>12413341430000</text:p>
          </table:table-cell>
          <table:table-cell office:value-type="float" office:value="743">
            <text:p>743</text:p>
          </table:table-cell>
          <table:table-cell table:formula="of:=([.B743]-[.B742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94815000">
            <text:p>12413394815000</text:p>
          </table:table-cell>
          <table:table-cell office:value-type="float" office:value="744">
            <text:p>744</text:p>
          </table:table-cell>
          <table:table-cell table:formula="of:=([.B744]-[.B74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1.525: WARN/iTesa(2187): </text:p>
          </table:table-cell>
          <table:table-cell office:value-type="float" office:value="12413449392000">
            <text:p>12413449392000</text:p>
          </table:table-cell>
          <table:table-cell office:value-type="float" office:value="745">
            <text:p>745</text:p>
          </table:table-cell>
          <table:table-cell table:formula="of:=([.B745]-[.B744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04292000">
            <text:p>12413504292000</text:p>
          </table:table-cell>
          <table:table-cell office:value-type="float" office:value="746">
            <text:p>746</text:p>
          </table:table-cell>
          <table:table-cell table:formula="of:=([.B746]-[.B745])/1000000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57660000">
            <text:p>12413557660000</text:p>
          </table:table-cell>
          <table:table-cell office:value-type="float" office:value="747">
            <text:p>747</text:p>
          </table:table-cell>
          <table:table-cell table:formula="of:=([.B747]-[.B74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41.685: WARN/iTesa(2187): </text:p>
          </table:table-cell>
          <table:table-cell office:value-type="float" office:value="12413612313000">
            <text:p>12413612313000</text:p>
          </table:table-cell>
          <table:table-cell office:value-type="float" office:value="748">
            <text:p>748</text:p>
          </table:table-cell>
          <table:table-cell table:formula="of:=([.B748]-[.B747])/1000000" office:value-type="float" office:value="54.653">
            <text:p>54.65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666943000">
            <text:p>12413666943000</text:p>
          </table:table-cell>
          <table:table-cell office:value-type="float" office:value="749">
            <text:p>749</text:p>
          </table:table-cell>
          <table:table-cell table:formula="of:=([.B749]-[.B748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720545000">
            <text:p>12413720545000</text:p>
          </table:table-cell>
          <table:table-cell office:value-type="float" office:value="750">
            <text:p>750</text:p>
          </table:table-cell>
          <table:table-cell table:formula="of:=([.B750]-[.B749])/1000000" office:value-type="float" office:value="53.602">
            <text:p>53.602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775270000">
            <text:p>12413775270000</text:p>
          </table:table-cell>
          <table:table-cell office:value-type="float" office:value="751">
            <text:p>751</text:p>
          </table:table-cell>
          <table:table-cell table:formula="of:=([.B751]-[.B750])/1000000" office:value-type="float" office:value="54.725">
            <text:p>54.725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828673000">
            <text:p>12413828673000</text:p>
          </table:table-cell>
          <table:table-cell office:value-type="float" office:value="752">
            <text:p>752</text:p>
          </table:table-cell>
          <table:table-cell table:formula="of:=([.B752]-[.B751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42.009: WARN/iTesa(2187): </text:p>
          </table:table-cell>
          <table:table-cell office:value-type="float" office:value="12413936820000">
            <text:p>12413936820000</text:p>
          </table:table-cell>
          <table:table-cell office:value-type="float" office:value="753">
            <text:p>753</text:p>
          </table:table-cell>
          <table:table-cell table:formula="of:=([.B753]-[.B752])/1000000" office:value-type="float" office:value="108.147">
            <text:p>108.147</text:p>
          </table:table-cell>
          <table:table-cell table:number-columns-repeated="3"/>
        </table:table-row>
        <table:table-row table:style-name="ro1">
          <table:table-cell office:value-type="string">
            <text:p>10-15 19:18:42.065: WARN/iTesa(2187): </text:p>
          </table:table-cell>
          <table:table-cell office:value-type="float" office:value="12413991615000">
            <text:p>12413991615000</text:p>
          </table:table-cell>
          <table:table-cell office:value-type="float" office:value="754">
            <text:p>754</text:p>
          </table:table-cell>
          <table:table-cell table:formula="of:=([.B754]-[.B75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047370000">
            <text:p>12414047370000</text:p>
          </table:table-cell>
          <table:table-cell office:value-type="float" office:value="755">
            <text:p>755</text:p>
          </table:table-cell>
          <table:table-cell table:formula="of:=([.B755]-[.B754])/1000000" office:value-type="float" office:value="55.755">
            <text:p>55.75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100803000">
            <text:p>12414100803000</text:p>
          </table:table-cell>
          <table:table-cell office:value-type="float" office:value="756">
            <text:p>756</text:p>
          </table:table-cell>
          <table:table-cell table:formula="of:=([.B756]-[.B755])/1000000" office:value-type="float" office:value="53.433">
            <text:p>53.433</text:p>
          </table:table-cell>
          <table:table-cell table:number-columns-repeated="3"/>
        </table:table-row>
        <table:table-row table:style-name="ro1">
          <table:table-cell office:value-type="string">
            <text:p>10-15 19:18:42.228: WARN/iTesa(2187): </text:p>
          </table:table-cell>
          <table:table-cell office:value-type="float" office:value="12414155387000">
            <text:p>12414155387000</text:p>
          </table:table-cell>
          <table:table-cell office:value-type="float" office:value="757">
            <text:p>757</text:p>
          </table:table-cell>
          <table:table-cell table:formula="of:=([.B757]-[.B756])/1000000" office:value-type="float" office:value="54.584">
            <text:p>54.584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10097000">
            <text:p>12414210097000</text:p>
          </table:table-cell>
          <table:table-cell office:value-type="float" office:value="758">
            <text:p>758</text:p>
          </table:table-cell>
          <table:table-cell table:formula="of:=([.B758]-[.B757])/1000000" office:value-type="float" office:value="54.71">
            <text:p>54.71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64518000">
            <text:p>12414264518000</text:p>
          </table:table-cell>
          <table:table-cell office:value-type="float" office:value="759">
            <text:p>759</text:p>
          </table:table-cell>
          <table:table-cell table:formula="of:=([.B759]-[.B758])/1000000" office:value-type="float" office:value="54.421">
            <text:p>54.421</text:p>
          </table:table-cell>
          <table:table-cell table:number-columns-repeated="3"/>
        </table:table-row>
        <table:table-row table:style-name="ro1">
          <table:table-cell office:value-type="string">
            <text:p>10-15 19:18:42.395: WARN/iTesa(2187): </text:p>
          </table:table-cell>
          <table:table-cell office:value-type="float" office:value="12414319027000">
            <text:p>12414319027000</text:p>
          </table:table-cell>
          <table:table-cell office:value-type="float" office:value="760">
            <text:p>760</text:p>
          </table:table-cell>
          <table:table-cell table:formula="of:=([.B760]-[.B759])/1000000" office:value-type="float" office:value="54.509">
            <text:p>54.509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373682000">
            <text:p>12414373682000</text:p>
          </table:table-cell>
          <table:table-cell office:value-type="float" office:value="761">
            <text:p>761</text:p>
          </table:table-cell>
          <table:table-cell table:formula="of:=([.B761]-[.B760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427142000">
            <text:p>12414427142000</text:p>
          </table:table-cell>
          <table:table-cell office:value-type="float" office:value="762">
            <text:p>762</text:p>
          </table:table-cell>
          <table:table-cell table:formula="of:=([.B762]-[.B761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481822000">
            <text:p>12414481822000</text:p>
          </table:table-cell>
          <table:table-cell office:value-type="float" office:value="763">
            <text:p>763</text:p>
          </table:table-cell>
          <table:table-cell table:formula="of:=([.B763]-[.B762])/1000000" office:value-type="float" office:value="54.68">
            <text:p>54.68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535317000">
            <text:p>12414535317000</text:p>
          </table:table-cell>
          <table:table-cell office:value-type="float" office:value="764">
            <text:p>764</text:p>
          </table:table-cell>
          <table:table-cell table:formula="of:=([.B764]-[.B763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18:42.665: WARN/iTesa(2187): </text:p>
          </table:table-cell>
          <table:table-cell office:value-type="float" office:value="12414589663000">
            <text:p>12414589663000</text:p>
          </table:table-cell>
          <table:table-cell office:value-type="float" office:value="765">
            <text:p>765</text:p>
          </table:table-cell>
          <table:table-cell table:formula="of:=([.B765]-[.B764])/1000000" office:value-type="float" office:value="54.346">
            <text:p>54.346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646332000">
            <text:p>12414646332000</text:p>
          </table:table-cell>
          <table:table-cell office:value-type="float" office:value="766">
            <text:p>766</text:p>
          </table:table-cell>
          <table:table-cell table:formula="of:=([.B766]-[.B765])/1000000" office:value-type="float" office:value="56.669">
            <text:p>56.669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701132000">
            <text:p>12414701132000</text:p>
          </table:table-cell>
          <table:table-cell office:value-type="float" office:value="767">
            <text:p>767</text:p>
          </table:table-cell>
          <table:table-cell table:formula="of:=([.B767]-[.B766])/1000000" office:value-type="float" office:value="54.8">
            <text:p>54.8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756187000">
            <text:p>12414756187000</text:p>
          </table:table-cell>
          <table:table-cell office:value-type="float" office:value="768">
            <text:p>768</text:p>
          </table:table-cell>
          <table:table-cell table:formula="of:=([.B768]-[.B767])/1000000" office:value-type="float" office:value="55.055">
            <text:p>55.055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809607000">
            <text:p>12414809607000</text:p>
          </table:table-cell>
          <table:table-cell office:value-type="float" office:value="769">
            <text:p>769</text:p>
          </table:table-cell>
          <table:table-cell table:formula="of:=([.B769]-[.B76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42.937: WARN/iTesa(2187): </text:p>
          </table:table-cell>
          <table:table-cell office:value-type="float" office:value="12414864530000">
            <text:p>12414864530000</text:p>
          </table:table-cell>
          <table:table-cell office:value-type="float" office:value="770">
            <text:p>770</text:p>
          </table:table-cell>
          <table:table-cell table:formula="of:=([.B770]-[.B769])/1000000" office:value-type="float" office:value="54.923">
            <text:p>54.923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19198000">
            <text:p>12414919198000</text:p>
          </table:table-cell>
          <table:table-cell office:value-type="float" office:value="771">
            <text:p>771</text:p>
          </table:table-cell>
          <table:table-cell table:formula="of:=([.B771]-[.B770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72623000">
            <text:p>12414972623000</text:p>
          </table:table-cell>
          <table:table-cell office:value-type="float" office:value="772">
            <text:p>772</text:p>
          </table:table-cell>
          <table:table-cell table:formula="of:=([.B772]-[.B77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27243000">
            <text:p>12415027243000</text:p>
          </table:table-cell>
          <table:table-cell office:value-type="float" office:value="773">
            <text:p>773</text:p>
          </table:table-cell>
          <table:table-cell table:formula="of:=([.B773]-[.B772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83503000">
            <text:p>12415083503000</text:p>
          </table:table-cell>
          <table:table-cell office:value-type="float" office:value="774">
            <text:p>774</text:p>
          </table:table-cell>
          <table:table-cell table:formula="of:=([.B774]-[.B773])/1000000" office:value-type="float" office:value="56.26">
            <text:p>56.26</text:p>
          </table:table-cell>
          <table:table-cell table:number-columns-repeated="3"/>
        </table:table-row>
        <table:table-row table:style-name="ro1">
          <table:table-cell office:value-type="string">
            <text:p>10-15 19:18:43.225: WARN/iTesa(2187): </text:p>
          </table:table-cell>
          <table:table-cell office:value-type="float" office:value="12415144092000">
            <text:p>12415144092000</text:p>
          </table:table-cell>
          <table:table-cell office:value-type="float" office:value="775">
            <text:p>775</text:p>
          </table:table-cell>
          <table:table-cell table:formula="of:=([.B775]-[.B774])/1000000" office:value-type="float" office:value="60.589">
            <text:p>60.589</text:p>
          </table:table-cell>
          <table:table-cell table:number-columns-repeated="3"/>
        </table:table-row>
        <table:table-row table:style-name="ro1">
          <table:table-cell office:value-type="string">
            <text:p>10-15 19:18:43.365: WARN/iTesa(2187): </text:p>
          </table:table-cell>
          <table:table-cell office:value-type="float" office:value="12415203583000">
            <text:p>12415203583000</text:p>
          </table:table-cell>
          <table:table-cell office:value-type="float" office:value="776">
            <text:p>776</text:p>
          </table:table-cell>
          <table:table-cell table:formula="of:=([.B776]-[.B775])/1000000" office:value-type="float" office:value="59.491">
            <text:p>59.491</text:p>
          </table:table-cell>
          <table:table-cell table:number-columns-repeated="3"/>
        </table:table-row>
        <table:table-row table:style-name="ro1">
          <table:table-cell office:value-type="string">
            <text:p>10-15 19:18:43.385: WARN/iTesa(2187): </text:p>
          </table:table-cell>
          <table:table-cell office:value-type="float" office:value="12415263575000">
            <text:p>12415263575000</text:p>
          </table:table-cell>
          <table:table-cell office:value-type="float" office:value="777">
            <text:p>777</text:p>
          </table:table-cell>
          <table:table-cell table:formula="of:=([.B777]-[.B776])/1000000" office:value-type="float" office:value="59.992">
            <text:p>59.992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25668000">
            <text:p>12415325668000</text:p>
          </table:table-cell>
          <table:table-cell office:value-type="float" office:value="778">
            <text:p>778</text:p>
          </table:table-cell>
          <table:table-cell table:formula="of:=([.B778]-[.B777])/1000000" office:value-type="float" office:value="62.093">
            <text:p>62.093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83583000">
            <text:p>12415383583000</text:p>
          </table:table-cell>
          <table:table-cell office:value-type="float" office:value="779">
            <text:p>779</text:p>
          </table:table-cell>
          <table:table-cell table:formula="of:=([.B779]-[.B778])/1000000" office:value-type="float" office:value="57.915">
            <text:p>57.915</text:p>
          </table:table-cell>
          <table:table-cell table:number-columns-repeated="3"/>
        </table:table-row>
        <table:table-row table:style-name="ro1">
          <table:table-cell office:value-type="string">
            <text:p>10-15 19:18:43.595: WARN/iTesa(2187): </text:p>
          </table:table-cell>
          <table:table-cell office:value-type="float" office:value="12415450582000">
            <text:p>12415450582000</text:p>
          </table:table-cell>
          <table:table-cell office:value-type="float" office:value="780">
            <text:p>780</text:p>
          </table:table-cell>
          <table:table-cell table:formula="of:=([.B780]-[.B779])/1000000" office:value-type="float" office:value="66.999">
            <text:p>66.999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05600000">
            <text:p>12415505600000</text:p>
          </table:table-cell>
          <table:table-cell office:value-type="float" office:value="781">
            <text:p>781</text:p>
          </table:table-cell>
          <table:table-cell table:formula="of:=([.B781]-[.B780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63478000">
            <text:p>12415563478000</text:p>
          </table:table-cell>
          <table:table-cell office:value-type="float" office:value="782">
            <text:p>782</text:p>
          </table:table-cell>
          <table:table-cell table:formula="of:=([.B782]-[.B781])/1000000" office:value-type="float" office:value="57.878">
            <text:p>57.878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18620000">
            <text:p>12415618620000</text:p>
          </table:table-cell>
          <table:table-cell office:value-type="float" office:value="783">
            <text:p>783</text:p>
          </table:table-cell>
          <table:table-cell table:formula="of:=([.B783]-[.B782])/1000000" office:value-type="float" office:value="55.142">
            <text:p>55.142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72042000">
            <text:p>12415672042000</text:p>
          </table:table-cell>
          <table:table-cell office:value-type="float" office:value="784">
            <text:p>784</text:p>
          </table:table-cell>
          <table:table-cell table:formula="of:=([.B784]-[.B783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43.800: WARN/iTesa(2187): </text:p>
          </table:table-cell>
          <table:table-cell office:value-type="float" office:value="12415727522000">
            <text:p>12415727522000</text:p>
          </table:table-cell>
          <table:table-cell office:value-type="float" office:value="785">
            <text:p>785</text:p>
          </table:table-cell>
          <table:table-cell table:formula="of:=([.B785]-[.B78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782387000">
            <text:p>12415782387000</text:p>
          </table:table-cell>
          <table:table-cell office:value-type="float" office:value="786">
            <text:p>786</text:p>
          </table:table-cell>
          <table:table-cell table:formula="of:=([.B786]-[.B785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835827000">
            <text:p>12415835827000</text:p>
          </table:table-cell>
          <table:table-cell office:value-type="float" office:value="787">
            <text:p>787</text:p>
          </table:table-cell>
          <table:table-cell table:formula="of:=([.B787]-[.B786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43.965: WARN/iTesa(2187): </text:p>
          </table:table-cell>
          <table:table-cell office:value-type="float" office:value="12415890747000">
            <text:p>12415890747000</text:p>
          </table:table-cell>
          <table:table-cell office:value-type="float" office:value="788">
            <text:p>788</text:p>
          </table:table-cell>
          <table:table-cell table:formula="of:=([.B788]-[.B787])/1000000" office:value-type="float" office:value="54.92">
            <text:p>54.92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45430000">
            <text:p>12415945430000</text:p>
          </table:table-cell>
          <table:table-cell office:value-type="float" office:value="789">
            <text:p>789</text:p>
          </table:table-cell>
          <table:table-cell table:formula="of:=([.B789]-[.B788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98820000">
            <text:p>12415998820000</text:p>
          </table:table-cell>
          <table:table-cell office:value-type="float" office:value="790">
            <text:p>790</text:p>
          </table:table-cell>
          <table:table-cell table:formula="of:=([.B790]-[.B789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44.127: WARN/iTesa(2187): </text:p>
          </table:table-cell>
          <table:table-cell office:value-type="float" office:value="12416054747000">
            <text:p>12416054747000</text:p>
          </table:table-cell>
          <table:table-cell office:value-type="float" office:value="791">
            <text:p>791</text:p>
          </table:table-cell>
          <table:table-cell table:formula="of:=([.B791]-[.B790])/1000000" office:value-type="float" office:value="55.927">
            <text:p>55.927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09448000">
            <text:p>12416109448000</text:p>
          </table:table-cell>
          <table:table-cell office:value-type="float" office:value="792">
            <text:p>792</text:p>
          </table:table-cell>
          <table:table-cell table:formula="of:=([.B792]-[.B791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63125000">
            <text:p>12416163125000</text:p>
          </table:table-cell>
          <table:table-cell office:value-type="float" office:value="793">
            <text:p>793</text:p>
          </table:table-cell>
          <table:table-cell table:formula="of:=([.B793]-[.B792])/1000000" office:value-type="float" office:value="53.677">
            <text:p>53.677</text:p>
          </table:table-cell>
          <table:table-cell table:number-columns-repeated="3"/>
        </table:table-row>
        <table:table-row table:style-name="ro1">
          <table:table-cell office:value-type="string">
            <text:p>10-15 19:18:44.290: WARN/iTesa(2187): </text:p>
          </table:table-cell>
          <table:table-cell office:value-type="float" office:value="12416217837000">
            <text:p>12416217837000</text:p>
          </table:table-cell>
          <table:table-cell office:value-type="float" office:value="794">
            <text:p>794</text:p>
          </table:table-cell>
          <table:table-cell table:formula="of:=([.B794]-[.B793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272635000">
            <text:p>12416272635000</text:p>
          </table:table-cell>
          <table:table-cell office:value-type="float" office:value="795">
            <text:p>795</text:p>
          </table:table-cell>
          <table:table-cell table:formula="of:=([.B795]-[.B794])/1000000" office:value-type="float" office:value="54.798">
            <text:p>54.798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326193000">
            <text:p>12416326193000</text:p>
          </table:table-cell>
          <table:table-cell office:value-type="float" office:value="796">
            <text:p>796</text:p>
          </table:table-cell>
          <table:table-cell table:formula="of:=([.B796]-[.B795])/1000000" office:value-type="float" office:value="53.558">
            <text:p>53.558</text:p>
          </table:table-cell>
          <table:table-cell table:number-columns-repeated="3"/>
        </table:table-row>
        <table:table-row table:style-name="ro1">
          <table:table-cell office:value-type="string">
            <text:p>10-15 19:18:44.455: WARN/iTesa(2187): </text:p>
          </table:table-cell>
          <table:table-cell office:value-type="float" office:value="12416380898000">
            <text:p>12416380898000</text:p>
          </table:table-cell>
          <table:table-cell office:value-type="float" office:value="797">
            <text:p>797</text:p>
          </table:table-cell>
          <table:table-cell table:formula="of:=([.B797]-[.B79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35627000">
            <text:p>12416435627000</text:p>
          </table:table-cell>
          <table:table-cell office:value-type="float" office:value="798">
            <text:p>798</text:p>
          </table:table-cell>
          <table:table-cell table:formula="of:=([.B798]-[.B797])/1000000" office:value-type="float" office:value="54.729">
            <text:p>54.729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88963000">
            <text:p>12416488963000</text:p>
          </table:table-cell>
          <table:table-cell office:value-type="float" office:value="799">
            <text:p>799</text:p>
          </table:table-cell>
          <table:table-cell table:formula="of:=([.B799]-[.B798])/1000000" office:value-type="float" office:value="53.336">
            <text:p>53.336</text:p>
          </table:table-cell>
          <table:table-cell table:number-columns-repeated="3"/>
        </table:table-row>
        <table:table-row table:style-name="ro1">
          <table:table-cell office:value-type="string">
            <text:p>10-15 19:18:44.665: WARN/iTesa(2187): </text:p>
          </table:table-cell>
          <table:table-cell office:value-type="float" office:value="12416543850000">
            <text:p>12416543850000</text:p>
          </table:table-cell>
          <table:table-cell office:value-type="float" office:value="800">
            <text:p>800</text:p>
          </table:table-cell>
          <table:table-cell table:formula="of:=([.B800]-[.B799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44.675: WARN/iTesa(2187): </text:p>
          </table:table-cell>
          <table:table-cell office:value-type="float" office:value="12416597200000">
            <text:p>12416597200000</text:p>
          </table:table-cell>
          <table:table-cell office:value-type="float" office:value="801">
            <text:p>801</text:p>
          </table:table-cell>
          <table:table-cell table:formula="of:=([.B801]-[.B800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44.725: WARN/iTesa(2187): </text:p>
          </table:table-cell>
          <table:table-cell office:value-type="float" office:value="12416651907000">
            <text:p>12416651907000</text:p>
          </table:table-cell>
          <table:table-cell office:value-type="float" office:value="802">
            <text:p>802</text:p>
          </table:table-cell>
          <table:table-cell table:formula="of:=([.B802]-[.B801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06557000">
            <text:p>12416706557000</text:p>
          </table:table-cell>
          <table:table-cell office:value-type="float" office:value="803">
            <text:p>803</text:p>
          </table:table-cell>
          <table:table-cell table:formula="of:=([.B803]-[.B802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59898000">
            <text:p>12416759898000</text:p>
          </table:table-cell>
          <table:table-cell office:value-type="float" office:value="804">
            <text:p>804</text:p>
          </table:table-cell>
          <table:table-cell table:formula="of:=([.B804]-[.B803])/1000000" office:value-type="float" office:value="53.341">
            <text:p>53.341</text:p>
          </table:table-cell>
          <table:table-cell table:number-columns-repeated="3"/>
        </table:table-row>
        <table:table-row table:style-name="ro1">
          <table:table-cell office:value-type="string">
            <text:p>10-15 19:18:44.887: WARN/iTesa(2187): </text:p>
          </table:table-cell>
          <table:table-cell office:value-type="float" office:value="12416814510000">
            <text:p>12416814510000</text:p>
          </table:table-cell>
          <table:table-cell office:value-type="float" office:value="805">
            <text:p>805</text:p>
          </table:table-cell>
          <table:table-cell table:formula="of:=([.B805]-[.B804])/1000000" office:value-type="float" office:value="54.612">
            <text:p>54.612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869147000">
            <text:p>12416869147000</text:p>
          </table:table-cell>
          <table:table-cell office:value-type="float" office:value="806">
            <text:p>806</text:p>
          </table:table-cell>
          <table:table-cell table:formula="of:=([.B806]-[.B805])/1000000" office:value-type="float" office:value="54.637">
            <text:p>54.637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922637000">
            <text:p>12416922637000</text:p>
          </table:table-cell>
          <table:table-cell office:value-type="float" office:value="807">
            <text:p>807</text:p>
          </table:table-cell>
          <table:table-cell table:formula="of:=([.B807]-[.B806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45.045: WARN/iTesa(2187): </text:p>
          </table:table-cell>
          <table:table-cell office:value-type="float" office:value="12416977158000">
            <text:p>12416977158000</text:p>
          </table:table-cell>
          <table:table-cell office:value-type="float" office:value="808">
            <text:p>808</text:p>
          </table:table-cell>
          <table:table-cell table:formula="of:=([.B808]-[.B807])/1000000" office:value-type="float" office:value="54.521">
            <text:p>54.521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31895000">
            <text:p>12417031895000</text:p>
          </table:table-cell>
          <table:table-cell office:value-type="float" office:value="809">
            <text:p>809</text:p>
          </table:table-cell>
          <table:table-cell table:formula="of:=([.B809]-[.B808])/1000000" office:value-type="float" office:value="54.737">
            <text:p>54.737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85262000">
            <text:p>12417085262000</text:p>
          </table:table-cell>
          <table:table-cell office:value-type="float" office:value="810">
            <text:p>810</text:p>
          </table:table-cell>
          <table:table-cell table:formula="of:=([.B810]-[.B809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18:45.215: WARN/iTesa(2187): </text:p>
          </table:table-cell>
          <table:table-cell office:value-type="float" office:value="12417139793000">
            <text:p>12417139793000</text:p>
          </table:table-cell>
          <table:table-cell office:value-type="float" office:value="811">
            <text:p>811</text:p>
          </table:table-cell>
          <table:table-cell table:formula="of:=([.B811]-[.B810])/1000000" office:value-type="float" office:value="54.531">
            <text:p>54.531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194568000">
            <text:p>12417194568000</text:p>
          </table:table-cell>
          <table:table-cell office:value-type="float" office:value="812">
            <text:p>812</text:p>
          </table:table-cell>
          <table:table-cell table:formula="of:=([.B812]-[.B811])/1000000" office:value-type="float" office:value="54.775">
            <text:p>54.775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248177000">
            <text:p>12417248177000</text:p>
          </table:table-cell>
          <table:table-cell office:value-type="float" office:value="813">
            <text:p>813</text:p>
          </table:table-cell>
          <table:table-cell table:formula="of:=([.B813]-[.B812])/1000000" office:value-type="float" office:value="53.609">
            <text:p>53.609</text:p>
          </table:table-cell>
          <table:table-cell table:number-columns-repeated="3"/>
        </table:table-row>
        <table:table-row table:style-name="ro1">
          <table:table-cell office:value-type="string">
            <text:p>10-15 19:18:45.375: WARN/iTesa(2187): </text:p>
          </table:table-cell>
          <table:table-cell office:value-type="float" office:value="12417302927000">
            <text:p>12417302927000</text:p>
          </table:table-cell>
          <table:table-cell office:value-type="float" office:value="814">
            <text:p>814</text:p>
          </table:table-cell>
          <table:table-cell table:formula="of:=([.B814]-[.B81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357600000">
            <text:p>12417357600000</text:p>
          </table:table-cell>
          <table:table-cell office:value-type="float" office:value="815">
            <text:p>815</text:p>
          </table:table-cell>
          <table:table-cell table:formula="of:=([.B815]-[.B814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411135000">
            <text:p>12417411135000</text:p>
          </table:table-cell>
          <table:table-cell office:value-type="float" office:value="816">
            <text:p>816</text:p>
          </table:table-cell>
          <table:table-cell table:formula="of:=([.B816]-[.B815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45.537: WARN/iTesa(2187): </text:p>
          </table:table-cell>
          <table:table-cell office:value-type="float" office:value="12417465293000">
            <text:p>12417465293000</text:p>
          </table:table-cell>
          <table:table-cell office:value-type="float" office:value="817">
            <text:p>817</text:p>
          </table:table-cell>
          <table:table-cell table:formula="of:=([.B817]-[.B816])/1000000" office:value-type="float" office:value="54.158">
            <text:p>54.158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19980000">
            <text:p>12417519980000</text:p>
          </table:table-cell>
          <table:table-cell office:value-type="float" office:value="818">
            <text:p>818</text:p>
          </table:table-cell>
          <table:table-cell table:formula="of:=([.B818]-[.B817])/1000000" office:value-type="float" office:value="54.687">
            <text:p>54.687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73408000">
            <text:p>12417573408000</text:p>
          </table:table-cell>
          <table:table-cell office:value-type="float" office:value="819">
            <text:p>819</text:p>
          </table:table-cell>
          <table:table-cell table:formula="of:=([.B819]-[.B818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45.705: WARN/iTesa(2187): </text:p>
          </table:table-cell>
          <table:table-cell office:value-type="float" office:value="12417627937000">
            <text:p>12417627937000</text:p>
          </table:table-cell>
          <table:table-cell office:value-type="float" office:value="820">
            <text:p>820</text:p>
          </table:table-cell>
          <table:table-cell table:formula="of:=([.B820]-[.B819])/1000000" office:value-type="float" office:value="54.529">
            <text:p>54.529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682725000">
            <text:p>12417682725000</text:p>
          </table:table-cell>
          <table:table-cell office:value-type="float" office:value="821">
            <text:p>821</text:p>
          </table:table-cell>
          <table:table-cell table:formula="of:=([.B821]-[.B820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736210000">
            <text:p>12417736210000</text:p>
          </table:table-cell>
          <table:table-cell office:value-type="float" office:value="822">
            <text:p>822</text:p>
          </table:table-cell>
          <table:table-cell table:formula="of:=([.B822]-[.B821])/1000000" office:value-type="float" office:value="53.485">
            <text:p>53.485</text:p>
          </table:table-cell>
          <table:table-cell table:number-columns-repeated="3"/>
        </table:table-row>
        <table:table-row table:style-name="ro1">
          <table:table-cell office:value-type="string">
            <text:p>10-15 19:18:45.865: WARN/iTesa(2187): </text:p>
          </table:table-cell>
          <table:table-cell office:value-type="float" office:value="12417791203000">
            <text:p>12417791203000</text:p>
          </table:table-cell>
          <table:table-cell office:value-type="float" office:value="823">
            <text:p>823</text:p>
          </table:table-cell>
          <table:table-cell table:formula="of:=([.B823]-[.B822])/1000000" office:value-type="float" office:value="54.993">
            <text:p>54.993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46037000">
            <text:p>12417846037000</text:p>
          </table:table-cell>
          <table:table-cell office:value-type="float" office:value="824">
            <text:p>824</text:p>
          </table:table-cell>
          <table:table-cell table:formula="of:=([.B824]-[.B823])/1000000" office:value-type="float" office:value="54.834">
            <text:p>54.834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99438000">
            <text:p>12417899438000</text:p>
          </table:table-cell>
          <table:table-cell office:value-type="float" office:value="825">
            <text:p>825</text:p>
          </table:table-cell>
          <table:table-cell table:formula="of:=([.B825]-[.B824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7954097000">
            <text:p>12417954097000</text:p>
          </table:table-cell>
          <table:table-cell office:value-type="float" office:value="826">
            <text:p>826</text:p>
          </table:table-cell>
          <table:table-cell table:formula="of:=([.B826]-[.B825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8007478000">
            <text:p>12418007478000</text:p>
          </table:table-cell>
          <table:table-cell office:value-type="float" office:value="827">
            <text:p>827</text:p>
          </table:table-cell>
          <table:table-cell table:formula="of:=([.B827]-[.B826])/1000000" office:value-type="float" office:value="53.381">
            <text:p>53.381</text:p>
          </table:table-cell>
          <table:table-cell table:number-columns-repeated="3"/>
        </table:table-row>
        <table:table-row table:style-name="ro1">
          <table:table-cell office:value-type="string">
            <text:p>10-15 19:18:46.135: WARN/iTesa(2187): </text:p>
          </table:table-cell>
          <table:table-cell office:value-type="float" office:value="12418062168000">
            <text:p>12418062168000</text:p>
          </table:table-cell>
          <table:table-cell office:value-type="float" office:value="828">
            <text:p>828</text:p>
          </table:table-cell>
          <table:table-cell table:formula="of:=([.B828]-[.B827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16845000">
            <text:p>12418116845000</text:p>
          </table:table-cell>
          <table:table-cell office:value-type="float" office:value="829">
            <text:p>829</text:p>
          </table:table-cell>
          <table:table-cell table:formula="of:=([.B829]-[.B828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70280000">
            <text:p>12418170280000</text:p>
          </table:table-cell>
          <table:table-cell office:value-type="float" office:value="830">
            <text:p>830</text:p>
          </table:table-cell>
          <table:table-cell table:formula="of:=([.B830]-[.B829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46.298: WARN/iTesa(2187): </text:p>
          </table:table-cell>
          <table:table-cell office:value-type="float" office:value="12418225888000">
            <text:p>12418225888000</text:p>
          </table:table-cell>
          <table:table-cell office:value-type="float" office:value="831">
            <text:p>831</text:p>
          </table:table-cell>
          <table:table-cell table:formula="of:=([.B831]-[.B830])/1000000" office:value-type="float" office:value="55.608">
            <text:p>55.608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280638000">
            <text:p>12418280638000</text:p>
          </table:table-cell>
          <table:table-cell office:value-type="float" office:value="832">
            <text:p>832</text:p>
          </table:table-cell>
          <table:table-cell table:formula="of:=([.B832]-[.B831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334040000">
            <text:p>12418334040000</text:p>
          </table:table-cell>
          <table:table-cell office:value-type="float" office:value="833">
            <text:p>833</text:p>
          </table:table-cell>
          <table:table-cell table:formula="of:=([.B833]-[.B832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46.465: WARN/iTesa(2187): </text:p>
          </table:table-cell>
          <table:table-cell office:value-type="float" office:value="12418389240000">
            <text:p>12418389240000</text:p>
          </table:table-cell>
          <table:table-cell office:value-type="float" office:value="834">
            <text:p>834</text:p>
          </table:table-cell>
          <table:table-cell table:formula="of:=([.B834]-[.B833])/1000000" office:value-type="float" office:value="55.2">
            <text:p>55.2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43940000">
            <text:p>12418443940000</text:p>
          </table:table-cell>
          <table:table-cell office:value-type="float" office:value="835">
            <text:p>835</text:p>
          </table:table-cell>
          <table:table-cell table:formula="of:=([.B835]-[.B834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97285000">
            <text:p>12418497285000</text:p>
          </table:table-cell>
          <table:table-cell office:value-type="float" office:value="836">
            <text:p>836</text:p>
          </table:table-cell>
          <table:table-cell table:formula="of:=([.B836]-[.B835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551860000">
            <text:p>12418551860000</text:p>
          </table:table-cell>
          <table:table-cell office:value-type="float" office:value="837">
            <text:p>837</text:p>
          </table:table-cell>
          <table:table-cell table:formula="of:=([.B837]-[.B836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605197000">
            <text:p>12418605197000</text:p>
          </table:table-cell>
          <table:table-cell office:value-type="float" office:value="838">
            <text:p>838</text:p>
          </table:table-cell>
          <table:table-cell table:formula="of:=([.B838]-[.B837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659703000">
            <text:p>12418659703000</text:p>
          </table:table-cell>
          <table:table-cell office:value-type="float" office:value="839">
            <text:p>839</text:p>
          </table:table-cell>
          <table:table-cell table:formula="of:=([.B839]-[.B838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15923000">
            <text:p>12418715923000</text:p>
          </table:table-cell>
          <table:table-cell office:value-type="float" office:value="840">
            <text:p>840</text:p>
          </table:table-cell>
          <table:table-cell table:formula="of:=([.B840]-[.B839])/1000000" office:value-type="float" office:value="56.22">
            <text:p>56.22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69305000">
            <text:p>12418769305000</text:p>
          </table:table-cell>
          <table:table-cell office:value-type="float" office:value="841">
            <text:p>841</text:p>
          </table:table-cell>
          <table:table-cell table:formula="of:=([.B841]-[.B840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46.896: WARN/iTesa(2187): </text:p>
          </table:table-cell>
          <table:table-cell office:value-type="float" office:value="12418823477000">
            <text:p>12418823477000</text:p>
          </table:table-cell>
          <table:table-cell office:value-type="float" office:value="842">
            <text:p>842</text:p>
          </table:table-cell>
          <table:table-cell table:formula="of:=([.B842]-[.B841])/1000000" office:value-type="float" office:value="54.172">
            <text:p>54.172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878193000">
            <text:p>12418878193000</text:p>
          </table:table-cell>
          <table:table-cell office:value-type="float" office:value="843">
            <text:p>843</text:p>
          </table:table-cell>
          <table:table-cell table:formula="of:=([.B843]-[.B842])/1000000" office:value-type="float" office:value="54.716">
            <text:p>54.716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931798000">
            <text:p>12418931798000</text:p>
          </table:table-cell>
          <table:table-cell office:value-type="float" office:value="844">
            <text:p>844</text:p>
          </table:table-cell>
          <table:table-cell table:formula="of:=([.B844]-[.B843])/1000000" office:value-type="float" office:value="53.605">
            <text:p>53.605</text:p>
          </table:table-cell>
          <table:table-cell table:number-columns-repeated="3"/>
        </table:table-row>
        <table:table-row table:style-name="ro1">
          <table:table-cell office:value-type="string">
            <text:p>10-15 19:18:47.059: WARN/iTesa(2187): </text:p>
          </table:table-cell>
          <table:table-cell office:value-type="float" office:value="12418986412000">
            <text:p>12418986412000</text:p>
          </table:table-cell>
          <table:table-cell office:value-type="float" office:value="845">
            <text:p>845</text:p>
          </table:table-cell>
          <table:table-cell table:formula="of:=([.B845]-[.B844])/1000000" office:value-type="float" office:value="54.614">
            <text:p>54.614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41140000">
            <text:p>12419041140000</text:p>
          </table:table-cell>
          <table:table-cell office:value-type="float" office:value="846">
            <text:p>846</text:p>
          </table:table-cell>
          <table:table-cell table:formula="of:=([.B846]-[.B845])/1000000" office:value-type="float" office:value="54.728">
            <text:p>54.728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95112000">
            <text:p>12419095112000</text:p>
          </table:table-cell>
          <table:table-cell office:value-type="float" office:value="847">
            <text:p>847</text:p>
          </table:table-cell>
          <table:table-cell table:formula="of:=([.B847]-[.B846])/1000000" office:value-type="float" office:value="53.972">
            <text:p>53.972</text:p>
          </table:table-cell>
          <table:table-cell table:number-columns-repeated="3"/>
        </table:table-row>
        <table:table-row table:style-name="ro1">
          <table:table-cell office:value-type="string">
            <text:p>10-15 19:18:47.225: WARN/iTesa(2187): </text:p>
          </table:table-cell>
          <table:table-cell office:value-type="float" office:value="12419149682000">
            <text:p>12419149682000</text:p>
          </table:table-cell>
          <table:table-cell office:value-type="float" office:value="848">
            <text:p>848</text:p>
          </table:table-cell>
          <table:table-cell table:formula="of:=([.B848]-[.B847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47.330: WARN/iTesa(2187): </text:p>
          </table:table-cell>
          <table:table-cell office:value-type="float" office:value="12419204577000">
            <text:p>12419204577000</text:p>
          </table:table-cell>
          <table:table-cell office:value-type="float" office:value="849">
            <text:p>849</text:p>
          </table:table-cell>
          <table:table-cell table:formula="of:=([.B849]-[.B848])/1000000" office:value-type="float" office:value="54.895">
            <text:p>54.895</text:p>
          </table:table-cell>
          <table:table-cell table:number-columns-repeated="3"/>
        </table:table-row>
        <table:table-row table:style-name="ro1">
          <table:table-cell office:value-type="string">
            <text:p>10-15 19:18:47.335: WARN/iTesa(2187): </text:p>
          </table:table-cell>
          <table:table-cell office:value-type="float" office:value="12419257943000">
            <text:p>12419257943000</text:p>
          </table:table-cell>
          <table:table-cell office:value-type="float" office:value="850">
            <text:p>850</text:p>
          </table:table-cell>
          <table:table-cell table:formula="of:=([.B850]-[.B849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7.385: WARN/iTesa(2187): </text:p>
          </table:table-cell>
          <table:table-cell office:value-type="float" office:value="12419314240000">
            <text:p>12419314240000</text:p>
          </table:table-cell>
          <table:table-cell office:value-type="float" office:value="851">
            <text:p>851</text:p>
          </table:table-cell>
          <table:table-cell table:formula="of:=([.B851]-[.B850])/1000000" office:value-type="float" office:value="56.297">
            <text:p>56.297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368900000">
            <text:p>12419368900000</text:p>
          </table:table-cell>
          <table:table-cell office:value-type="float" office:value="852">
            <text:p>852</text:p>
          </table:table-cell>
          <table:table-cell table:formula="of:=([.B852]-[.B851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422448000">
            <text:p>12419422448000</text:p>
          </table:table-cell>
          <table:table-cell office:value-type="float" office:value="853">
            <text:p>853</text:p>
          </table:table-cell>
          <table:table-cell table:formula="of:=([.B853]-[.B852])/1000000" office:value-type="float" office:value="53.548">
            <text:p>53.548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476995000">
            <text:p>12419476995000</text:p>
          </table:table-cell>
          <table:table-cell office:value-type="float" office:value="854">
            <text:p>854</text:p>
          </table:table-cell>
          <table:table-cell table:formula="of:=([.B854]-[.B853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540600000">
            <text:p>12419540600000</text:p>
          </table:table-cell>
          <table:table-cell office:value-type="float" office:value="855">
            <text:p>855</text:p>
          </table:table-cell>
          <table:table-cell table:formula="of:=([.B855]-[.B854])/1000000" office:value-type="float" office:value="63.605">
            <text:p>63.605</text:p>
          </table:table-cell>
          <table:table-cell table:number-columns-repeated="3"/>
        </table:table-row>
        <table:table-row table:style-name="ro1">
          <table:table-cell office:value-type="string">
            <text:p>10-15 19:18:47.665: WARN/iTesa(2187): </text:p>
          </table:table-cell>
          <table:table-cell office:value-type="float" office:value="12419594992000">
            <text:p>12419594992000</text:p>
          </table:table-cell>
          <table:table-cell office:value-type="float" office:value="856">
            <text:p>856</text:p>
          </table:table-cell>
          <table:table-cell table:formula="of:=([.B856]-[.B855])/1000000" office:value-type="float" office:value="54.392">
            <text:p>54.392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649683000">
            <text:p>12419649683000</text:p>
          </table:table-cell>
          <table:table-cell office:value-type="float" office:value="857">
            <text:p>857</text:p>
          </table:table-cell>
          <table:table-cell table:formula="of:=([.B857]-[.B856])/1000000" office:value-type="float" office:value="54.691">
            <text:p>54.691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704580000">
            <text:p>12419704580000</text:p>
          </table:table-cell>
          <table:table-cell office:value-type="float" office:value="858">
            <text:p>858</text:p>
          </table:table-cell>
          <table:table-cell table:formula="of:=([.B858]-[.B857])/1000000" office:value-type="float" office:value="54.897">
            <text:p>54.897</text:p>
          </table:table-cell>
          <table:table-cell table:number-columns-repeated="3"/>
        </table:table-row>
        <table:table-row table:style-name="ro1">
          <table:table-cell office:value-type="string">
            <text:p>10-15 19:18:47.835: WARN/iTesa(2187): </text:p>
          </table:table-cell>
          <table:table-cell office:value-type="float" office:value="12419759327000">
            <text:p>12419759327000</text:p>
          </table:table-cell>
          <table:table-cell office:value-type="float" office:value="859">
            <text:p>859</text:p>
          </table:table-cell>
          <table:table-cell table:formula="of:=([.B859]-[.B858])/1000000" office:value-type="float" office:value="54.747">
            <text:p>54.747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14257000">
            <text:p>12419814257000</text:p>
          </table:table-cell>
          <table:table-cell office:value-type="float" office:value="860">
            <text:p>860</text:p>
          </table:table-cell>
          <table:table-cell table:formula="of:=([.B860]-[.B859])/1000000" office:value-type="float" office:value="54.93">
            <text:p>54.93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67683000">
            <text:p>12419867683000</text:p>
          </table:table-cell>
          <table:table-cell office:value-type="float" office:value="861">
            <text:p>861</text:p>
          </table:table-cell>
          <table:table-cell table:formula="of:=([.B861]-[.B860])/1000000" office:value-type="float" office:value="53.426">
            <text:p>53.426</text:p>
          </table:table-cell>
          <table:table-cell table:number-columns-repeated="3"/>
        </table:table-row>
        <table:table-row table:style-name="ro1">
          <table:table-cell office:value-type="string">
            <text:p>10-15 19:18:47.995: WARN/iTesa(2187): </text:p>
          </table:table-cell>
          <table:table-cell office:value-type="float" office:value="12419922362000">
            <text:p>12419922362000</text:p>
          </table:table-cell>
          <table:table-cell office:value-type="float" office:value="862">
            <text:p>862</text:p>
          </table:table-cell>
          <table:table-cell table:formula="of:=([.B862]-[.B861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19977058000">
            <text:p>12419977058000</text:p>
          </table:table-cell>
          <table:table-cell office:value-type="float" office:value="863">
            <text:p>863</text:p>
          </table:table-cell>
          <table:table-cell table:formula="of:=([.B863]-[.B862])/1000000" office:value-type="float" office:value="54.696">
            <text:p>54.696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20032510000">
            <text:p>12420032510000</text:p>
          </table:table-cell>
          <table:table-cell office:value-type="float" office:value="864">
            <text:p>864</text:p>
          </table:table-cell>
          <table:table-cell table:formula="of:=([.B864]-[.B863])/1000000" office:value-type="float" office:value="55.452">
            <text:p>55.452</text:p>
          </table:table-cell>
          <table:table-cell table:number-columns-repeated="3"/>
        </table:table-row>
        <table:table-row table:style-name="ro1">
          <table:table-cell office:value-type="string">
            <text:p>10-15 19:18:48.159: WARN/iTesa(2187): </text:p>
          </table:table-cell>
          <table:table-cell office:value-type="float" office:value="12420087097000">
            <text:p>12420087097000</text:p>
          </table:table-cell>
          <table:table-cell office:value-type="float" office:value="865">
            <text:p>865</text:p>
          </table:table-cell>
          <table:table-cell table:formula="of:=([.B865]-[.B864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42115000">
            <text:p>12420142115000</text:p>
          </table:table-cell>
          <table:table-cell office:value-type="float" office:value="866">
            <text:p>866</text:p>
          </table:table-cell>
          <table:table-cell table:formula="of:=([.B866]-[.B865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95513000">
            <text:p>12420195513000</text:p>
          </table:table-cell>
          <table:table-cell office:value-type="float" office:value="867">
            <text:p>867</text:p>
          </table:table-cell>
          <table:table-cell table:formula="of:=([.B867]-[.B866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250105000">
            <text:p>12420250105000</text:p>
          </table:table-cell>
          <table:table-cell office:value-type="float" office:value="868">
            <text:p>868</text:p>
          </table:table-cell>
          <table:table-cell table:formula="of:=([.B868]-[.B867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303435000">
            <text:p>12420303435000</text:p>
          </table:table-cell>
          <table:table-cell office:value-type="float" office:value="869">
            <text:p>869</text:p>
          </table:table-cell>
          <table:table-cell table:formula="of:=([.B869]-[.B868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48.430: WARN/iTesa(2187): </text:p>
          </table:table-cell>
          <table:table-cell office:value-type="float" office:value="12420357942000">
            <text:p>12420357942000</text:p>
          </table:table-cell>
          <table:table-cell office:value-type="float" office:value="870">
            <text:p>870</text:p>
          </table:table-cell>
          <table:table-cell table:formula="of:=([.B870]-[.B869])/1000000" office:value-type="float" office:value="54.507">
            <text:p>54.507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13568000">
            <text:p>12420413568000</text:p>
          </table:table-cell>
          <table:table-cell office:value-type="float" office:value="871">
            <text:p>871</text:p>
          </table:table-cell>
          <table:table-cell table:formula="of:=([.B871]-[.B870])/1000000" office:value-type="float" office:value="55.626">
            <text:p>55.626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67015000">
            <text:p>12420467015000</text:p>
          </table:table-cell>
          <table:table-cell office:value-type="float" office:value="872">
            <text:p>872</text:p>
          </table:table-cell>
          <table:table-cell table:formula="of:=([.B872]-[.B871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48.595: WARN/iTesa(2187): </text:p>
          </table:table-cell>
          <table:table-cell office:value-type="float" office:value="12420521692000">
            <text:p>12420521692000</text:p>
          </table:table-cell>
          <table:table-cell office:value-type="float" office:value="873">
            <text:p>873</text:p>
          </table:table-cell>
          <table:table-cell table:formula="of:=([.B873]-[.B872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576342000">
            <text:p>12420576342000</text:p>
          </table:table-cell>
          <table:table-cell office:value-type="float" office:value="874">
            <text:p>874</text:p>
          </table:table-cell>
          <table:table-cell table:formula="of:=([.B874]-[.B87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629742000">
            <text:p>12420629742000</text:p>
          </table:table-cell>
          <table:table-cell office:value-type="float" office:value="875">
            <text:p>875</text:p>
          </table:table-cell>
          <table:table-cell table:formula="of:=([.B875]-[.B874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18:48.757: WARN/iTesa(2187): </text:p>
          </table:table-cell>
          <table:table-cell office:value-type="float" office:value="12420684728000">
            <text:p>12420684728000</text:p>
          </table:table-cell>
          <table:table-cell office:value-type="float" office:value="876">
            <text:p>876</text:p>
          </table:table-cell>
          <table:table-cell table:formula="of:=([.B876]-[.B875])/1000000" office:value-type="float" office:value="54.986">
            <text:p>54.98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39388000">
            <text:p>12420739388000</text:p>
          </table:table-cell>
          <table:table-cell office:value-type="float" office:value="877">
            <text:p>877</text:p>
          </table:table-cell>
          <table:table-cell table:formula="of:=([.B877]-[.B876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92793000">
            <text:p>12420792793000</text:p>
          </table:table-cell>
          <table:table-cell office:value-type="float" office:value="878">
            <text:p>878</text:p>
          </table:table-cell>
          <table:table-cell table:formula="of:=([.B878]-[.B877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48.920: WARN/iTesa(2187): </text:p>
          </table:table-cell>
          <table:table-cell office:value-type="float" office:value="12420847505000">
            <text:p>12420847505000</text:p>
          </table:table-cell>
          <table:table-cell office:value-type="float" office:value="879">
            <text:p>879</text:p>
          </table:table-cell>
          <table:table-cell table:formula="of:=([.B879]-[.B878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9.028: WARN/iTesa(2187): </text:p>
          </table:table-cell>
          <table:table-cell office:value-type="float" office:value="12420955702000">
            <text:p>12420955702000</text:p>
          </table:table-cell>
          <table:table-cell office:value-type="float" office:value="880">
            <text:p>880</text:p>
          </table:table-cell>
          <table:table-cell table:formula="of:=([.B880]-[.B879])/1000000" office:value-type="float" office:value="108.197">
            <text:p>108.197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11465000">
            <text:p>12421011465000</text:p>
          </table:table-cell>
          <table:table-cell office:value-type="float" office:value="881">
            <text:p>881</text:p>
          </table:table-cell>
          <table:table-cell table:formula="of:=([.B881]-[.B880])/1000000" office:value-type="float" office:value="55.763">
            <text:p>55.763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64850000">
            <text:p>12421064850000</text:p>
          </table:table-cell>
          <table:table-cell office:value-type="float" office:value="882">
            <text:p>882</text:p>
          </table:table-cell>
          <table:table-cell table:formula="of:=([.B882]-[.B881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19335000">
            <text:p>12421119335000</text:p>
          </table:table-cell>
          <table:table-cell office:value-type="float" office:value="883">
            <text:p>883</text:p>
          </table:table-cell>
          <table:table-cell table:formula="of:=([.B883]-[.B882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72722000">
            <text:p>12421172722000</text:p>
          </table:table-cell>
          <table:table-cell office:value-type="float" office:value="884">
            <text:p>884</text:p>
          </table:table-cell>
          <table:table-cell table:formula="of:=([.B884]-[.B883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27348000">
            <text:p>12421227348000</text:p>
          </table:table-cell>
          <table:table-cell office:value-type="float" office:value="885">
            <text:p>885</text:p>
          </table:table-cell>
          <table:table-cell table:formula="of:=([.B885]-[.B884])/1000000" office:value-type="float" office:value="54.626">
            <text:p>54.626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80812000">
            <text:p>12421280812000</text:p>
          </table:table-cell>
          <table:table-cell office:value-type="float" office:value="886">
            <text:p>886</text:p>
          </table:table-cell>
          <table:table-cell table:formula="of:=([.B886]-[.B885])/1000000" office:value-type="float" office:value="53.464">
            <text:p>53.464</text:p>
          </table:table-cell>
          <table:table-cell table:number-columns-repeated="3"/>
        </table:table-row>
        <table:table-row table:style-name="ro1">
          <table:table-cell office:value-type="string">
            <text:p>10-15 19:18:49.408: WARN/iTesa(2187): </text:p>
          </table:table-cell>
          <table:table-cell office:value-type="float" office:value="12421335402000">
            <text:p>12421335402000</text:p>
          </table:table-cell>
          <table:table-cell office:value-type="float" office:value="887">
            <text:p>887</text:p>
          </table:table-cell>
          <table:table-cell table:formula="of:=([.B887]-[.B886])/1000000" office:value-type="float" office:value="54.59">
            <text:p>54.59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392190000">
            <text:p>12421392190000</text:p>
          </table:table-cell>
          <table:table-cell office:value-type="float" office:value="888">
            <text:p>888</text:p>
          </table:table-cell>
          <table:table-cell table:formula="of:=([.B888]-[.B887])/1000000" office:value-type="float" office:value="56.788">
            <text:p>56.788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445633000">
            <text:p>12421445633000</text:p>
          </table:table-cell>
          <table:table-cell office:value-type="float" office:value="889">
            <text:p>889</text:p>
          </table:table-cell>
          <table:table-cell table:formula="of:=([.B889]-[.B888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49.575: WARN/iTesa(2187): </text:p>
          </table:table-cell>
          <table:table-cell office:value-type="float" office:value="12421500248000">
            <text:p>12421500248000</text:p>
          </table:table-cell>
          <table:table-cell office:value-type="float" office:value="890">
            <text:p>890</text:p>
          </table:table-cell>
          <table:table-cell table:formula="of:=([.B890]-[.B889])/1000000" office:value-type="float" office:value="54.615">
            <text:p>54.61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554913000">
            <text:p>12421554913000</text:p>
          </table:table-cell>
          <table:table-cell office:value-type="float" office:value="891">
            <text:p>891</text:p>
          </table:table-cell>
          <table:table-cell table:formula="of:=([.B891]-[.B890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608288000">
            <text:p>12421608288000</text:p>
          </table:table-cell>
          <table:table-cell office:value-type="float" office:value="892">
            <text:p>892</text:p>
          </table:table-cell>
          <table:table-cell table:formula="of:=([.B892]-[.B89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49.736: WARN/iTesa(2187): </text:p>
          </table:table-cell>
          <table:table-cell office:value-type="float" office:value="12421663770000">
            <text:p>12421663770000</text:p>
          </table:table-cell>
          <table:table-cell office:value-type="float" office:value="893">
            <text:p>893</text:p>
          </table:table-cell>
          <table:table-cell table:formula="of:=([.B893]-[.B892])/1000000" office:value-type="float" office:value="55.482">
            <text:p>55.48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18462000">
            <text:p>12421718462000</text:p>
          </table:table-cell>
          <table:table-cell office:value-type="float" office:value="894">
            <text:p>894</text:p>
          </table:table-cell>
          <table:table-cell table:formula="of:=([.B894]-[.B89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71923000">
            <text:p>12421771923000</text:p>
          </table:table-cell>
          <table:table-cell office:value-type="float" office:value="895">
            <text:p>895</text:p>
          </table:table-cell>
          <table:table-cell table:formula="of:=([.B895]-[.B894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49.955: WARN/iTesa(2187): </text:p>
          </table:table-cell>
          <table:table-cell office:value-type="float" office:value="12421880748000">
            <text:p>12421880748000</text:p>
          </table:table-cell>
          <table:table-cell office:value-type="float" office:value="896">
            <text:p>896</text:p>
          </table:table-cell>
          <table:table-cell table:formula="of:=([.B896]-[.B895])/1000000" office:value-type="float" office:value="108.825">
            <text:p>108.825</text:p>
          </table:table-cell>
          <table:table-cell table:number-columns-repeated="3"/>
        </table:table-row>
        <table:table-row table:style-name="ro1">
          <table:table-cell office:value-type="string">
            <text:p>10-15 19:18:50.005: WARN/iTesa(2187): </text:p>
          </table:table-cell>
          <table:table-cell office:value-type="float" office:value="12421935888000">
            <text:p>12421935888000</text:p>
          </table:table-cell>
          <table:table-cell office:value-type="float" office:value="897">
            <text:p>897</text:p>
          </table:table-cell>
          <table:table-cell table:formula="of:=([.B897]-[.B896])/1000000" office:value-type="float" office:value="55.14">
            <text:p>55.14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1990878000">
            <text:p>12421990878000</text:p>
          </table:table-cell>
          <table:table-cell office:value-type="float" office:value="898">
            <text:p>898</text:p>
          </table:table-cell>
          <table:table-cell table:formula="of:=([.B898]-[.B897])/1000000" office:value-type="float" office:value="54.99">
            <text:p>54.99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2044300000">
            <text:p>12422044300000</text:p>
          </table:table-cell>
          <table:table-cell office:value-type="float" office:value="899">
            <text:p>899</text:p>
          </table:table-cell>
          <table:table-cell table:formula="of:=([.B899]-[.B898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50.175: WARN/iTesa(2187): </text:p>
          </table:table-cell>
          <table:table-cell office:value-type="float" office:value="12422098892000">
            <text:p>12422098892000</text:p>
          </table:table-cell>
          <table:table-cell office:value-type="float" office:value="900">
            <text:p>900</text:p>
          </table:table-cell>
          <table:table-cell table:formula="of:=([.B900]-[.B899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153522000">
            <text:p>12422153522000</text:p>
          </table:table-cell>
          <table:table-cell office:value-type="float" office:value="901">
            <text:p>901</text:p>
          </table:table-cell>
          <table:table-cell table:formula="of:=([.B901]-[.B900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206897000">
            <text:p>12422206897000</text:p>
          </table:table-cell>
          <table:table-cell office:value-type="float" office:value="902">
            <text:p>902</text:p>
          </table:table-cell>
          <table:table-cell table:formula="of:=([.B902]-[.B90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0.335: WARN/iTesa(2187): </text:p>
          </table:table-cell>
          <table:table-cell office:value-type="float" office:value="12422261915000">
            <text:p>12422261915000</text:p>
          </table:table-cell>
          <table:table-cell office:value-type="float" office:value="903">
            <text:p>903</text:p>
          </table:table-cell>
          <table:table-cell table:formula="of:=([.B903]-[.B902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16555000">
            <text:p>12422316555000</text:p>
          </table:table-cell>
          <table:table-cell office:value-type="float" office:value="904">
            <text:p>904</text:p>
          </table:table-cell>
          <table:table-cell table:formula="of:=([.B904]-[.B903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69895000">
            <text:p>12422369895000</text:p>
          </table:table-cell>
          <table:table-cell office:value-type="float" office:value="905">
            <text:p>905</text:p>
          </table:table-cell>
          <table:table-cell table:formula="of:=([.B905]-[.B90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25528000">
            <text:p>12422425528000</text:p>
          </table:table-cell>
          <table:table-cell office:value-type="float" office:value="906">
            <text:p>906</text:p>
          </table:table-cell>
          <table:table-cell table:formula="of:=([.B906]-[.B905])/1000000" office:value-type="float" office:value="55.633">
            <text:p>55.633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78897000">
            <text:p>12422478897000</text:p>
          </table:table-cell>
          <table:table-cell office:value-type="float" office:value="907">
            <text:p>907</text:p>
          </table:table-cell>
          <table:table-cell table:formula="of:=([.B907]-[.B90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586895000">
            <text:p>12422586895000</text:p>
          </table:table-cell>
          <table:table-cell office:value-type="float" office:value="908">
            <text:p>908</text:p>
          </table:table-cell>
          <table:table-cell table:formula="of:=([.B908]-[.B907])/1000000" office:value-type="float" office:value="107.998">
            <text:p>107.998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640267000">
            <text:p>12422640267000</text:p>
          </table:table-cell>
          <table:table-cell office:value-type="float" office:value="909">
            <text:p>909</text:p>
          </table:table-cell>
          <table:table-cell table:formula="of:=([.B909]-[.B90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50.767: WARN/iTesa(2187): </text:p>
          </table:table-cell>
          <table:table-cell office:value-type="float" office:value="12422694823000">
            <text:p>12422694823000</text:p>
          </table:table-cell>
          <table:table-cell office:value-type="float" office:value="910">
            <text:p>910</text:p>
          </table:table-cell>
          <table:table-cell table:formula="of:=([.B910]-[.B909])/1000000" office:value-type="float" office:value="54.556">
            <text:p>54.556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749485000">
            <text:p>12422749485000</text:p>
          </table:table-cell>
          <table:table-cell office:value-type="float" office:value="911">
            <text:p>911</text:p>
          </table:table-cell>
          <table:table-cell table:formula="of:=([.B911]-[.B910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802913000">
            <text:p>12422802913000</text:p>
          </table:table-cell>
          <table:table-cell office:value-type="float" office:value="912">
            <text:p>912</text:p>
          </table:table-cell>
          <table:table-cell table:formula="of:=([.B912]-[.B911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50.930: WARN/iTesa(2187): </text:p>
          </table:table-cell>
          <table:table-cell office:value-type="float" office:value="12422857565000">
            <text:p>12422857565000</text:p>
          </table:table-cell>
          <table:table-cell office:value-type="float" office:value="913">
            <text:p>913</text:p>
          </table:table-cell>
          <table:table-cell table:formula="of:=([.B913]-[.B912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12343000">
            <text:p>12422912343000</text:p>
          </table:table-cell>
          <table:table-cell office:value-type="float" office:value="914">
            <text:p>914</text:p>
          </table:table-cell>
          <table:table-cell table:formula="of:=([.B914]-[.B913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66053000">
            <text:p>12422966053000</text:p>
          </table:table-cell>
          <table:table-cell office:value-type="float" office:value="915">
            <text:p>915</text:p>
          </table:table-cell>
          <table:table-cell table:formula="of:=([.B915]-[.B914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30502000">
            <text:p>12423030502000</text:p>
          </table:table-cell>
          <table:table-cell office:value-type="float" office:value="916">
            <text:p>916</text:p>
          </table:table-cell>
          <table:table-cell table:formula="of:=([.B916]-[.B915])/1000000" office:value-type="float" office:value="64.449">
            <text:p>64.449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84487000">
            <text:p>12423084487000</text:p>
          </table:table-cell>
          <table:table-cell office:value-type="float" office:value="917">
            <text:p>917</text:p>
          </table:table-cell>
          <table:table-cell table:formula="of:=([.B917]-[.B916])/1000000" office:value-type="float" office:value="53.985">
            <text:p>53.985</text:p>
          </table:table-cell>
          <table:table-cell table:number-columns-repeated="3"/>
        </table:table-row>
        <table:table-row table:style-name="ro1">
          <table:table-cell office:value-type="string">
            <text:p>10-15 19:18:51.225: WARN/iTesa(2187): </text:p>
          </table:table-cell>
          <table:table-cell office:value-type="float" office:value="12423145532000">
            <text:p>12423145532000</text:p>
          </table:table-cell>
          <table:table-cell office:value-type="float" office:value="918">
            <text:p>918</text:p>
          </table:table-cell>
          <table:table-cell table:formula="of:=([.B918]-[.B917])/1000000" office:value-type="float" office:value="61.045">
            <text:p>61.045</text:p>
          </table:table-cell>
          <table:table-cell table:number-columns-repeated="3"/>
        </table:table-row>
        <table:table-row table:style-name="ro1">
          <table:table-cell office:value-type="string">
            <text:p>10-15 19:18:51.345: WARN/iTesa(2187): </text:p>
          </table:table-cell>
          <table:table-cell office:value-type="float" office:value="12423210620000">
            <text:p>12423210620000</text:p>
          </table:table-cell>
          <table:table-cell office:value-type="float" office:value="919">
            <text:p>919</text:p>
          </table:table-cell>
          <table:table-cell table:formula="of:=([.B919]-[.B918])/1000000" office:value-type="float" office:value="65.088">
            <text:p>65.088</text:p>
          </table:table-cell>
          <table:table-cell table:number-columns-repeated="3"/>
        </table:table-row>
        <table:table-row table:style-name="ro1">
          <table:table-cell office:value-type="string">
            <text:p>10-15 19:18:51.355: WARN/iTesa(2187): </text:p>
          </table:table-cell>
          <table:table-cell office:value-type="float" office:value="12423264245000">
            <text:p>12423264245000</text:p>
          </table:table-cell>
          <table:table-cell office:value-type="float" office:value="920">
            <text:p>920</text:p>
          </table:table-cell>
          <table:table-cell table:formula="of:=([.B920]-[.B919])/1000000" office:value-type="float" office:value="53.625">
            <text:p>53.625</text:p>
          </table:table-cell>
          <table:table-cell table:number-columns-repeated="3"/>
        </table:table-row>
        <table:table-row table:style-name="ro1">
          <table:table-cell office:value-type="string">
            <text:p>10-15 19:18:51.405: WARN/iTesa(2187): </text:p>
          </table:table-cell>
          <table:table-cell office:value-type="float" office:value="12423324060000">
            <text:p>12423324060000</text:p>
          </table:table-cell>
          <table:table-cell office:value-type="float" office:value="921">
            <text:p>921</text:p>
          </table:table-cell>
          <table:table-cell table:formula="of:=([.B921]-[.B920])/1000000" office:value-type="float" office:value="59.815">
            <text:p>59.81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384127000">
            <text:p>12423384127000</text:p>
          </table:table-cell>
          <table:table-cell office:value-type="float" office:value="922">
            <text:p>922</text:p>
          </table:table-cell>
          <table:table-cell table:formula="of:=([.B922]-[.B921])/1000000" office:value-type="float" office:value="60.067">
            <text:p>60.067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443532000">
            <text:p>12423443532000</text:p>
          </table:table-cell>
          <table:table-cell office:value-type="float" office:value="923">
            <text:p>923</text:p>
          </table:table-cell>
          <table:table-cell table:formula="of:=([.B923]-[.B922])/1000000" office:value-type="float" office:value="59.405">
            <text:p>59.40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05623000">
            <text:p>12423505623000</text:p>
          </table:table-cell>
          <table:table-cell office:value-type="float" office:value="924">
            <text:p>924</text:p>
          </table:table-cell>
          <table:table-cell table:formula="of:=([.B924]-[.B923])/1000000" office:value-type="float" office:value="62.091">
            <text:p>62.091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64672000">
            <text:p>12423564672000</text:p>
          </table:table-cell>
          <table:table-cell office:value-type="float" office:value="925">
            <text:p>925</text:p>
          </table:table-cell>
          <table:table-cell table:formula="of:=([.B925]-[.B924])/1000000" office:value-type="float" office:value="59.049">
            <text:p>59.049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18265000">
            <text:p>12423618265000</text:p>
          </table:table-cell>
          <table:table-cell office:value-type="float" office:value="926">
            <text:p>926</text:p>
          </table:table-cell>
          <table:table-cell table:formula="of:=([.B926]-[.B925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70802000">
            <text:p>12423670802000</text:p>
          </table:table-cell>
          <table:table-cell office:value-type="float" office:value="927">
            <text:p>927</text:p>
          </table:table-cell>
          <table:table-cell table:formula="of:=([.B927]-[.B926])/1000000" office:value-type="float" office:value="52.537">
            <text:p>52.537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24140000">
            <text:p>12423724140000</text:p>
          </table:table-cell>
          <table:table-cell office:value-type="float" office:value="928">
            <text:p>928</text:p>
          </table:table-cell>
          <table:table-cell table:formula="of:=([.B928]-[.B927])/1000000" office:value-type="float" office:value="53.338">
            <text:p>53.338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76673000">
            <text:p>12423776673000</text:p>
          </table:table-cell>
          <table:table-cell office:value-type="float" office:value="929">
            <text:p>929</text:p>
          </table:table-cell>
          <table:table-cell table:formula="of:=([.B929]-[.B928])/1000000" office:value-type="float" office:value="52.533">
            <text:p>52.533</text:p>
          </table:table-cell>
          <table:table-cell table:number-columns-repeated="3"/>
        </table:table-row>
        <table:table-row table:style-name="ro1">
          <table:table-cell office:value-type="string">
            <text:p>10-15 19:18:51.905: WARN/iTesa(2187): </text:p>
          </table:table-cell>
          <table:table-cell office:value-type="float" office:value="12423829887000">
            <text:p>12423829887000</text:p>
          </table:table-cell>
          <table:table-cell office:value-type="float" office:value="930">
            <text:p>930</text:p>
          </table:table-cell>
          <table:table-cell table:formula="of:=([.B930]-[.B929])/1000000" office:value-type="float" office:value="53.214">
            <text:p>53.214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883017000">
            <text:p>12423883017000</text:p>
          </table:table-cell>
          <table:table-cell office:value-type="float" office:value="931">
            <text:p>931</text:p>
          </table:table-cell>
          <table:table-cell table:formula="of:=([.B931]-[.B930])/1000000" office:value-type="float" office:value="53.13">
            <text:p>53.13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935573000">
            <text:p>12423935573000</text:p>
          </table:table-cell>
          <table:table-cell office:value-type="float" office:value="932">
            <text:p>932</text:p>
          </table:table-cell>
          <table:table-cell table:formula="of:=([.B932]-[.B931])/1000000" office:value-type="float" office:value="52.556">
            <text:p>52.556</text:p>
          </table:table-cell>
          <table:table-cell table:number-columns-repeated="3"/>
        </table:table-row>
        <table:table-row table:style-name="ro1">
          <table:table-cell office:value-type="string">
            <text:p>10-15 19:18:52.061: WARN/iTesa(2187): </text:p>
          </table:table-cell>
          <table:table-cell office:value-type="float" office:value="12423988540000">
            <text:p>12423988540000</text:p>
          </table:table-cell>
          <table:table-cell office:value-type="float" office:value="933">
            <text:p>933</text:p>
          </table:table-cell>
          <table:table-cell table:formula="of:=([.B933]-[.B932])/1000000" office:value-type="float" office:value="52.967">
            <text:p>52.967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41618000">
            <text:p>12424041618000</text:p>
          </table:table-cell>
          <table:table-cell office:value-type="float" office:value="934">
            <text:p>934</text:p>
          </table:table-cell>
          <table:table-cell table:formula="of:=([.B934]-[.B933])/1000000" office:value-type="float" office:value="53.078">
            <text:p>53.078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94115000">
            <text:p>12424094115000</text:p>
          </table:table-cell>
          <table:table-cell office:value-type="float" office:value="935">
            <text:p>935</text:p>
          </table:table-cell>
          <table:table-cell table:formula="of:=([.B935]-[.B934])/1000000" office:value-type="float" office:value="52.497">
            <text:p>52.497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148043000">
            <text:p>12424148043000</text:p>
          </table:table-cell>
          <table:table-cell office:value-type="float" office:value="936">
            <text:p>936</text:p>
          </table:table-cell>
          <table:table-cell table:formula="of:=([.B936]-[.B935])/1000000" office:value-type="float" office:value="53.928">
            <text:p>53.928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201492000">
            <text:p>12424201492000</text:p>
          </table:table-cell>
          <table:table-cell office:value-type="float" office:value="937">
            <text:p>937</text:p>
          </table:table-cell>
          <table:table-cell table:formula="of:=([.B937]-[.B936])/1000000" office:value-type="float" office:value="53.449">
            <text:p>53.449</text:p>
          </table:table-cell>
          <table:table-cell table:number-columns-repeated="3"/>
        </table:table-row>
        <table:table-row table:style-name="ro1">
          <table:table-cell office:value-type="string">
            <text:p>10-15 19:18:52.325: WARN/iTesa(2187): </text:p>
          </table:table-cell>
          <table:table-cell office:value-type="float" office:value="12424256003000">
            <text:p>12424256003000</text:p>
          </table:table-cell>
          <table:table-cell office:value-type="float" office:value="938">
            <text:p>938</text:p>
          </table:table-cell>
          <table:table-cell table:formula="of:=([.B938]-[.B937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10922000">
            <text:p>12424310922000</text:p>
          </table:table-cell>
          <table:table-cell office:value-type="float" office:value="939">
            <text:p>939</text:p>
          </table:table-cell>
          <table:table-cell table:formula="of:=([.B939]-[.B938])/1000000" office:value-type="float" office:value="54.919">
            <text:p>54.919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64277000">
            <text:p>12424364277000</text:p>
          </table:table-cell>
          <table:table-cell office:value-type="float" office:value="940">
            <text:p>940</text:p>
          </table:table-cell>
          <table:table-cell table:formula="of:=([.B940]-[.B939])/1000000" office:value-type="float" office:value="53.355">
            <text:p>53.355</text:p>
          </table:table-cell>
          <table:table-cell table:number-columns-repeated="3"/>
        </table:table-row>
        <table:table-row table:style-name="ro1">
          <table:table-cell office:value-type="string">
            <text:p>10-15 19:18:52.495: WARN/iTesa(2187): </text:p>
          </table:table-cell>
          <table:table-cell office:value-type="float" office:value="12424418860000">
            <text:p>12424418860000</text:p>
          </table:table-cell>
          <table:table-cell office:value-type="float" office:value="941">
            <text:p>941</text:p>
          </table:table-cell>
          <table:table-cell table:formula="of:=([.B941]-[.B940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475250000">
            <text:p>12424475250000</text:p>
          </table:table-cell>
          <table:table-cell office:value-type="float" office:value="942">
            <text:p>942</text:p>
          </table:table-cell>
          <table:table-cell table:formula="of:=([.B942]-[.B941])/1000000" office:value-type="float" office:value="56.39">
            <text:p>56.39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528607000">
            <text:p>12424528607000</text:p>
          </table:table-cell>
          <table:table-cell office:value-type="float" office:value="943">
            <text:p>943</text:p>
          </table:table-cell>
          <table:table-cell table:formula="of:=([.B943]-[.B942])/1000000" office:value-type="float" office:value="53.357">
            <text:p>53.357</text:p>
          </table:table-cell>
          <table:table-cell table:number-columns-repeated="3"/>
        </table:table-row>
        <table:table-row table:style-name="ro1">
          <table:table-cell office:value-type="string">
            <text:p>10-15 19:18:52.655: WARN/iTesa(2187): </text:p>
          </table:table-cell>
          <table:table-cell office:value-type="float" office:value="12424583357000">
            <text:p>12424583357000</text:p>
          </table:table-cell>
          <table:table-cell office:value-type="float" office:value="944">
            <text:p>944</text:p>
          </table:table-cell>
          <table:table-cell table:formula="of:=([.B944]-[.B94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38075000">
            <text:p>12424638075000</text:p>
          </table:table-cell>
          <table:table-cell office:value-type="float" office:value="945">
            <text:p>945</text:p>
          </table:table-cell>
          <table:table-cell table:formula="of:=([.B945]-[.B944])/1000000" office:value-type="float" office:value="54.718">
            <text:p>54.718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91785000">
            <text:p>12424691785000</text:p>
          </table:table-cell>
          <table:table-cell office:value-type="float" office:value="946">
            <text:p>946</text:p>
          </table:table-cell>
          <table:table-cell table:formula="of:=([.B946]-[.B945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2.815: WARN/iTesa(2187): </text:p>
          </table:table-cell>
          <table:table-cell office:value-type="float" office:value="12424746622000">
            <text:p>12424746622000</text:p>
          </table:table-cell>
          <table:table-cell office:value-type="float" office:value="947">
            <text:p>947</text:p>
          </table:table-cell>
          <table:table-cell table:formula="of:=([.B947]-[.B946])/1000000" office:value-type="float" office:value="54.837">
            <text:p>54.837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01480000">
            <text:p>12424801480000</text:p>
          </table:table-cell>
          <table:table-cell office:value-type="float" office:value="948">
            <text:p>948</text:p>
          </table:table-cell>
          <table:table-cell table:formula="of:=([.B948]-[.B947])/1000000" office:value-type="float" office:value="54.858">
            <text:p>54.858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54867000">
            <text:p>12424854867000</text:p>
          </table:table-cell>
          <table:table-cell office:value-type="float" office:value="949">
            <text:p>949</text:p>
          </table:table-cell>
          <table:table-cell table:formula="of:=([.B949]-[.B948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52.985: WARN/iTesa(2187): </text:p>
          </table:table-cell>
          <table:table-cell office:value-type="float" office:value="12424909415000">
            <text:p>12424909415000</text:p>
          </table:table-cell>
          <table:table-cell office:value-type="float" office:value="950">
            <text:p>950</text:p>
          </table:table-cell>
          <table:table-cell table:formula="of:=([.B950]-[.B949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4964373000">
            <text:p>12424964373000</text:p>
          </table:table-cell>
          <table:table-cell office:value-type="float" office:value="951">
            <text:p>951</text:p>
          </table:table-cell>
          <table:table-cell table:formula="of:=([.B951]-[.B950])/1000000" office:value-type="float" office:value="54.958">
            <text:p>54.95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5017755000">
            <text:p>12425017755000</text:p>
          </table:table-cell>
          <table:table-cell office:value-type="float" office:value="952">
            <text:p>952</text:p>
          </table:table-cell>
          <table:table-cell table:formula="of:=([.B952]-[.B951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53.145: WARN/iTesa(2187): </text:p>
          </table:table-cell>
          <table:table-cell office:value-type="float" office:value="12425072420000">
            <text:p>12425072420000</text:p>
          </table:table-cell>
          <table:table-cell office:value-type="float" office:value="953">
            <text:p>953</text:p>
          </table:table-cell>
          <table:table-cell table:formula="of:=([.B953]-[.B952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27097000">
            <text:p>12425127097000</text:p>
          </table:table-cell>
          <table:table-cell office:value-type="float" office:value="954">
            <text:p>954</text:p>
          </table:table-cell>
          <table:table-cell table:formula="of:=([.B954]-[.B95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80548000">
            <text:p>12425180548000</text:p>
          </table:table-cell>
          <table:table-cell office:value-type="float" office:value="955">
            <text:p>955</text:p>
          </table:table-cell>
          <table:table-cell table:formula="of:=([.B955]-[.B954])/1000000" office:value-type="float" office:value="53.451">
            <text:p>53.451</text:p>
          </table:table-cell>
          <table:table-cell table:number-columns-repeated="3"/>
        </table:table-row>
        <table:table-row table:style-name="ro1">
          <table:table-cell office:value-type="string">
            <text:p>10-15 19:18:53.307: WARN/iTesa(2187): </text:p>
          </table:table-cell>
          <table:table-cell office:value-type="float" office:value="12425235042000">
            <text:p>12425235042000</text:p>
          </table:table-cell>
          <table:table-cell office:value-type="float" office:value="956">
            <text:p>956</text:p>
          </table:table-cell>
          <table:table-cell table:formula="of:=([.B956]-[.B955])/1000000" office:value-type="float" office:value="54.494">
            <text:p>54.494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289658000">
            <text:p>12425289658000</text:p>
          </table:table-cell>
          <table:table-cell office:value-type="float" office:value="957">
            <text:p>957</text:p>
          </table:table-cell>
          <table:table-cell table:formula="of:=([.B957]-[.B956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343098000">
            <text:p>12425343098000</text:p>
          </table:table-cell>
          <table:table-cell office:value-type="float" office:value="958">
            <text:p>958</text:p>
          </table:table-cell>
          <table:table-cell table:formula="of:=([.B958]-[.B95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397965000">
            <text:p>12425397965000</text:p>
          </table:table-cell>
          <table:table-cell office:value-type="float" office:value="959">
            <text:p>959</text:p>
          </table:table-cell>
          <table:table-cell table:formula="of:=([.B959]-[.B958])/1000000" office:value-type="float" office:value="54.867">
            <text:p>54.867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451477000">
            <text:p>12425451477000</text:p>
          </table:table-cell>
          <table:table-cell office:value-type="float" office:value="960">
            <text:p>960</text:p>
          </table:table-cell>
          <table:table-cell table:formula="of:=([.B960]-[.B959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06018000">
            <text:p>12425506018000</text:p>
          </table:table-cell>
          <table:table-cell office:value-type="float" office:value="961">
            <text:p>961</text:p>
          </table:table-cell>
          <table:table-cell table:formula="of:=([.B961]-[.B960])/1000000" office:value-type="float" office:value="54.541">
            <text:p>54.541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59380000">
            <text:p>12425559380000</text:p>
          </table:table-cell>
          <table:table-cell office:value-type="float" office:value="962">
            <text:p>962</text:p>
          </table:table-cell>
          <table:table-cell table:formula="of:=([.B962]-[.B961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18:53.685: WARN/iTesa(2187): </text:p>
          </table:table-cell>
          <table:table-cell office:value-type="float" office:value="12425613742000">
            <text:p>12425613742000</text:p>
          </table:table-cell>
          <table:table-cell office:value-type="float" office:value="963">
            <text:p>963</text:p>
          </table:table-cell>
          <table:table-cell table:formula="of:=([.B963]-[.B962])/1000000" office:value-type="float" office:value="54.362">
            <text:p>54.362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668392000">
            <text:p>12425668392000</text:p>
          </table:table-cell>
          <table:table-cell office:value-type="float" office:value="964">
            <text:p>964</text:p>
          </table:table-cell>
          <table:table-cell table:formula="of:=([.B964]-[.B96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721987000">
            <text:p>12425721987000</text:p>
          </table:table-cell>
          <table:table-cell office:value-type="float" office:value="965">
            <text:p>965</text:p>
          </table:table-cell>
          <table:table-cell table:formula="of:=([.B965]-[.B964])/1000000" office:value-type="float" office:value="53.595">
            <text:p>53.595</text:p>
          </table:table-cell>
          <table:table-cell table:number-columns-repeated="3"/>
        </table:table-row>
        <table:table-row table:style-name="ro1">
          <table:table-cell office:value-type="string">
            <text:p>10-15 19:18:53.849: WARN/iTesa(2187): </text:p>
          </table:table-cell>
          <table:table-cell office:value-type="float" office:value="12425776685000">
            <text:p>12425776685000</text:p>
          </table:table-cell>
          <table:table-cell office:value-type="float" office:value="966">
            <text:p>966</text:p>
          </table:table-cell>
          <table:table-cell table:formula="of:=([.B966]-[.B965])/1000000" office:value-type="float" office:value="54.698">
            <text:p>54.698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31470000">
            <text:p>12425831470000</text:p>
          </table:table-cell>
          <table:table-cell office:value-type="float" office:value="967">
            <text:p>967</text:p>
          </table:table-cell>
          <table:table-cell table:formula="of:=([.B967]-[.B96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84845000">
            <text:p>12425884845000</text:p>
          </table:table-cell>
          <table:table-cell office:value-type="float" office:value="968">
            <text:p>968</text:p>
          </table:table-cell>
          <table:table-cell table:formula="of:=([.B968]-[.B967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4.015: WARN/iTesa(2187): </text:p>
          </table:table-cell>
          <table:table-cell office:value-type="float" office:value="12425939382000">
            <text:p>12425939382000</text:p>
          </table:table-cell>
          <table:table-cell office:value-type="float" office:value="969">
            <text:p>969</text:p>
          </table:table-cell>
          <table:table-cell table:formula="of:=([.B969]-[.B968])/1000000" office:value-type="float" office:value="54.537">
            <text:p>54.537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5994292000">
            <text:p>12425994292000</text:p>
          </table:table-cell>
          <table:table-cell office:value-type="float" office:value="970">
            <text:p>970</text:p>
          </table:table-cell>
          <table:table-cell table:formula="of:=([.B970]-[.B969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6047730000">
            <text:p>12426047730000</text:p>
          </table:table-cell>
          <table:table-cell office:value-type="float" office:value="971">
            <text:p>971</text:p>
          </table:table-cell>
          <table:table-cell table:formula="of:=([.B971]-[.B970])/1000000" office:value-type="float" office:value="53.438">
            <text:p>53.438</text:p>
          </table:table-cell>
          <table:table-cell table:number-columns-repeated="3"/>
        </table:table-row>
        <table:table-row table:style-name="ro1">
          <table:table-cell office:value-type="string">
            <text:p>10-15 19:18:54.175: WARN/iTesa(2187): </text:p>
          </table:table-cell>
          <table:table-cell office:value-type="float" office:value="12426103428000">
            <text:p>12426103428000</text:p>
          </table:table-cell>
          <table:table-cell office:value-type="float" office:value="972">
            <text:p>972</text:p>
          </table:table-cell>
          <table:table-cell table:formula="of:=([.B972]-[.B971])/1000000" office:value-type="float" office:value="55.698">
            <text:p>55.698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158070000">
            <text:p>12426158070000</text:p>
          </table:table-cell>
          <table:table-cell office:value-type="float" office:value="973">
            <text:p>973</text:p>
          </table:table-cell>
          <table:table-cell table:formula="of:=([.B973]-[.B972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211575000">
            <text:p>12426211575000</text:p>
          </table:table-cell>
          <table:table-cell office:value-type="float" office:value="974">
            <text:p>974</text:p>
          </table:table-cell>
          <table:table-cell table:formula="of:=([.B974]-[.B973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54.338: WARN/iTesa(2187): </text:p>
          </table:table-cell>
          <table:table-cell office:value-type="float" office:value="12426266103000">
            <text:p>12426266103000</text:p>
          </table:table-cell>
          <table:table-cell office:value-type="float" office:value="975">
            <text:p>975</text:p>
          </table:table-cell>
          <table:table-cell table:formula="of:=([.B975]-[.B974])/1000000" office:value-type="float" office:value="54.528">
            <text:p>54.528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20777000">
            <text:p>12426320777000</text:p>
          </table:table-cell>
          <table:table-cell office:value-type="float" office:value="976">
            <text:p>976</text:p>
          </table:table-cell>
          <table:table-cell table:formula="of:=([.B976]-[.B975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74125000">
            <text:p>12426374125000</text:p>
          </table:table-cell>
          <table:table-cell office:value-type="float" office:value="977">
            <text:p>977</text:p>
          </table:table-cell>
          <table:table-cell table:formula="of:=([.B977]-[.B976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54.505: WARN/iTesa(2187): </text:p>
          </table:table-cell>
          <table:table-cell office:value-type="float" office:value="12426428660000">
            <text:p>12426428660000</text:p>
          </table:table-cell>
          <table:table-cell office:value-type="float" office:value="978">
            <text:p>978</text:p>
          </table:table-cell>
          <table:table-cell table:formula="of:=([.B978]-[.B977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483380000">
            <text:p>12426483380000</text:p>
          </table:table-cell>
          <table:table-cell office:value-type="float" office:value="979">
            <text:p>979</text:p>
          </table:table-cell>
          <table:table-cell table:formula="of:=([.B979]-[.B978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536753000">
            <text:p>12426536753000</text:p>
          </table:table-cell>
          <table:table-cell office:value-type="float" office:value="980">
            <text:p>980</text:p>
          </table:table-cell>
          <table:table-cell table:formula="of:=([.B980]-[.B979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54.665: WARN/iTesa(2187): </text:p>
          </table:table-cell>
          <table:table-cell office:value-type="float" office:value="12426591412000">
            <text:p>12426591412000</text:p>
          </table:table-cell>
          <table:table-cell office:value-type="float" office:value="981">
            <text:p>981</text:p>
          </table:table-cell>
          <table:table-cell table:formula="of:=([.B981]-[.B980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46070000">
            <text:p>12426646070000</text:p>
          </table:table-cell>
          <table:table-cell office:value-type="float" office:value="982">
            <text:p>982</text:p>
          </table:table-cell>
          <table:table-cell table:formula="of:=([.B982]-[.B981])/1000000" office:value-type="float" office:value="54.658">
            <text:p>54.658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99428000">
            <text:p>12426699428000</text:p>
          </table:table-cell>
          <table:table-cell office:value-type="float" office:value="983">
            <text:p>983</text:p>
          </table:table-cell>
          <table:table-cell table:formula="of:=([.B983]-[.B982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54.835: WARN/iTesa(2187): </text:p>
          </table:table-cell>
          <table:table-cell office:value-type="float" office:value="12426758650000">
            <text:p>12426758650000</text:p>
          </table:table-cell>
          <table:table-cell office:value-type="float" office:value="984">
            <text:p>984</text:p>
          </table:table-cell>
          <table:table-cell table:formula="of:=([.B984]-[.B983])/1000000" office:value-type="float" office:value="59.222">
            <text:p>59.222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13423000">
            <text:p>12426813423000</text:p>
          </table:table-cell>
          <table:table-cell office:value-type="float" office:value="985">
            <text:p>985</text:p>
          </table:table-cell>
          <table:table-cell table:formula="of:=([.B985]-[.B984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66783000">
            <text:p>12426866783000</text:p>
          </table:table-cell>
          <table:table-cell office:value-type="float" office:value="986">
            <text:p>986</text:p>
          </table:table-cell>
          <table:table-cell table:formula="of:=([.B986]-[.B98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21445000">
            <text:p>12426921445000</text:p>
          </table:table-cell>
          <table:table-cell office:value-type="float" office:value="987">
            <text:p>987</text:p>
          </table:table-cell>
          <table:table-cell table:formula="of:=([.B987]-[.B986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74912000">
            <text:p>12426974912000</text:p>
          </table:table-cell>
          <table:table-cell office:value-type="float" office:value="988">
            <text:p>988</text:p>
          </table:table-cell>
          <table:table-cell table:formula="of:=([.B988]-[.B987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55.105: WARN/iTesa(2187): </text:p>
          </table:table-cell>
          <table:table-cell office:value-type="float" office:value="12427029500000">
            <text:p>12427029500000</text:p>
          </table:table-cell>
          <table:table-cell office:value-type="float" office:value="989">
            <text:p>989</text:p>
          </table:table-cell>
          <table:table-cell table:formula="of:=([.B989]-[.B988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084543000">
            <text:p>12427084543000</text:p>
          </table:table-cell>
          <table:table-cell office:value-type="float" office:value="990">
            <text:p>990</text:p>
          </table:table-cell>
          <table:table-cell table:formula="of:=([.B990]-[.B989])/1000000" office:value-type="float" office:value="55.043">
            <text:p>55.043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138077000">
            <text:p>12427138077000</text:p>
          </table:table-cell>
          <table:table-cell office:value-type="float" office:value="991">
            <text:p>991</text:p>
          </table:table-cell>
          <table:table-cell table:formula="of:=([.B991]-[.B990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55.265: WARN/iTesa(2187): </text:p>
          </table:table-cell>
          <table:table-cell office:value-type="float" office:value="12427195377000">
            <text:p>12427195377000</text:p>
          </table:table-cell>
          <table:table-cell office:value-type="float" office:value="992">
            <text:p>992</text:p>
          </table:table-cell>
          <table:table-cell table:formula="of:=([.B992]-[.B991])/1000000" office:value-type="float" office:value="57.3">
            <text:p>57.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250230000">
            <text:p>12427250230000</text:p>
          </table:table-cell>
          <table:table-cell office:value-type="float" office:value="993">
            <text:p>993</text:p>
          </table:table-cell>
          <table:table-cell table:formula="of:=([.B993]-[.B992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303762000">
            <text:p>12427303762000</text:p>
          </table:table-cell>
          <table:table-cell office:value-type="float" office:value="994">
            <text:p>994</text:p>
          </table:table-cell>
          <table:table-cell table:formula="of:=([.B994]-[.B993])/1000000" office:value-type="float" office:value="53.532">
            <text:p>53.53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46:41.965: WARN/iTesa(2925): </text:p>
          </table:table-cell>
          <table:table-cell office:value-type="float" office:value="14093764912000">
            <text:p>14093764912000</text:p>
          </table:table-cell>
          <table:table-cell office:value-type="float" office:value="1">
            <text:p>1</text:p>
          </table:table-cell>
          <table:table-cell table:style-name="ce1" office:value-type="string">
            <text:p>SENSOR_DELAY_NORMAL</text:p>
          </table:table-cell>
          <table:table-cell table:number-columns-repeated="3"/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17655000">
            <text:p>14093817655000</text:p>
          </table:table-cell>
          <table:table-cell office:value-type="float" office:value="2">
            <text:p>2</text:p>
          </table:table-cell>
          <table:table-cell table:formula="of:=([.B2]-[.B1])/1000000" office:value-type="float" office:value="52.743">
            <text:p>52.743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2:.D302];[.E2:.E22])" office:value-type="float" office:value="0">
            <text:p>0</text:p>
          </table:table-cell>
          <table:table-cell table:formula="of:=MIN([.D2:.D993])" office:value-type="float" office:value="52.67">
            <text:p>52.67</text:p>
            <draw:frame table:end-cell-address="Sheet2.J17" table:end-x="1.971cm" table:end-y="0.451cm" draw:z-index="0" draw:style-name="gr1" svg:width="7.998cm" svg:height="6.986cm" svg:x="0.747cm" svg:y="0.213cm">
              <draw:object draw:notify-on-update-of-ranges="Sheet2.E2:Sheet2.E22 Sheet2.F2:Sheet2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72297000">
            <text:p>14093872297000</text:p>
          </table:table-cell>
          <table:table-cell office:value-type="float" office:value="3">
            <text:p>3</text:p>
          </table:table-cell>
          <table:table-cell table:formula="of:=([.B3]-[.B2])/1000000" office:value-type="float" office:value="54.642">
            <text:p>54.6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2:.D993])" office:value-type="float" office:value="109.415">
            <text:p>109.415</text:p>
          </table:table-cell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28755000">
            <text:p>14093928755000</text:p>
          </table:table-cell>
          <table:table-cell office:value-type="float" office:value="4">
            <text:p>4</text:p>
          </table:table-cell>
          <table:table-cell table:formula="of:=([.B4]-[.B3])/1000000" office:value-type="float" office:value="56.458">
            <text:p>56.4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87615000">
            <text:p>14093987615000</text:p>
          </table:table-cell>
          <table:table-cell office:value-type="float" office:value="5">
            <text:p>5</text:p>
          </table:table-cell>
          <table:table-cell table:formula="of:=([.B5]-[.B4])/1000000" office:value-type="float" office:value="58.86">
            <text:p>58.8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46:42.115: WARN/iTesa(2925): </text:p>
          </table:table-cell>
          <table:table-cell office:value-type="float" office:value="14094047822000">
            <text:p>14094047822000</text:p>
          </table:table-cell>
          <table:table-cell office:value-type="float" office:value="6">
            <text:p>6</text:p>
          </table:table-cell>
          <table:table-cell table:formula="of:=([.B6]-[.B5])/1000000" office:value-type="float" office:value="60.207">
            <text:p>60.207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04252000">
            <text:p>14094104252000</text:p>
          </table:table-cell>
          <table:table-cell office:value-type="float" office:value="7">
            <text:p>7</text:p>
          </table:table-cell>
          <table:table-cell table:formula="of:=([.B7]-[.B6])/1000000" office:value-type="float" office:value="56.43">
            <text:p>56.4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65035000">
            <text:p>14094165035000</text:p>
          </table:table-cell>
          <table:table-cell office:value-type="float" office:value="8">
            <text:p>8</text:p>
          </table:table-cell>
          <table:table-cell table:formula="of:=([.B8]-[.B7])/1000000" office:value-type="float" office:value="60.783">
            <text:p>60.783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10-15 19:46:42.295: WARN/iTesa(2925): </text:p>
          </table:table-cell>
          <table:table-cell office:value-type="float" office:value="14094220145000">
            <text:p>14094220145000</text:p>
          </table:table-cell>
          <table:table-cell office:value-type="float" office:value="9">
            <text:p>9</text:p>
          </table:table-cell>
          <table:table-cell table:formula="of:=([.B9]-[.B8])/1000000" office:value-type="float" office:value="55.11">
            <text:p>55.1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273842000">
            <text:p>14094273842000</text:p>
          </table:table-cell>
          <table:table-cell office:value-type="float" office:value="10">
            <text:p>10</text:p>
          </table:table-cell>
          <table:table-cell table:formula="of:=([.B10]-[.B9])/1000000" office:value-type="float" office:value="53.697">
            <text:p>53.69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326525000">
            <text:p>14094326525000</text:p>
          </table:table-cell>
          <table:table-cell office:value-type="float" office:value="11">
            <text:p>11</text:p>
          </table:table-cell>
          <table:table-cell table:formula="of:=([.B11]-[.B10])/1000000" office:value-type="float" office:value="52.683">
            <text:p>52.68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0-15 19:46:42.455: WARN/iTesa(2925): </text:p>
          </table:table-cell>
          <table:table-cell office:value-type="float" office:value="14094379810000">
            <text:p>14094379810000</text:p>
          </table:table-cell>
          <table:table-cell office:value-type="float" office:value="12">
            <text:p>12</text:p>
          </table:table-cell>
          <table:table-cell table:formula="of:=([.B12]-[.B11])/1000000" office:value-type="float" office:value="53.285">
            <text:p>53.28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46:42.555: WARN/iTesa(2925): </text:p>
          </table:table-cell>
          <table:table-cell office:value-type="float" office:value="14094433938000">
            <text:p>14094433938000</text:p>
          </table:table-cell>
          <table:table-cell office:value-type="float" office:value="13">
            <text:p>13</text:p>
          </table:table-cell>
          <table:table-cell table:formula="of:=([.B13]-[.B12])/1000000" office:value-type="float" office:value="54.128">
            <text:p>54.1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40362000">
            <text:p>14094540362000</text:p>
          </table:table-cell>
          <table:table-cell office:value-type="float" office:value="14">
            <text:p>14</text:p>
          </table:table-cell>
          <table:table-cell table:formula="of:=([.B14]-[.B13])/1000000" office:value-type="float" office:value="106.424">
            <text:p>106.42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93032000">
            <text:p>14094593032000</text:p>
          </table:table-cell>
          <table:table-cell office:value-type="float" office:value="15">
            <text:p>15</text:p>
          </table:table-cell>
          <table:table-cell table:formula="of:=([.B15]-[.B14])/1000000" office:value-type="float" office:value="52.67">
            <text:p>52.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715: WARN/iTesa(2925): </text:p>
          </table:table-cell>
          <table:table-cell office:value-type="float" office:value="14094647027000">
            <text:p>14094647027000</text:p>
          </table:table-cell>
          <table:table-cell office:value-type="float" office:value="16">
            <text:p>16</text:p>
          </table:table-cell>
          <table:table-cell table:formula="of:=([.B16]-[.B15])/1000000" office:value-type="float" office:value="53.995">
            <text:p>53.9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700815000">
            <text:p>14094700815000</text:p>
          </table:table-cell>
          <table:table-cell office:value-type="float" office:value="17">
            <text:p>17</text:p>
          </table:table-cell>
          <table:table-cell table:formula="of:=([.B17]-[.B16])/1000000" office:value-type="float" office:value="53.788">
            <text:p>53.78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806182000">
            <text:p>14094806182000</text:p>
          </table:table-cell>
          <table:table-cell office:value-type="float" office:value="18">
            <text:p>18</text:p>
          </table:table-cell>
          <table:table-cell table:formula="of:=([.B18]-[.B17])/1000000" office:value-type="float" office:value="105.367">
            <text:p>105.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860102000">
            <text:p>14094860102000</text:p>
          </table:table-cell>
          <table:table-cell office:value-type="float" office:value="19">
            <text:p>19</text:p>
          </table:table-cell>
          <table:table-cell table:formula="of:=([.B19]-[.B18])/1000000" office:value-type="float" office:value="53.92">
            <text:p>53.9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913335000">
            <text:p>14094913335000</text:p>
          </table:table-cell>
          <table:table-cell office:value-type="float" office:value="20">
            <text:p>20</text:p>
          </table:table-cell>
          <table:table-cell table:formula="of:=([.B20]-[.B19])/1000000" office:value-type="float" office:value="53.233">
            <text:p>53.23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045: WARN/iTesa(2925): </text:p>
          </table:table-cell>
          <table:table-cell office:value-type="float" office:value="14094969133000">
            <text:p>14094969133000</text:p>
          </table:table-cell>
          <table:table-cell office:value-type="float" office:value="21">
            <text:p>21</text:p>
          </table:table-cell>
          <table:table-cell table:formula="of:=([.B21]-[.B20])/1000000" office:value-type="float" office:value="55.798">
            <text:p>55.79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24448000">
            <text:p>14095024448000</text:p>
          </table:table-cell>
          <table:table-cell office:value-type="float" office:value="22">
            <text:p>22</text:p>
          </table:table-cell>
          <table:table-cell table:formula="of:=([.B22]-[.B21])/1000000" office:value-type="float" office:value="55.315">
            <text:p>55.3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77753000">
            <text:p>14095077753000</text:p>
          </table:table-cell>
          <table:table-cell office:value-type="float" office:value="23">
            <text:p>23</text:p>
          </table:table-cell>
          <table:table-cell table:formula="of:=([.B23]-[.B22])/1000000" office:value-type="float" office:value="53.305">
            <text:p>53.305</text:p>
          </table:table-cell>
          <table:table-cell table:number-columns-repeated="3"/>
        </table:table-row>
        <table:table-row table:style-name="ro1">
          <table:table-cell office:value-type="string">
            <text:p>10-15 19:46:43.208: WARN/iTesa(2925): </text:p>
          </table:table-cell>
          <table:table-cell office:value-type="float" office:value="14095135413000">
            <text:p>14095135413000</text:p>
          </table:table-cell>
          <table:table-cell office:value-type="float" office:value="24">
            <text:p>24</text:p>
          </table:table-cell>
          <table:table-cell table:formula="of:=([.B24]-[.B23])/1000000" office:value-type="float" office:value="57.66">
            <text:p>57.66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190655000">
            <text:p>14095190655000</text:p>
          </table:table-cell>
          <table:table-cell office:value-type="float" office:value="25">
            <text:p>25</text:p>
          </table:table-cell>
          <table:table-cell table:formula="of:=([.B25]-[.B24])/1000000" office:value-type="float" office:value="55.242">
            <text:p>55.242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243953000">
            <text:p>14095243953000</text:p>
          </table:table-cell>
          <table:table-cell office:value-type="float" office:value="26">
            <text:p>26</text:p>
          </table:table-cell>
          <table:table-cell table:formula="of:=([.B26]-[.B25])/1000000" office:value-type="float" office:value="53.298">
            <text:p>53.298</text:p>
          </table:table-cell>
          <table:table-cell table:number-columns-repeated="3"/>
        </table:table-row>
        <table:table-row table:style-name="ro1">
          <table:table-cell office:value-type="string">
            <text:p>10-15 19:46:43.425: WARN/iTesa(2925): </text:p>
          </table:table-cell>
          <table:table-cell office:value-type="float" office:value="14095299592000">
            <text:p>14095299592000</text:p>
          </table:table-cell>
          <table:table-cell office:value-type="float" office:value="27">
            <text:p>27</text:p>
          </table:table-cell>
          <table:table-cell table:formula="of:=([.B27]-[.B26])/1000000" office:value-type="float" office:value="55.639">
            <text:p>55.639</text:p>
          </table:table-cell>
          <table:table-cell table:number-columns-repeated="3"/>
        </table:table-row>
        <table:table-row table:style-name="ro1">
          <table:table-cell office:value-type="string">
            <text:p>10-15 19:46:43.435: WARN/iTesa(2925): </text:p>
          </table:table-cell>
          <table:table-cell office:value-type="float" office:value="14095353087000">
            <text:p>14095353087000</text:p>
          </table:table-cell>
          <table:table-cell office:value-type="float" office:value="28">
            <text:p>28</text:p>
          </table:table-cell>
          <table:table-cell table:formula="of:=([.B28]-[.B27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46:43.487: WARN/iTesa(2925): </text:p>
          </table:table-cell>
          <table:table-cell office:value-type="float" office:value="14095414382000">
            <text:p>14095414382000</text:p>
          </table:table-cell>
          <table:table-cell office:value-type="float" office:value="29">
            <text:p>29</text:p>
          </table:table-cell>
          <table:table-cell table:formula="of:=([.B29]-[.B28])/1000000" office:value-type="float" office:value="61.295">
            <text:p>61.295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469835000">
            <text:p>14095469835000</text:p>
          </table:table-cell>
          <table:table-cell office:value-type="float" office:value="30">
            <text:p>30</text:p>
          </table:table-cell>
          <table:table-cell table:formula="of:=([.B30]-[.B29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523442000">
            <text:p>14095523442000</text:p>
          </table:table-cell>
          <table:table-cell office:value-type="float" office:value="31">
            <text:p>31</text:p>
          </table:table-cell>
          <table:table-cell table:formula="of:=([.B31]-[.B30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46:43.655: WARN/iTesa(2925): </text:p>
          </table:table-cell>
          <table:table-cell office:value-type="float" office:value="14095579150000">
            <text:p>14095579150000</text:p>
          </table:table-cell>
          <table:table-cell office:value-type="float" office:value="32">
            <text:p>32</text:p>
          </table:table-cell>
          <table:table-cell table:formula="of:=([.B32]-[.B31])/1000000" office:value-type="float" office:value="55.708">
            <text:p>55.708</text:p>
          </table:table-cell>
          <table:table-cell table:number-columns-repeated="3"/>
        </table:table-row>
        <table:table-row table:style-name="ro1">
          <table:table-cell office:value-type="string">
            <text:p>10-15 19:46:43.760: WARN/iTesa(2925): </text:p>
          </table:table-cell>
          <table:table-cell office:value-type="float" office:value="14095687938000">
            <text:p>14095687938000</text:p>
          </table:table-cell>
          <table:table-cell office:value-type="float" office:value="33">
            <text:p>33</text:p>
          </table:table-cell>
          <table:table-cell table:formula="of:=([.B33]-[.B32])/1000000" office:value-type="float" office:value="108.788">
            <text:p>108.788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43213000">
            <text:p>14095743213000</text:p>
          </table:table-cell>
          <table:table-cell office:value-type="float" office:value="34">
            <text:p>34</text:p>
          </table:table-cell>
          <table:table-cell table:formula="of:=([.B34]-[.B33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96778000">
            <text:p>14095796778000</text:p>
          </table:table-cell>
          <table:table-cell office:value-type="float" office:value="35">
            <text:p>35</text:p>
          </table:table-cell>
          <table:table-cell table:formula="of:=([.B35]-[.B34])/1000000" office:value-type="float" office:value="53.565">
            <text:p>53.565</text:p>
          </table:table-cell>
          <table:table-cell table:number-columns-repeated="3"/>
        </table:table-row>
        <table:table-row table:style-name="ro1">
          <table:table-cell office:value-type="string">
            <text:p>10-15 19:46:43.926: WARN/iTesa(2925): </text:p>
          </table:table-cell>
          <table:table-cell office:value-type="float" office:value="14095853498000">
            <text:p>14095853498000</text:p>
          </table:table-cell>
          <table:table-cell office:value-type="float" office:value="36">
            <text:p>36</text:p>
          </table:table-cell>
          <table:table-cell table:formula="of:=([.B36]-[.B35])/1000000" office:value-type="float" office:value="56.72">
            <text:p>56.72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08883000">
            <text:p>14095908883000</text:p>
          </table:table-cell>
          <table:table-cell office:value-type="float" office:value="37">
            <text:p>37</text:p>
          </table:table-cell>
          <table:table-cell table:formula="of:=([.B37]-[.B36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62360000">
            <text:p>14095962360000</text:p>
          </table:table-cell>
          <table:table-cell office:value-type="float" office:value="38">
            <text:p>38</text:p>
          </table:table-cell>
          <table:table-cell table:formula="of:=([.B38]-[.B37])/1000000" office:value-type="float" office:value="53.477">
            <text:p>53.477</text:p>
          </table:table-cell>
          <table:table-cell table:number-columns-repeated="3"/>
        </table:table-row>
        <table:table-row table:style-name="ro1">
          <table:table-cell office:value-type="string">
            <text:p>10-15 19:46:44.090: WARN/iTesa(2925): </text:p>
          </table:table-cell>
          <table:table-cell office:value-type="float" office:value="14096018030000">
            <text:p>14096018030000</text:p>
          </table:table-cell>
          <table:table-cell office:value-type="float" office:value="39">
            <text:p>39</text:p>
          </table:table-cell>
          <table:table-cell table:formula="of:=([.B39]-[.B38])/1000000" office:value-type="float" office:value="55.67">
            <text:p>55.67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073270000">
            <text:p>14096073270000</text:p>
          </table:table-cell>
          <table:table-cell office:value-type="float" office:value="40">
            <text:p>40</text:p>
          </table:table-cell>
          <table:table-cell table:formula="of:=([.B40]-[.B39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126623000">
            <text:p>14096126623000</text:p>
          </table:table-cell>
          <table:table-cell office:value-type="float" office:value="41">
            <text:p>41</text:p>
          </table:table-cell>
          <table:table-cell table:formula="of:=([.B41]-[.B40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44.255: WARN/iTesa(2925): </text:p>
          </table:table-cell>
          <table:table-cell office:value-type="float" office:value="14096185633000">
            <text:p>14096185633000</text:p>
          </table:table-cell>
          <table:table-cell office:value-type="float" office:value="42">
            <text:p>42</text:p>
          </table:table-cell>
          <table:table-cell table:formula="of:=([.B42]-[.B41])/1000000" office:value-type="float" office:value="59.01">
            <text:p>59.01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40945000">
            <text:p>14096240945000</text:p>
          </table:table-cell>
          <table:table-cell office:value-type="float" office:value="43">
            <text:p>43</text:p>
          </table:table-cell>
          <table:table-cell table:formula="of:=([.B43]-[.B42])/1000000" office:value-type="float" office:value="55.312">
            <text:p>55.312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95595000">
            <text:p>14096295595000</text:p>
          </table:table-cell>
          <table:table-cell office:value-type="float" office:value="44">
            <text:p>44</text:p>
          </table:table-cell>
          <table:table-cell table:formula="of:=([.B44]-[.B4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46:44.425: WARN/iTesa(2925): </text:p>
          </table:table-cell>
          <table:table-cell office:value-type="float" office:value="14096351620000">
            <text:p>14096351620000</text:p>
          </table:table-cell>
          <table:table-cell office:value-type="float" office:value="45">
            <text:p>45</text:p>
          </table:table-cell>
          <table:table-cell table:formula="of:=([.B45]-[.B44])/1000000" office:value-type="float" office:value="56.025">
            <text:p>56.025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06962000">
            <text:p>14096406962000</text:p>
          </table:table-cell>
          <table:table-cell office:value-type="float" office:value="46">
            <text:p>46</text:p>
          </table:table-cell>
          <table:table-cell table:formula="of:=([.B46]-[.B45])/1000000" office:value-type="float" office:value="55.342">
            <text:p>55.342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60405000">
            <text:p>14096460405000</text:p>
          </table:table-cell>
          <table:table-cell office:value-type="float" office:value="47">
            <text:p>47</text:p>
          </table:table-cell>
          <table:table-cell table:formula="of:=([.B47]-[.B46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44.588: WARN/iTesa(2925): </text:p>
          </table:table-cell>
          <table:table-cell office:value-type="float" office:value="14096516093000">
            <text:p>14096516093000</text:p>
          </table:table-cell>
          <table:table-cell office:value-type="float" office:value="48">
            <text:p>48</text:p>
          </table:table-cell>
          <table:table-cell table:formula="of:=([.B48]-[.B47])/1000000" office:value-type="float" office:value="55.688">
            <text:p>55.688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571398000">
            <text:p>14096571398000</text:p>
          </table:table-cell>
          <table:table-cell office:value-type="float" office:value="49">
            <text:p>49</text:p>
          </table:table-cell>
          <table:table-cell table:formula="of:=([.B49]-[.B48])/1000000" office:value-type="float" office:value="55.305">
            <text:p>55.305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624808000">
            <text:p>14096624808000</text:p>
          </table:table-cell>
          <table:table-cell office:value-type="float" office:value="50">
            <text:p>50</text:p>
          </table:table-cell>
          <table:table-cell table:formula="of:=([.B50]-[.B49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46:44.755: WARN/iTesa(2925): </text:p>
          </table:table-cell>
          <table:table-cell office:value-type="float" office:value="14096681115000">
            <text:p>14096681115000</text:p>
          </table:table-cell>
          <table:table-cell office:value-type="float" office:value="51">
            <text:p>51</text:p>
          </table:table-cell>
          <table:table-cell table:formula="of:=([.B51]-[.B50])/1000000" office:value-type="float" office:value="56.307">
            <text:p>56.30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36302000">
            <text:p>14096736302000</text:p>
          </table:table-cell>
          <table:table-cell office:value-type="float" office:value="52">
            <text:p>52</text:p>
          </table:table-cell>
          <table:table-cell table:formula="of:=([.B52]-[.B51])/1000000" office:value-type="float" office:value="55.187">
            <text:p>55.18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89837000">
            <text:p>14096789837000</text:p>
          </table:table-cell>
          <table:table-cell office:value-type="float" office:value="53">
            <text:p>53</text:p>
          </table:table-cell>
          <table:table-cell table:formula="of:=([.B53]-[.B52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46:44.915: WARN/iTesa(2925): </text:p>
          </table:table-cell>
          <table:table-cell office:value-type="float" office:value="14096847577000">
            <text:p>14096847577000</text:p>
          </table:table-cell>
          <table:table-cell office:value-type="float" office:value="54">
            <text:p>54</text:p>
          </table:table-cell>
          <table:table-cell table:formula="of:=([.B54]-[.B53])/1000000" office:value-type="float" office:value="57.74">
            <text:p>57.74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03093000">
            <text:p>14096903093000</text:p>
          </table:table-cell>
          <table:table-cell office:value-type="float" office:value="55">
            <text:p>55</text:p>
          </table:table-cell>
          <table:table-cell table:formula="of:=([.B55]-[.B54])/1000000" office:value-type="float" office:value="55.516">
            <text:p>55.516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56420000">
            <text:p>14096956420000</text:p>
          </table:table-cell>
          <table:table-cell office:value-type="float" office:value="56">
            <text:p>56</text:p>
          </table:table-cell>
          <table:table-cell table:formula="of:=([.B56]-[.B55])/1000000" office:value-type="float" office:value="53.327">
            <text:p>53.327</text:p>
          </table:table-cell>
          <table:table-cell table:number-columns-repeated="3"/>
        </table:table-row>
        <table:table-row table:style-name="ro1">
          <table:table-cell office:value-type="string">
            <text:p>10-15 19:46:45.085: WARN/iTesa(2925): </text:p>
          </table:table-cell>
          <table:table-cell office:value-type="float" office:value="14097012200000">
            <text:p>14097012200000</text:p>
          </table:table-cell>
          <table:table-cell office:value-type="float" office:value="57">
            <text:p>57</text:p>
          </table:table-cell>
          <table:table-cell table:formula="of:=([.B57]-[.B56])/1000000" office:value-type="float" office:value="55.78">
            <text:p>55.78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067447000">
            <text:p>14097067447000</text:p>
          </table:table-cell>
          <table:table-cell office:value-type="float" office:value="58">
            <text:p>58</text:p>
          </table:table-cell>
          <table:table-cell table:formula="of:=([.B58]-[.B57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122778000">
            <text:p>14097122778000</text:p>
          </table:table-cell>
          <table:table-cell office:value-type="float" office:value="59">
            <text:p>59</text:p>
          </table:table-cell>
          <table:table-cell table:formula="of:=([.B59]-[.B58])/1000000" office:value-type="float" office:value="55.331">
            <text:p>55.331</text:p>
          </table:table-cell>
          <table:table-cell table:number-columns-repeated="3"/>
        </table:table-row>
        <table:table-row table:style-name="ro1">
          <table:table-cell office:value-type="string">
            <text:p>10-15 19:46:45.255: WARN/iTesa(2925): </text:p>
          </table:table-cell>
          <table:table-cell office:value-type="float" office:value="14097178725000">
            <text:p>14097178725000</text:p>
          </table:table-cell>
          <table:table-cell office:value-type="float" office:value="60">
            <text:p>60</text:p>
          </table:table-cell>
          <table:table-cell table:formula="of:=([.B60]-[.B59])/1000000" office:value-type="float" office:value="55.947">
            <text:p>55.947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34580000">
            <text:p>14097234580000</text:p>
          </table:table-cell>
          <table:table-cell office:value-type="float" office:value="61">
            <text:p>61</text:p>
          </table:table-cell>
          <table:table-cell table:formula="of:=([.B61]-[.B60])/1000000" office:value-type="float" office:value="55.855">
            <text:p>55.85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88815000">
            <text:p>14097288815000</text:p>
          </table:table-cell>
          <table:table-cell office:value-type="float" office:value="62">
            <text:p>62</text:p>
          </table:table-cell>
          <table:table-cell table:formula="of:=([.B62]-[.B61])/1000000" office:value-type="float" office:value="54.235">
            <text:p>54.23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343588000">
            <text:p>14097343588000</text:p>
          </table:table-cell>
          <table:table-cell office:value-type="float" office:value="63">
            <text:p>63</text:p>
          </table:table-cell>
          <table:table-cell table:formula="of:=([.B63]-[.B62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46:45.477: WARN/iTesa(2925): </text:p>
          </table:table-cell>
          <table:table-cell office:value-type="float" office:value="14097404448000">
            <text:p>14097404448000</text:p>
          </table:table-cell>
          <table:table-cell office:value-type="float" office:value="64">
            <text:p>64</text:p>
          </table:table-cell>
          <table:table-cell table:formula="of:=([.B64]-[.B63])/1000000" office:value-type="float" office:value="60.86">
            <text:p>60.86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459877000">
            <text:p>14097459877000</text:p>
          </table:table-cell>
          <table:table-cell office:value-type="float" office:value="65">
            <text:p>65</text:p>
          </table:table-cell>
          <table:table-cell table:formula="of:=([.B65]-[.B64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515275000">
            <text:p>14097515275000</text:p>
          </table:table-cell>
          <table:table-cell office:value-type="float" office:value="66">
            <text:p>66</text:p>
          </table:table-cell>
          <table:table-cell table:formula="of:=([.B66]-[.B65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46:45.695: WARN/iTesa(2925): </text:p>
          </table:table-cell>
          <table:table-cell office:value-type="float" office:value="14097624690000">
            <text:p>14097624690000</text:p>
          </table:table-cell>
          <table:table-cell office:value-type="float" office:value="67">
            <text:p>67</text:p>
          </table:table-cell>
          <table:table-cell table:formula="of:=([.B67]-[.B66])/1000000" office:value-type="float" office:value="109.415">
            <text:p>109.41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680855000">
            <text:p>14097680855000</text:p>
          </table:table-cell>
          <table:table-cell office:value-type="float" office:value="68">
            <text:p>68</text:p>
          </table:table-cell>
          <table:table-cell table:formula="of:=([.B68]-[.B67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734233000">
            <text:p>14097734233000</text:p>
          </table:table-cell>
          <table:table-cell office:value-type="float" office:value="69">
            <text:p>69</text:p>
          </table:table-cell>
          <table:table-cell table:formula="of:=([.B69]-[.B6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46:45.865: WARN/iTesa(2925): </text:p>
          </table:table-cell>
          <table:table-cell office:value-type="float" office:value="14097793648000">
            <text:p>14097793648000</text:p>
          </table:table-cell>
          <table:table-cell office:value-type="float" office:value="70">
            <text:p>70</text:p>
          </table:table-cell>
          <table:table-cell table:formula="of:=([.B70]-[.B69])/1000000" office:value-type="float" office:value="59.415">
            <text:p>59.41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849143000">
            <text:p>14097849143000</text:p>
          </table:table-cell>
          <table:table-cell office:value-type="float" office:value="71">
            <text:p>71</text:p>
          </table:table-cell>
          <table:table-cell table:formula="of:=([.B71]-[.B70])/1000000" office:value-type="float" office:value="55.495">
            <text:p>55.49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902588000">
            <text:p>14097902588000</text:p>
          </table:table-cell>
          <table:table-cell office:value-type="float" office:value="72">
            <text:p>72</text:p>
          </table:table-cell>
          <table:table-cell table:formula="of:=([.B72]-[.B7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46:46.035: WARN/iTesa(2925): </text:p>
          </table:table-cell>
          <table:table-cell office:value-type="float" office:value="14097958383000">
            <text:p>14097958383000</text:p>
          </table:table-cell>
          <table:table-cell office:value-type="float" office:value="73">
            <text:p>73</text:p>
          </table:table-cell>
          <table:table-cell table:formula="of:=([.B73]-[.B72])/1000000" office:value-type="float" office:value="55.795">
            <text:p>55.795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13812000">
            <text:p>14098013812000</text:p>
          </table:table-cell>
          <table:table-cell office:value-type="float" office:value="74">
            <text:p>74</text:p>
          </table:table-cell>
          <table:table-cell table:formula="of:=([.B74]-[.B73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67217000">
            <text:p>14098067217000</text:p>
          </table:table-cell>
          <table:table-cell office:value-type="float" office:value="75">
            <text:p>75</text:p>
          </table:table-cell>
          <table:table-cell table:formula="of:=([.B75]-[.B74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46.195: WARN/iTesa(2925): </text:p>
          </table:table-cell>
          <table:table-cell office:value-type="float" office:value="14098123002000">
            <text:p>14098123002000</text:p>
          </table:table-cell>
          <table:table-cell office:value-type="float" office:value="76">
            <text:p>76</text:p>
          </table:table-cell>
          <table:table-cell table:formula="of:=([.B76]-[.B75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178250000">
            <text:p>14098178250000</text:p>
          </table:table-cell>
          <table:table-cell office:value-type="float" office:value="77">
            <text:p>77</text:p>
          </table:table-cell>
          <table:table-cell table:formula="of:=([.B77]-[.B76])/1000000" office:value-type="float" office:value="55.248">
            <text:p>55.248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231762000">
            <text:p>14098231762000</text:p>
          </table:table-cell>
          <table:table-cell office:value-type="float" office:value="78">
            <text:p>78</text:p>
          </table:table-cell>
          <table:table-cell table:formula="of:=([.B78]-[.B77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6.365: WARN/iTesa(2925): </text:p>
          </table:table-cell>
          <table:table-cell office:value-type="float" office:value="14098287873000">
            <text:p>14098287873000</text:p>
          </table:table-cell>
          <table:table-cell office:value-type="float" office:value="79">
            <text:p>79</text:p>
          </table:table-cell>
          <table:table-cell table:formula="of:=([.B79]-[.B78])/1000000" office:value-type="float" office:value="56.111">
            <text:p>56.111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43922000">
            <text:p>14098343922000</text:p>
          </table:table-cell>
          <table:table-cell office:value-type="float" office:value="80">
            <text:p>80</text:p>
          </table:table-cell>
          <table:table-cell table:formula="of:=([.B80]-[.B79])/1000000" office:value-type="float" office:value="56.049">
            <text:p>56.049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97320000">
            <text:p>14098397320000</text:p>
          </table:table-cell>
          <table:table-cell office:value-type="float" office:value="81">
            <text:p>81</text:p>
          </table:table-cell>
          <table:table-cell table:formula="of:=([.B81]-[.B80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46:46.525: WARN/iTesa(2925): </text:p>
          </table:table-cell>
          <table:table-cell office:value-type="float" office:value="14098453350000">
            <text:p>14098453350000</text:p>
          </table:table-cell>
          <table:table-cell office:value-type="float" office:value="82">
            <text:p>82</text:p>
          </table:table-cell>
          <table:table-cell table:formula="of:=([.B82]-[.B81])/1000000" office:value-type="float" office:value="56.03">
            <text:p>56.03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08737000">
            <text:p>14098508737000</text:p>
          </table:table-cell>
          <table:table-cell office:value-type="float" office:value="83">
            <text:p>83</text:p>
          </table:table-cell>
          <table:table-cell table:formula="of:=([.B83]-[.B82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65018000">
            <text:p>14098565018000</text:p>
          </table:table-cell>
          <table:table-cell office:value-type="float" office:value="84">
            <text:p>84</text:p>
          </table:table-cell>
          <table:table-cell table:formula="of:=([.B84]-[.B83])/1000000" office:value-type="float" office:value="56.281">
            <text:p>56.281</text:p>
          </table:table-cell>
          <table:table-cell table:number-columns-repeated="3"/>
        </table:table-row>
        <table:table-row table:style-name="ro1">
          <table:table-cell office:value-type="string">
            <text:p>10-15 19:46:46.695: WARN/iTesa(2925): </text:p>
          </table:table-cell>
          <table:table-cell office:value-type="float" office:value="14098622397000">
            <text:p>14098622397000</text:p>
          </table:table-cell>
          <table:table-cell office:value-type="float" office:value="85">
            <text:p>85</text:p>
          </table:table-cell>
          <table:table-cell table:formula="of:=([.B85]-[.B84])/1000000" office:value-type="float" office:value="57.379">
            <text:p>57.379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677677000">
            <text:p>14098677677000</text:p>
          </table:table-cell>
          <table:table-cell office:value-type="float" office:value="86">
            <text:p>86</text:p>
          </table:table-cell>
          <table:table-cell table:formula="of:=([.B86]-[.B85])/1000000" office:value-type="float" office:value="55.28">
            <text:p>55.28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740207000">
            <text:p>14098740207000</text:p>
          </table:table-cell>
          <table:table-cell office:value-type="float" office:value="87">
            <text:p>87</text:p>
          </table:table-cell>
          <table:table-cell table:formula="of:=([.B87]-[.B86])/1000000" office:value-type="float" office:value="62.53">
            <text:p>62.53</text:p>
          </table:table-cell>
          <table:table-cell table:number-columns-repeated="3"/>
        </table:table-row>
        <table:table-row table:style-name="ro1">
          <table:table-cell office:value-type="string">
            <text:p>10-15 19:46:46.875: WARN/iTesa(2925): </text:p>
          </table:table-cell>
          <table:table-cell office:value-type="float" office:value="14098796310000">
            <text:p>14098796310000</text:p>
          </table:table-cell>
          <table:table-cell office:value-type="float" office:value="88">
            <text:p>88</text:p>
          </table:table-cell>
          <table:table-cell table:formula="of:=([.B88]-[.B87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853390000">
            <text:p>14098853390000</text:p>
          </table:table-cell>
          <table:table-cell office:value-type="float" office:value="89">
            <text:p>89</text:p>
          </table:table-cell>
          <table:table-cell table:formula="of:=([.B89]-[.B88])/1000000" office:value-type="float" office:value="57.08">
            <text:p>57.08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906815000">
            <text:p>14098906815000</text:p>
          </table:table-cell>
          <table:table-cell office:value-type="float" office:value="90">
            <text:p>90</text:p>
          </table:table-cell>
          <table:table-cell table:formula="of:=([.B90]-[.B8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47.035: WARN/iTesa(2925): </text:p>
          </table:table-cell>
          <table:table-cell office:value-type="float" office:value="14098962770000">
            <text:p>14098962770000</text:p>
          </table:table-cell>
          <table:table-cell office:value-type="float" office:value="91">
            <text:p>91</text:p>
          </table:table-cell>
          <table:table-cell table:formula="of:=([.B91]-[.B90])/1000000" office:value-type="float" office:value="55.955">
            <text:p>55.955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18052000">
            <text:p>14099018052000</text:p>
          </table:table-cell>
          <table:table-cell office:value-type="float" office:value="92">
            <text:p>92</text:p>
          </table:table-cell>
          <table:table-cell table:formula="of:=([.B92]-[.B91])/1000000" office:value-type="float" office:value="55.282">
            <text:p>55.282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71767000">
            <text:p>14099071767000</text:p>
          </table:table-cell>
          <table:table-cell office:value-type="float" office:value="93">
            <text:p>93</text:p>
          </table:table-cell>
          <table:table-cell table:formula="of:=([.B93]-[.B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47.200: WARN/iTesa(2925): </text:p>
          </table:table-cell>
          <table:table-cell office:value-type="float" office:value="14099127825000">
            <text:p>14099127825000</text:p>
          </table:table-cell>
          <table:table-cell office:value-type="float" office:value="94">
            <text:p>94</text:p>
          </table:table-cell>
          <table:table-cell table:formula="of:=([.B94]-[.B93])/1000000" office:value-type="float" office:value="56.058">
            <text:p>56.058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185237000">
            <text:p>14099185237000</text:p>
          </table:table-cell>
          <table:table-cell office:value-type="float" office:value="95">
            <text:p>95</text:p>
          </table:table-cell>
          <table:table-cell table:formula="of:=([.B95]-[.B94])/1000000" office:value-type="float" office:value="57.412">
            <text:p>57.412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238637000">
            <text:p>14099238637000</text:p>
          </table:table-cell>
          <table:table-cell office:value-type="float" office:value="96">
            <text:p>96</text:p>
          </table:table-cell>
          <table:table-cell table:formula="of:=([.B96]-[.B95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46:47.367: WARN/iTesa(2925): </text:p>
          </table:table-cell>
          <table:table-cell office:value-type="float" office:value="14099294878000">
            <text:p>14099294878000</text:p>
          </table:table-cell>
          <table:table-cell office:value-type="float" office:value="97">
            <text:p>97</text:p>
          </table:table-cell>
          <table:table-cell table:formula="of:=([.B97]-[.B96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351308000">
            <text:p>14099351308000</text:p>
          </table:table-cell>
          <table:table-cell office:value-type="float" office:value="98">
            <text:p>98</text:p>
          </table:table-cell>
          <table:table-cell table:formula="of:=([.B98]-[.B97])/1000000" office:value-type="float" office:value="56.43">
            <text:p>56.43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404658000">
            <text:p>14099404658000</text:p>
          </table:table-cell>
          <table:table-cell office:value-type="float" office:value="99">
            <text:p>99</text:p>
          </table:table-cell>
          <table:table-cell table:formula="of:=([.B99]-[.B98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46:47.535: WARN/iTesa(2925): </text:p>
          </table:table-cell>
          <table:table-cell office:value-type="float" office:value="14099460573000">
            <text:p>14099460573000</text:p>
          </table:table-cell>
          <table:table-cell office:value-type="float" office:value="100">
            <text:p>100</text:p>
          </table:table-cell>
          <table:table-cell table:formula="of:=([.B100]-[.B99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15777000">
            <text:p>14099515777000</text:p>
          </table:table-cell>
          <table:table-cell office:value-type="float" office:value="101">
            <text:p>101</text:p>
          </table:table-cell>
          <table:table-cell table:formula="of:=([.B101]-[.B100])/1000000" office:value-type="float" office:value="55.204">
            <text:p>55.204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69170000">
            <text:p>14099569170000</text:p>
          </table:table-cell>
          <table:table-cell office:value-type="float" office:value="102">
            <text:p>102</text:p>
          </table:table-cell>
          <table:table-cell table:formula="of:=([.B102]-[.B101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47.751: WARN/iTesa(2925): </text:p>
          </table:table-cell>
          <table:table-cell office:value-type="float" office:value="14099678283000">
            <text:p>14099678283000</text:p>
          </table:table-cell>
          <table:table-cell office:value-type="float" office:value="103">
            <text:p>103</text:p>
          </table:table-cell>
          <table:table-cell table:formula="of:=([.B103]-[.B102])/1000000" office:value-type="float" office:value="109.113">
            <text:p>109.113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734202000">
            <text:p>14099734202000</text:p>
          </table:table-cell>
          <table:table-cell office:value-type="float" office:value="104">
            <text:p>104</text:p>
          </table:table-cell>
          <table:table-cell table:formula="of:=([.B104]-[.B103])/1000000" office:value-type="float" office:value="55.919">
            <text:p>55.919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800278000">
            <text:p>14099800278000</text:p>
          </table:table-cell>
          <table:table-cell office:value-type="float" office:value="105">
            <text:p>105</text:p>
          </table:table-cell>
          <table:table-cell table:formula="of:=([.B105]-[.B104])/1000000" office:value-type="float" office:value="66.076">
            <text:p>66.076</text:p>
          </table:table-cell>
          <table:table-cell table:number-columns-repeated="3"/>
        </table:table-row>
        <table:table-row table:style-name="ro1">
          <table:table-cell office:value-type="string">
            <text:p>10-15 19:46:47.925: WARN/iTesa(2925): </text:p>
          </table:table-cell>
          <table:table-cell office:value-type="float" office:value="14099854935000">
            <text:p>14099854935000</text:p>
          </table:table-cell>
          <table:table-cell office:value-type="float" office:value="106">
            <text:p>106</text:p>
          </table:table-cell>
          <table:table-cell table:formula="of:=([.B106]-[.B105])/1000000" office:value-type="float" office:value="54.657">
            <text:p>54.657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10365000">
            <text:p>14099910365000</text:p>
          </table:table-cell>
          <table:table-cell office:value-type="float" office:value="107">
            <text:p>107</text:p>
          </table:table-cell>
          <table:table-cell table:formula="of:=([.B107]-[.B106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63697000">
            <text:p>14099963697000</text:p>
          </table:table-cell>
          <table:table-cell office:value-type="float" office:value="108">
            <text:p>108</text:p>
          </table:table-cell>
          <table:table-cell table:formula="of:=([.B108]-[.B107])/1000000" office:value-type="float" office:value="53.332">
            <text:p>53.332</text:p>
          </table:table-cell>
          <table:table-cell table:number-columns-repeated="3"/>
        </table:table-row>
        <table:table-row table:style-name="ro1">
          <table:table-cell office:value-type="string">
            <text:p>10-15 19:46:48.095: WARN/iTesa(2925): </text:p>
          </table:table-cell>
          <table:table-cell office:value-type="float" office:value="14100019443000">
            <text:p>14100019443000</text:p>
          </table:table-cell>
          <table:table-cell office:value-type="float" office:value="109">
            <text:p>109</text:p>
          </table:table-cell>
          <table:table-cell table:formula="of:=([.B109]-[.B108])/1000000" office:value-type="float" office:value="55.746">
            <text:p>55.746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075598000">
            <text:p>14100075598000</text:p>
          </table:table-cell>
          <table:table-cell office:value-type="float" office:value="110">
            <text:p>110</text:p>
          </table:table-cell>
          <table:table-cell table:formula="of:=([.B110]-[.B109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128968000">
            <text:p>14100128968000</text:p>
          </table:table-cell>
          <table:table-cell office:value-type="float" office:value="111">
            <text:p>111</text:p>
          </table:table-cell>
          <table:table-cell table:formula="of:=([.B111]-[.B11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48.255: WARN/iTesa(2925): </text:p>
          </table:table-cell>
          <table:table-cell office:value-type="float" office:value="14100184753000">
            <text:p>14100184753000</text:p>
          </table:table-cell>
          <table:table-cell office:value-type="float" office:value="112">
            <text:p>112</text:p>
          </table:table-cell>
          <table:table-cell table:formula="of:=([.B112]-[.B111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40138000">
            <text:p>14100240138000</text:p>
          </table:table-cell>
          <table:table-cell office:value-type="float" office:value="113">
            <text:p>113</text:p>
          </table:table-cell>
          <table:table-cell table:formula="of:=([.B113]-[.B112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95048000">
            <text:p>14100295048000</text:p>
          </table:table-cell>
          <table:table-cell office:value-type="float" office:value="114">
            <text:p>114</text:p>
          </table:table-cell>
          <table:table-cell table:formula="of:=([.B114]-[.B113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46:48.425: WARN/iTesa(2925): </text:p>
          </table:table-cell>
          <table:table-cell office:value-type="float" office:value="14100352177000">
            <text:p>14100352177000</text:p>
          </table:table-cell>
          <table:table-cell office:value-type="float" office:value="115">
            <text:p>115</text:p>
          </table:table-cell>
          <table:table-cell table:formula="of:=([.B115]-[.B114])/1000000" office:value-type="float" office:value="57.129">
            <text:p>57.129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07573000">
            <text:p>14100407573000</text:p>
          </table:table-cell>
          <table:table-cell office:value-type="float" office:value="116">
            <text:p>116</text:p>
          </table:table-cell>
          <table:table-cell table:formula="of:=([.B116]-[.B115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61085000">
            <text:p>14100461085000</text:p>
          </table:table-cell>
          <table:table-cell office:value-type="float" office:value="117">
            <text:p>117</text:p>
          </table:table-cell>
          <table:table-cell table:formula="of:=([.B117]-[.B116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8.590: WARN/iTesa(2925): </text:p>
          </table:table-cell>
          <table:table-cell office:value-type="float" office:value="14100518088000">
            <text:p>14100518088000</text:p>
          </table:table-cell>
          <table:table-cell office:value-type="float" office:value="118">
            <text:p>118</text:p>
          </table:table-cell>
          <table:table-cell table:formula="of:=([.B118]-[.B117])/1000000" office:value-type="float" office:value="57.003">
            <text:p>57.003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575335000">
            <text:p>14100575335000</text:p>
          </table:table-cell>
          <table:table-cell office:value-type="float" office:value="119">
            <text:p>119</text:p>
          </table:table-cell>
          <table:table-cell table:formula="of:=([.B119]-[.B118])/1000000" office:value-type="float" office:value="57.247">
            <text:p>57.247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628697000">
            <text:p>14100628697000</text:p>
          </table:table-cell>
          <table:table-cell office:value-type="float" office:value="120">
            <text:p>120</text:p>
          </table:table-cell>
          <table:table-cell table:formula="of:=([.B120]-[.B119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48.757: WARN/iTesa(2925): </text:p>
          </table:table-cell>
          <table:table-cell office:value-type="float" office:value="14100684487000">
            <text:p>14100684487000</text:p>
          </table:table-cell>
          <table:table-cell office:value-type="float" office:value="121">
            <text:p>121</text:p>
          </table:table-cell>
          <table:table-cell table:formula="of:=([.B121]-[.B12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39655000">
            <text:p>14100739655000</text:p>
          </table:table-cell>
          <table:table-cell office:value-type="float" office:value="122">
            <text:p>122</text:p>
          </table:table-cell>
          <table:table-cell table:formula="of:=([.B122]-[.B121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95902000">
            <text:p>14100795902000</text:p>
          </table:table-cell>
          <table:table-cell office:value-type="float" office:value="123">
            <text:p>123</text:p>
          </table:table-cell>
          <table:table-cell table:formula="of:=([.B123]-[.B122])/1000000" office:value-type="float" office:value="56.247">
            <text:p>56.247</text:p>
          </table:table-cell>
          <table:table-cell table:number-columns-repeated="3"/>
        </table:table-row>
        <table:table-row table:style-name="ro1">
          <table:table-cell office:value-type="string">
            <text:p>10-15 19:46:48.925: WARN/iTesa(2925): </text:p>
          </table:table-cell>
          <table:table-cell office:value-type="float" office:value="14100853290000">
            <text:p>14100853290000</text:p>
          </table:table-cell>
          <table:table-cell office:value-type="float" office:value="124">
            <text:p>124</text:p>
          </table:table-cell>
          <table:table-cell table:formula="of:=([.B124]-[.B123])/1000000" office:value-type="float" office:value="57.388">
            <text:p>57.388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08710000">
            <text:p>14100908710000</text:p>
          </table:table-cell>
          <table:table-cell office:value-type="float" office:value="125">
            <text:p>125</text:p>
          </table:table-cell>
          <table:table-cell table:formula="of:=([.B125]-[.B124])/1000000" office:value-type="float" office:value="55.42">
            <text:p>55.42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62185000">
            <text:p>14100962185000</text:p>
          </table:table-cell>
          <table:table-cell office:value-type="float" office:value="126">
            <text:p>126</text:p>
          </table:table-cell>
          <table:table-cell table:formula="of:=([.B126]-[.B125])/1000000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string">
            <text:p>10-15 19:46:49.090: WARN/iTesa(2925): </text:p>
          </table:table-cell>
          <table:table-cell office:value-type="float" office:value="14101017947000">
            <text:p>14101017947000</text:p>
          </table:table-cell>
          <table:table-cell office:value-type="float" office:value="127">
            <text:p>127</text:p>
          </table:table-cell>
          <table:table-cell table:formula="of:=([.B127]-[.B126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073213000">
            <text:p>14101073213000</text:p>
          </table:table-cell>
          <table:table-cell office:value-type="float" office:value="128">
            <text:p>128</text:p>
          </table:table-cell>
          <table:table-cell table:formula="of:=([.B128]-[.B127])/1000000" office:value-type="float" office:value="55.266">
            <text:p>55.266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126573000">
            <text:p>14101126573000</text:p>
          </table:table-cell>
          <table:table-cell office:value-type="float" office:value="129">
            <text:p>129</text:p>
          </table:table-cell>
          <table:table-cell table:formula="of:=([.B129]-[.B128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49.255: WARN/iTesa(2925): </text:p>
          </table:table-cell>
          <table:table-cell office:value-type="float" office:value="14101182213000">
            <text:p>14101182213000</text:p>
          </table:table-cell>
          <table:table-cell office:value-type="float" office:value="130">
            <text:p>130</text:p>
          </table:table-cell>
          <table:table-cell table:formula="of:=([.B130]-[.B12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37333000">
            <text:p>14101237333000</text:p>
          </table:table-cell>
          <table:table-cell office:value-type="float" office:value="131">
            <text:p>131</text:p>
          </table:table-cell>
          <table:table-cell table:formula="of:=([.B131]-[.B130])/1000000" office:value-type="float" office:value="55.12">
            <text:p>55.12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92678000">
            <text:p>14101292678000</text:p>
          </table:table-cell>
          <table:table-cell office:value-type="float" office:value="132">
            <text:p>132</text:p>
          </table:table-cell>
          <table:table-cell table:formula="of:=([.B132]-[.B13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348422000">
            <text:p>14101348422000</text:p>
          </table:table-cell>
          <table:table-cell office:value-type="float" office:value="133">
            <text:p>133</text:p>
          </table:table-cell>
          <table:table-cell table:formula="of:=([.B133]-[.B132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401888000">
            <text:p>14101401888000</text:p>
          </table:table-cell>
          <table:table-cell office:value-type="float" office:value="134">
            <text:p>134</text:p>
          </table:table-cell>
          <table:table-cell table:formula="of:=([.B134]-[.B133])/1000000" office:value-type="float" office:value="53.466">
            <text:p>53.466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457667000">
            <text:p>14101457667000</text:p>
          </table:table-cell>
          <table:table-cell office:value-type="float" office:value="135">
            <text:p>135</text:p>
          </table:table-cell>
          <table:table-cell table:formula="of:=([.B135]-[.B134])/1000000" office:value-type="float" office:value="55.779">
            <text:p>55.779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511078000">
            <text:p>14101511078000</text:p>
          </table:table-cell>
          <table:table-cell office:value-type="float" office:value="136">
            <text:p>136</text:p>
          </table:table-cell>
          <table:table-cell table:formula="of:=([.B136]-[.B135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46:49.635: WARN/iTesa(2925): </text:p>
          </table:table-cell>
          <table:table-cell office:value-type="float" office:value="14101567570000">
            <text:p>14101567570000</text:p>
          </table:table-cell>
          <table:table-cell office:value-type="float" office:value="137">
            <text:p>137</text:p>
          </table:table-cell>
          <table:table-cell table:formula="of:=([.B137]-[.B136])/1000000" office:value-type="float" office:value="56.492">
            <text:p>56.492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23108000">
            <text:p>14101623108000</text:p>
          </table:table-cell>
          <table:table-cell office:value-type="float" office:value="138">
            <text:p>138</text:p>
          </table:table-cell>
          <table:table-cell table:formula="of:=([.B138]-[.B137])/1000000" office:value-type="float" office:value="55.538">
            <text:p>55.538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76462000">
            <text:p>14101676462000</text:p>
          </table:table-cell>
          <table:table-cell office:value-type="float" office:value="139">
            <text:p>139</text:p>
          </table:table-cell>
          <table:table-cell table:formula="of:=([.B139]-[.B138])/1000000" office:value-type="float" office:value="53.354">
            <text:p>53.354</text:p>
          </table:table-cell>
          <table:table-cell table:number-columns-repeated="3"/>
        </table:table-row>
        <table:table-row table:style-name="ro1">
          <table:table-cell office:value-type="string">
            <text:p>10-15 19:46:49.805: WARN/iTesa(2925): </text:p>
          </table:table-cell>
          <table:table-cell office:value-type="float" office:value="14101732260000">
            <text:p>14101732260000</text:p>
          </table:table-cell>
          <table:table-cell office:value-type="float" office:value="140">
            <text:p>140</text:p>
          </table:table-cell>
          <table:table-cell table:formula="of:=([.B140]-[.B139])/1000000" office:value-type="float" office:value="55.798">
            <text:p>55.798</text:p>
          </table:table-cell>
          <table:table-cell table:number-columns-repeated="3"/>
        </table:table-row>
        <table:table-row table:style-name="ro1">
          <table:table-cell office:value-type="string">
            <text:p>10-15 19:46:49.920: WARN/iTesa(2925): </text:p>
          </table:table-cell>
          <table:table-cell office:value-type="float" office:value="14101794412000">
            <text:p>14101794412000</text:p>
          </table:table-cell>
          <table:table-cell office:value-type="float" office:value="141">
            <text:p>141</text:p>
          </table:table-cell>
          <table:table-cell table:formula="of:=([.B141]-[.B140])/1000000" office:value-type="float" office:value="62.152">
            <text:p>62.152</text:p>
          </table:table-cell>
          <table:table-cell table:number-columns-repeated="3"/>
        </table:table-row>
        <table:table-row table:style-name="ro1">
          <table:table-cell office:value-type="string">
            <text:p>10-15 19:46:49.925: WARN/iTesa(2925): </text:p>
          </table:table-cell>
          <table:table-cell office:value-type="float" office:value="14101847892000">
            <text:p>14101847892000</text:p>
          </table:table-cell>
          <table:table-cell office:value-type="float" office:value="142">
            <text:p>142</text:p>
          </table:table-cell>
          <table:table-cell table:formula="of:=([.B142]-[.B141])/1000000" office:value-type="float" office:value="53.48">
            <text:p>53.48</text:p>
          </table:table-cell>
          <table:table-cell table:number-columns-repeated="3"/>
        </table:table-row>
        <table:table-row table:style-name="ro1">
          <table:table-cell office:value-type="string">
            <text:p>10-15 19:46:49.977: WARN/iTesa(2925): </text:p>
          </table:table-cell>
          <table:table-cell office:value-type="float" office:value="14101905263000">
            <text:p>14101905263000</text:p>
          </table:table-cell>
          <table:table-cell office:value-type="float" office:value="143">
            <text:p>143</text:p>
          </table:table-cell>
          <table:table-cell table:formula="of:=([.B143]-[.B142])/1000000" office:value-type="float" office:value="57.371">
            <text:p>57.371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1960885000">
            <text:p>14101960885000</text:p>
          </table:table-cell>
          <table:table-cell office:value-type="float" office:value="144">
            <text:p>144</text:p>
          </table:table-cell>
          <table:table-cell table:formula="of:=([.B144]-[.B143])/1000000" office:value-type="float" office:value="55.622">
            <text:p>55.622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2014252000">
            <text:p>14102014252000</text:p>
          </table:table-cell>
          <table:table-cell office:value-type="float" office:value="145">
            <text:p>145</text:p>
          </table:table-cell>
          <table:table-cell table:formula="of:=([.B145]-[.B144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069987000">
            <text:p>14102069987000</text:p>
          </table:table-cell>
          <table:table-cell office:value-type="float" office:value="146">
            <text:p>146</text:p>
          </table:table-cell>
          <table:table-cell table:formula="of:=([.B146]-[.B145])/1000000" office:value-type="float" office:value="55.735">
            <text:p>55.735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123392000">
            <text:p>14102123392000</text:p>
          </table:table-cell>
          <table:table-cell office:value-type="float" office:value="147">
            <text:p>147</text:p>
          </table:table-cell>
          <table:table-cell table:formula="of:=([.B147]-[.B146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50.255: WARN/iTesa(2925): </text:p>
          </table:table-cell>
          <table:table-cell office:value-type="float" office:value="14102179842000">
            <text:p>14102179842000</text:p>
          </table:table-cell>
          <table:table-cell office:value-type="float" office:value="148">
            <text:p>148</text:p>
          </table:table-cell>
          <table:table-cell table:formula="of:=([.B148]-[.B147])/1000000" office:value-type="float" office:value="56.45">
            <text:p>56.45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35172000">
            <text:p>14102235172000</text:p>
          </table:table-cell>
          <table:table-cell office:value-type="float" office:value="149">
            <text:p>149</text:p>
          </table:table-cell>
          <table:table-cell table:formula="of:=([.B149]-[.B148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89122000">
            <text:p>14102289122000</text:p>
          </table:table-cell>
          <table:table-cell office:value-type="float" office:value="150">
            <text:p>150</text:p>
          </table:table-cell>
          <table:table-cell table:formula="of:=([.B150]-[.B149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46:50.420: WARN/iTesa(2925): </text:p>
          </table:table-cell>
          <table:table-cell office:value-type="float" office:value="14102347602000">
            <text:p>14102347602000</text:p>
          </table:table-cell>
          <table:table-cell office:value-type="float" office:value="151">
            <text:p>151</text:p>
          </table:table-cell>
          <table:table-cell table:formula="of:=([.B151]-[.B150])/1000000" office:value-type="float" office:value="58.48">
            <text:p>58.48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03507000">
            <text:p>14102403507000</text:p>
          </table:table-cell>
          <table:table-cell office:value-type="float" office:value="152">
            <text:p>152</text:p>
          </table:table-cell>
          <table:table-cell table:formula="of:=([.B152]-[.B151])/1000000" office:value-type="float" office:value="55.905">
            <text:p>55.905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56835000">
            <text:p>14102456835000</text:p>
          </table:table-cell>
          <table:table-cell office:value-type="float" office:value="153">
            <text:p>153</text:p>
          </table:table-cell>
          <table:table-cell table:formula="of:=([.B153]-[.B152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46:50.585: WARN/iTesa(2925): </text:p>
          </table:table-cell>
          <table:table-cell office:value-type="float" office:value="14102512617000">
            <text:p>14102512617000</text:p>
          </table:table-cell>
          <table:table-cell office:value-type="float" office:value="154">
            <text:p>154</text:p>
          </table:table-cell>
          <table:table-cell table:formula="of:=([.B154]-[.B153])/1000000" office:value-type="float" office:value="55.782">
            <text:p>55.782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567952000">
            <text:p>14102567952000</text:p>
          </table:table-cell>
          <table:table-cell office:value-type="float" office:value="155">
            <text:p>155</text:p>
          </table:table-cell>
          <table:table-cell table:formula="of:=([.B155]-[.B154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627268000">
            <text:p>14102627268000</text:p>
          </table:table-cell>
          <table:table-cell office:value-type="float" office:value="156">
            <text:p>156</text:p>
          </table:table-cell>
          <table:table-cell table:formula="of:=([.B156]-[.B155])/1000000" office:value-type="float" office:value="59.316">
            <text:p>59.316</text:p>
          </table:table-cell>
          <table:table-cell table:number-columns-repeated="3"/>
        </table:table-row>
        <table:table-row table:style-name="ro1">
          <table:table-cell office:value-type="string">
            <text:p>10-15 19:46:50.755: WARN/iTesa(2925): </text:p>
          </table:table-cell>
          <table:table-cell office:value-type="float" office:value="14102683367000">
            <text:p>14102683367000</text:p>
          </table:table-cell>
          <table:table-cell office:value-type="float" office:value="157">
            <text:p>157</text:p>
          </table:table-cell>
          <table:table-cell table:formula="of:=([.B157]-[.B156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38803000">
            <text:p>14102738803000</text:p>
          </table:table-cell>
          <table:table-cell office:value-type="float" office:value="158">
            <text:p>158</text:p>
          </table:table-cell>
          <table:table-cell table:formula="of:=([.B158]-[.B157])/1000000" office:value-type="float" office:value="55.436">
            <text:p>55.436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92523000">
            <text:p>14102792523000</text:p>
          </table:table-cell>
          <table:table-cell office:value-type="float" office:value="159">
            <text:p>159</text:p>
          </table:table-cell>
          <table:table-cell table:formula="of:=([.B159]-[.B158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46:50.925: WARN/iTesa(2925): </text:p>
          </table:table-cell>
          <table:table-cell office:value-type="float" office:value="14102850912000">
            <text:p>14102850912000</text:p>
          </table:table-cell>
          <table:table-cell office:value-type="float" office:value="160">
            <text:p>160</text:p>
          </table:table-cell>
          <table:table-cell table:formula="of:=([.B160]-[.B159])/1000000" office:value-type="float" office:value="58.389">
            <text:p>58.389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06298000">
            <text:p>14102906298000</text:p>
          </table:table-cell>
          <table:table-cell office:value-type="float" office:value="161">
            <text:p>161</text:p>
          </table:table-cell>
          <table:table-cell table:formula="of:=([.B161]-[.B160])/1000000" office:value-type="float" office:value="55.386">
            <text:p>55.386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59642000">
            <text:p>14102959642000</text:p>
          </table:table-cell>
          <table:table-cell office:value-type="float" office:value="162">
            <text:p>162</text:p>
          </table:table-cell>
          <table:table-cell table:formula="of:=([.B162]-[.B161])/1000000" office:value-type="float" office:value="53.344">
            <text:p>53.344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15897000">
            <text:p>14103015897000</text:p>
          </table:table-cell>
          <table:table-cell office:value-type="float" office:value="163">
            <text:p>163</text:p>
          </table:table-cell>
          <table:table-cell table:formula="of:=([.B163]-[.B162])/1000000" office:value-type="float" office:value="56.255">
            <text:p>56.255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69315000">
            <text:p>14103069315000</text:p>
          </table:table-cell>
          <table:table-cell office:value-type="float" office:value="164">
            <text:p>164</text:p>
          </table:table-cell>
          <table:table-cell table:formula="of:=([.B164]-[.B163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46:51.198: WARN/iTesa(2925): </text:p>
          </table:table-cell>
          <table:table-cell office:value-type="float" office:value="14103125978000">
            <text:p>14103125978000</text:p>
          </table:table-cell>
          <table:table-cell office:value-type="float" office:value="165">
            <text:p>165</text:p>
          </table:table-cell>
          <table:table-cell table:formula="of:=([.B165]-[.B164])/1000000" office:value-type="float" office:value="56.663">
            <text:p>56.663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181382000">
            <text:p>14103181382000</text:p>
          </table:table-cell>
          <table:table-cell office:value-type="float" office:value="166">
            <text:p>166</text:p>
          </table:table-cell>
          <table:table-cell table:formula="of:=([.B166]-[.B165])/1000000" office:value-type="float" office:value="55.404">
            <text:p>55.404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234750000">
            <text:p>14103234750000</text:p>
          </table:table-cell>
          <table:table-cell office:value-type="float" office:value="167">
            <text:p>167</text:p>
          </table:table-cell>
          <table:table-cell table:formula="of:=([.B167]-[.B16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293887000">
            <text:p>14103293887000</text:p>
          </table:table-cell>
          <table:table-cell office:value-type="float" office:value="168">
            <text:p>168</text:p>
          </table:table-cell>
          <table:table-cell table:formula="of:=([.B168]-[.B167])/1000000" office:value-type="float" office:value="59.137">
            <text:p>59.137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347378000">
            <text:p>14103347378000</text:p>
          </table:table-cell>
          <table:table-cell office:value-type="float" office:value="169">
            <text:p>169</text:p>
          </table:table-cell>
          <table:table-cell table:formula="of:=([.B169]-[.B168])/1000000" office:value-type="float" office:value="53.491">
            <text:p>53.491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04313000">
            <text:p>14103404313000</text:p>
          </table:table-cell>
          <table:table-cell office:value-type="float" office:value="170">
            <text:p>170</text:p>
          </table:table-cell>
          <table:table-cell table:formula="of:=([.B170]-[.B169])/1000000" office:value-type="float" office:value="56.935">
            <text:p>56.935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57870000">
            <text:p>14103457870000</text:p>
          </table:table-cell>
          <table:table-cell office:value-type="float" office:value="171">
            <text:p>171</text:p>
          </table:table-cell>
          <table:table-cell table:formula="of:=([.B171]-[.B170])/1000000" office:value-type="float" office:value="53.557">
            <text:p>53.557</text:p>
          </table:table-cell>
          <table:table-cell table:number-columns-repeated="3"/>
        </table:table-row>
        <table:table-row table:style-name="ro1">
          <table:table-cell office:value-type="string">
            <text:p>10-15 19:46:51.586: WARN/iTesa(2925): </text:p>
          </table:table-cell>
          <table:table-cell office:value-type="float" office:value="14103513747000">
            <text:p>14103513747000</text:p>
          </table:table-cell>
          <table:table-cell office:value-type="float" office:value="172">
            <text:p>172</text:p>
          </table:table-cell>
          <table:table-cell table:formula="of:=([.B172]-[.B171])/1000000" office:value-type="float" office:value="55.877">
            <text:p>55.877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569943000">
            <text:p>14103569943000</text:p>
          </table:table-cell>
          <table:table-cell office:value-type="float" office:value="173">
            <text:p>173</text:p>
          </table:table-cell>
          <table:table-cell table:formula="of:=([.B173]-[.B172])/1000000" office:value-type="float" office:value="56.196">
            <text:p>56.196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623460000">
            <text:p>14103623460000</text:p>
          </table:table-cell>
          <table:table-cell office:value-type="float" office:value="174">
            <text:p>174</text:p>
          </table:table-cell>
          <table:table-cell table:formula="of:=([.B174]-[.B173])/1000000" office:value-type="float" office:value="53.517">
            <text:p>53.517</text:p>
          </table:table-cell>
          <table:table-cell table:number-columns-repeated="3"/>
        </table:table-row>
        <table:table-row table:style-name="ro1">
          <table:table-cell office:value-type="string">
            <text:p>10-15 19:46:51.755: WARN/iTesa(2925): </text:p>
          </table:table-cell>
          <table:table-cell office:value-type="float" office:value="14103679170000">
            <text:p>14103679170000</text:p>
          </table:table-cell>
          <table:table-cell office:value-type="float" office:value="175">
            <text:p>175</text:p>
          </table:table-cell>
          <table:table-cell table:formula="of:=([.B175]-[.B174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734487000">
            <text:p>14103734487000</text:p>
          </table:table-cell>
          <table:table-cell office:value-type="float" office:value="176">
            <text:p>176</text:p>
          </table:table-cell>
          <table:table-cell table:formula="of:=([.B176]-[.B175])/1000000" office:value-type="float" office:value="55.317">
            <text:p>55.317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800547000">
            <text:p>14103800547000</text:p>
          </table:table-cell>
          <table:table-cell office:value-type="float" office:value="177">
            <text:p>177</text:p>
          </table:table-cell>
          <table:table-cell table:formula="of:=([.B177]-[.B176])/1000000" office:value-type="float" office:value="66.06">
            <text:p>66.06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855285000">
            <text:p>14103855285000</text:p>
          </table:table-cell>
          <table:table-cell office:value-type="float" office:value="178">
            <text:p>178</text:p>
          </table:table-cell>
          <table:table-cell table:formula="of:=([.B178]-[.B177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908852000">
            <text:p>14103908852000</text:p>
          </table:table-cell>
          <table:table-cell office:value-type="float" office:value="179">
            <text:p>179</text:p>
          </table:table-cell>
          <table:table-cell table:formula="of:=([.B179]-[.B178])/1000000" office:value-type="float" office:value="53.567">
            <text:p>53.567</text:p>
          </table:table-cell>
          <table:table-cell table:number-columns-repeated="3"/>
        </table:table-row>
        <table:table-row table:style-name="ro1">
          <table:table-cell office:value-type="string">
            <text:p>10-15 19:46:52.035: WARN/iTesa(2925): </text:p>
          </table:table-cell>
          <table:table-cell office:value-type="float" office:value="14103965058000">
            <text:p>14103965058000</text:p>
          </table:table-cell>
          <table:table-cell office:value-type="float" office:value="180">
            <text:p>180</text:p>
          </table:table-cell>
          <table:table-cell table:formula="of:=([.B180]-[.B179])/1000000" office:value-type="float" office:value="56.206">
            <text:p>56.206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23368000">
            <text:p>14104023368000</text:p>
          </table:table-cell>
          <table:table-cell office:value-type="float" office:value="181">
            <text:p>181</text:p>
          </table:table-cell>
          <table:table-cell table:formula="of:=([.B181]-[.B180])/1000000" office:value-type="float" office:value="58.31">
            <text:p>58.31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76793000">
            <text:p>14104076793000</text:p>
          </table:table-cell>
          <table:table-cell office:value-type="float" office:value="182">
            <text:p>182</text:p>
          </table:table-cell>
          <table:table-cell table:formula="of:=([.B182]-[.B18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52.205: WARN/iTesa(2925): </text:p>
          </table:table-cell>
          <table:table-cell office:value-type="float" office:value="14104132683000">
            <text:p>14104132683000</text:p>
          </table:table-cell>
          <table:table-cell office:value-type="float" office:value="183">
            <text:p>183</text:p>
          </table:table-cell>
          <table:table-cell table:formula="of:=([.B183]-[.B182])/1000000" office:value-type="float" office:value="55.89">
            <text:p>55.8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187932000">
            <text:p>14104187932000</text:p>
          </table:table-cell>
          <table:table-cell office:value-type="float" office:value="184">
            <text:p>184</text:p>
          </table:table-cell>
          <table:table-cell table:formula="of:=([.B184]-[.B183])/1000000" office:value-type="float" office:value="55.249">
            <text:p>55.24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241375000">
            <text:p>14104241375000</text:p>
          </table:table-cell>
          <table:table-cell office:value-type="float" office:value="185">
            <text:p>185</text:p>
          </table:table-cell>
          <table:table-cell table:formula="of:=([.B185]-[.B184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298212000">
            <text:p>14104298212000</text:p>
          </table:table-cell>
          <table:table-cell office:value-type="float" office:value="186">
            <text:p>186</text:p>
          </table:table-cell>
          <table:table-cell table:formula="of:=([.B186]-[.B185])/1000000" office:value-type="float" office:value="56.837">
            <text:p>56.837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351748000">
            <text:p>14104351748000</text:p>
          </table:table-cell>
          <table:table-cell office:value-type="float" office:value="187">
            <text:p>187</text:p>
          </table:table-cell>
          <table:table-cell table:formula="of:=([.B187]-[.B186])/1000000" office:value-type="float" office:value="53.536">
            <text:p>53.536</text:p>
          </table:table-cell>
          <table:table-cell table:number-columns-repeated="3"/>
        </table:table-row>
        <table:table-row table:style-name="ro1">
          <table:table-cell office:value-type="string">
            <text:p>10-15 19:46:52.480: WARN/iTesa(2925): </text:p>
          </table:table-cell>
          <table:table-cell office:value-type="float" office:value="14104407627000">
            <text:p>14104407627000</text:p>
          </table:table-cell>
          <table:table-cell office:value-type="float" office:value="188">
            <text:p>188</text:p>
          </table:table-cell>
          <table:table-cell table:formula="of:=([.B188]-[.B187])/1000000" office:value-type="float" office:value="55.879">
            <text:p>55.879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463643000">
            <text:p>14104463643000</text:p>
          </table:table-cell>
          <table:table-cell office:value-type="float" office:value="189">
            <text:p>189</text:p>
          </table:table-cell>
          <table:table-cell table:formula="of:=([.B189]-[.B188])/1000000" office:value-type="float" office:value="56.016">
            <text:p>56.016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516973000">
            <text:p>14104516973000</text:p>
          </table:table-cell>
          <table:table-cell office:value-type="float" office:value="190">
            <text:p>190</text:p>
          </table:table-cell>
          <table:table-cell table:formula="of:=([.B190]-[.B189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46:52.645: WARN/iTesa(2925): </text:p>
          </table:table-cell>
          <table:table-cell office:value-type="float" office:value="14104572763000">
            <text:p>14104572763000</text:p>
          </table:table-cell>
          <table:table-cell office:value-type="float" office:value="191">
            <text:p>191</text:p>
          </table:table-cell>
          <table:table-cell table:formula="of:=([.B191]-[.B19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28038000">
            <text:p>14104628038000</text:p>
          </table:table-cell>
          <table:table-cell office:value-type="float" office:value="192">
            <text:p>192</text:p>
          </table:table-cell>
          <table:table-cell table:formula="of:=([.B192]-[.B191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81753000">
            <text:p>14104681753000</text:p>
          </table:table-cell>
          <table:table-cell office:value-type="float" office:value="193">
            <text:p>193</text:p>
          </table:table-cell>
          <table:table-cell table:formula="of:=([.B193]-[.B1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52.810: WARN/iTesa(2925): </text:p>
          </table:table-cell>
          <table:table-cell office:value-type="float" office:value="14104737547000">
            <text:p>14104737547000</text:p>
          </table:table-cell>
          <table:table-cell office:value-type="float" office:value="194">
            <text:p>194</text:p>
          </table:table-cell>
          <table:table-cell table:formula="of:=([.B194]-[.B193])/1000000" office:value-type="float" office:value="55.794">
            <text:p>55.794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793000000">
            <text:p>14104793000000</text:p>
          </table:table-cell>
          <table:table-cell office:value-type="float" office:value="195">
            <text:p>195</text:p>
          </table:table-cell>
          <table:table-cell table:formula="of:=([.B195]-[.B194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850065000">
            <text:p>14104850065000</text:p>
          </table:table-cell>
          <table:table-cell office:value-type="float" office:value="196">
            <text:p>196</text:p>
          </table:table-cell>
          <table:table-cell table:formula="of:=([.B196]-[.B195])/1000000" office:value-type="float" office:value="57.065">
            <text:p>57.065</text:p>
          </table:table-cell>
          <table:table-cell table:number-columns-repeated="3"/>
        </table:table-row>
        <table:table-row table:style-name="ro1">
          <table:table-cell office:value-type="string">
            <text:p>10-15 19:46:53.035: WARN/iTesa(2925): </text:p>
          </table:table-cell>
          <table:table-cell office:value-type="float" office:value="14104959373000">
            <text:p>14104959373000</text:p>
          </table:table-cell>
          <table:table-cell office:value-type="float" office:value="197">
            <text:p>197</text:p>
          </table:table-cell>
          <table:table-cell table:formula="of:=([.B197]-[.B196])/1000000" office:value-type="float" office:value="109.308">
            <text:p>109.308</text:p>
          </table:table-cell>
          <table:table-cell table:number-columns-repeated="3"/>
        </table:table-row>
        <table:table-row table:style-name="ro1">
          <table:table-cell office:value-type="string">
            <text:p>10-15 19:46:53.141: WARN/iTesa(2925): </text:p>
          </table:table-cell>
          <table:table-cell office:value-type="float" office:value="14105014998000">
            <text:p>14105014998000</text:p>
          </table:table-cell>
          <table:table-cell office:value-type="float" office:value="198">
            <text:p>198</text:p>
          </table:table-cell>
          <table:table-cell table:formula="of:=([.B198]-[.B197])/1000000" office:value-type="float" office:value="55.625">
            <text:p>55.625</text:p>
          </table:table-cell>
          <table:table-cell table:number-columns-repeated="3"/>
        </table:table-row>
        <table:table-row table:style-name="ro1">
          <table:table-cell office:value-type="string">
            <text:p>10-15 19:46:53.145: WARN/iTesa(2925): </text:p>
          </table:table-cell>
          <table:table-cell office:value-type="float" office:value="14105068372000">
            <text:p>14105068372000</text:p>
          </table:table-cell>
          <table:table-cell office:value-type="float" office:value="199">
            <text:p>199</text:p>
          </table:table-cell>
          <table:table-cell table:formula="of:=([.B199]-[.B198])/1000000" office:value-type="float" office:value="53.374">
            <text:p>53.374</text:p>
          </table:table-cell>
          <table:table-cell table:number-columns-repeated="3"/>
        </table:table-row>
        <table:table-row table:style-name="ro1">
          <table:table-cell office:value-type="string">
            <text:p>10-15 19:46:53.195: WARN/iTesa(2925): </text:p>
          </table:table-cell>
          <table:table-cell office:value-type="float" office:value="14105124212000">
            <text:p>14105124212000</text:p>
          </table:table-cell>
          <table:table-cell office:value-type="float" office:value="200">
            <text:p>200</text:p>
          </table:table-cell>
          <table:table-cell table:formula="of:=([.B200]-[.B199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179420000">
            <text:p>14105179420000</text:p>
          </table:table-cell>
          <table:table-cell office:value-type="float" office:value="201">
            <text:p>201</text:p>
          </table:table-cell>
          <table:table-cell table:formula="of:=([.B201]-[.B200])/1000000" office:value-type="float" office:value="55.208">
            <text:p>55.208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232773000">
            <text:p>14105232773000</text:p>
          </table:table-cell>
          <table:table-cell office:value-type="float" office:value="202">
            <text:p>202</text:p>
          </table:table-cell>
          <table:table-cell table:formula="of:=([.B202]-[.B20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293370000">
            <text:p>14105293370000</text:p>
          </table:table-cell>
          <table:table-cell office:value-type="float" office:value="203">
            <text:p>203</text:p>
          </table:table-cell>
          <table:table-cell table:formula="of:=([.B203]-[.B202])/1000000" office:value-type="float" office:value="60.597">
            <text:p>60.597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348047000">
            <text:p>14105348047000</text:p>
          </table:table-cell>
          <table:table-cell office:value-type="float" office:value="204">
            <text:p>204</text:p>
          </table:table-cell>
          <table:table-cell table:formula="of:=([.B204]-[.B20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04442000">
            <text:p>14105404442000</text:p>
          </table:table-cell>
          <table:table-cell office:value-type="float" office:value="205">
            <text:p>205</text:p>
          </table:table-cell>
          <table:table-cell table:formula="of:=([.B205]-[.B204])/1000000" office:value-type="float" office:value="56.395">
            <text:p>56.395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57982000">
            <text:p>14105457982000</text:p>
          </table:table-cell>
          <table:table-cell office:value-type="float" office:value="206">
            <text:p>206</text:p>
          </table:table-cell>
          <table:table-cell table:formula="of:=([.B206]-[.B205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46:53.587: WARN/iTesa(2925): </text:p>
          </table:table-cell>
          <table:table-cell office:value-type="float" office:value="14105514408000">
            <text:p>14105514408000</text:p>
          </table:table-cell>
          <table:table-cell office:value-type="float" office:value="207">
            <text:p>207</text:p>
          </table:table-cell>
          <table:table-cell table:formula="of:=([.B207]-[.B206])/1000000" office:value-type="float" office:value="56.426">
            <text:p>56.426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569622000">
            <text:p>14105569622000</text:p>
          </table:table-cell>
          <table:table-cell office:value-type="float" office:value="208">
            <text:p>208</text:p>
          </table:table-cell>
          <table:table-cell table:formula="of:=([.B208]-[.B207])/1000000" office:value-type="float" office:value="55.214">
            <text:p>55.214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624633000">
            <text:p>14105624633000</text:p>
          </table:table-cell>
          <table:table-cell office:value-type="float" office:value="209">
            <text:p>209</text:p>
          </table:table-cell>
          <table:table-cell table:formula="of:=([.B209]-[.B208])/1000000" office:value-type="float" office:value="55.011">
            <text:p>55.011</text:p>
          </table:table-cell>
          <table:table-cell table:number-columns-repeated="3"/>
        </table:table-row>
        <table:table-row table:style-name="ro1">
          <table:table-cell office:value-type="string">
            <text:p>10-15 19:46:53.755: WARN/iTesa(2925): </text:p>
          </table:table-cell>
          <table:table-cell office:value-type="float" office:value="14105680772000">
            <text:p>14105680772000</text:p>
          </table:table-cell>
          <table:table-cell office:value-type="float" office:value="210">
            <text:p>210</text:p>
          </table:table-cell>
          <table:table-cell table:formula="of:=([.B210]-[.B209])/1000000" office:value-type="float" office:value="56.139">
            <text:p>56.139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35967000">
            <text:p>14105735967000</text:p>
          </table:table-cell>
          <table:table-cell office:value-type="float" office:value="211">
            <text:p>211</text:p>
          </table:table-cell>
          <table:table-cell table:formula="of:=([.B211]-[.B210])/1000000" office:value-type="float" office:value="55.195">
            <text:p>55.195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93360000">
            <text:p>14105793360000</text:p>
          </table:table-cell>
          <table:table-cell office:value-type="float" office:value="212">
            <text:p>212</text:p>
          </table:table-cell>
          <table:table-cell table:formula="of:=([.B212]-[.B211])/1000000" office:value-type="float" office:value="57.393">
            <text:p>57.393</text:p>
          </table:table-cell>
          <table:table-cell table:number-columns-repeated="3"/>
        </table:table-row>
        <table:table-row table:style-name="ro1">
          <table:table-cell office:value-type="string">
            <text:p>10-15 19:46:53.925: WARN/iTesa(2925): </text:p>
          </table:table-cell>
          <table:table-cell office:value-type="float" office:value="14105848903000">
            <text:p>14105848903000</text:p>
          </table:table-cell>
          <table:table-cell office:value-type="float" office:value="213">
            <text:p>213</text:p>
          </table:table-cell>
          <table:table-cell table:formula="of:=([.B213]-[.B212])/1000000" office:value-type="float" office:value="55.543">
            <text:p>55.543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04380000">
            <text:p>14105904380000</text:p>
          </table:table-cell>
          <table:table-cell office:value-type="float" office:value="214">
            <text:p>214</text:p>
          </table:table-cell>
          <table:table-cell table:formula="of:=([.B214]-[.B213])/1000000" office:value-type="float" office:value="55.477">
            <text:p>55.477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57690000">
            <text:p>14105957690000</text:p>
          </table:table-cell>
          <table:table-cell office:value-type="float" office:value="215">
            <text:p>215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16093000">
            <text:p>14106016093000</text:p>
          </table:table-cell>
          <table:table-cell office:value-type="float" office:value="216">
            <text:p>216</text:p>
          </table:table-cell>
          <table:table-cell table:formula="of:=([.B216]-[.B215])/1000000" office:value-type="float" office:value="58.403">
            <text:p>58.403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69403000">
            <text:p>14106069403000</text:p>
          </table:table-cell>
          <table:table-cell office:value-type="float" office:value="217">
            <text:p>217</text:p>
          </table:table-cell>
          <table:table-cell table:formula="of:=([.B217]-[.B216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25215000">
            <text:p>14106125215000</text:p>
          </table:table-cell>
          <table:table-cell office:value-type="float" office:value="218">
            <text:p>218</text:p>
          </table:table-cell>
          <table:table-cell table:formula="of:=([.B218]-[.B217])/1000000" office:value-type="float" office:value="55.812">
            <text:p>55.812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78688000">
            <text:p>14106178688000</text:p>
          </table:table-cell>
          <table:table-cell office:value-type="float" office:value="219">
            <text:p>219</text:p>
          </table:table-cell>
          <table:table-cell table:formula="of:=([.B219]-[.B218])/1000000" office:value-type="float" office:value="53.473">
            <text:p>53.473</text:p>
          </table:table-cell>
          <table:table-cell table:number-columns-repeated="3"/>
        </table:table-row>
        <table:table-row table:style-name="ro1">
          <table:table-cell office:value-type="string">
            <text:p>10-15 19:46:54.307: WARN/iTesa(2925): </text:p>
          </table:table-cell>
          <table:table-cell office:value-type="float" office:value="14106234552000">
            <text:p>14106234552000</text:p>
          </table:table-cell>
          <table:table-cell office:value-type="float" office:value="220">
            <text:p>220</text:p>
          </table:table-cell>
          <table:table-cell table:formula="of:=([.B220]-[.B219])/1000000" office:value-type="float" office:value="55.864">
            <text:p>55.864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293372000">
            <text:p>14106293372000</text:p>
          </table:table-cell>
          <table:table-cell office:value-type="float" office:value="221">
            <text:p>221</text:p>
          </table:table-cell>
          <table:table-cell table:formula="of:=([.B221]-[.B220])/1000000" office:value-type="float" office:value="58.82">
            <text:p>58.82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348958000">
            <text:p>14106348958000</text:p>
          </table:table-cell>
          <table:table-cell office:value-type="float" office:value="222">
            <text:p>222</text:p>
          </table:table-cell>
          <table:table-cell table:formula="of:=([.B222]-[.B221])/1000000" office:value-type="float" office:value="55.586">
            <text:p>55.586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05098000">
            <text:p>14106405098000</text:p>
          </table:table-cell>
          <table:table-cell office:value-type="float" office:value="223">
            <text:p>223</text:p>
          </table:table-cell>
          <table:table-cell table:formula="of:=([.B223]-[.B222])/1000000" office:value-type="float" office:value="56.14">
            <text:p>56.14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58420000">
            <text:p>14106458420000</text:p>
          </table:table-cell>
          <table:table-cell office:value-type="float" office:value="224">
            <text:p>224</text:p>
          </table:table-cell>
          <table:table-cell table:formula="of:=([.B224]-[.B223])/1000000" office:value-type="float" office:value="53.322">
            <text:p>53.322</text:p>
          </table:table-cell>
          <table:table-cell table:number-columns-repeated="3"/>
        </table:table-row>
        <table:table-row table:style-name="ro1">
          <table:table-cell office:value-type="string">
            <text:p>10-15 19:46:54.587: WARN/iTesa(2925): </text:p>
          </table:table-cell>
          <table:table-cell office:value-type="float" office:value="14106515227000">
            <text:p>14106515227000</text:p>
          </table:table-cell>
          <table:table-cell office:value-type="float" office:value="225">
            <text:p>225</text:p>
          </table:table-cell>
          <table:table-cell table:formula="of:=([.B225]-[.B224])/1000000" office:value-type="float" office:value="56.807">
            <text:p>56.807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570543000">
            <text:p>14106570543000</text:p>
          </table:table-cell>
          <table:table-cell office:value-type="float" office:value="226">
            <text:p>226</text:p>
          </table:table-cell>
          <table:table-cell table:formula="of:=([.B226]-[.B225])/1000000" office:value-type="float" office:value="55.316">
            <text:p>55.316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623930000">
            <text:p>14106623930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46:54.755: WARN/iTesa(2925): </text:p>
          </table:table-cell>
          <table:table-cell office:value-type="float" office:value="14106680473000">
            <text:p>14106680473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6.543">
            <text:p>56.543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735752000">
            <text:p>14106735752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55.279">
            <text:p>55.279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800315000">
            <text:p>14106800315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64.563">
            <text:p>64.563</text:p>
          </table:table-cell>
          <table:table-cell table:number-columns-repeated="3"/>
        </table:table-row>
        <table:table-row table:style-name="ro1">
          <table:table-cell office:value-type="string">
            <text:p>10-15 19:46:54.927: WARN/iTesa(2925): </text:p>
          </table:table-cell>
          <table:table-cell office:value-type="float" office:value="14106855035000">
            <text:p>14106855035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10483000">
            <text:p>14106910483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55.448">
            <text:p>55.448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63845000">
            <text:p>1410696384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55.095: WARN/iTesa(2925): </text:p>
          </table:table-cell>
          <table:table-cell office:value-type="float" office:value="14107019482000">
            <text:p>1410701948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5.637">
            <text:p>55.637</text:p>
          </table:table-cell>
          <table:table-cell table:number-columns-repeated="3"/>
        </table:table-row>
        <table:table-row table:style-name="ro1">
          <table:table-cell office:value-type="string">
            <text:p>10-15 19:46:55.201: WARN/iTesa(2925): </text:p>
          </table:table-cell>
          <table:table-cell office:value-type="float" office:value="14107128235000">
            <text:p>14107128235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108.753">
            <text:p>108.753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183922000">
            <text:p>1410718392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55.687">
            <text:p>55.687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237302000">
            <text:p>14107237302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46:55.365: WARN/iTesa(2925): </text:p>
          </table:table-cell>
          <table:table-cell office:value-type="float" office:value="14107293123000">
            <text:p>14107293123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5.821">
            <text:p>55.821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349743000">
            <text:p>14107349743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6.62">
            <text:p>56.62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403205000">
            <text:p>14107403205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46:55.535: WARN/iTesa(2925): </text:p>
          </table:table-cell>
          <table:table-cell office:value-type="float" office:value="14107459722000">
            <text:p>14107459722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56.517">
            <text:p>56.517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15952000">
            <text:p>14107515952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6.23">
            <text:p>56.23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69320000">
            <text:p>14107569320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5.699: WARN/iTesa(2925): </text:p>
          </table:table-cell>
          <table:table-cell office:value-type="float" office:value="14107626433000">
            <text:p>14107626433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7.113">
            <text:p>57.113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681913000">
            <text:p>14107681913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735277000">
            <text:p>14107735277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3.364">
            <text:p>53.364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00522000">
            <text:p>1410780052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65.245">
            <text:p>65.245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53993000">
            <text:p>14107853993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3.471">
            <text:p>53.471</text:p>
          </table:table-cell>
          <table:table-cell table:number-columns-repeated="3"/>
        </table:table-row>
        <table:table-row table:style-name="ro1">
          <table:table-cell office:value-type="string">
            <text:p>10-15 19:46:55.985: WARN/iTesa(2925): </text:p>
          </table:table-cell>
          <table:table-cell office:value-type="float" office:value="14107909922000">
            <text:p>14107909922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5.929">
            <text:p>55.929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7965280000">
            <text:p>14107965280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5.358">
            <text:p>55.358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8018650000">
            <text:p>14108018650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074412000">
            <text:p>14108074412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127752000">
            <text:p>14108127752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46:56.255: WARN/iTesa(2925): </text:p>
          </table:table-cell>
          <table:table-cell office:value-type="float" office:value="14108184307000">
            <text:p>14108184307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6.555">
            <text:p>56.555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39518000">
            <text:p>14108239518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5.211">
            <text:p>55.211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93138000">
            <text:p>14108293138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3.62">
            <text:p>53.62</text:p>
          </table:table-cell>
          <table:table-cell table:number-columns-repeated="3"/>
        </table:table-row>
        <table:table-row table:style-name="ro1">
          <table:table-cell office:value-type="string">
            <text:p>10-15 19:46:56.425: WARN/iTesa(2925): </text:p>
          </table:table-cell>
          <table:table-cell office:value-type="float" office:value="14108352347000">
            <text:p>14108352347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9.209">
            <text:p>59.209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07777000">
            <text:p>14108407777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61238000">
            <text:p>1410846123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46:56.589: WARN/iTesa(2925): </text:p>
          </table:table-cell>
          <table:table-cell office:value-type="float" office:value="14108517068000">
            <text:p>14108517068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572462000">
            <text:p>14108572462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5.394">
            <text:p>55.394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625810000">
            <text:p>1410862581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683397000">
            <text:p>1410868339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7.587">
            <text:p>57.587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736765000">
            <text:p>14108736765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6.875: WARN/iTesa(2925): </text:p>
          </table:table-cell>
          <table:table-cell office:value-type="float" office:value="14108792680000">
            <text:p>14108792680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848390000">
            <text:p>14108848390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912123000">
            <text:p>14108912123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63.733">
            <text:p>63.733</text:p>
          </table:table-cell>
          <table:table-cell table:number-columns-repeated="3"/>
        </table:table-row>
        <table:table-row table:style-name="ro1">
          <table:table-cell office:value-type="string">
            <text:p>10-15 19:46:57.045: WARN/iTesa(2925): </text:p>
          </table:table-cell>
          <table:table-cell office:value-type="float" office:value="14108968152000">
            <text:p>14108968152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6.029">
            <text:p>56.029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25020000">
            <text:p>14109025020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6.868">
            <text:p>56.868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78583000">
            <text:p>1410907858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3.563">
            <text:p>53.563</text:p>
          </table:table-cell>
          <table:table-cell table:number-columns-repeated="3"/>
        </table:table-row>
        <table:table-row table:style-name="ro1">
          <table:table-cell office:value-type="string">
            <text:p>10-15 19:46:57.207: WARN/iTesa(2925): </text:p>
          </table:table-cell>
          <table:table-cell office:value-type="float" office:value="14109135180000">
            <text:p>14109135180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6.597">
            <text:p>56.597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190513000">
            <text:p>14109190513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5.333">
            <text:p>55.333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243942000">
            <text:p>1410924394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46:57.375: WARN/iTesa(2925): </text:p>
          </table:table-cell>
          <table:table-cell office:value-type="float" office:value="14109299888000">
            <text:p>14109299888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5.946">
            <text:p>55.946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356360000">
            <text:p>14109356360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6.472">
            <text:p>56.472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409753000">
            <text:p>14109409753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538: WARN/iTesa(2925): </text:p>
          </table:table-cell>
          <table:table-cell office:value-type="float" office:value="14109465580000">
            <text:p>14109465580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55.827">
            <text:p>55.82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20967000">
            <text:p>14109520967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74360000">
            <text:p>14109574360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705: WARN/iTesa(2925): </text:p>
          </table:table-cell>
          <table:table-cell office:value-type="float" office:value="14109630693000">
            <text:p>14109630693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6.333">
            <text:p>56.333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685903000">
            <text:p>14109685903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5.21">
            <text:p>55.21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739273000">
            <text:p>14109739273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795070000">
            <text:p>14109795070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850405000">
            <text:p>1410985040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7.980: WARN/iTesa(2925): </text:p>
          </table:table-cell>
          <table:table-cell office:value-type="float" office:value="14109907347000">
            <text:p>14109907347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6.942">
            <text:p>56.942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09963883000">
            <text:p>14109963883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6.536">
            <text:p>56.536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10017243000">
            <text:p>1411001724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58.145: WARN/iTesa(2925): </text:p>
          </table:table-cell>
          <table:table-cell office:value-type="float" office:value="14110073902000">
            <text:p>14110073902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6.659">
            <text:p>56.659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29765000">
            <text:p>14110129765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5.863">
            <text:p>55.863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83167000">
            <text:p>14110183167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38897000">
            <text:p>1411023889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93388000">
            <text:p>14110293388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491">
            <text:p>54.491</text:p>
          </table:table-cell>
          <table:table-cell table:number-columns-repeated="3"/>
        </table:table-row>
        <table:table-row table:style-name="ro1">
          <table:table-cell office:value-type="string">
            <text:p>10-15 19:46:58.425: WARN/iTesa(2925): </text:p>
          </table:table-cell>
          <table:table-cell office:value-type="float" office:value="14110350707000">
            <text:p>14110350707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7.319">
            <text:p>57.319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06043000">
            <text:p>14110406043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5.336">
            <text:p>55.336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59415000">
            <text:p>14110459415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15542000">
            <text:p>14110515542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6.127">
            <text:p>56.127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68943000">
            <text:p>14110568943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25072000">
            <text:p>14110625072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6.129">
            <text:p>56.129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78430000">
            <text:p>14110678430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46:58.806: WARN/iTesa(2925): </text:p>
          </table:table-cell>
          <table:table-cell office:value-type="float" office:value="14110734277000">
            <text:p>14110734277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05320000">
            <text:p>14110805320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71.043">
            <text:p>71.043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60818000">
            <text:p>14110860818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5.498">
            <text:p>55.498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/10/2011</text:date>, <text:time>22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Czaplicki</meta:initial-creator>
    <meta:creation-date>2011-10-15T19:22:10</meta:creation-date>
    <dc:date>2011-10-15T19:52:12</dc:date>
    <dc:creator>Jakub Czaplicki</dc:creator>
    <meta:editing-duration>PT00H30M03S</meta:editing-duration>
    <meta:editing-cycles>2</meta:editing-cycles>
    <meta:generator>OpenOffice.org/3.2$Linux OpenOffice.org_project/320m19$Build-9505</meta:generator>
    <meta:document-statistic meta:table-count="3" meta:cell-count="52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7cm" svg:height="6.942cm" xlink:href=".." chart:class="chart:bar" chart:style-name="ch1">
        <chart:legend chart:legend-position="end" svg:x="9.001cm" svg:y="3.189cm" chart:style-name="ch2"/>
        <chart:plot-area chart:style-name="ch3" table:cell-range-address="Sheet1.E3:Sheet1.F23" chart:data-source-has-labels="column" svg:x="0.222cm" svg:y="0.138cm" svg:width="8.558cm" svg:height="6.528cm">
          <chart:axis chart:dimension="x" chart:name="primary-x" chart:style-name="ch4">
            <chart:categories table:cell-range-address="Sheet1.E3:Sheet1.E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2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23">50</text:p>
              </table:table-cell>
              <table:table-cell office:value-type="float" office:value="0">
                <text:p text:id="Sheet1.F3:Sheet1.F23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9cm" svg:height="6.987cm" xlink:href=".." chart:class="chart:bar" chart:style-name="ch1">
        <chart:legend chart:legend-position="end" svg:x="5.946cm" svg:y="3.211cm" chart:style-name="ch2"/>
        <chart:plot-area chart:style-name="ch3" table:cell-range-address="Sheet2.E2:Sheet2.F22" chart:data-source-has-labels="column" svg:x="0.159cm" svg:y="0.139cm" svg:width="5.629cm" svg:height="6.57cm">
          <chart:axis chart:dimension="x" chart:name="primary-x" chart:style-name="ch4">
            <chart:categories table:cell-range-address="Sheet2.E2:Sheet2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2.E2:Sheet2.E22">50</text:p>
              </table:table-cell>
              <table:table-cell office:value-type="float" office:value="0">
                <text:p text:id="Sheet2.F2:Sheet2.F22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